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008bf5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svg:stroke-width="0.053cm" svg:stroke-color="#f2d57d" draw:marker-start-width="0.279cm" draw:marker-end-width="0.279cm" draw:fill="none" draw:textarea-horizontal-align="justify" draw:textarea-vertical-align="middle" draw:auto-grow-height="false" fo:min-height="1.02cm" fo:min-width="1.405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a85aed" draw:marker-start-width="0.279cm" draw:marker-end-width="0.279cm" draw:fill="none" draw:textarea-horizontal-align="justify" draw:textarea-vertical-align="middle" draw:auto-grow-height="false" fo:min-height="0.648cm" fo:min-width="2.643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a85aed" draw:fill="none" draw:textarea-horizontal-align="justify" draw:textarea-vertical-align="middle" draw:auto-grow-height="false" fo:min-height="0.648cm" fo:min-width="2.643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draw:stroke="none" svg:stroke-width="0.081cm" svg:stroke-color="#000000" draw:fill="none" draw:fill-color="#ffffff" fo:min-height="0.385cm"/>
      <style:paragraph-properties style:writing-mode="lr-tb"/>
    </style:style>
    <style:style style:name="gr8" style:family="graphic" style:parent-style-name="standard">
      <style:graphic-properties svg:stroke-width="0.081cm" svg:stroke-color="#f2d57d" draw:marker-start-width="0.279cm" draw:marker-end-width="0.279cm" draw:fill="none" draw:textarea-horizontal-align="justify" draw:textarea-vertical-align="middle" draw:auto-grow-height="false" fo:min-height="0.968cm" fo:min-width="0.718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a85aed" draw:marker-start-width="0.279cm" draw:marker-end-width="0.279cm" draw:fill="none" draw:textarea-horizontal-align="justify" draw:textarea-vertical-align="middle" draw:auto-grow-height="false" fo:min-height="0.596cm" fo:min-width="0.346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width="0.081cm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standard">
      <style:graphic-properties draw:stroke="none" svg:stroke-width="0.081cm" svg:stroke-color="#000000" draw:fill="none" draw:fill-color="#ffffff" fo:min-height="0.556cm"/>
      <style:paragraph-properties style:writing-mode="lr-tb"/>
    </style:style>
    <style:style style:name="gr12" style:family="graphic" style:parent-style-name="standard">
      <style:graphic-properties draw:stroke="none" svg:stroke-width="0.081cm" svg:stroke-color="#000000" draw:fill="none" draw:fill-color="#ffffff" draw:textarea-horizontal-align="left" draw:auto-grow-height="true" draw:auto-grow-width="false" fo:min-height="0.556cm" fo:min-width="0.692cm"/>
      <style:paragraph-properties style:writing-mode="lr-tb"/>
    </style:style>
    <style:style style:name="gr1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svg:stroke-width="0.053cm" svg:stroke-color="#ffffff" draw:marker-start-width="0.279cm" draw:marker-end-width="0.279cm" draw:fill="none" draw:textarea-horizontal-align="justify" draw:textarea-vertical-align="middle" draw:auto-grow-height="false" fo:min-height="0.372cm" fo:min-width="0.795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16" style:family="graphic" style:parent-style-name="objectwithoutfill">
      <style:graphic-properties svg:stroke-width="0.081cm" svg:stroke-color="#e95949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081cm" svg:stroke-color="#008bf5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19" style:family="graphic" style:parent-style-name="objectwithoutfill">
      <style:graphic-properties svg:stroke-width="0.081cm" svg:stroke-color="#f2d57d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svg:stroke-width="0.081cm" svg:stroke-color="#a85aed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svg:stroke-width="0.053cm" svg:stroke-color="#e95949" draw:marker-start-width="0.279cm" draw:marker-end-width="0.279cm" draw:fill-color="#e95949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2" style:family="graphic" style:parent-style-name="objectwithoutfill">
      <style:graphic-properties svg:stroke-width="0.081cm" svg:stroke-color="#9bc087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3" style:family="graphic" style:parent-style-name="objectwithoutfill">
      <style:graphic-properties svg:stroke-width="0.035cm" svg:stroke-color="#a85aed" draw:marker-start-width="0.252cm" draw:marker-end="Arrowheads_20_5" draw:marker-end-width="0.151cm" draw:fill="none" draw:textarea-vertical-align="middle" fo:padding-top="0.142cm" fo:padding-bottom="0.142cm" fo:padding-left="0.267cm" fo:padding-right="0.267cm"/>
    </style:style>
    <style:style style:name="gr24" style:family="graphic" style:parent-style-name="objectwithoutfill">
      <style:graphic-properties svg:stroke-width="0.035cm" svg:stroke-color="#a85aed" draw:marker-start-width="0.252cm" draw:marker-end="Arrowheads_20_6" draw:marker-end-width="0.151cm" draw:fill="none" draw:textarea-vertical-align="middle" fo:padding-top="0.142cm" fo:padding-bottom="0.142cm" fo:padding-left="0.267cm" fo:padding-right="0.267cm"/>
    </style:style>
    <style:style style:name="gr25" style:family="graphic" style:parent-style-name="objectwithoutfill">
      <style:graphic-properties svg:stroke-width="0.035cm" svg:stroke-color="#a85aed" draw:marker-start-width="0.252cm" draw:marker-end="Arrowheads_20_7" draw:marker-end-width="0.151cm" draw:fill="none" draw:textarea-vertical-align="middle" fo:padding-top="0.142cm" fo:padding-bottom="0.142cm" fo:padding-left="0.267cm" fo:padding-right="0.267cm"/>
    </style:style>
    <style:style style:name="gr26" style:family="graphic" style:parent-style-name="objectwithoutfill">
      <style:graphic-properties svg:stroke-width="0.035cm" svg:stroke-color="#a85aed" draw:marker-start-width="0.252cm" draw:marker-end="Arrowheads_20_8" draw:marker-end-width="0.151cm" draw:fill="none" draw:textarea-vertical-align="middle" fo:padding-top="0.142cm" fo:padding-bottom="0.142cm" fo:padding-left="0.267cm" fo:padding-right="0.267cm"/>
    </style:style>
    <style:style style:name="gr27" style:family="graphic" style:parent-style-name="objectwithoutfill">
      <style:graphic-properties svg:stroke-width="0.035cm" svg:stroke-color="#a85aed" draw:marker-start-width="0.252cm" draw:marker-end="Arrowheads_20_14" draw:marker-end-width="0.151cm" draw:fill="none" draw:textarea-vertical-align="middle" fo:padding-top="0.142cm" fo:padding-bottom="0.142cm" fo:padding-left="0.267cm" fo:padding-right="0.267cm"/>
    </style:style>
    <style:style style:name="gr28" style:family="graphic" style:parent-style-name="objectwithoutfill">
      <style:graphic-properties svg:stroke-width="0.035cm" svg:stroke-color="#a85aed" draw:marker-start-width="0.252cm" draw:marker-end="Arrowheads_20_15" draw:marker-end-width="0.151cm" draw:fill="none" draw:textarea-vertical-align="middle" fo:padding-top="0.142cm" fo:padding-bottom="0.142cm" fo:padding-left="0.267cm" fo:padding-right="0.267cm"/>
    </style:style>
    <style:style style:name="gr29" style:family="graphic" style:parent-style-name="objectwithoutfill">
      <style:graphic-properties svg:stroke-width="0.035cm" svg:stroke-color="#a85aed" draw:marker-start-width="0.252cm" draw:marker-end="Arrowheads_20_16" draw:marker-end-width="0.151cm" draw:fill="none" draw:textarea-vertical-align="middle" fo:padding-top="0.142cm" fo:padding-bottom="0.142cm" fo:padding-left="0.267cm" fo:padding-right="0.267cm"/>
    </style:style>
    <style:style style:name="gr30" style:family="graphic" style:parent-style-name="objectwithoutfill">
      <style:graphic-properties svg:stroke-width="0.035cm" svg:stroke-color="#a85aed" draw:marker-start-width="0.252cm" draw:marker-end="Arrowheads_20_17" draw:marker-end-width="0.151cm" draw:fill="none" draw:textarea-vertical-align="middle" fo:padding-top="0.142cm" fo:padding-bottom="0.142cm" fo:padding-left="0.267cm" fo:padding-right="0.267cm"/>
    </style:style>
    <style:style style:name="gr31" style:family="graphic" style:parent-style-name="objectwithoutfill">
      <style:graphic-properties svg:stroke-width="0.035cm" svg:stroke-color="#a85aed" draw:marker-start-width="0.252cm" draw:marker-end="Arrowheads_20_29" draw:marker-end-width="0.152cm" draw:fill="none" draw:textarea-vertical-align="middle" fo:padding-top="0.142cm" fo:padding-bottom="0.142cm" fo:padding-left="0.267cm" fo:padding-right="0.267cm"/>
    </style:style>
    <style:style style:name="gr32" style:family="graphic" style:parent-style-name="objectwithoutfill">
      <style:graphic-properties svg:stroke-width="0.035cm" svg:stroke-color="#a85aed" draw:marker-start-width="0.252cm" draw:marker-end="Arrowheads_20_30" draw:marker-end-width="0.152cm" draw:fill="none" draw:textarea-vertical-align="middle" fo:padding-top="0.142cm" fo:padding-bottom="0.142cm" fo:padding-left="0.267cm" fo:padding-right="0.267cm"/>
    </style:style>
    <style:style style:name="gr33" style:family="graphic" style:parent-style-name="objectwithoutfill">
      <style:graphic-properties svg:stroke-width="0.035cm" svg:stroke-color="#a85aed" draw:marker-start-width="0.252cm" draw:marker-end="Arrowheads_20_31" draw:marker-end-width="0.152cm" draw:fill="none" draw:textarea-vertical-align="middle" fo:padding-top="0.142cm" fo:padding-bottom="0.142cm" fo:padding-left="0.267cm" fo:padding-right="0.267cm"/>
    </style:style>
    <style:style style:name="gr34" style:family="graphic" style:parent-style-name="objectwithoutfill">
      <style:graphic-properties svg:stroke-width="0.035cm" svg:stroke-color="#a85aed" draw:marker-start-width="0.252cm" draw:marker-end="Arrowheads_20_32" draw:marker-end-width="0.152cm" draw:fill="none" draw:textarea-vertical-align="middle" fo:padding-top="0.142cm" fo:padding-bottom="0.142cm" fo:padding-left="0.267cm" fo:padding-right="0.267cm"/>
    </style:style>
    <style:style style:name="gr35" style:family="graphic" style:parent-style-name="objectwithoutfill">
      <style:graphic-properties svg:stroke-width="0.035cm" svg:stroke-color="#a85aed" draw:marker-start-width="0.252cm" draw:marker-end="Arrowheads_20_33" draw:marker-end-width="0.152cm" draw:fill="none" draw:textarea-vertical-align="middle" fo:padding-top="0.142cm" fo:padding-bottom="0.142cm" fo:padding-left="0.267cm" fo:padding-right="0.267cm"/>
    </style:style>
    <style:style style:name="gr36" style:family="graphic" style:parent-style-name="objectwithoutfill">
      <style:graphic-properties svg:stroke-width="0.035cm" svg:stroke-color="#a85aed" draw:marker-start-width="0.252cm" draw:marker-end="Arrowheads_20_34" draw:marker-end-width="0.152cm" draw:fill="none" draw:textarea-vertical-align="middle" fo:padding-top="0.142cm" fo:padding-bottom="0.142cm" fo:padding-left="0.267cm" fo:padding-right="0.267cm"/>
    </style:style>
    <style:style style:name="gr37" style:family="graphic" style:parent-style-name="objectwithoutfill">
      <style:graphic-properties svg:stroke-width="0.035cm" svg:stroke-color="#a85aed" draw:marker-start-width="0.252cm" draw:marker-end="Arrowheads_20_35" draw:marker-end-width="0.152cm" draw:fill="none" draw:textarea-vertical-align="middle" fo:padding-top="0.142cm" fo:padding-bottom="0.142cm" fo:padding-left="0.267cm" fo:padding-right="0.267cm"/>
    </style:style>
    <style:style style:name="gr38" style:family="graphic" style:parent-style-name="standard">
      <style:graphic-properties svg:stroke-width="0.053cm" svg:stroke-color="#ffffff" draw:marker-start-width="0.279cm" draw:marker-end-width="0.279cm" draw:fill-color="#aab1a9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39" style:family="graphic" style:parent-style-name="standard">
      <style:graphic-properties svg:stroke-width="0.053cm" svg:stroke-color="#ffffff" draw:marker-start-width="0.279cm" draw:marker-end-width="0.279cm" draw:fill-color="#e95949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40" style:family="graphic" style:parent-style-name="standard">
      <style:graphic-properties svg:stroke-width="0.035cm" svg:stroke-color="#aab1a9" draw:marker-start-width="0.252cm" draw:marker-end-width="0.252cm" draw:fill="none" draw:textarea-horizontal-align="justify" draw:textarea-vertical-align="middle" draw:auto-grow-height="false" fo:min-height="5.465cm" fo:min-width="3.627cm" fo:padding-top="0.142cm" fo:padding-bottom="0.142cm" fo:padding-left="0.267cm" fo:padding-right="0.267cm"/>
    </style:style>
    <style:style style:name="gr41" style:family="graphic" style:parent-style-name="standard">
      <style:graphic-properties svg:stroke-width="0.035cm" svg:stroke-color="#aab1a9" draw:marker-start-width="0.252cm" draw:marker-end-width="0.252cm" draw:fill="none" draw:textarea-horizontal-align="justify" draw:textarea-vertical-align="middle" draw:auto-grow-height="false" fo:min-height="5.413cm" fo:min-width="3.575cm" fo:padding-top="0.142cm" fo:padding-bottom="0.142cm" fo:padding-left="0.267cm" fo:padding-right="0.267cm"/>
    </style:style>
    <style:style style:name="gr42" style:family="graphic" style:parent-style-name="objectwithoutfill">
      <style:graphic-properties svg:stroke-width="0.035cm" svg:stroke-color="#a85aed" draw:marker-start-width="0.252cm" draw:marker-end="Arrowheads_20_37" draw:marker-end-width="0.152cm" draw:fill="none" draw:textarea-vertical-align="middle" fo:padding-top="0.142cm" fo:padding-bottom="0.142cm" fo:padding-left="0.267cm" fo:padding-right="0.267cm"/>
    </style:style>
    <style:style style:name="gr43" style:family="graphic" style:parent-style-name="objectwithoutfill">
      <style:graphic-properties svg:stroke-width="0.035cm" svg:stroke-color="#a85aed" draw:marker-start-width="0.252cm" draw:marker-end="Arrowheads_20_38" draw:marker-end-width="0.152cm" draw:fill="none" draw:textarea-vertical-align="middle" fo:padding-top="0.142cm" fo:padding-bottom="0.142cm" fo:padding-left="0.267cm" fo:padding-right="0.267cm"/>
    </style:style>
    <style:style style:name="gr44" style:family="graphic" style:parent-style-name="objectwithoutfill">
      <style:graphic-properties svg:stroke-width="0.035cm" svg:stroke-color="#a85aed" draw:marker-start-width="0.252cm" draw:marker-end="Arrowheads_20_39" draw:marker-end-width="0.152cm" draw:fill="none" draw:textarea-vertical-align="middle" fo:padding-top="0.142cm" fo:padding-bottom="0.142cm" fo:padding-left="0.267cm" fo:padding-right="0.267cm"/>
    </style:style>
    <style:style style:name="gr45" style:family="graphic" style:parent-style-name="objectwithoutfill">
      <style:graphic-properties svg:stroke-width="0.035cm" svg:stroke-color="#a85aed" draw:marker-start-width="0.252cm" draw:marker-end="Arrowheads_20_40" draw:marker-end-width="0.152cm" draw:fill="none" draw:textarea-vertical-align="middle" fo:padding-top="0.142cm" fo:padding-bottom="0.142cm" fo:padding-left="0.267cm" fo:padding-right="0.267cm"/>
    </style:style>
    <style:style style:name="gr46" style:family="graphic" style:parent-style-name="objectwithoutfill">
      <style:graphic-properties svg:stroke-width="0.035cm" svg:stroke-color="#a85aed" draw:marker-start-width="0.252cm" draw:marker-end="Arrowheads_20_41" draw:marker-end-width="0.1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color="#9bc087" loext:opacity="100%" fo:font-size="12pt" style:font-size-asian="12pt" style:font-size-complex="12pt"/>
    </style:style>
    <style:style style:name="P5" style:family="paragraph">
      <style:text-properties fo:color="#a85aed" loext:opacity="100%" fo:font-size="12pt" style:font-size-asian="12pt" style:font-size-complex="12pt"/>
    </style:style>
    <style:style style:name="P6" style:family="paragraph">
      <loext:graphic-properties draw:fill="none" draw:fill-color="#ffffff"/>
      <style:text-properties fo:color="#a85aed" loext:opacity="100%" fo:font-size="12pt" style:font-size-asian="12pt" style:font-size-complex="12pt"/>
    </style:style>
    <style:style style:name="P7" style:family="paragraph">
      <loext:graphic-properties draw:fill="none" draw:fill-color="#ffffff"/>
      <style:text-properties fo:color="#f2d57d" loext:opacity="100%" fo:font-size="12pt" style:font-size-asian="12pt" style:font-size-complex="12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tyle="italic" style:font-style-asian="italic" style:font-style-complex="italic"/>
    </style:style>
    <style:style style:name="P10" style:family="paragraph"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12" style:family="paragraph">
      <style:text-properties fo:color="#e95949" loext:opacity="100%"/>
    </style:style>
    <style:style style:name="P13" style:family="paragraph">
      <loext:graphic-properties draw:fill="none" draw:fill-color="#ffffff"/>
      <style:text-properties fo:color="#e95949" loext:opacity="100%" fo:font-size="14pt" style:font-size-asian="14pt" style:font-size-complex="14pt"/>
    </style:style>
    <style:style style:name="P14" style:family="paragraph">
      <loext:graphic-properties draw:fill="none" draw:fill-color="#ffffff"/>
      <style:text-properties fo:color="#9bc087" loext:opacity="100%" fo:font-size="14pt" style:font-size-asian="14pt" style:font-size-complex="14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style:paragraph-properties fo:text-align="center"/>
      <style:text-properties fo:font-style="italic" style:font-style-asian="italic" style:font-style-complex="italic"/>
    </style:style>
    <style:style style:name="P17" style:family="paragraph">
      <loext:graphic-properties draw:fill="none" draw:fill-color="#ffffff"/>
    </style:style>
    <style:style style:name="P18" style:family="paragraph">
      <style:text-properties fo:color="#f2d57d" loext:opacity="100%"/>
    </style:style>
    <style:style style:name="P19" style:family="paragraph">
      <style:paragraph-properties fo:text-align="center"/>
      <style:text-properties fo:color="#f2d57d" loext:opacity="100%"/>
    </style:style>
    <style:style style:name="P20" style:family="paragraph">
      <loext:graphic-properties draw:fill="none" draw:fill-color="#ffffff"/>
      <style:paragraph-properties fo:text-align="center"/>
      <style:text-properties fo:color="#f2d57d" loext:opacity="100%" fo:font-size="12pt" style:font-size-asian="12pt" style:font-size-complex="12pt"/>
    </style:style>
    <style:style style:name="P21" style:family="paragraph">
      <loext:graphic-properties draw:fill="none" draw:fill-color="#ffffff"/>
      <style:text-properties fo:color="#f2d57d" loext:opacity="100%" fo:font-size="14pt" style:font-size-asian="14pt" style:font-size-complex="14pt"/>
    </style:style>
    <style:style style:name="P22" style:family="paragraph">
      <loext:graphic-properties draw:fill-color="#e95949"/>
      <style:paragraph-properties fo:text-align="center"/>
    </style:style>
    <style:style style:name="P23" style:family="paragraph">
      <style:text-properties fo:color="#f2d57d" loext:opacity="100%" fo:font-size="12pt" style:font-size-asian="12pt" style:font-size-complex="12pt"/>
    </style:style>
    <style:style style:name="P24" style:family="paragraph">
      <loext:graphic-properties draw:fill-color="#aab1a9"/>
      <style:paragraph-properties fo:text-align="center"/>
    </style:style>
    <style:style style:name="P25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9bc087" loext:opacity="100%" fo:font-size="12pt" style:font-size-asian="12pt" style:font-size-complex="12pt"/>
    </style:style>
    <style:style style:name="T3" style:family="text">
      <style:text-properties fo:color="#f2d57d" loext:opacity="100%" fo:font-size="12pt" style:font-size-asian="12pt" style:font-size-complex="12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9bc087" loext:opacity="100%" fo:font-size="14pt" style:font-size-asian="14pt" style:font-size-complex="14pt"/>
    </style:style>
    <style:style style:name="T7" style:family="text">
      <style:text-properties style:text-position="-8% 58%" fo:font-style="italic" style:font-style-asian="italic" style:font-style-complex="italic"/>
    </style:style>
    <style:style style:name="T8" style:family="text">
      <style:text-properties fo:color="#f2d57d" loext:opacity="100%" fo:font-size="12pt" fo:font-style="italic" style:font-size-asian="12pt" style:font-style-asian="italic" style:font-size-complex="12pt" style:font-style-complex="italic"/>
    </style:style>
    <style:style style:name="T9" style:family="text">
      <style:text-properties fo:color="#f2d57d" loext:opacity="100%" style:text-position="-8% 58%" fo:font-size="12pt" fo:font-style="italic" style:font-size-asian="12pt" style:font-style-asian="italic" style:font-size-complex="12pt" style:font-style-complex="italic"/>
    </style:style>
    <style:style style:name="T10" style:family="text">
      <style:text-properties fo:color="#f2d57d" loext:opacity="100%" fo:font-size="12pt" fo:font-style="normal" style:font-size-asian="12pt" style:font-style-asian="normal" style:font-size-complex="12pt" style:font-style-complex="normal"/>
    </style:style>
    <style:style style:name="T11" style:family="text">
      <style:text-properties fo:color="#f2d57d" loext:opacity="100%" fo:font-size="14pt" style:font-size-asian="14pt" style:font-size-complex="14pt"/>
    </style:style>
    <style:style style:name="T12" style:family="text">
      <style:text-properties fo:color="#f2d57d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4cm" svg:height="0.254cm" svg:x="-0.508cm" svg:y="2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.493cm" svg:y="2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3.494cm" svg:y="2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5.495cm" svg:y="2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7.496cm" svg:y="2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9.497cm" svg:y="2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5.493cm" svg:y="2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7.494cm" svg:y="2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0.254cm" svg:height="0.254cm" svg:x="19.495cm" svg:y="2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0.254cm" svg:height="0.254cm" svg:x="18.496cm" svg:y="4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0.254cm" svg:height="0.254cm" svg:x="20.497cm" svg:y="4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1.497cm" svg:y="2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3.498cm" svg:y="2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254cm" svg:height="0.254cm" svg:x="1.494cm" svg:y="6.6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3.995cm" svg:y="6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0.254cm" svg:height="0.254cm" svg:x="6.496cm" svg:y="6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8.497cm" svg:y="6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0.254cm" svg:height="0.254cm" svg:x="2.495cm" svg:y="8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254cm" svg:height="0.254cm" svg:x="0.496cm" svg:y="8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0.254cm" svg:height="0.254cm" svg:x="5.497cm" svg:y="8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0.254cm" svg:height="0.254cm" svg:x="7.498cm" svg:y="8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9.532cm" svg:y1="2.887cm" svg:x2="18.713cm" svg:y2="4.708cm" draw:start-shape="id1" draw:start-glue-point="7" draw:end-shape="id2" draw:end-glue-point="11" svg:d="M19532 2887l-819 1821" svg:viewBox="0 0 820 1822">
          <text:p/>
        </draw:connector>
        <draw:connector draw:style-name="gr2" draw:text-style-name="P2" draw:layer="layout" draw:type="line" svg:x1="19.712cm" svg:y1="2.887cm" svg:x2="20.534cm" svg:y2="4.709cm" draw:start-shape="id1" draw:start-glue-point="9" draw:end-shape="id3" draw:end-glue-point="5" svg:d="M19712 2887l822 1822" svg:viewBox="0 0 823 1823">
          <text:p/>
        </draw:connector>
        <draw:connector draw:style-name="gr2" draw:text-style-name="P2" draw:layer="layout" draw:type="line" svg:x1="1.531cm" svg:y1="6.886cm" svg:x2="0.713cm" svg:y2="8.708cm" draw:start-shape="id4" draw:start-glue-point="7" draw:end-shape="id5" draw:end-glue-point="11" svg:d="M1531 6886l-818 1822" svg:viewBox="0 0 819 1823">
          <text:p/>
        </draw:connector>
        <draw:connector draw:style-name="gr2" draw:text-style-name="P2" draw:layer="layout" draw:type="line" svg:x1="1.711cm" svg:y1="6.886cm" svg:x2="2.532cm" svg:y2="8.707cm" draw:start-shape="id4" draw:start-glue-point="9" draw:end-shape="id6" draw:end-glue-point="5" svg:d="M1711 6886l821 1821" svg:viewBox="0 0 822 1822">
          <text:p/>
        </draw:connector>
        <draw:connector draw:style-name="gr2" draw:text-style-name="P2" draw:layer="layout" draw:type="line" svg:x1="6.533cm" svg:y1="6.888cm" svg:x2="5.714cm" svg:y2="8.709cm" draw:start-shape="id7" draw:start-glue-point="7" draw:end-shape="id8" draw:end-glue-point="11" svg:d="M6533 6888l-819 1821" svg:viewBox="0 0 820 1822">
          <text:p/>
        </draw:connector>
        <draw:connector draw:style-name="gr2" draw:text-style-name="P2" draw:layer="layout" draw:type="line" svg:x1="6.713cm" svg:y1="6.888cm" svg:x2="7.535cm" svg:y2="8.71cm" draw:start-shape="id7" draw:start-glue-point="9" draw:end-shape="id9" draw:end-glue-point="5" svg:d="M6713 6888l822 1822" svg:viewBox="0 0 823 1823">
          <text:p/>
        </draw:connector>
        <draw:custom-shape draw:style-name="gr1" draw:text-style-name="P1" xml:id="id10" draw:id="id10" draw:layer="layout" svg:width="0.254cm" svg:height="0.254cm" svg:x="18.095cm" svg:y="6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0.254cm" svg:height="0.254cm" svg:x="19.096cm" svg:y="8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0.254cm" svg:height="0.254cm" svg:x="17.097cm" svg:y="8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8.132cm" svg:y1="6.887cm" svg:x2="17.314cm" svg:y2="8.709cm" draw:start-shape="id10" draw:start-glue-point="7" draw:end-shape="id11" draw:end-glue-point="11" svg:d="M18132 6887l-818 1822" svg:viewBox="0 0 819 1823">
          <text:p/>
        </draw:connector>
        <draw:connector draw:style-name="gr2" draw:text-style-name="P2" draw:layer="layout" draw:type="line" svg:x1="18.312cm" svg:y1="6.887cm" svg:x2="19.133cm" svg:y2="8.708cm" draw:start-shape="id10" draw:start-glue-point="9" draw:end-shape="id12" draw:end-glue-point="5" svg:d="M18312 6887l821 1821" svg:viewBox="0 0 822 1822">
          <text:p/>
        </draw:connector>
        <draw:custom-shape draw:style-name="gr1" draw:text-style-name="P1" draw:layer="layout" svg:width="0.254cm" svg:height="0.254cm" svg:x="20.496cm" svg:y="6.6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0.254cm" svg:height="0.254cm" svg:x="22.997cm" svg:y="6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0.254cm" svg:height="0.254cm" svg:x="21.998cm" svg:y="8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0.254cm" svg:height="0.254cm" svg:x="23.999cm" svg:y="8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3.034cm" svg:y1="6.889cm" svg:x2="22.215cm" svg:y2="8.71cm" draw:start-shape="id13" draw:start-glue-point="7" draw:end-shape="id14" draw:end-glue-point="11" svg:d="M23034 6889l-819 1821" svg:viewBox="0 0 820 1822">
          <text:p/>
        </draw:connector>
        <draw:connector draw:style-name="gr2" draw:text-style-name="P2" draw:layer="layout" draw:type="line" svg:x1="23.214cm" svg:y1="6.889cm" svg:x2="24.036cm" svg:y2="8.711cm" draw:start-shape="id13" draw:start-glue-point="9" draw:end-shape="id15" draw:end-glue-point="5" svg:d="M23214 6889l822 1822" svg:viewBox="0 0 823 1823">
          <text:p/>
        </draw:connector>
        <draw:custom-shape draw:style-name="gr1" draw:text-style-name="P1" xml:id="id16" draw:id="id16" draw:layer="layout" svg:width="0.254cm" svg:height="0.254cm" svg:x="22.999cm" svg:y="10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0.254cm" svg:height="0.254cm" svg:x="25cm" svg:y="10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3.216cm" svg:y1="10.711cm" svg:x2="24.036cm" svg:y2="8.891cm" draw:start-shape="id16" draw:start-glue-point="11" draw:end-shape="id15" draw:end-glue-point="7" svg:d="M23216 10711l820-1820" svg:viewBox="0 0 821 1821">
          <text:p/>
        </draw:connector>
        <draw:connector draw:style-name="gr2" draw:text-style-name="P2" draw:layer="layout" draw:type="line" svg:x1="25.037cm" svg:y1="10.712cm" svg:x2="24.216cm" svg:y2="8.891cm" draw:start-shape="id17" draw:start-glue-point="5" draw:end-shape="id15" draw:end-glue-point="9" svg:d="M25037 10712l-821-1821" svg:viewBox="0 0 822 1822">
          <text:p/>
        </draw:connector>
        <draw:custom-shape draw:style-name="gr1" draw:text-style-name="P1" xml:id="id18" draw:id="id18" draw:layer="layout" svg:width="0.254cm" svg:height="0.254cm" svg:x="6.998cm" svg:y="10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0.254cm" svg:height="0.254cm" svg:x="5.999cm" svg:y="12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0.254cm" svg:height="0.254cm" svg:x="8cm" svg:y="12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7.035cm" svg:y1="10.89cm" svg:x2="6.216cm" svg:y2="12.711cm" draw:start-shape="id18" draw:start-glue-point="7" draw:end-shape="id19" draw:end-glue-point="11" svg:d="M7035 10890l-819 1821" svg:viewBox="0 0 820 1822">
          <text:p/>
        </draw:connector>
        <draw:connector draw:style-name="gr2" draw:text-style-name="P2" draw:layer="layout" draw:type="line" svg:x1="7.215cm" svg:y1="10.89cm" svg:x2="8.037cm" svg:y2="12.712cm" draw:start-shape="id18" draw:start-glue-point="9" draw:end-shape="id20" draw:end-glue-point="5" svg:d="M7215 10890l822 1822" svg:viewBox="0 0 823 1823">
          <text:p/>
        </draw:connector>
        <draw:custom-shape draw:style-name="gr1" draw:text-style-name="P1" xml:id="id21" draw:id="id21" draw:layer="layout" svg:width="0.254cm" svg:height="0.254cm" svg:x="7cm" svg:y="14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2" draw:id="id22" draw:layer="layout" svg:width="0.254cm" svg:height="0.254cm" svg:x="9.001cm" svg:y="14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7.217cm" svg:y1="14.712cm" svg:x2="8.037cm" svg:y2="12.892cm" draw:start-shape="id21" draw:start-glue-point="11" draw:end-shape="id20" draw:end-glue-point="7" svg:d="M7217 14712l820-1820" svg:viewBox="0 0 821 1821">
          <text:p/>
        </draw:connector>
        <draw:connector draw:style-name="gr2" draw:text-style-name="P2" draw:layer="layout" draw:type="line" svg:x1="9.038cm" svg:y1="14.713cm" svg:x2="8.217cm" svg:y2="12.892cm" draw:start-shape="id22" draw:start-glue-point="5" draw:end-shape="id20" draw:end-glue-point="9" svg:d="M9038 14713l-821-1821" svg:viewBox="0 0 822 1822">
          <text:p/>
        </draw:connector>
        <draw:custom-shape draw:style-name="gr1" draw:text-style-name="P1" xml:id="id23" draw:id="id23" draw:layer="layout" svg:width="0.254cm" svg:height="0.254cm" svg:x="2.999cm" svg:y="10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" draw:id="id24" draw:layer="layout" svg:width="0.254cm" svg:height="0.254cm" svg:x="2cm" svg:y="12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" draw:id="id25" draw:layer="layout" svg:width="0.254cm" svg:height="0.254cm" svg:x="4.001cm" svg:y="12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3.036cm" svg:y1="10.891cm" svg:x2="2.217cm" svg:y2="12.712cm" draw:start-shape="id23" draw:start-glue-point="7" draw:end-shape="id24" draw:end-glue-point="11" svg:d="M3036 10891l-819 1821" svg:viewBox="0 0 820 1822">
          <text:p/>
        </draw:connector>
        <draw:connector draw:style-name="gr2" draw:text-style-name="P2" draw:layer="layout" draw:type="line" svg:x1="3.216cm" svg:y1="10.891cm" svg:x2="4.038cm" svg:y2="12.713cm" draw:start-shape="id23" draw:start-glue-point="9" draw:end-shape="id25" draw:end-glue-point="5" svg:d="M3216 10891l822 1822" svg:viewBox="0 0 823 1823">
          <text:p/>
        </draw:connector>
        <draw:custom-shape draw:style-name="gr1" draw:text-style-name="P1" xml:id="id26" draw:id="id26" draw:layer="layout" svg:width="0.254cm" svg:height="0.254cm" svg:x="3.001cm" svg:y="14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7" draw:id="id27" draw:layer="layout" svg:width="0.254cm" svg:height="0.254cm" svg:x="5.002cm" svg:y="14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3.218cm" svg:y1="14.713cm" svg:x2="4.038cm" svg:y2="12.893cm" draw:start-shape="id26" draw:start-glue-point="11" draw:end-shape="id25" draw:end-glue-point="7" svg:d="M3218 14713l820-1820" svg:viewBox="0 0 821 1821">
          <text:p/>
        </draw:connector>
        <draw:connector draw:style-name="gr2" draw:text-style-name="P2" draw:layer="layout" draw:type="line" svg:x1="5.039cm" svg:y1="14.714cm" svg:x2="4.218cm" svg:y2="12.893cm" draw:start-shape="id27" draw:start-glue-point="5" draw:end-shape="id25" draw:end-glue-point="9" svg:d="M5039 14714l-821-1821" svg:viewBox="0 0 822 1822">
          <text:p/>
        </draw:connector>
        <draw:custom-shape draw:style-name="gr1" draw:text-style-name="P1" xml:id="id28" draw:id="id28" draw:layer="layout" svg:width="0.254cm" svg:height="0.254cm" svg:x="21.999cm" svg:y="12.6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9" draw:id="id29" draw:layer="layout" svg:width="0.254cm" svg:height="0.254cm" svg:x="21cm" svg:y="14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" draw:id="id30" draw:layer="layout" svg:width="0.254cm" svg:height="0.254cm" svg:x="23.001cm" svg:y="14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2.036cm" svg:y1="12.891cm" svg:x2="21.217cm" svg:y2="14.712cm" draw:start-shape="id28" draw:start-glue-point="7" draw:end-shape="id29" draw:end-glue-point="11" svg:d="M22036 12891l-819 1821" svg:viewBox="0 0 820 1822">
          <text:p/>
        </draw:connector>
        <draw:connector draw:style-name="gr2" draw:text-style-name="P2" draw:layer="layout" draw:type="line" svg:x1="22.216cm" svg:y1="12.891cm" svg:x2="23.038cm" svg:y2="14.713cm" draw:start-shape="id28" draw:start-glue-point="9" draw:end-shape="id30" draw:end-glue-point="5" svg:d="M22216 12891l822 1822" svg:viewBox="0 0 823 1823">
          <text:p/>
        </draw:connector>
        <draw:custom-shape draw:style-name="gr1" draw:text-style-name="P1" xml:id="id31" draw:id="id31" draw:layer="layout" svg:width="0.254cm" svg:height="0.254cm" svg:x="22.001cm" svg:y="16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" draw:id="id32" draw:layer="layout" svg:width="0.254cm" svg:height="0.254cm" svg:x="24.002cm" svg:y="16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22.218cm" svg:y1="16.713cm" svg:x2="23.038cm" svg:y2="14.893cm" draw:start-shape="id31" draw:start-glue-point="11" draw:end-shape="id30" draw:end-glue-point="7" svg:d="M22218 16713l820-1820" svg:viewBox="0 0 821 1821">
          <text:p/>
        </draw:connector>
        <draw:connector draw:style-name="gr2" draw:text-style-name="P2" draw:layer="layout" draw:type="line" svg:x1="24.039cm" svg:y1="16.714cm" svg:x2="23.218cm" svg:y2="14.893cm" draw:start-shape="id32" draw:start-glue-point="5" draw:end-shape="id30" draw:end-glue-point="9" svg:d="M24039 16714l-821-1821" svg:viewBox="0 0 822 1822">
          <text:p/>
        </draw:connector>
        <draw:custom-shape draw:style-name="gr1" draw:text-style-name="P1" xml:id="id33" draw:id="id33" draw:layer="layout" svg:width="0.254cm" svg:height="0.254cm" svg:x="18cm" svg:y="12.6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4" draw:id="id34" draw:layer="layout" svg:width="0.254cm" svg:height="0.254cm" svg:x="17.001cm" svg:y="14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5" draw:id="id35" draw:layer="layout" svg:width="0.254cm" svg:height="0.254cm" svg:x="19.002cm" svg:y="14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8.037cm" svg:y1="12.892cm" svg:x2="17.218cm" svg:y2="14.713cm" draw:start-shape="id33" draw:start-glue-point="7" draw:end-shape="id34" draw:end-glue-point="11" svg:d="M18037 12892l-819 1821" svg:viewBox="0 0 820 1822">
          <text:p/>
        </draw:connector>
        <draw:connector draw:style-name="gr2" draw:text-style-name="P2" draw:layer="layout" draw:type="line" svg:x1="18.217cm" svg:y1="12.892cm" svg:x2="19.039cm" svg:y2="14.714cm" draw:start-shape="id33" draw:start-glue-point="9" draw:end-shape="id35" draw:end-glue-point="5" svg:d="M18217 12892l822 1822" svg:viewBox="0 0 823 1823">
          <text:p/>
        </draw:connector>
        <draw:custom-shape draw:style-name="gr1" draw:text-style-name="P1" xml:id="id36" draw:id="id36" draw:layer="layout" svg:width="0.254cm" svg:height="0.254cm" svg:x="18.002cm" svg:y="16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7" draw:id="id37" draw:layer="layout" svg:width="0.254cm" svg:height="0.254cm" svg:x="20.003cm" svg:y="16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8.219cm" svg:y1="16.714cm" svg:x2="19.039cm" svg:y2="14.894cm" draw:start-shape="id36" draw:start-glue-point="11" draw:end-shape="id35" draw:end-glue-point="7" svg:d="M18219 16714l820-1820" svg:viewBox="0 0 821 1821">
          <text:p/>
        </draw:connector>
        <draw:connector draw:style-name="gr2" draw:text-style-name="P2" draw:layer="layout" draw:type="line" svg:x1="20.04cm" svg:y1="16.715cm" svg:x2="19.219cm" svg:y2="14.894cm" draw:start-shape="id37" draw:start-glue-point="5" draw:end-shape="id35" draw:end-glue-point="9" svg:d="M20040 16715l-821-1821" svg:viewBox="0 0 822 1822">
          <text:p/>
        </draw:connector>
        <draw:custom-shape draw:style-name="gr1" draw:text-style-name="P1" xml:id="id38" draw:id="id38" draw:layer="layout" svg:width="0.254cm" svg:height="0.254cm" svg:x="20.001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8.217cm" svg:y1="12.712cm" svg:x2="20.038cm" svg:y2="10.893cm" draw:start-shape="id33" draw:start-glue-point="11" draw:end-shape="id38" draw:end-glue-point="7" svg:d="M18217 12712l1821-1819" svg:viewBox="0 0 1822 1820">
          <text:p/>
        </draw:connector>
        <draw:connector draw:style-name="gr2" draw:text-style-name="P2" draw:layer="layout" draw:type="line" svg:x1="22.036cm" svg:y1="12.711cm" svg:x2="20.218cm" svg:y2="10.893cm" draw:start-shape="id28" draw:start-glue-point="5" draw:end-shape="id38" draw:end-glue-point="9" svg:d="M22036 12711l-1818-1818" svg:viewBox="0 0 1819 1819">
          <text:p/>
        </draw:connector>
        <draw:frame draw:style-name="gr3" draw:text-style-name="P3" draw:layer="layout" svg:width="0.832cm" svg:height="0.806cm" svg:x="-0.8cm" svg:y="2.905cm">
          <draw:text-box>
            <text:p><text:span text:style-name="T1">A</text:span></text:p>
          </draw:text-box>
        </draw:frame>
        <draw:frame draw:style-name="gr3" draw:text-style-name="P3" draw:layer="layout" svg:width="0.832cm" svg:height="0.806cm" svg:x="1.2cm" svg:y="2.905cm">
          <draw:text-box>
            <text:p><text:span text:style-name="T1">B</text:span></text:p>
          </draw:text-box>
        </draw:frame>
        <draw:frame draw:style-name="gr3" draw:text-style-name="P3" draw:layer="layout" svg:width="0.858cm" svg:height="0.806cm" svg:x="3.2cm" svg:y="2.905cm">
          <draw:text-box>
            <text:p><text:span text:style-name="T1">C</text:span></text:p>
          </draw:text-box>
        </draw:frame>
        <draw:frame draw:style-name="gr3" draw:text-style-name="P3" draw:layer="layout" svg:width="0.858cm" svg:height="0.806cm" svg:x="5.2cm" svg:y="2.905cm">
          <draw:text-box>
            <text:p><text:span text:style-name="T1">D</text:span></text:p>
          </draw:text-box>
        </draw:frame>
        <draw:frame draw:style-name="gr3" draw:text-style-name="P3" draw:layer="layout" svg:width="0.832cm" svg:height="0.806cm" svg:x="7.2cm" svg:y="2.905cm">
          <draw:text-box>
            <text:p><text:span text:style-name="T1">E</text:span></text:p>
          </draw:text-box>
        </draw:frame>
        <draw:frame draw:style-name="gr3" draw:text-style-name="P3" draw:layer="layout" svg:width="0.803cm" svg:height="0.806cm" svg:x="9.2cm" svg:y="2.905cm">
          <draw:text-box>
            <text:p><text:span text:style-name="T1">F</text:span></text:p>
          </draw:text-box>
        </draw:frame>
        <draw:frame draw:style-name="gr3" draw:text-style-name="P4" draw:layer="layout" svg:width="1.332cm" svg:height="0.725cm" svg:x="-1.054cm" svg:y="2.005cm">
          <draw:text-box>
            <text:p><text:span text:style-name="T2">0.</text:span><text:span text:style-name="T2">08</text:span></text:p>
          </draw:text-box>
        </draw:frame>
        <draw:frame draw:style-name="gr3" draw:text-style-name="P4" draw:layer="layout" svg:width="1.332cm" svg:height="0.725cm" svg:x="0.946cm" svg:y="2.006cm">
          <draw:text-box>
            <text:p><text:span text:style-name="T2">0.</text:span><text:span text:style-name="T2">10</text:span></text:p>
          </draw:text-box>
        </draw:frame>
        <draw:frame draw:style-name="gr3" draw:text-style-name="P4" draw:layer="layout" svg:width="1.332cm" svg:height="0.725cm" svg:x="2.946cm" svg:y="2.007cm">
          <draw:text-box>
            <text:p><text:span text:style-name="T2">0.</text:span><text:span text:style-name="T2">12</text:span></text:p>
          </draw:text-box>
        </draw:frame>
        <draw:frame draw:style-name="gr3" draw:text-style-name="P4" draw:layer="layout" svg:width="1.332cm" svg:height="0.725cm" svg:x="4.946cm" svg:y="2.008cm">
          <draw:text-box>
            <text:p><text:span text:style-name="T2">0.</text:span><text:span text:style-name="T2">15</text:span></text:p>
          </draw:text-box>
        </draw:frame>
        <draw:frame draw:style-name="gr3" draw:text-style-name="P4" draw:layer="layout" svg:width="1.332cm" svg:height="0.725cm" svg:x="6.946cm" svg:y="2.009cm">
          <draw:text-box>
            <text:p><text:span text:style-name="T2">0.</text:span><text:span text:style-name="T2">20</text:span></text:p>
          </draw:text-box>
        </draw:frame>
        <draw:frame draw:style-name="gr3" draw:text-style-name="P4" draw:layer="layout" svg:width="1.332cm" svg:height="0.725cm" svg:x="8.946cm" svg:y="2.01cm">
          <draw:text-box>
            <text:p><text:span text:style-name="T2">0.</text:span><text:span text:style-name="T2">35</text:span></text:p>
          </draw:text-box>
        </draw:frame>
        <draw:frame draw:style-name="gr3" draw:text-style-name="P3" draw:layer="layout" svg:width="0.858cm" svg:height="0.806cm" svg:x="15.2cm" svg:y="2.905cm">
          <draw:text-box>
            <text:p><text:span text:style-name="T1">C</text:span></text:p>
          </draw:text-box>
        </draw:frame>
        <draw:frame draw:style-name="gr3" draw:text-style-name="P4" draw:layer="layout" svg:width="1.332cm" svg:height="0.725cm" svg:x="14.946cm" svg:y="2.007cm">
          <draw:text-box>
            <text:p><text:span text:style-name="T2">0.</text:span><text:span text:style-name="T2">12</text:span></text:p>
          </draw:text-box>
        </draw:frame>
        <draw:frame draw:style-name="gr3" draw:text-style-name="P3" draw:layer="layout" svg:width="0.858cm" svg:height="0.806cm" svg:x="17.2cm" svg:y="2.906cm">
          <draw:text-box>
            <text:p><text:span text:style-name="T1">D</text:span></text:p>
          </draw:text-box>
        </draw:frame>
        <draw:frame draw:style-name="gr3" draw:text-style-name="P4" draw:layer="layout" svg:width="1.332cm" svg:height="0.725cm" svg:x="16.946cm" svg:y="2.009cm">
          <draw:text-box>
            <text:p><text:span text:style-name="T2">0.</text:span><text:span text:style-name="T2">15</text:span></text:p>
          </draw:text-box>
        </draw:frame>
        <draw:frame draw:style-name="gr3" draw:text-style-name="P3" draw:layer="layout" svg:width="0.832cm" svg:height="0.806cm" svg:x="18.2cm" svg:y="4.905cm">
          <draw:text-box>
            <text:p><text:span text:style-name="T1">B</text:span></text:p>
          </draw:text-box>
        </draw:frame>
        <draw:frame draw:style-name="gr3" draw:text-style-name="P3" draw:layer="layout" svg:width="0.832cm" svg:height="0.806cm" svg:x="20.2cm" svg:y="4.905cm">
          <draw:text-box>
            <text:p><text:span text:style-name="T1">A</text:span></text:p>
          </draw:text-box>
        </draw:frame>
        <draw:frame draw:style-name="gr3" draw:text-style-name="P4" draw:layer="layout" svg:width="1.332cm" svg:height="0.725cm" svg:x="18.946cm" svg:y="2.01cm">
          <draw:text-box>
            <text:p><text:span text:style-name="T2">0.</text:span><text:span text:style-name="T2">18</text:span></text:p>
          </draw:text-box>
        </draw:frame>
        <draw:frame draw:style-name="gr3" draw:text-style-name="P3" draw:layer="layout" svg:width="0.832cm" svg:height="0.806cm" svg:x="21.2cm" svg:y="2.905cm">
          <draw:text-box>
            <text:p><text:span text:style-name="T1">E</text:span></text:p>
          </draw:text-box>
        </draw:frame>
        <draw:frame draw:style-name="gr3" draw:text-style-name="P3" draw:layer="layout" svg:width="0.803cm" svg:height="0.806cm" svg:x="23.2cm" svg:y="2.905cm">
          <draw:text-box>
            <text:p><text:span text:style-name="T1">F</text:span></text:p>
          </draw:text-box>
        </draw:frame>
        <draw:frame draw:style-name="gr3" draw:text-style-name="P4" draw:layer="layout" svg:width="1.332cm" svg:height="0.725cm" svg:x="20.946cm" svg:y="2.009cm">
          <draw:text-box>
            <text:p><text:span text:style-name="T2">0.</text:span><text:span text:style-name="T2">20</text:span></text:p>
          </draw:text-box>
        </draw:frame>
        <draw:frame draw:style-name="gr3" draw:text-style-name="P4" draw:layer="layout" svg:width="1.332cm" svg:height="0.725cm" svg:x="22.946cm" svg:y="2.01cm">
          <draw:text-box>
            <text:p><text:span text:style-name="T2">0.</text:span><text:span text:style-name="T2">35</text:span></text:p>
          </draw:text-box>
        </draw:frame>
        <draw:frame draw:style-name="gr3" draw:text-style-name="P3" draw:layer="layout" svg:width="0.832cm" svg:height="0.806cm" svg:x="0.2cm" svg:y="8.905cm">
          <draw:text-box>
            <text:p><text:span text:style-name="T1">B</text:span></text:p>
          </draw:text-box>
        </draw:frame>
        <draw:frame draw:style-name="gr3" draw:text-style-name="P3" draw:layer="layout" svg:width="0.832cm" svg:height="0.806cm" svg:x="2.2cm" svg:y="8.905cm">
          <draw:text-box>
            <text:p><text:span text:style-name="T1">A</text:span></text:p>
          </draw:text-box>
        </draw:frame>
        <draw:frame draw:style-name="gr3" draw:text-style-name="P4" draw:layer="layout" svg:width="1.332cm" svg:height="0.725cm" svg:x="0.946cm" svg:y="6.011cm">
          <draw:text-box>
            <text:p><text:span text:style-name="T2">0.</text:span><text:span text:style-name="T2">18</text:span></text:p>
          </draw:text-box>
        </draw:frame>
        <draw:frame draw:style-name="gr3" draw:text-style-name="P3" draw:layer="layout" svg:width="0.832cm" svg:height="0.806cm" svg:x="3.7cm" svg:y="6.906cm">
          <draw:text-box>
            <text:p><text:span text:style-name="T1">E</text:span></text:p>
          </draw:text-box>
        </draw:frame>
        <draw:frame draw:style-name="gr3" draw:text-style-name="P4" draw:layer="layout" svg:width="1.332cm" svg:height="0.725cm" svg:x="3.446cm" svg:y="6.011cm">
          <draw:text-box>
            <text:p><text:span text:style-name="T2">0.</text:span><text:span text:style-name="T2">20</text:span></text:p>
          </draw:text-box>
        </draw:frame>
        <draw:frame draw:style-name="gr3" draw:text-style-name="P3" draw:layer="layout" svg:width="0.858cm" svg:height="0.806cm" svg:x="5.2cm" svg:y="8.906cm">
          <draw:text-box>
            <text:p><text:span text:style-name="T1">D</text:span></text:p>
          </draw:text-box>
        </draw:frame>
        <draw:frame draw:style-name="gr3" draw:text-style-name="P3" draw:layer="layout" svg:width="0.858cm" svg:height="0.806cm" svg:x="7.2cm" svg:y="8.907cm">
          <draw:text-box>
            <text:p><text:span text:style-name="T1">C</text:span></text:p>
          </draw:text-box>
        </draw:frame>
        <draw:frame draw:style-name="gr3" draw:text-style-name="P4" draw:layer="layout" svg:width="1.332cm" svg:height="0.725cm" svg:x="5.946cm" svg:y="6.01cm">
          <draw:text-box>
            <text:p><text:span text:style-name="T2">0.</text:span><text:span text:style-name="T2">27</text:span></text:p>
          </draw:text-box>
        </draw:frame>
        <draw:frame draw:style-name="gr3" draw:text-style-name="P3" draw:layer="layout" svg:width="0.803cm" svg:height="0.806cm" svg:x="8.2cm" svg:y="6.906cm">
          <draw:text-box>
            <text:p><text:span text:style-name="T1">F</text:span></text:p>
          </draw:text-box>
        </draw:frame>
        <draw:frame draw:style-name="gr3" draw:text-style-name="P4" draw:layer="layout" svg:width="1.332cm" svg:height="0.725cm" svg:x="7.946cm" svg:y="6.011cm">
          <draw:text-box>
            <text:p><text:span text:style-name="T2">0.</text:span><text:span text:style-name="T2">35</text:span></text:p>
          </draw:text-box>
        </draw:frame>
        <draw:frame draw:style-name="gr3" draw:text-style-name="P3" draw:layer="layout" svg:width="0.832cm" svg:height="0.806cm" svg:x="22.7cm" svg:y="10.905cm">
          <draw:text-box>
            <text:p><text:span text:style-name="T1">B</text:span></text:p>
          </draw:text-box>
        </draw:frame>
        <draw:frame draw:style-name="gr3" draw:text-style-name="P3" draw:layer="layout" svg:width="0.832cm" svg:height="0.806cm" svg:x="24.7cm" svg:y="10.905cm">
          <draw:text-box>
            <text:p><text:span text:style-name="T1">A</text:span></text:p>
          </draw:text-box>
        </draw:frame>
        <draw:frame draw:style-name="gr3" draw:text-style-name="P3" draw:layer="layout" svg:width="0.803cm" svg:height="0.806cm" svg:x="20.2cm" svg:y="6.907cm">
          <draw:text-box>
            <text:p><text:span text:style-name="T1">F</text:span></text:p>
          </draw:text-box>
        </draw:frame>
        <draw:frame draw:style-name="gr3" draw:text-style-name="P4" draw:layer="layout" svg:width="1.332cm" svg:height="0.725cm" svg:x="19.946cm" svg:y="6.012cm">
          <draw:text-box>
            <text:p><text:span text:style-name="T2">0.</text:span><text:span text:style-name="T2">35</text:span></text:p>
          </draw:text-box>
        </draw:frame>
        <draw:frame draw:style-name="gr3" draw:text-style-name="P3" draw:layer="layout" svg:width="0.858cm" svg:height="0.806cm" svg:x="16.8cm" svg:y="8.907cm">
          <draw:text-box>
            <text:p><text:span text:style-name="T1">D</text:span></text:p>
          </draw:text-box>
        </draw:frame>
        <draw:frame draw:style-name="gr3" draw:text-style-name="P3" draw:layer="layout" svg:width="0.858cm" svg:height="0.806cm" svg:x="18.8cm" svg:y="8.908cm">
          <draw:text-box>
            <text:p><text:span text:style-name="T1">C</text:span></text:p>
          </draw:text-box>
        </draw:frame>
        <draw:frame draw:style-name="gr3" draw:text-style-name="P4" draw:layer="layout" svg:width="1.332cm" svg:height="0.725cm" svg:x="17.546cm" svg:y="6.011cm">
          <draw:text-box>
            <text:p><text:span text:style-name="T2">0.</text:span><text:span text:style-name="T2">27</text:span></text:p>
          </draw:text-box>
        </draw:frame>
        <draw:frame draw:style-name="gr3" draw:text-style-name="P3" draw:layer="layout" svg:width="0.832cm" svg:height="0.806cm" svg:x="21.7cm" svg:y="8.906cm">
          <draw:text-box>
            <text:p><text:span text:style-name="T1">E</text:span></text:p>
          </draw:text-box>
        </draw:frame>
        <draw:frame draw:style-name="gr3" draw:text-style-name="P4" draw:layer="layout" svg:width="1.332cm" svg:height="0.725cm" svg:x="22.446cm" svg:y="6.011cm">
          <draw:text-box>
            <text:p><text:span text:style-name="T2">0.</text:span><text:span text:style-name="T2">38</text:span></text:p>
          </draw:text-box>
        </draw:frame>
        <draw:frame draw:style-name="gr3" draw:text-style-name="P3" draw:layer="layout" svg:width="0.832cm" svg:height="0.806cm" svg:x="2.7cm" svg:y="14.905cm">
          <draw:text-box>
            <text:p><text:span text:style-name="T1">B</text:span></text:p>
          </draw:text-box>
        </draw:frame>
        <draw:frame draw:style-name="gr3" draw:text-style-name="P3" draw:layer="layout" svg:width="0.832cm" svg:height="0.806cm" svg:x="4.7cm" svg:y="14.905cm">
          <draw:text-box>
            <text:p><text:span text:style-name="T1">A</text:span></text:p>
          </draw:text-box>
        </draw:frame>
        <draw:frame draw:style-name="gr3" draw:text-style-name="P3" draw:layer="layout" svg:width="0.832cm" svg:height="0.806cm" svg:x="1.7cm" svg:y="12.906cm">
          <draw:text-box>
            <text:p><text:span text:style-name="T1">E</text:span></text:p>
          </draw:text-box>
        </draw:frame>
        <draw:frame draw:style-name="gr3" draw:text-style-name="P4" draw:layer="layout" svg:width="1.332cm" svg:height="0.725cm" svg:x="2.446cm" svg:y="10.011cm">
          <draw:text-box>
            <text:p><text:span text:style-name="T2">0.</text:span><text:span text:style-name="T2">38</text:span></text:p>
          </draw:text-box>
        </draw:frame>
        <draw:frame draw:style-name="gr3" draw:text-style-name="P3" draw:layer="layout" svg:width="0.832cm" svg:height="0.806cm" svg:x="21.7cm" svg:y="16.906cm">
          <draw:text-box>
            <text:p><text:span text:style-name="T1">B</text:span></text:p>
          </draw:text-box>
        </draw:frame>
        <draw:frame draw:style-name="gr3" draw:text-style-name="P3" draw:layer="layout" svg:width="0.832cm" svg:height="0.806cm" svg:x="23.7cm" svg:y="16.906cm">
          <draw:text-box>
            <text:p><text:span text:style-name="T1">A</text:span></text:p>
          </draw:text-box>
        </draw:frame>
        <draw:frame draw:style-name="gr3" draw:text-style-name="P3" draw:layer="layout" svg:width="0.832cm" svg:height="0.806cm" svg:x="20.7cm" svg:y="14.907cm">
          <draw:text-box>
            <text:p><text:span text:style-name="T1">E</text:span></text:p>
          </draw:text-box>
        </draw:frame>
        <draw:frame draw:style-name="gr3" draw:text-style-name="P3" draw:layer="layout" svg:width="0.858cm" svg:height="0.806cm" svg:x="6.7cm" svg:y="14.908cm">
          <draw:text-box>
            <text:p><text:span text:style-name="T1">D</text:span></text:p>
          </draw:text-box>
        </draw:frame>
        <draw:frame draw:style-name="gr3" draw:text-style-name="P3" draw:layer="layout" svg:width="0.858cm" svg:height="0.806cm" svg:x="8.7cm" svg:y="14.909cm">
          <draw:text-box>
            <text:p><text:span text:style-name="T1">C</text:span></text:p>
          </draw:text-box>
        </draw:frame>
        <draw:frame draw:style-name="gr3" draw:text-style-name="P3" draw:layer="layout" svg:width="0.803cm" svg:height="0.806cm" svg:x="5.701cm" svg:y="12.907cm">
          <draw:text-box>
            <text:p><text:span text:style-name="T1">F</text:span></text:p>
          </draw:text-box>
        </draw:frame>
        <draw:frame draw:style-name="gr3" draw:text-style-name="P4" draw:layer="layout" svg:width="1.332cm" svg:height="0.725cm" svg:x="6.446cm" svg:y="10.012cm">
          <draw:text-box>
            <text:p><text:span text:style-name="T2">0.</text:span><text:span text:style-name="T2">62</text:span></text:p>
          </draw:text-box>
        </draw:frame>
        <draw:frame draw:style-name="gr3" draw:text-style-name="P3" draw:layer="layout" svg:width="0.858cm" svg:height="0.806cm" svg:x="17.701cm" svg:y="16.908cm">
          <draw:text-box>
            <text:p><text:span text:style-name="T1">D</text:span></text:p>
          </draw:text-box>
        </draw:frame>
        <draw:frame draw:style-name="gr3" draw:text-style-name="P3" draw:layer="layout" svg:width="0.858cm" svg:height="0.806cm" svg:x="19.701cm" svg:y="16.909cm">
          <draw:text-box>
            <text:p><text:span text:style-name="T1">C</text:span></text:p>
          </draw:text-box>
        </draw:frame>
        <draw:frame draw:style-name="gr3" draw:text-style-name="P3" draw:layer="layout" svg:width="0.803cm" svg:height="0.806cm" svg:x="16.702cm" svg:y="14.907cm">
          <draw:text-box>
            <text:p><text:span text:style-name="T1">F</text:span></text:p>
          </draw:text-box>
        </draw:frame>
        <draw:frame draw:style-name="gr3" draw:text-style-name="P4" draw:layer="layout" svg:width="1.332cm" svg:height="0.725cm" svg:x="19.446cm" svg:y="10.013cm">
          <draw:text-box>
            <text:p><text:span text:style-name="T2">1.</text:span><text:span text:style-name="T2">00</text:span></text:p>
          </draw:text-box>
        </draw:frame>
        <draw:frame draw:style-name="gr3" draw:text-style-name="P6" draw:layer="layout" svg:width="0.739cm" svg:height="0.725cm" svg:x="18.5cm" svg:y="3.305cm">
          <draw:text-box>
            <text:p text:style-name="P5">0</text:p>
          </draw:text-box>
        </draw:frame>
        <draw:frame draw:style-name="gr3" draw:text-style-name="P6" draw:layer="layout" svg:width="0.739cm" svg:height="0.725cm" svg:x="20.001cm" svg:y="3.306cm">
          <draw:text-box>
            <text:p text:style-name="P5">1</text:p>
          </draw:text-box>
        </draw:frame>
        <draw:frame draw:style-name="gr3" draw:text-style-name="P6" draw:layer="layout" svg:width="0.739cm" svg:height="0.725cm" svg:x="0.5cm" svg:y="7.305cm">
          <draw:text-box>
            <text:p text:style-name="P5">0</text:p>
          </draw:text-box>
        </draw:frame>
        <draw:frame draw:style-name="gr3" draw:text-style-name="P6" draw:layer="layout" svg:width="0.739cm" svg:height="0.725cm" svg:x="2.001cm" svg:y="7.306cm">
          <draw:text-box>
            <text:p text:style-name="P5">1</text:p>
          </draw:text-box>
        </draw:frame>
        <draw:frame draw:style-name="gr3" draw:text-style-name="P6" draw:layer="layout" svg:width="0.739cm" svg:height="0.725cm" svg:x="5.5cm" svg:y="7.305cm">
          <draw:text-box>
            <text:p text:style-name="P5">0</text:p>
          </draw:text-box>
        </draw:frame>
        <draw:frame draw:style-name="gr3" draw:text-style-name="P6" draw:layer="layout" svg:width="0.739cm" svg:height="0.725cm" svg:x="7.001cm" svg:y="7.306cm">
          <draw:text-box>
            <text:p text:style-name="P5">1</text:p>
          </draw:text-box>
        </draw:frame>
        <draw:frame draw:style-name="gr3" draw:text-style-name="P6" draw:layer="layout" svg:width="0.739cm" svg:height="0.725cm" svg:x="17.1cm" svg:y="7.305cm">
          <draw:text-box>
            <text:p text:style-name="P5">0</text:p>
          </draw:text-box>
        </draw:frame>
        <draw:frame draw:style-name="gr3" draw:text-style-name="P6" draw:layer="layout" svg:width="0.739cm" svg:height="0.725cm" svg:x="18.601cm" svg:y="7.306cm">
          <draw:text-box>
            <text:p text:style-name="P5">1</text:p>
          </draw:text-box>
        </draw:frame>
        <draw:frame draw:style-name="gr3" draw:text-style-name="P6" draw:layer="layout" svg:width="0.739cm" svg:height="0.725cm" svg:x="22cm" svg:y="7.305cm">
          <draw:text-box>
            <text:p text:style-name="P5">0</text:p>
          </draw:text-box>
        </draw:frame>
        <draw:frame draw:style-name="gr3" draw:text-style-name="P6" draw:layer="layout" svg:width="0.739cm" svg:height="0.725cm" svg:x="23.501cm" svg:y="7.306cm">
          <draw:text-box>
            <text:p text:style-name="P5">1</text:p>
          </draw:text-box>
        </draw:frame>
        <draw:frame draw:style-name="gr3" draw:text-style-name="P6" draw:layer="layout" svg:width="0.739cm" svg:height="0.725cm" svg:x="23cm" svg:y="9.305cm">
          <draw:text-box>
            <text:p text:style-name="P5">0</text:p>
          </draw:text-box>
        </draw:frame>
        <draw:frame draw:style-name="gr3" draw:text-style-name="P6" draw:layer="layout" svg:width="0.739cm" svg:height="0.725cm" svg:x="24.501cm" svg:y="9.306cm">
          <draw:text-box>
            <text:p text:style-name="P5">1</text:p>
          </draw:text-box>
        </draw:frame>
        <draw:frame draw:style-name="gr3" draw:text-style-name="P6" draw:layer="layout" svg:width="0.739cm" svg:height="0.725cm" svg:x="6cm" svg:y="11.305cm">
          <draw:text-box>
            <text:p text:style-name="P5">0</text:p>
          </draw:text-box>
        </draw:frame>
        <draw:frame draw:style-name="gr3" draw:text-style-name="P6" draw:layer="layout" svg:width="0.739cm" svg:height="0.725cm" svg:x="7.501cm" svg:y="11.306cm">
          <draw:text-box>
            <text:p text:style-name="P5">1</text:p>
          </draw:text-box>
        </draw:frame>
        <draw:frame draw:style-name="gr3" draw:text-style-name="P6" draw:layer="layout" svg:width="0.739cm" svg:height="0.725cm" svg:x="7cm" svg:y="13.305cm">
          <draw:text-box>
            <text:p text:style-name="P5">0</text:p>
          </draw:text-box>
        </draw:frame>
        <draw:frame draw:style-name="gr3" draw:text-style-name="P6" draw:layer="layout" svg:width="0.739cm" svg:height="0.725cm" svg:x="8.501cm" svg:y="13.306cm">
          <draw:text-box>
            <text:p text:style-name="P5">1</text:p>
          </draw:text-box>
        </draw:frame>
        <draw:frame draw:style-name="gr3" draw:text-style-name="P6" draw:layer="layout" svg:width="0.739cm" svg:height="0.725cm" svg:x="2cm" svg:y="11.305cm">
          <draw:text-box>
            <text:p text:style-name="P5">0</text:p>
          </draw:text-box>
        </draw:frame>
        <draw:frame draw:style-name="gr3" draw:text-style-name="P6" draw:layer="layout" svg:width="0.739cm" svg:height="0.725cm" svg:x="3.501cm" svg:y="11.306cm">
          <draw:text-box>
            <text:p text:style-name="P5">1</text:p>
          </draw:text-box>
        </draw:frame>
        <draw:frame draw:style-name="gr3" draw:text-style-name="P6" draw:layer="layout" svg:width="0.739cm" svg:height="0.725cm" svg:x="3cm" svg:y="13.305cm">
          <draw:text-box>
            <text:p text:style-name="P5">0</text:p>
          </draw:text-box>
        </draw:frame>
        <draw:frame draw:style-name="gr3" draw:text-style-name="P6" draw:layer="layout" svg:width="0.739cm" svg:height="0.725cm" svg:x="4.501cm" svg:y="13.306cm">
          <draw:text-box>
            <text:p text:style-name="P5">1</text:p>
          </draw:text-box>
        </draw:frame>
        <draw:frame draw:style-name="gr3" draw:text-style-name="P6" draw:layer="layout" svg:width="0.739cm" svg:height="0.725cm" svg:x="21cm" svg:y="13.305cm">
          <draw:text-box>
            <text:p text:style-name="P5">0</text:p>
          </draw:text-box>
        </draw:frame>
        <draw:frame draw:style-name="gr3" draw:text-style-name="P6" draw:layer="layout" svg:width="0.739cm" svg:height="0.725cm" svg:x="22.501cm" svg:y="13.306cm">
          <draw:text-box>
            <text:p text:style-name="P5">1</text:p>
          </draw:text-box>
        </draw:frame>
        <draw:frame draw:style-name="gr3" draw:text-style-name="P6" draw:layer="layout" svg:width="0.739cm" svg:height="0.725cm" svg:x="22cm" svg:y="15.305cm">
          <draw:text-box>
            <text:p text:style-name="P5">0</text:p>
          </draw:text-box>
        </draw:frame>
        <draw:frame draw:style-name="gr3" draw:text-style-name="P6" draw:layer="layout" svg:width="0.739cm" svg:height="0.725cm" svg:x="23.501cm" svg:y="15.306cm">
          <draw:text-box>
            <text:p text:style-name="P5">1</text:p>
          </draw:text-box>
        </draw:frame>
        <draw:frame draw:style-name="gr3" draw:text-style-name="P6" draw:layer="layout" svg:width="0.739cm" svg:height="0.725cm" svg:x="17cm" svg:y="13.305cm">
          <draw:text-box>
            <text:p text:style-name="P5">0</text:p>
          </draw:text-box>
        </draw:frame>
        <draw:frame draw:style-name="gr3" draw:text-style-name="P6" draw:layer="layout" svg:width="0.739cm" svg:height="0.725cm" svg:x="18.501cm" svg:y="13.306cm">
          <draw:text-box>
            <text:p text:style-name="P5">1</text:p>
          </draw:text-box>
        </draw:frame>
        <draw:frame draw:style-name="gr3" draw:text-style-name="P6" draw:layer="layout" svg:width="0.739cm" svg:height="0.725cm" svg:x="18cm" svg:y="15.305cm">
          <draw:text-box>
            <text:p text:style-name="P5">0</text:p>
          </draw:text-box>
        </draw:frame>
        <draw:frame draw:style-name="gr3" draw:text-style-name="P6" draw:layer="layout" svg:width="0.739cm" svg:height="0.725cm" svg:x="19.501cm" svg:y="15.306cm">
          <draw:text-box>
            <text:p text:style-name="P5">1</text:p>
          </draw:text-box>
        </draw:frame>
        <draw:frame draw:style-name="gr3" draw:text-style-name="P6" draw:layer="layout" svg:width="0.739cm" svg:height="0.725cm" svg:x="18.501cm" svg:y="11.306cm">
          <draw:text-box>
            <text:p text:style-name="P5">0</text:p>
          </draw:text-box>
        </draw:frame>
        <draw:frame draw:style-name="gr3" draw:text-style-name="P6" draw:layer="layout" svg:width="0.739cm" svg:height="0.725cm" svg:x="21.102cm" svg:y="11.307cm">
          <draw:text-box>
            <text:p text:style-name="P5">1</text:p>
          </draw:text-box>
        </draw:frame>
        <draw:frame draw:style-name="gr3" draw:text-style-name="P7" draw:layer="layout" svg:width="1.704cm" svg:height="1.199cm" svg:x="-2.76cm" svg:y="2.27cm">
          <draw:text-box>
            <text:p><text:span text:style-name="T3">Ini</text:span><text:span text:style-name="T3">tia</text:span><text:span text:style-name="T3">l</text:span><text:span text:style-name="T3"><text:line-break/></text:span><text:span text:style-name="T3">Fo</text:span><text:span text:style-name="T3">re</text:span><text:span text:style-name="T3">st</text:span></text:p>
          </draw:text-box>
        </draw:frame>
        <draw:frame draw:style-name="gr3" draw:text-style-name="P7" draw:layer="layout" svg:width="1.734cm" svg:height="0.725cm" svg:x="12.24cm" svg:y="2.271cm">
          <draw:text-box>
            <text:p><text:span text:style-name="T3">St</text:span><text:span text:style-name="T3">ep </text:span><text:span text:style-name="T3">1</text:span></text:p>
          </draw:text-box>
        </draw:frame>
        <draw:frame draw:style-name="gr3" draw:text-style-name="P7" draw:layer="layout" svg:width="1.734cm" svg:height="0.725cm" svg:x="-2.76cm" svg:y="6.272cm">
          <draw:text-box>
            <text:p><text:span text:style-name="T3">St</text:span><text:span text:style-name="T3">ep </text:span><text:span text:style-name="T3">2</text:span></text:p>
          </draw:text-box>
        </draw:frame>
        <draw:frame draw:style-name="gr3" draw:text-style-name="P7" draw:layer="layout" svg:width="1.734cm" svg:height="0.725cm" svg:x="12.24cm" svg:y="6.273cm">
          <draw:text-box>
            <text:p><text:span text:style-name="T3">St</text:span><text:span text:style-name="T3">ep </text:span><text:span text:style-name="T3">3</text:span></text:p>
          </draw:text-box>
        </draw:frame>
        <draw:frame draw:style-name="gr3" draw:text-style-name="P7" draw:layer="layout" svg:width="1.734cm" svg:height="0.725cm" svg:x="-2.76cm" svg:y="10.274cm">
          <draw:text-box>
            <text:p><text:span text:style-name="T3">St</text:span><text:span text:style-name="T3">ep </text:span><text:span text:style-name="T3">4</text:span></text:p>
          </draw:text-box>
        </draw:frame>
        <draw:frame draw:style-name="gr3" draw:text-style-name="P7" draw:layer="layout" svg:width="1.734cm" svg:height="0.725cm" svg:x="12.24cm" svg:y="10.275cm">
          <draw:text-box>
            <text:p><text:span text:style-name="T3">St</text:span><text:span text:style-name="T3">ep </text:span><text:span text:style-name="T3">5</text:span></text:p>
          </draw:text-box>
        </draw:frame>
      </draw:page>
      <draw:page draw:name="page2" draw:style-name="dp1" draw:master-page-name="Default">
        <draw:custom-shape draw:style-name="gr4" draw:text-style-name="P2" xml:id="id45" draw:id="id45" draw:layer="layout" svg:width="1.905cm" svg:height="1.27cm" svg:x="9.255cm" svg:y="2.905cm">
          <text:p text:style-name="P8"><text:span text:style-name="T4">a</text:span> : 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39" draw:id="id39" draw:layer="layout" svg:width="1.905cm" svg:height="1.27cm" svg:x="4.255cm" svg:y="5.905cm">
          <text:p text:style-name="P8"><text:span text:style-name="T4">a</text:span> : <text:span text:style-name="T4">c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2" draw:id="id42" draw:layer="layout" svg:width="1.905cm" svg:height="1.27cm" svg:x="14.255cm" svg:y="5.905cm">
          <text:p text:style-name="P8"><text:span text:style-name="T4">b</text:span> : <text:span text:style-name="T4">c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0" draw:id="id40" draw:layer="layout" svg:width="1.905cm" svg:height="1.27cm" svg:x="2.255cm" svg:y="8.905cm">
          <text:p text:style-name="P8"><text:span text:style-name="T4">a</text:span> : <text:span text:style-name="T4">c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3" draw:id="id43" draw:layer="layout" svg:width="1.905cm" svg:height="1.27cm" svg:x="12.255cm" svg:y="8.905cm">
          <text:p text:style-name="P8"><text:span text:style-name="T4">b</text:span> : <text:span text:style-name="T4">c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41" draw:id="id41" draw:layer="layout" svg:width="4.445cm" svg:height="1.27cm" svg:x="4.762cm" svg:y="8.912cm">
          <text:p text:style-name="P8"><text:span text:style-name="T4">c</text:span><text:span text:style-name="T5"> &gt; </text:span><text:span text:style-name="T4">a</text:span><text:span text:style-name="T5"> &gt; </text:span><text:span text:style-name="T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44" draw:id="id44" draw:layer="layout" svg:width="4.445cm" svg:height="1.27cm" svg:x="14.762cm" svg:y="8.913cm">
          <text:p text:style-name="P8"><text:span text:style-name="T4">c</text:span><text:span text:style-name="T5"> &gt; </text:span><text:span text:style-name="T4">a</text:span><text:span text:style-name="T5"> &gt; </text:span><text:span text:style-name="T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5.207cm" svg:y1="7.175cm" svg:x2="3.207cm" svg:y2="8.905cm" draw:start-shape="id39" draw:start-glue-point="2" draw:end-shape="id40" draw:end-glue-point="0" svg:d="M5207 7175l-2000 1730" svg:viewBox="0 0 2001 1731">
          <text:p/>
        </draw:connector>
        <draw:connector draw:style-name="gr2" draw:text-style-name="P2" draw:layer="layout" draw:type="line" svg:x1="5.207cm" svg:y1="7.175cm" svg:x2="6.985cm" svg:y2="8.912cm" draw:start-shape="id39" draw:start-glue-point="2" draw:end-shape="id41" draw:end-glue-point="4" svg:d="M5207 7175l1778 1737" svg:viewBox="0 0 1779 1738">
          <text:p/>
        </draw:connector>
        <draw:connector draw:style-name="gr2" draw:text-style-name="P2" draw:layer="layout" draw:type="line" svg:x1="15.207cm" svg:y1="7.175cm" svg:x2="13.207cm" svg:y2="8.905cm" draw:start-shape="id42" draw:start-glue-point="2" draw:end-shape="id43" draw:end-glue-point="0" svg:d="M15207 7175l-2000 1730" svg:viewBox="0 0 2001 1731">
          <text:p/>
        </draw:connector>
        <draw:connector draw:style-name="gr2" draw:text-style-name="P2" draw:layer="layout" draw:type="line" svg:x1="15.207cm" svg:y1="7.175cm" svg:x2="16.985cm" svg:y2="8.913cm" draw:start-shape="id42" draw:start-glue-point="2" draw:end-shape="id44" draw:end-glue-point="4" svg:d="M15207 7175l1778 1738" svg:viewBox="0 0 1779 1739">
          <text:p/>
        </draw:connector>
        <draw:connector draw:style-name="gr2" draw:text-style-name="P2" draw:layer="layout" draw:type="line" svg:x1="10.207cm" svg:y1="4.175cm" svg:x2="5.207cm" svg:y2="5.905cm" draw:start-shape="id45" draw:start-glue-point="2" draw:end-shape="id39" draw:end-glue-point="0" svg:d="M10207 4175l-5000 1730" svg:viewBox="0 0 5001 1731">
          <text:p/>
        </draw:connector>
        <draw:connector draw:style-name="gr2" draw:text-style-name="P2" draw:layer="layout" draw:type="line" svg:x1="10.207cm" svg:y1="4.175cm" svg:x2="15.207cm" svg:y2="5.905cm" draw:start-shape="id45" draw:start-glue-point="2" draw:end-shape="id42" draw:end-glue-point="0" svg:d="M10207 4175l5000 1730" svg:viewBox="0 0 5001 1731">
          <text:p/>
        </draw:connector>
        <draw:custom-shape draw:style-name="gr5" draw:text-style-name="P9" xml:id="id49" draw:id="id49" draw:layer="layout" svg:width="4.445cm" svg:height="1.27cm" svg:x="13.462cm" svg:y="11.914cm">
          <text:p text:style-name="P8"><text:span text:style-name="T4">b</text:span><text:span text:style-name="T5"> &gt; </text:span><text:span text:style-name="T4">c</text:span><text:span text:style-name="T5"> &gt; </text:span><text:span text:style-name="T4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48" draw:id="id48" draw:layer="layout" svg:width="4.445cm" svg:height="1.27cm" svg:x="8.462cm" svg:y="11.915cm">
          <text:p text:style-name="P8"><text:span text:style-name="T4">b</text:span><text:span text:style-name="T5"> &gt; </text:span><text:span text:style-name="T4">a</text:span><text:span text:style-name="T5"> &gt; </text:span><text:span text:style-name="T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47" draw:id="id47" draw:layer="layout" svg:width="4.445cm" svg:height="1.27cm" svg:x="3.462cm" svg:y="11.915cm">
          <text:p text:style-name="P8"><text:span text:style-name="T4">a</text:span><text:span text:style-name="T5"> &gt; </text:span><text:span text:style-name="T4">c</text:span><text:span text:style-name="T5"> &gt; </text:span><text:span text:style-name="T4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46" draw:id="id46" draw:layer="layout" svg:width="4.445cm" svg:height="1.27cm" svg:x="-1.538cm" svg:y="11.916cm">
          <text:p text:style-name="P8"><text:span text:style-name="T4">a</text:span><text:span text:style-name="T5"> &gt; </text:span><text:span text:style-name="T4">b</text:span><text:span text:style-name="T5"> &gt; </text:span><text:span text:style-name="T4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3.207cm" svg:y1="10.175cm" svg:x2="0.685cm" svg:y2="11.916cm" draw:start-shape="id40" draw:start-glue-point="2" draw:end-shape="id46" draw:end-glue-point="4" svg:d="M3207 10175l-2522 1741" svg:viewBox="0 0 2523 1742">
          <text:p/>
        </draw:connector>
        <draw:connector draw:style-name="gr2" draw:text-style-name="P2" draw:layer="layout" draw:type="line" svg:x1="3.207cm" svg:y1="10.175cm" svg:x2="5.685cm" svg:y2="11.915cm" draw:start-shape="id40" draw:start-glue-point="2" draw:end-shape="id47" draw:end-glue-point="4" svg:d="M3207 10175l2478 1740" svg:viewBox="0 0 2479 1741">
          <text:p/>
        </draw:connector>
        <draw:connector draw:style-name="gr2" draw:text-style-name="P2" draw:layer="layout" draw:type="line" svg:x1="13.207cm" svg:y1="10.175cm" svg:x2="10.685cm" svg:y2="11.915cm" draw:start-shape="id43" draw:start-glue-point="2" draw:end-shape="id48" draw:end-glue-point="4" svg:d="M13207 10175l-2522 1740" svg:viewBox="0 0 2523 1741">
          <text:p/>
        </draw:connector>
        <draw:connector draw:style-name="gr2" draw:text-style-name="P2" draw:layer="layout" draw:type="line" svg:x1="13.207cm" svg:y1="10.175cm" svg:x2="15.685cm" svg:y2="11.914cm" draw:start-shape="id43" draw:start-glue-point="2" draw:end-shape="id49" draw:end-glue-point="4" svg:d="M13207 10175l2478 1739" svg:viewBox="0 0 2479 1740">
          <text:p/>
        </draw:connector>
      </draw:page>
      <draw:page draw:name="page3" draw:style-name="dp1" draw:master-page-name="Default">
        <draw:g xml:id="id50" draw:id="id50">
          <draw:frame draw:style-name="gr7" draw:text-style-name="P11" draw:layer="layout" svg:width="1.905cm" svg:height="0.806cm" svg:x="9.937cm" svg:y="3.047cm">
            <draw:text-box>
              <text:p text:style-name="P10"><text:span text:style-name="T1">2 </text:span><text:span text:style-name="T1">2 </text:span><text:span text:style-name="T1">1</text:span></text:p>
            </draw:text-box>
          </draw:frame>
          <draw:custom-shape draw:style-name="gr8" draw:text-style-name="P2" draw:layer="layout" svg:width="1.27cm" svg:height="1.27cm" svg:x="10.254cm" svg:y="2.815cm">
            <text:p/>
            <draw:enhanced-geometry svg:viewBox="0 0 21600 21600" draw:type="rectangle" draw:enhanced-path="M 0 0 L 21600 0 21600 21600 0 21600 0 0 Z N"/>
          </draw:custom-shape>
        </draw:g>
        <draw:g xml:id="id52" draw:id="id52">
          <draw:custom-shape draw:style-name="gr9" draw:text-style-name="P2" draw:layer="layout" svg:width="1.27cm" svg:height="1.27cm" svg:x="10.254cm" svg:y="6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3" draw:layer="layout" svg:width="1.607cm" svg:height="0.806cm" svg:x="10.086cm" svg:y="6.629cm">
            <draw:text-box>
              <text:p><text:span text:style-name="T1">2 </text:span><text:span text:style-name="T1">1 </text:span><text:span text:style-name="T1">1</text:span></text:p>
            </draw:text-box>
          </draw:frame>
        </draw:g>
        <draw:g xml:id="id53" draw:id="id53">
          <draw:custom-shape draw:style-name="gr9" draw:text-style-name="P2" draw:layer="layout" svg:width="1.27cm" svg:height="1.27cm" svg:x="18.957cm" svg:y="6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3" draw:layer="layout" svg:width="1.192cm" svg:height="0.806cm" svg:x="18.996cm" svg:y="6.63cm">
            <draw:text-box>
              <text:p><text:span text:style-name="T1">2 </text:span><text:span text:style-name="T1">1</text:span></text:p>
            </draw:text-box>
          </draw:frame>
        </draw:g>
        <draw:g xml:id="id51" draw:id="id51">
          <draw:custom-shape draw:style-name="gr9" draw:text-style-name="P2" draw:layer="layout" svg:width="1.27cm" svg:height="1.27cm" svg:x="0.271cm" svg:y="6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3" draw:layer="layout" svg:width="1.192cm" svg:height="0.806cm" svg:x="0.31cm" svg:y="6.63cm">
            <draw:text-box>
              <text:p><text:span text:style-name="T1">2 </text:span><text:span text:style-name="T1">2</text:span></text:p>
            </draw:text-box>
          </draw:frame>
        </draw:g>
        <draw:g xml:id="id55" draw:id="id55">
          <draw:frame draw:style-name="gr7" draw:text-style-name="P11" draw:layer="layout" svg:width="1.905cm" svg:height="0.806cm" svg:x="9.938cm" svg:y="10.047cm">
            <draw:text-box>
              <text:p text:style-name="P10"><text:span text:style-name="T1">1 </text:span><text:span text:style-name="T1">1</text:span></text:p>
            </draw:text-box>
          </draw:frame>
          <draw:custom-shape draw:style-name="gr8" draw:text-style-name="P2" draw:layer="layout" svg:width="1.27cm" svg:height="1.27cm" svg:x="10.255cm" svg:y="9.815cm">
            <text:p/>
            <draw:enhanced-geometry svg:viewBox="0 0 21600 21600" draw:type="rectangle" draw:enhanced-path="M 0 0 L 21600 0 21600 21600 0 21600 0 0 Z N"/>
          </draw:custom-shape>
        </draw:g>
        <draw:g xml:id="id63" draw:id="id63">
          <draw:frame draw:style-name="gr7" draw:text-style-name="P11" draw:layer="layout" svg:width="1.905cm" svg:height="0.806cm" svg:x="11.94cm" svg:y="10.047cm">
            <draw:text-box>
              <text:p text:style-name="P10"><text:span text:style-name="T1">1 </text:span><text:span text:style-name="T1">1 </text:span><text:span text:style-name="T1">1</text:span></text:p>
            </draw:text-box>
          </draw:frame>
          <draw:custom-shape draw:style-name="gr8" draw:text-style-name="P2" draw:layer="layout" svg:width="1.27cm" svg:height="1.27cm" svg:x="12.257cm" svg:y="9.815cm">
            <text:p/>
            <draw:enhanced-geometry svg:viewBox="0 0 21600 21600" draw:type="rectangle" draw:enhanced-path="M 0 0 L 21600 0 21600 21600 0 21600 0 0 Z N"/>
          </draw:custom-shape>
        </draw:g>
        <draw:g xml:id="id57" draw:id="id57">
          <draw:frame draw:style-name="gr7" draw:text-style-name="P11" draw:layer="layout" svg:width="1.905cm" svg:height="0.806cm" svg:x="5.94cm" svg:y="10.047cm">
            <draw:text-box>
              <text:p text:style-name="P10"><text:span text:style-name="T1">2 </text:span><text:span text:style-name="T1">1</text:span></text:p>
            </draw:text-box>
          </draw:frame>
          <draw:custom-shape draw:style-name="gr8" draw:text-style-name="P2" draw:layer="layout" svg:width="1.27cm" svg:height="1.27cm" svg:x="6.257cm" svg:y="9.8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2" xml:id="id62" draw:id="id62" draw:layer="layout" svg:width="1.27cm" svg:height="1.27cm" svg:x="10.255cm" svg:y="13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3" draw:layer="layout" svg:width="0.777cm" svg:height="0.806cm" svg:x="10.502cm" svg:y="13.63cm">
            <draw:text-box>
              <text:p><text:span text:style-name="T1">1</text:span></text:p>
            </draw:text-box>
          </draw:frame>
        </draw:g>
        <draw:g>
          <draw:custom-shape draw:style-name="gr9" draw:text-style-name="P2" xml:id="id64" draw:id="id64" draw:layer="layout" svg:width="1.27cm" svg:height="1.27cm" svg:x="12.257cm" svg:y="13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3" draw:layer="layout" svg:width="1.192cm" svg:height="0.806cm" svg:x="12.296cm" svg:y="13.631cm">
            <draw:text-box>
              <text:p><text:span text:style-name="T1">1 </text:span><text:span text:style-name="T1">1</text:span></text:p>
            </draw:text-box>
          </draw:frame>
        </draw:g>
        <draw:g xml:id="id77" draw:id="id77">
          <draw:frame draw:style-name="gr7" draw:text-style-name="P11" draw:layer="layout" svg:width="1.905cm" svg:height="0.806cm" svg:x="11.94cm" svg:y="17.047cm">
            <draw:text-box>
              <text:p text:style-name="P10"><text:span text:style-name="T1">1</text:span></text:p>
            </draw:text-box>
          </draw:frame>
          <draw:custom-shape draw:style-name="gr8" draw:text-style-name="P2" draw:layer="layout" svg:width="1.27cm" svg:height="1.27cm" svg:x="12.257cm" svg:y="16.815cm">
            <text:p/>
            <draw:enhanced-geometry svg:viewBox="0 0 21600 21600" draw:type="rectangle" draw:enhanced-path="M 0 0 L 21600 0 21600 21600 0 21600 0 0 Z N"/>
          </draw:custom-shape>
        </draw:g>
        <draw:g xml:id="id54" draw:id="id54">
          <draw:frame draw:style-name="gr11" draw:text-style-name="P11" draw:layer="layout" svg:width="1.905cm" svg:height="0.806cm" svg:x="18.64cm" svg:y="10.047cm">
            <draw:text-box>
              <text:p text:style-name="P10"><text:span text:style-name="T1">1</text:span></text:p>
            </draw:text-box>
          </draw:frame>
          <draw:custom-shape draw:style-name="gr8" draw:text-style-name="P2" draw:layer="layout" svg:width="1.27cm" svg:height="1.27cm" svg:x="18.957cm" svg:y="9.8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8" draw:id="id58">
          <draw:frame draw:style-name="gr11" draw:text-style-name="P11" draw:layer="layout" svg:width="1.905cm" svg:height="0.806cm" svg:x="16.641cm" svg:y="10.047cm">
            <draw:text-box>
              <text:p text:style-name="P10"><text:span text:style-name="T1">2</text:span></text:p>
            </draw:text-box>
          </draw:frame>
          <draw:custom-shape draw:style-name="gr8" draw:text-style-name="P2" draw:layer="layout" svg:width="1.27cm" svg:height="1.27cm" svg:x="16.958cm" svg:y="9.8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60" draw:id="id60">
          <draw:frame draw:style-name="gr11" draw:text-style-name="P11" draw:layer="layout" svg:width="1.905cm" svg:height="0.806cm" svg:x="20.642cm" svg:y="10.047cm">
            <draw:text-box>
              <text:p text:style-name="P10"><text:span text:style-name="T1">1 </text:span><text:span text:style-name="T1">1</text:span></text:p>
            </draw:text-box>
          </draw:frame>
          <draw:custom-shape draw:style-name="gr8" draw:text-style-name="P2" draw:layer="layout" svg:width="1.27cm" svg:height="1.27cm" svg:x="20.959cm" svg:y="9.8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59" draw:id="id59">
          <draw:custom-shape draw:style-name="gr9" draw:text-style-name="P2" draw:layer="layout" svg:width="1.27cm" svg:height="1.27cm" svg:x="16.958cm" svg:y="13.39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frame draw:style-name="gr12" draw:text-style-name="P3" draw:layer="layout" svg:width="1.192cm" svg:height="0.806cm" svg:x="16.997cm" svg:y="13.631cm">
            <draw:text-box>
              <text:p><text:span text:style-name="T1">2 </text:span><text:span text:style-name="T1">1</text:span></text:p>
            </draw:text-box>
          </draw:frame>
        </draw:g>
        <draw:g xml:id="id61" draw:id="id61">
          <draw:custom-shape draw:style-name="gr9" draw:text-style-name="P2" draw:layer="layout" svg:width="1.27cm" svg:height="1.27cm" svg:x="20.959cm" svg:y="13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3" draw:layer="layout" svg:width="1.192cm" svg:height="0.806cm" svg:x="20.998cm" svg:y="13.632cm">
            <draw:text-box>
              <text:p><text:span text:style-name="T1">2 </text:span><text:span text:style-name="T1">1</text:span></text:p>
            </draw:text-box>
          </draw:frame>
        </draw:g>
        <draw:g>
          <draw:custom-shape draw:style-name="gr9" draw:text-style-name="P2" xml:id="id74" draw:id="id74" draw:layer="layout" svg:width="1.27cm" svg:height="1.27cm" svg:x="6.258cm" svg:y="13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3" draw:layer="layout" svg:width="1.192cm" svg:height="0.806cm" svg:x="6.297cm" svg:y="13.631cm">
            <draw:text-box>
              <text:p><text:span text:style-name="T1">1 </text:span><text:span text:style-name="T1">1</text:span></text:p>
            </draw:text-box>
          </draw:frame>
        </draw:g>
        <draw:g xml:id="id73" draw:id="id73">
          <draw:custom-shape draw:style-name="gr9" draw:text-style-name="P2" draw:layer="layout" svg:width="1.27cm" svg:height="1.27cm" svg:x="8.272cm" svg:y="13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3" draw:layer="layout" svg:width="0.777cm" svg:height="0.806cm" svg:x="8.519cm" svg:y="13.632cm">
            <draw:text-box>
              <text:p><text:span text:style-name="T1">1</text:span></text:p>
            </draw:text-box>
          </draw:frame>
        </draw:g>
        <draw:g>
          <draw:custom-shape draw:style-name="gr9" draw:text-style-name="P2" xml:id="id72" draw:id="id72" draw:layer="layout" svg:width="1.27cm" svg:height="1.27cm" svg:x="4.259cm" svg:y="13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3" draw:layer="layout" svg:width="0.777cm" svg:height="0.806cm" svg:x="4.506cm" svg:y="13.632cm">
            <draw:text-box>
              <text:p><text:span text:style-name="T1">2</text:span></text:p>
            </draw:text-box>
          </draw:frame>
        </draw:g>
        <draw:g xml:id="id75" draw:id="id75">
          <draw:frame draw:style-name="gr7" draw:text-style-name="P11" draw:layer="layout" svg:width="1.905cm" svg:height="0.806cm" svg:x="5.941cm" svg:y="17.047cm">
            <draw:text-box>
              <text:p text:style-name="P10"><text:span text:style-name="T1">1</text:span></text:p>
            </draw:text-box>
          </draw:frame>
          <draw:custom-shape draw:style-name="gr8" draw:text-style-name="P2" draw:layer="layout" svg:width="1.27cm" svg:height="1.27cm" svg:x="6.258cm" svg:y="16.815cm">
            <text:p/>
            <draw:enhanced-geometry svg:viewBox="0 0 21600 21600" draw:type="rectangle" draw:enhanced-path="M 0 0 L 21600 0 21600 21600 0 21600 0 0 Z N"/>
          </draw:custom-shape>
        </draw:g>
        <draw:g xml:id="id76" draw:id="id76">
          <draw:frame draw:style-name="gr7" draw:text-style-name="P11" draw:layer="layout" svg:width="1.905cm" svg:height="0.806cm" svg:x="3.942cm" svg:y="17.047cm">
            <draw:text-box>
              <text:p text:style-name="P10"><text:span text:style-name="T1">1</text:span></text:p>
            </draw:text-box>
          </draw:frame>
          <draw:custom-shape draw:style-name="gr8" draw:text-style-name="P2" draw:layer="layout" svg:width="1.27cm" svg:height="1.27cm" svg:x="4.259cm" svg:y="16.815cm">
            <text:p/>
            <draw:enhanced-geometry svg:viewBox="0 0 21600 21600" draw:type="rectangle" draw:enhanced-path="M 0 0 L 21600 0 21600 21600 0 21600 0 0 Z N"/>
          </draw:custom-shape>
        </draw:g>
        <draw:g xml:id="id65" draw:id="id65">
          <draw:frame draw:style-name="gr7" draw:text-style-name="P11" draw:layer="layout" svg:width="1.905cm" svg:height="0.806cm" svg:x="1.939cm" svg:y="10.047cm">
            <draw:text-box>
              <text:p text:style-name="P10"><text:span text:style-name="T1">2</text:span></text:p>
            </draw:text-box>
          </draw:frame>
          <draw:custom-shape draw:style-name="gr8" draw:text-style-name="P2" draw:layer="layout" svg:width="1.27cm" svg:height="1.27cm" svg:x="2.256cm" svg:y="9.815cm">
            <text:p/>
            <draw:enhanced-geometry svg:viewBox="0 0 21600 21600" draw:type="rectangle" draw:enhanced-path="M 0 0 L 21600 0 21600 21600 0 21600 0 0 Z N"/>
          </draw:custom-shape>
        </draw:g>
        <draw:g xml:id="id56" draw:id="id56">
          <draw:frame draw:style-name="gr7" draw:text-style-name="P11" draw:layer="layout" svg:width="1.905cm" svg:height="0.806cm" svg:x="-2.059cm" svg:y="10.047cm">
            <draw:text-box>
              <text:p text:style-name="P10"><text:span text:style-name="T1">2 </text:span><text:span text:style-name="T1">1</text:span></text:p>
            </draw:text-box>
          </draw:frame>
          <draw:custom-shape draw:style-name="gr8" draw:text-style-name="P2" draw:layer="layout" svg:width="1.27cm" svg:height="1.27cm" svg:x="-1.742cm" svg:y="9.8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2" xml:id="id66" draw:id="id66" draw:layer="layout" svg:width="1.27cm" svg:height="1.27cm" svg:x="2.256cm" svg:y="13.3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3" draw:layer="layout" svg:width="0.777cm" svg:height="0.806cm" svg:x="2.503cm" svg:y="13.63cm">
            <draw:text-box>
              <text:p><text:span text:style-name="T1">1</text:span></text:p>
            </draw:text-box>
          </draw:frame>
        </draw:g>
        <draw:g>
          <draw:custom-shape draw:style-name="gr9" draw:text-style-name="P2" xml:id="id67" draw:id="id67" draw:layer="layout" svg:width="1.27cm" svg:height="1.27cm" svg:x="-1.74cm" svg:y="13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3" draw:layer="layout" svg:width="1.192cm" svg:height="0.806cm" svg:x="-1.701cm" svg:y="13.631cm">
            <draw:text-box>
              <text:p><text:span text:style-name="T1">1 </text:span><text:span text:style-name="T1">1</text:span></text:p>
            </draw:text-box>
          </draw:frame>
        </draw:g>
        <draw:g>
          <draw:custom-shape draw:style-name="gr9" draw:text-style-name="P2" xml:id="id71" draw:id="id71" draw:layer="layout" svg:width="1.27cm" svg:height="1.27cm" svg:x="0.273cm" svg:y="13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3" draw:layer="layout" svg:width="0.777cm" svg:height="0.806cm" svg:x="0.52cm" svg:y="13.632cm">
            <draw:text-box>
              <text:p><text:span text:style-name="T1">1</text:span></text:p>
            </draw:text-box>
          </draw:frame>
        </draw:g>
        <draw:g>
          <draw:custom-shape draw:style-name="gr9" draw:text-style-name="P2" xml:id="id68" draw:id="id68" draw:layer="layout" svg:width="1.27cm" svg:height="1.27cm" svg:x="-3.739cm" svg:y="13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0" draw:text-style-name="P11" draw:layer="layout" svg:width="0.777cm" svg:height="0.806cm" svg:x="-3.493cm" svg:y="13.632cm">
            <draw:text-box>
              <text:p><text:span text:style-name="T1">2</text:span></text:p>
            </draw:text-box>
          </draw:frame>
        </draw:g>
        <draw:g xml:id="id70" draw:id="id70">
          <draw:frame draw:style-name="gr7" draw:text-style-name="P11" draw:layer="layout" svg:width="1.905cm" svg:height="0.806cm" svg:x="-2.058cm" svg:y="17.047cm">
            <draw:text-box>
              <text:p text:style-name="P10"><text:span text:style-name="T1">1</text:span></text:p>
            </draw:text-box>
          </draw:frame>
          <draw:custom-shape draw:style-name="gr8" draw:text-style-name="P2" draw:layer="layout" svg:width="1.27cm" svg:height="1.27cm" svg:x="-1.741cm" svg:y="16.815cm">
            <text:p/>
            <draw:enhanced-geometry svg:viewBox="0 0 21600 21600" draw:type="rectangle" draw:enhanced-path="M 0 0 L 21600 0 21600 21600 0 21600 0 0 Z N"/>
          </draw:custom-shape>
        </draw:g>
        <draw:g xml:id="id69" draw:id="id69">
          <draw:frame draw:style-name="gr7" draw:text-style-name="P11" draw:layer="layout" svg:width="1.905cm" svg:height="0.806cm" svg:x="-4.057cm" svg:y="17.047cm">
            <draw:text-box>
              <text:p text:style-name="P10"><text:span text:style-name="T1">1</text:span></text:p>
            </draw:text-box>
          </draw:frame>
          <draw:custom-shape draw:style-name="gr8" draw:text-style-name="P2" draw:layer="layout" svg:width="1.27cm" svg:height="1.27cm" svg:x="-3.74cm" svg:y="16.815cm">
            <text:p/>
            <draw:enhanced-geometry svg:viewBox="0 0 21600 21600" draw:type="rectangle" draw:enhanced-path="M 0 0 L 21600 0 21600 21600 0 21600 0 0 Z N"/>
          </draw:custom-shape>
        </draw:g>
        <draw:connector draw:style-name="gr13" draw:text-style-name="P2" draw:layer="layout" draw:type="line" svg:x1="10.889cm" svg:y1="4.085cm" svg:x2="0.906cm" svg:y2="6.398cm" draw:start-shape="id50" draw:start-glue-point="2" draw:end-shape="id51" draw:end-glue-point="0" svg:d="M10889 4085l-9983 2313" svg:viewBox="0 0 9984 2314">
          <text:p/>
        </draw:connector>
        <draw:connector draw:style-name="gr13" draw:text-style-name="P2" draw:layer="layout" draw:type="line" svg:x1="10.889cm" svg:y1="4.085cm" svg:x2="10.889cm" svg:y2="6.397cm" draw:start-shape="id50" draw:start-glue-point="2" draw:end-shape="id52" draw:end-glue-point="0" svg:d="M10889 4085v2312" svg:viewBox="0 0 1 2313">
          <text:p/>
        </draw:connector>
        <draw:connector draw:style-name="gr13" draw:text-style-name="P2" draw:layer="layout" draw:type="line" svg:x1="10.889cm" svg:y1="4.085cm" svg:x2="19.592cm" svg:y2="6.398cm" draw:start-shape="id50" draw:start-glue-point="2" draw:end-shape="id53" draw:end-glue-point="0" svg:d="M10889 4085l8703 2313" svg:viewBox="0 0 8704 2314">
          <text:p/>
        </draw:connector>
        <draw:connector draw:style-name="gr13" draw:text-style-name="P2" draw:layer="layout" draw:type="line" svg:x1="19.592cm" svg:y1="7.668cm" svg:x2="19.592cm" svg:y2="9.815cm" draw:start-shape="id53" draw:start-glue-point="2" draw:end-shape="id54" draw:end-glue-point="0" svg:d="M19592 7668v2147" svg:viewBox="0 0 1 2148">
          <text:p/>
        </draw:connector>
        <draw:connector draw:style-name="gr13" draw:text-style-name="P2" draw:layer="layout" draw:type="line" svg:x1="10.889cm" svg:y1="7.667cm" svg:x2="10.89cm" svg:y2="9.815cm" draw:start-shape="id52" draw:start-glue-point="2" draw:end-shape="id55" draw:end-glue-point="0" svg:d="M10889 7667l1 2148" svg:viewBox="0 0 2 2149">
          <text:p/>
        </draw:connector>
        <draw:connector draw:style-name="gr13" draw:text-style-name="P2" draw:layer="layout" draw:type="line" svg:x1="0.906cm" svg:y1="7.668cm" svg:x2="-1.106cm" svg:y2="9.815cm" draw:start-shape="id51" draw:start-glue-point="2" draw:end-shape="id56" draw:end-glue-point="0" svg:d="M906 7668l-2012 2147" svg:viewBox="0 0 2013 2148">
          <text:p/>
        </draw:connector>
        <draw:connector draw:style-name="gr13" draw:text-style-name="P2" draw:layer="layout" draw:type="line" svg:x1="10.889cm" svg:y1="7.667cm" svg:x2="6.892cm" svg:y2="9.815cm" draw:start-shape="id52" draw:start-glue-point="2" draw:end-shape="id57" draw:end-glue-point="0" svg:d="M10889 7667l-3997 2148" svg:viewBox="0 0 3998 2149">
          <text:p/>
        </draw:connector>
        <draw:connector draw:style-name="gr13" draw:text-style-name="P2" draw:layer="layout" draw:type="line" svg:x1="19.592cm" svg:y1="7.668cm" svg:x2="17.593cm" svg:y2="9.815cm" draw:start-shape="id53" draw:start-glue-point="2" draw:end-shape="id58" draw:end-glue-point="0" svg:d="M19592 7668l-1999 2147" svg:viewBox="0 0 2000 2148">
          <text:p/>
        </draw:connector>
        <draw:connector draw:style-name="gr13" draw:text-style-name="P2" draw:layer="layout" draw:type="line" svg:x1="17.593cm" svg:y1="11.085cm" svg:x2="17.593cm" svg:y2="13.399cm" draw:start-shape="id58" draw:start-glue-point="2" draw:end-shape="id59" draw:end-glue-point="0" svg:d="M17593 11085v2314" svg:viewBox="0 0 1 2315">
          <text:p/>
        </draw:connector>
        <draw:connector draw:style-name="gr13" draw:text-style-name="P2" draw:layer="layout" draw:type="line" svg:x1="21.594cm" svg:y1="11.085cm" svg:x2="21.594cm" svg:y2="13.4cm" draw:start-shape="id60" draw:start-glue-point="2" draw:end-shape="id61" draw:end-glue-point="0" svg:d="M21594 11085v2315" svg:viewBox="0 0 1 2316">
          <text:p/>
        </draw:connector>
        <draw:connector draw:style-name="gr13" draw:text-style-name="P2" draw:layer="layout" draw:type="line" svg:x1="10.89cm" svg:y1="11.085cm" svg:x2="10.89cm" svg:y2="13.398cm" draw:start-shape="id55" draw:start-glue-point="2" draw:end-shape="id62" draw:end-glue-point="4" svg:d="M10890 11085v2313" svg:viewBox="0 0 1 2314">
          <text:p/>
        </draw:connector>
        <draw:connector draw:style-name="gr13" draw:text-style-name="P2" draw:layer="layout" draw:type="line" svg:x1="12.892cm" svg:y1="11.085cm" svg:x2="12.892cm" svg:y2="13.399cm" draw:start-shape="id63" draw:start-glue-point="2" draw:end-shape="id64" draw:end-glue-point="4" svg:d="M12892 11085v2314" svg:viewBox="0 0 1 2315">
          <text:p/>
        </draw:connector>
        <draw:connector draw:style-name="gr13" draw:text-style-name="P2" draw:layer="layout" draw:type="line" svg:x1="10.889cm" svg:y1="7.667cm" svg:x2="12.892cm" svg:y2="9.815cm" draw:start-shape="id52" draw:start-glue-point="2" draw:end-shape="id63" draw:end-glue-point="0" svg:d="M10889 7667l2003 2148" svg:viewBox="0 0 2004 2149">
          <text:p/>
        </draw:connector>
        <draw:connector draw:style-name="gr13" draw:text-style-name="P2" draw:layer="layout" draw:type="line" svg:x1="19.592cm" svg:y1="7.668cm" svg:x2="21.594cm" svg:y2="9.815cm" draw:start-shape="id53" draw:start-glue-point="2" draw:end-shape="id60" draw:end-glue-point="0" svg:d="M19592 7668l2002 2147" svg:viewBox="0 0 2003 2148">
          <text:p/>
        </draw:connector>
        <draw:connector draw:style-name="gr13" draw:text-style-name="P2" draw:layer="layout" draw:type="line" svg:x1="0.906cm" svg:y1="7.668cm" svg:x2="2.891cm" svg:y2="9.815cm" draw:start-shape="id51" draw:start-glue-point="2" draw:end-shape="id65" draw:end-glue-point="0" svg:d="M906 7668l1985 2147" svg:viewBox="0 0 1986 2148">
          <text:p/>
        </draw:connector>
        <draw:connector draw:style-name="gr13" draw:text-style-name="P2" draw:layer="layout" draw:type="line" svg:x1="2.891cm" svg:y1="11.085cm" svg:x2="2.891cm" svg:y2="13.398cm" draw:start-shape="id65" draw:start-glue-point="2" draw:end-shape="id66" draw:end-glue-point="4" svg:d="M2891 11085v2313" svg:viewBox="0 0 1 2314">
          <text:p/>
        </draw:connector>
        <draw:connector draw:style-name="gr13" draw:text-style-name="P2" draw:layer="layout" draw:type="line" svg:x1="-1.106cm" svg:y1="11.085cm" svg:x2="-1.105cm" svg:y2="13.399cm" draw:start-shape="id56" draw:start-glue-point="2" draw:end-shape="id67" draw:end-glue-point="4" svg:d="M-1106 11085l1 2314" svg:viewBox="0 0 2 2315">
          <text:p/>
        </draw:connector>
        <draw:connector draw:style-name="gr13" draw:text-style-name="P2" draw:layer="layout" draw:type="line" svg:x1="-3.104cm" svg:y1="14.67cm" svg:x2="-3.104cm" svg:y2="16.815cm" draw:start-shape="id68" draw:start-glue-point="8" draw:end-shape="id69" draw:end-glue-point="0" svg:d="M-3104 14670v2145" svg:viewBox="0 0 1 2146">
          <text:p/>
        </draw:connector>
        <draw:connector draw:style-name="gr13" draw:text-style-name="P2" draw:layer="layout" draw:type="line" svg:x1="-3.104cm" svg:y1="13.4cm" svg:x2="-1.106cm" svg:y2="11.085cm" draw:start-shape="id68" draw:start-glue-point="4" draw:end-shape="id56" draw:end-glue-point="2" svg:d="M-3104 13400l1998-2315" svg:viewBox="0 0 1999 2316">
          <text:p/>
        </draw:connector>
        <draw:connector draw:style-name="gr13" draw:text-style-name="P2" draw:layer="layout" draw:type="line" svg:x1="-1.105cm" svg:y1="14.669cm" svg:x2="-1.105cm" svg:y2="16.815cm" draw:start-shape="id67" draw:start-glue-point="8" draw:end-shape="id70" draw:end-glue-point="0" svg:d="M-1105 14669v2146" svg:viewBox="0 0 1 2147">
          <text:p/>
        </draw:connector>
        <draw:connector draw:style-name="gr13" draw:text-style-name="P2" draw:layer="layout" draw:type="line" svg:x1="0.908cm" svg:y1="13.4cm" svg:x2="-1.106cm" svg:y2="11.085cm" draw:start-shape="id71" draw:start-glue-point="4" draw:end-shape="id56" draw:end-glue-point="2" svg:d="M908 13400l-2014-2315" svg:viewBox="0 0 2015 2316">
          <text:p/>
        </draw:connector>
        <draw:connector draw:style-name="gr13" draw:text-style-name="P2" draw:layer="layout" draw:type="line" svg:x1="4.894cm" svg:y1="13.4cm" svg:x2="6.892cm" svg:y2="11.085cm" draw:start-shape="id72" draw:start-glue-point="4" draw:end-shape="id57" draw:end-glue-point="2" svg:d="M4894 13400l1998-2315" svg:viewBox="0 0 1999 2316">
          <text:p/>
        </draw:connector>
        <draw:connector draw:style-name="gr13" draw:text-style-name="P2" draw:layer="layout" draw:type="line" svg:x1="8.907cm" svg:y1="13.4cm" svg:x2="6.892cm" svg:y2="11.085cm" draw:start-shape="id73" draw:start-glue-point="0" draw:end-shape="id57" draw:end-glue-point="2" svg:d="M8907 13400l-2015-2315" svg:viewBox="0 0 2016 2316">
          <text:p/>
        </draw:connector>
        <draw:connector draw:style-name="gr13" draw:text-style-name="P2" draw:layer="layout" draw:type="line" svg:x1="6.893cm" svg:y1="13.399cm" svg:x2="6.892cm" svg:y2="11.085cm" draw:start-shape="id74" draw:start-glue-point="4" draw:end-shape="id57" draw:end-glue-point="2" svg:d="M6893 13399l-1-2314" svg:viewBox="0 0 2 2315">
          <text:p/>
        </draw:connector>
        <draw:connector draw:style-name="gr13" draw:text-style-name="P2" draw:layer="layout" draw:type="line" svg:x1="6.893cm" svg:y1="14.669cm" svg:x2="6.893cm" svg:y2="16.815cm" draw:start-shape="id74" draw:start-glue-point="8" draw:end-shape="id75" draw:end-glue-point="0" svg:d="M6893 14669v2146" svg:viewBox="0 0 1 2147">
          <text:p/>
        </draw:connector>
        <draw:connector draw:style-name="gr13" draw:text-style-name="P2" draw:layer="layout" draw:type="line" svg:x1="4.894cm" svg:y1="14.67cm" svg:x2="4.894cm" svg:y2="16.815cm" draw:start-shape="id72" draw:start-glue-point="8" draw:end-shape="id76" draw:end-glue-point="0" svg:d="M4894 14670v2145" svg:viewBox="0 0 1 2146">
          <text:p/>
        </draw:connector>
        <draw:connector draw:style-name="gr13" draw:text-style-name="P2" draw:layer="layout" draw:type="line" svg:x1="12.892cm" svg:y1="14.669cm" svg:x2="12.892cm" svg:y2="16.815cm" draw:start-shape="id64" draw:start-glue-point="8" draw:end-shape="id77" draw:end-glue-point="0" svg:d="M12892 14669v2146" svg:viewBox="0 0 1 2147">
          <text:p/>
        </draw:connector>
        <draw:frame draw:style-name="gr3" draw:text-style-name="P13" draw:layer="layout" svg:width="0.942cm" svg:height="0.806cm" svg:x="6.38cm" svg:y="18.432cm">
          <draw:text-box>
            <text:p text:style-name="P12"><text:span text:style-name="T1">-1</text:span></text:p>
          </draw:text-box>
        </draw:frame>
        <draw:frame draw:style-name="gr3" draw:text-style-name="P13" draw:layer="layout" svg:width="0.942cm" svg:height="0.806cm" svg:x="4.38cm" svg:y="18.432cm">
          <draw:text-box>
            <text:p text:style-name="P12"><text:span text:style-name="T1">-1</text:span></text:p>
          </draw:text-box>
        </draw:frame>
        <draw:frame draw:style-name="gr3" draw:text-style-name="P13" draw:layer="layout" svg:width="0.942cm" svg:height="0.806cm" svg:x="-1.62cm" svg:y="18.432cm">
          <draw:text-box>
            <text:p text:style-name="P12"><text:span text:style-name="T1">-1</text:span></text:p>
          </draw:text-box>
        </draw:frame>
        <draw:frame draw:style-name="gr3" draw:text-style-name="P13" draw:layer="layout" svg:width="0.942cm" svg:height="0.806cm" svg:x="-3.62cm" svg:y="18.432cm">
          <draw:text-box>
            <text:p text:style-name="P12"><text:span text:style-name="T1">-1</text:span></text:p>
          </draw:text-box>
        </draw:frame>
        <draw:frame draw:style-name="gr3" draw:text-style-name="P13" draw:layer="layout" svg:width="0.942cm" svg:height="0.806cm" svg:x="12.38cm" svg:y="18.432cm">
          <draw:text-box>
            <text:p text:style-name="P12"><text:span text:style-name="T1">-1</text:span></text:p>
          </draw:text-box>
        </draw:frame>
        <draw:frame draw:style-name="gr3" draw:text-style-name="P14" draw:layer="layout" svg:width="1.065cm" svg:height="0.806cm" svg:x="10.38cm" svg:y="14.932cm">
          <draw:text-box>
            <text:p><text:span text:style-name="T6">+</text:span><text:span text:style-name="T6">1</text:span></text:p>
          </draw:text-box>
        </draw:frame>
        <draw:frame draw:style-name="gr3" draw:text-style-name="P14" draw:layer="layout" svg:width="1.065cm" svg:height="0.806cm" svg:x="8.381cm" svg:y="14.932cm">
          <draw:text-box>
            <text:p><text:span text:style-name="T6">+</text:span><text:span text:style-name="T6">1</text:span></text:p>
          </draw:text-box>
        </draw:frame>
        <draw:frame draw:style-name="gr3" draw:text-style-name="P14" draw:layer="layout" svg:width="1.065cm" svg:height="0.806cm" svg:x="2.382cm" svg:y="14.932cm">
          <draw:text-box>
            <text:p><text:span text:style-name="T6">+</text:span><text:span text:style-name="T6">1</text:span></text:p>
          </draw:text-box>
        </draw:frame>
        <draw:frame draw:style-name="gr3" draw:text-style-name="P14" draw:layer="layout" svg:width="1.065cm" svg:height="0.806cm" svg:x="0.383cm" svg:y="14.932cm">
          <draw:text-box>
            <text:p><text:span text:style-name="T6">+</text:span><text:span text:style-name="T6">1</text:span></text:p>
          </draw:text-box>
        </draw:frame>
        <draw:frame draw:style-name="gr3" draw:text-style-name="P14" draw:layer="layout" svg:width="1.065cm" svg:height="0.806cm" svg:x="17.084cm" svg:y="14.932cm">
          <draw:text-box>
            <text:p><text:span text:style-name="T6">+</text:span><text:span text:style-name="T6">1</text:span></text:p>
          </draw:text-box>
        </draw:frame>
        <draw:frame draw:style-name="gr3" draw:text-style-name="P14" draw:layer="layout" svg:width="1.065cm" svg:height="0.806cm" svg:x="21.085cm" svg:y="14.932cm">
          <draw:text-box>
            <text:p><text:span text:style-name="T6">+</text:span><text:span text:style-name="T6">1</text:span></text:p>
          </draw:text-box>
        </draw:frame>
        <draw:frame draw:style-name="gr3" draw:text-style-name="P13" draw:layer="layout" svg:width="0.942cm" svg:height="0.806cm" svg:x="19.086cm" svg:y="11.432cm">
          <draw:text-box>
            <text:p text:style-name="P12"><text:span text:style-name="T1">-1</text:span></text:p>
          </draw:text-box>
        </draw:frame>
      </draw:page>
      <draw:page draw:name="page4" draw:style-name="dp1" draw:master-page-name="Default">
        <draw:connector draw:style-name="gr2" draw:text-style-name="P2" draw:layer="layout" draw:type="line" svg:x1="14.323cm" svg:y1="3.717cm" svg:x2="18.14cm" svg:y2="2.894cm" draw:start-shape="id78" draw:start-glue-point="11" draw:end-shape="id79" draw:end-glue-point="7" svg:d="M14323 3717l3817-823" svg:viewBox="0 0 3818 824">
          <text:p/>
        </draw:connector>
        <draw:connector draw:style-name="gr2" draw:text-style-name="P2" draw:layer="layout" draw:type="line" svg:x1="18.23cm" svg:y1="2.931cm" svg:x2="18.231cm" svg:y2="3.678cm" draw:start-shape="id79" draw:start-glue-point="8" draw:end-shape="id80" draw:end-glue-point="4" svg:d="M18230 2931l1 747" svg:viewBox="0 0 2 748">
          <text:p/>
        </draw:connector>
        <draw:connector draw:style-name="gr2" draw:text-style-name="P2" draw:layer="layout" draw:type="line" svg:x1="18.32cm" svg:y1="2.894cm" svg:x2="22.142cm" svg:y2="3.716cm" draw:start-shape="id79" draw:start-glue-point="9" draw:end-shape="id81" draw:end-glue-point="5" svg:d="M18320 2894l3822 822" svg:viewBox="0 0 3823 823">
          <text:p/>
        </draw:connector>
        <draw:connector draw:style-name="gr2" draw:text-style-name="P2" draw:layer="layout" draw:type="line" svg:x1="14.233cm" svg:y1="3.934cm" svg:x2="14.234cm" svg:y2="4.681cm" draw:start-shape="id78" draw:start-glue-point="8" draw:end-shape="id82" draw:end-glue-point="4" svg:d="M14233 3934l1 747" svg:viewBox="0 0 2 748">
          <text:p/>
        </draw:connector>
        <draw:connector draw:style-name="gr2" draw:text-style-name="P2" draw:layer="layout" draw:type="line" svg:x1="14.144cm" svg:y1="4.898cm" svg:x2="13.326cm" svg:y2="5.72cm" draw:start-shape="id82" draw:start-glue-point="7" draw:end-shape="id83" draw:end-glue-point="11" svg:d="M14144 4898l-818 822" svg:viewBox="0 0 819 823">
          <text:p/>
        </draw:connector>
        <draw:connector draw:style-name="gr2" draw:text-style-name="P2" draw:layer="layout" draw:type="line" svg:x1="14.324cm" svg:y1="4.898cm" svg:x2="15.145cm" svg:y2="5.719cm" draw:start-shape="id82" draw:start-glue-point="9" draw:end-shape="id84" draw:end-glue-point="5" svg:d="M14324 4898l821 821" svg:viewBox="0 0 822 822">
          <text:p/>
        </draw:connector>
        <draw:connector draw:style-name="gr2" draw:text-style-name="P2" draw:layer="layout" draw:type="line" svg:x1="20.234cm" svg:y1="4.935cm" svg:x2="20.235cm" svg:y2="5.682cm" draw:start-shape="id85" draw:start-glue-point="8" draw:end-shape="id86" draw:end-glue-point="4" svg:d="M20234 4935l1 747" svg:viewBox="0 0 2 748">
          <text:p/>
        </draw:connector>
        <draw:connector draw:style-name="gr2" draw:text-style-name="P2" draw:layer="layout" draw:type="line" svg:x1="20.324cm" svg:y1="4.718cm" svg:x2="22.142cm" svg:y2="3.896cm" draw:start-shape="id85" draw:start-glue-point="11" draw:end-shape="id81" draw:end-glue-point="7" svg:d="M20324 4718l1818-822" svg:viewBox="0 0 1819 823">
          <text:p/>
        </draw:connector>
        <draw:connector draw:style-name="gr2" draw:text-style-name="P2" draw:layer="layout" draw:type="line" svg:x1="22.232cm" svg:y1="3.933cm" svg:x2="22.233cm" svg:y2="4.68cm" draw:start-shape="id81" draw:start-glue-point="8" draw:end-shape="id87" draw:end-glue-point="4" svg:d="M22232 3933l1 747" svg:viewBox="0 0 2 748">
          <text:p/>
        </draw:connector>
        <draw:connector draw:style-name="gr2" draw:text-style-name="P2" draw:layer="layout" draw:type="line" svg:x1="22.322cm" svg:y1="3.896cm" svg:x2="24.145cm" svg:y2="4.719cm" draw:start-shape="id81" draw:start-glue-point="9" draw:end-shape="id88" draw:end-glue-point="5" svg:d="M22322 3896l1823 823" svg:viewBox="0 0 1824 824">
          <text:p/>
        </draw:connector>
        <draw:connector draw:style-name="gr2" draw:text-style-name="P2" draw:layer="layout" draw:type="line" svg:x1="24.325cm" svg:y1="4.899cm" svg:x2="25.147cm" svg:y2="5.721cm" draw:start-shape="id88" draw:start-glue-point="9" draw:end-shape="id89" draw:end-glue-point="5" svg:d="M24325 4899l822 822" svg:viewBox="0 0 823 823">
          <text:p/>
        </draw:connector>
        <draw:connector draw:style-name="gr2" draw:text-style-name="P2" draw:layer="layout" draw:type="line" svg:x1="24.145cm" svg:y1="4.899cm" svg:x2="23.326cm" svg:y2="5.72cm" draw:start-shape="id88" draw:start-glue-point="7" draw:end-shape="id90" draw:end-glue-point="11" svg:d="M24145 4899l-819 821" svg:viewBox="0 0 820 822">
          <text:p/>
        </draw:connector>
        <draw:custom-shape draw:style-name="gr1" draw:text-style-name="P1" xml:id="id79" draw:id="id79" draw:layer="layout" svg:width="0.254cm" svg:height="0.254cm" svg:x="18.103cm" svg:y="2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0" draw:id="id80" draw:layer="layout" svg:width="0.254cm" svg:height="0.254cm" svg:x="18.104cm" svg:y="3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1" draw:id="id81" draw:layer="layout" svg:width="0.254cm" svg:height="0.254cm" svg:x="22.105cm" svg:y="3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8" draw:id="id78" draw:layer="layout" svg:width="0.254cm" svg:height="0.254cm" svg:x="14.106cm" svg:y="3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2" draw:id="id82" draw:layer="layout" svg:width="0.254cm" svg:height="0.254cm" svg:x="14.107cm" svg:y="4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4" draw:id="id84" draw:layer="layout" svg:width="0.254cm" svg:height="0.254cm" svg:x="15.108cm" svg:y="5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3" draw:id="id83" draw:layer="layout" svg:width="0.254cm" svg:height="0.254cm" svg:x="13.109cm" svg:y="5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7" draw:id="id87" draw:layer="layout" svg:width="0.254cm" svg:height="0.254cm" svg:x="22.106cm" svg:y="4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5" draw:id="id85" draw:layer="layout" svg:width="0.254cm" svg:height="0.254cm" svg:x="20.107cm" svg:y="4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8" draw:id="id88" draw:layer="layout" svg:width="0.254cm" svg:height="0.254cm" svg:x="24.108cm" svg:y="4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0" draw:id="id90" draw:layer="layout" svg:width="0.254cm" svg:height="0.254cm" svg:x="23.109cm" svg:y="5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9" draw:id="id89" draw:layer="layout" svg:width="0.254cm" svg:height="0.254cm" svg:x="25.11cm" svg:y="5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6" draw:id="id86" draw:layer="layout" svg:width="0.254cm" svg:height="0.254cm" svg:x="20.108cm" svg:y="5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77cm" svg:height="0.806cm" svg:x="17.84cm" svg:y="1.939cm">
          <draw:text-box>
            <text:p text:style-name="P15">a</text:p>
          </draw:text-box>
        </draw:frame>
        <draw:frame draw:style-name="gr3" draw:text-style-name="P3" draw:layer="layout" svg:width="0.752cm" svg:height="0.806cm" svg:x="17.441cm" svg:y="3.388cm">
          <draw:text-box>
            <text:p text:style-name="P15">c</text:p>
          </draw:text-box>
        </draw:frame>
        <draw:frame draw:style-name="gr3" draw:text-style-name="P3" draw:layer="layout" svg:width="0.777cm" svg:height="0.806cm" svg:x="13.441cm" svg:y="3.388cm">
          <draw:text-box>
            <text:p text:style-name="P15">b</text:p>
          </draw:text-box>
        </draw:frame>
        <draw:frame draw:style-name="gr3" draw:text-style-name="P3" draw:layer="layout" svg:width="0.777cm" svg:height="0.806cm" svg:x="13.442cm" svg:y="4.388cm">
          <draw:text-box>
            <text:p text:style-name="P15">e</text:p>
          </draw:text-box>
        </draw:frame>
        <draw:frame draw:style-name="gr3" draw:text-style-name="P3" draw:layer="layout" svg:width="0.612cm" svg:height="0.806cm" svg:x="12.443cm" svg:y="5.388cm">
          <draw:text-box>
            <text:p text:style-name="P15">i</text:p>
          </draw:text-box>
        </draw:frame>
        <draw:frame draw:style-name="gr3" draw:text-style-name="P3" draw:layer="layout" svg:width="0.612cm" svg:height="0.806cm" svg:x="15.443cm" svg:y="5.388cm">
          <draw:text-box>
            <text:p text:style-name="P15">j</text:p>
          </draw:text-box>
        </draw:frame>
        <draw:frame draw:style-name="gr3" draw:text-style-name="P3" draw:layer="layout" svg:width="0.752cm" svg:height="0.806cm" svg:x="19.443cm" svg:y="5.388cm">
          <draw:text-box>
            <text:p text:style-name="P15">k</text:p>
          </draw:text-box>
        </draw:frame>
        <draw:frame draw:style-name="gr3" draw:text-style-name="P3" draw:layer="layout" svg:width="0.642cm" svg:height="0.806cm" svg:x="19.443cm" svg:y="4.388cm">
          <draw:text-box>
            <text:p text:style-name="P15">f</text:p>
          </draw:text-box>
        </draw:frame>
        <draw:frame draw:style-name="gr3" draw:text-style-name="P3" draw:layer="layout" svg:width="0.777cm" svg:height="0.806cm" svg:x="21.443cm" svg:y="4.388cm">
          <draw:text-box>
            <text:p text:style-name="P15">g</text:p>
          </draw:text-box>
        </draw:frame>
        <draw:frame draw:style-name="gr3" draw:text-style-name="P3" draw:layer="layout" svg:width="0.612cm" svg:height="0.806cm" svg:x="22.444cm" svg:y="5.388cm">
          <draw:text-box>
            <text:p text:style-name="P15">l</text:p>
          </draw:text-box>
        </draw:frame>
        <draw:frame draw:style-name="gr3" draw:text-style-name="P3" draw:layer="layout" svg:width="0.913cm" svg:height="0.806cm" svg:x="25.444cm" svg:y="5.388cm">
          <draw:text-box>
            <text:p text:style-name="P15">m</text:p>
          </draw:text-box>
        </draw:frame>
        <draw:frame draw:style-name="gr3" draw:text-style-name="P3" draw:layer="layout" svg:width="0.777cm" svg:height="0.806cm" svg:x="24.445cm" svg:y="4.388cm">
          <draw:text-box>
            <text:p text:style-name="P15">h</text:p>
          </draw:text-box>
        </draw:frame>
        <draw:frame draw:style-name="gr3" draw:text-style-name="P3" draw:layer="layout" svg:width="0.777cm" svg:height="0.806cm" svg:x="22.446cm" svg:y="3.388cm">
          <draw:text-box>
            <text:p text:style-name="P15">d</text:p>
          </draw:text-box>
        </draw:frame>
        <draw:custom-shape draw:style-name="gr1" draw:text-style-name="P1" xml:id="id91" draw:id="id91" draw:layer="layout" svg:width="0.254cm" svg:height="0.254cm" svg:x="6.047cm" svg:y="2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667cm" svg:height="0.806cm" svg:x="5.841cm" svg:y="1.953cm">
          <draw:text-box>
            <text:p text:style-name="P15">r</text:p>
          </draw:text-box>
        </draw:frame>
        <draw:connector draw:style-name="gr2" draw:text-style-name="P2" draw:layer="layout" draw:type="line" svg:x1="6.084cm" svg:y1="2.908cm" svg:x2="2.541cm" svg:y2="4.81cm" draw:start-shape="id91" draw:start-glue-point="7" draw:end-shape="id92" draw:end-glue-point="4" svg:d="M6084 2908l-3543 1902" svg:viewBox="0 0 3544 1903">
          <text:p/>
        </draw:connector>
        <draw:connector draw:style-name="gr2" draw:text-style-name="P2" draw:layer="layout" draw:type="line" svg:x1="6.174cm" svg:y1="2.945cm" svg:x2="5.541cm" svg:y2="4.811cm" draw:start-shape="id91" draw:start-glue-point="8" draw:end-shape="id93" draw:end-glue-point="4" svg:d="M6174 2945l-633 1866" svg:viewBox="0 0 634 1867">
          <text:p/>
        </draw:connector>
        <draw:connector draw:style-name="gr2" draw:text-style-name="P2" draw:layer="layout" draw:type="line" svg:x1="6.264cm" svg:y1="2.908cm" svg:x2="9.541cm" svg:y2="4.812cm" draw:start-shape="id91" draw:start-glue-point="9" draw:end-shape="id94" draw:end-glue-point="4" svg:d="M6264 2908l3277 1904" svg:viewBox="0 0 3278 1905">
          <text:p/>
        </draw:connector>
        <draw:custom-shape draw:style-name="gr14" draw:text-style-name="P9" xml:id="id92" draw:id="id92" draw:layer="layout" svg:width="1.905cm" svg:height="0.952cm" svg:x="1.588cm" svg:y="4.81cm">
          <text:p text:style-name="P16"><text:span text:style-name="T4">T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xml:id="id93" draw:id="id93" draw:layer="layout" svg:width="1.905cm" svg:height="0.952cm" svg:x="4.588cm" svg:y="4.811cm">
          <text:p text:style-name="P16"><text:span text:style-name="T4">T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xml:id="id94" draw:id="id94" draw:layer="layout" svg:width="1.905cm" svg:height="0.952cm" svg:x="8.588cm" svg:y="4.812cm">
          <text:p text:style-name="P16"><text:span text:style-name="T4">T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7" draw:layer="layout" svg:width="1.493cm" svg:height="0.962cm" svg:x="6.833cm" svg:y="4.553cm">
          <draw:text-box>
            <text:p>…..</text:p>
          </draw:text-box>
        </draw:frame>
        <draw:frame draw:style-name="gr3" draw:text-style-name="P7" draw:layer="layout" svg:width="3.021cm" svg:height="0.725cm" svg:x="6.633cm" svg:y="2.387cm">
          <draw:text-box>
            <text:p text:style-name="P18"><text:span text:style-name="T3">St</text:span><text:span text:style-name="T3">ep </text:span><text:span text:style-name="T3">1: </text:span><text:span text:style-name="T3">Vi</text:span><text:span text:style-name="T3">sit </text:span><text:span text:style-name="T8">r</text:span></text:p>
          </draw:text-box>
        </draw:frame>
        <draw:frame draw:style-name="gr3" draw:text-style-name="P20" draw:layer="layout" svg:width="3.274cm" svg:height="1.199cm" svg:x="0.134cm" svg:y="5.988cm">
          <draw:text-box>
            <text:p text:style-name="P19"><text:span text:style-name="T3">St</text:span><text:span text:style-name="T3">ep </text:span><text:span text:style-name="T3">2: </text:span><text:span text:style-name="T3">Vi</text:span><text:span text:style-name="T3">sit </text:span><text:span text:style-name="T8">T</text:span><text:span text:style-name="T9">1</text:span><text:span text:style-name="T8"><text:line-break/></text:span><text:span text:style-name="T10">in </text:span><text:span text:style-name="T10">pr</text:span><text:span text:style-name="T10">eo</text:span><text:span text:style-name="T10">rd</text:span><text:span text:style-name="T10">er</text:span></text:p>
          </draw:text-box>
        </draw:frame>
        <draw:frame draw:style-name="gr3" draw:text-style-name="P20" draw:layer="layout" svg:width="3.274cm" svg:height="1.199cm" svg:x="3.934cm" svg:y="5.989cm">
          <draw:text-box>
            <text:p text:style-name="P19"><text:span text:style-name="T3">St</text:span><text:span text:style-name="T3">ep </text:span><text:span text:style-name="T3">3: </text:span><text:span text:style-name="T3">Vi</text:span><text:span text:style-name="T3">sit </text:span><text:span text:style-name="T8">T</text:span><text:span text:style-name="T9">2</text:span><text:span text:style-name="T8"><text:line-break/></text:span><text:span text:style-name="T10">in </text:span><text:span text:style-name="T10">pr</text:span><text:span text:style-name="T10">eo</text:span><text:span text:style-name="T10">rd</text:span><text:span text:style-name="T10">er</text:span></text:p>
          </draw:text-box>
        </draw:frame>
        <draw:frame draw:style-name="gr3" draw:text-style-name="P20" draw:layer="layout" svg:width="3.757cm" svg:height="1.199cm" svg:x="7.734cm" svg:y="5.99cm">
          <draw:text-box>
            <text:p text:style-name="P19"><text:span text:style-name="T3">St</text:span><text:span text:style-name="T3">ep </text:span><text:span text:style-name="T3">n+</text:span><text:span text:style-name="T3">1: </text:span><text:span text:style-name="T3">Vi</text:span><text:span text:style-name="T3">sit </text:span><text:span text:style-name="T8">T</text:span><text:span text:style-name="T9">n</text:span><text:span text:style-name="T8"><text:line-break/></text:span><text:span text:style-name="T10">in </text:span><text:span text:style-name="T10">pr</text:span><text:span text:style-name="T10">eo</text:span><text:span text:style-name="T10">rd</text:span><text:span text:style-name="T10">er</text:span></text:p>
          </draw:text-box>
        </draw:frame>
        <draw:custom-shape draw:style-name="gr1" draw:text-style-name="P1" xml:id="id95" draw:id="id95" draw:layer="layout" svg:width="0.254cm" svg:height="0.254cm" svg:x="11.048cm" svg:y="10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667cm" svg:height="0.806cm" svg:x="10.842cm" svg:y="9.953cm">
          <draw:text-box>
            <text:p text:style-name="P15">r</text:p>
          </draw:text-box>
        </draw:frame>
        <draw:connector draw:style-name="gr2" draw:text-style-name="P2" draw:layer="layout" draw:type="line" svg:x1="11.085cm" svg:y1="10.908cm" svg:x2="7.542cm" svg:y2="12.81cm" draw:start-shape="id95" draw:start-glue-point="7" draw:end-shape="id96" draw:end-glue-point="4" svg:d="M11085 10908l-3543 1902" svg:viewBox="0 0 3544 1903">
          <text:p/>
        </draw:connector>
        <draw:connector draw:style-name="gr2" draw:text-style-name="P2" draw:layer="layout" draw:type="line" svg:x1="11.175cm" svg:y1="10.945cm" svg:x2="10.542cm" svg:y2="12.811cm" draw:start-shape="id95" draw:start-glue-point="8" draw:end-shape="id97" draw:end-glue-point="4" svg:d="M11175 10945l-633 1866" svg:viewBox="0 0 634 1867">
          <text:p/>
        </draw:connector>
        <draw:connector draw:style-name="gr2" draw:text-style-name="P2" draw:layer="layout" draw:type="line" svg:x1="11.265cm" svg:y1="10.908cm" svg:x2="14.542cm" svg:y2="12.812cm" draw:start-shape="id95" draw:start-glue-point="9" draw:end-shape="id98" draw:end-glue-point="4" svg:d="M11265 10908l3277 1904" svg:viewBox="0 0 3278 1905">
          <text:p/>
        </draw:connector>
        <draw:custom-shape draw:style-name="gr14" draw:text-style-name="P9" xml:id="id96" draw:id="id96" draw:layer="layout" svg:width="1.905cm" svg:height="0.952cm" svg:x="6.589cm" svg:y="12.81cm">
          <text:p text:style-name="P16"><text:span text:style-name="T4">T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xml:id="id97" draw:id="id97" draw:layer="layout" svg:width="1.905cm" svg:height="0.952cm" svg:x="9.589cm" svg:y="12.811cm">
          <text:p text:style-name="P16"><text:span text:style-name="T4">T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xml:id="id98" draw:id="id98" draw:layer="layout" svg:width="1.905cm" svg:height="0.952cm" svg:x="13.589cm" svg:y="12.812cm">
          <text:p text:style-name="P16"><text:span text:style-name="T4">T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7" draw:layer="layout" svg:width="1.493cm" svg:height="0.962cm" svg:x="11.834cm" svg:y="12.553cm">
          <draw:text-box>
            <text:p>…..</text:p>
          </draw:text-box>
        </draw:frame>
        <draw:frame draw:style-name="gr3" draw:text-style-name="P7" draw:layer="layout" svg:width="3.021cm" svg:height="0.725cm" svg:x="11.634cm" svg:y="10.387cm">
          <draw:text-box>
            <text:p text:style-name="P18"><text:span text:style-name="T3">St</text:span><text:span text:style-name="T3">ep </text:span><text:span text:style-name="T3">2: </text:span><text:span text:style-name="T3">Vi</text:span><text:span text:style-name="T3">sit </text:span><text:span text:style-name="T8">r</text:span></text:p>
          </draw:text-box>
        </draw:frame>
        <draw:frame draw:style-name="gr3" draw:text-style-name="P20" draw:layer="layout" svg:width="3.274cm" svg:height="1.199cm" svg:x="5.135cm" svg:y="13.988cm">
          <draw:text-box>
            <text:p text:style-name="P19"><text:span text:style-name="T3">St</text:span><text:span text:style-name="T3">ep </text:span><text:span text:style-name="T3">1: </text:span><text:span text:style-name="T3">Vi</text:span><text:span text:style-name="T3">sit </text:span><text:span text:style-name="T8">T</text:span><text:span text:style-name="T9">1</text:span><text:span text:style-name="T8"><text:line-break/></text:span><text:span text:style-name="T10">in </text:span><text:span text:style-name="T10">in</text:span><text:span text:style-name="T10">or</text:span><text:span text:style-name="T10">de</text:span><text:span text:style-name="T10">r</text:span></text:p>
          </draw:text-box>
        </draw:frame>
        <draw:frame draw:style-name="gr3" draw:text-style-name="P20" draw:layer="layout" svg:width="3.274cm" svg:height="1.199cm" svg:x="8.935cm" svg:y="13.989cm">
          <draw:text-box>
            <text:p text:style-name="P19"><text:span text:style-name="T3">St</text:span><text:span text:style-name="T3">ep </text:span><text:span text:style-name="T3">3: </text:span><text:span text:style-name="T3">Vi</text:span><text:span text:style-name="T3">sit </text:span><text:span text:style-name="T8">T</text:span><text:span text:style-name="T9">2</text:span><text:span text:style-name="T8"><text:line-break/></text:span><text:span text:style-name="T10">in </text:span><text:span text:style-name="T10">in</text:span><text:span text:style-name="T10">or</text:span><text:span text:style-name="T10">de</text:span><text:span text:style-name="T10">r</text:span></text:p>
          </draw:text-box>
        </draw:frame>
        <draw:frame draw:style-name="gr3" draw:text-style-name="P20" draw:layer="layout" svg:width="3.757cm" svg:height="1.199cm" svg:x="12.735cm" svg:y="13.99cm">
          <draw:text-box>
            <text:p text:style-name="P19"><text:span text:style-name="T3">St</text:span><text:span text:style-name="T3">ep </text:span><text:span text:style-name="T3">n+</text:span><text:span text:style-name="T3">1: </text:span><text:span text:style-name="T3">Vi</text:span><text:span text:style-name="T3">sit </text:span><text:span text:style-name="T8">T</text:span><text:span text:style-name="T9">n</text:span><text:span text:style-name="T8"><text:line-break/></text:span><text:span text:style-name="T10">in </text:span><text:span text:style-name="T10">in</text:span><text:span text:style-name="T10">or</text:span><text:span text:style-name="T10">de</text:span><text:span text:style-name="T10">r</text:span></text:p>
          </draw:text-box>
        </draw:frame>
        <draw:custom-shape draw:style-name="gr1" draw:text-style-name="P1" xml:id="id99" draw:id="id99" draw:layer="layout" svg:width="0.254cm" svg:height="0.254cm" svg:x="11.049cm" svg:y="17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667cm" svg:height="0.806cm" svg:x="10.843cm" svg:y="16.953cm">
          <draw:text-box>
            <text:p text:style-name="P15">r</text:p>
          </draw:text-box>
        </draw:frame>
        <draw:connector draw:style-name="gr2" draw:text-style-name="P2" draw:layer="layout" draw:type="line" svg:x1="11.086cm" svg:y1="17.908cm" svg:x2="7.543cm" svg:y2="19.81cm" draw:start-shape="id99" draw:start-glue-point="7" draw:end-shape="id100" draw:end-glue-point="4" svg:d="M11086 17908l-3543 1902" svg:viewBox="0 0 3544 1903">
          <text:p/>
        </draw:connector>
        <draw:connector draw:style-name="gr2" draw:text-style-name="P2" draw:layer="layout" draw:type="line" svg:x1="11.176cm" svg:y1="17.945cm" svg:x2="10.543cm" svg:y2="19.811cm" draw:start-shape="id99" draw:start-glue-point="8" draw:end-shape="id101" draw:end-glue-point="4" svg:d="M11176 17945l-633 1866" svg:viewBox="0 0 634 1867">
          <text:p/>
        </draw:connector>
        <draw:connector draw:style-name="gr2" draw:text-style-name="P2" draw:layer="layout" draw:type="line" svg:x1="11.266cm" svg:y1="17.908cm" svg:x2="14.543cm" svg:y2="19.812cm" draw:start-shape="id99" draw:start-glue-point="9" draw:end-shape="id102" draw:end-glue-point="4" svg:d="M11266 17908l3277 1904" svg:viewBox="0 0 3278 1905">
          <text:p/>
        </draw:connector>
        <draw:custom-shape draw:style-name="gr14" draw:text-style-name="P9" xml:id="id100" draw:id="id100" draw:layer="layout" svg:width="1.905cm" svg:height="0.952cm" svg:x="6.59cm" svg:y="19.81cm">
          <text:p text:style-name="P16"><text:span text:style-name="T4">T</text:span><text:span text:style-name="T7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xml:id="id101" draw:id="id101" draw:layer="layout" svg:width="1.905cm" svg:height="0.952cm" svg:x="9.59cm" svg:y="19.811cm">
          <text:p text:style-name="P16"><text:span text:style-name="T4">T</text:span><text:span text:style-name="T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9" xml:id="id102" draw:id="id102" draw:layer="layout" svg:width="1.905cm" svg:height="0.952cm" svg:x="13.59cm" svg:y="19.812cm">
          <text:p text:style-name="P16"><text:span text:style-name="T4">T</text:span><text:span text:style-name="T7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7" draw:layer="layout" svg:width="1.493cm" svg:height="0.962cm" svg:x="11.835cm" svg:y="19.553cm">
          <draw:text-box>
            <text:p>…..</text:p>
          </draw:text-box>
        </draw:frame>
        <draw:frame draw:style-name="gr3" draw:text-style-name="P7" draw:layer="layout" svg:width="3.021cm" svg:height="0.725cm" svg:x="11.635cm" svg:y="17.387cm">
          <draw:text-box>
            <text:p text:style-name="P18"><text:span text:style-name="T3">St</text:span><text:span text:style-name="T3">ep </text:span><text:span text:style-name="T3">2: </text:span><text:span text:style-name="T3">Vi</text:span><text:span text:style-name="T3">sit </text:span><text:span text:style-name="T8">r</text:span></text:p>
          </draw:text-box>
        </draw:frame>
        <draw:frame draw:style-name="gr3" draw:text-style-name="P20" draw:layer="layout" svg:width="3.274cm" svg:height="1.199cm" svg:x="5.136cm" svg:y="20.988cm">
          <draw:text-box>
            <text:p text:style-name="P19"><text:span text:style-name="T3">St</text:span><text:span text:style-name="T3">ep </text:span><text:span text:style-name="T3">1: </text:span><text:span text:style-name="T3">Vi</text:span><text:span text:style-name="T3">sit </text:span><text:span text:style-name="T8">T</text:span><text:span text:style-name="T9">1</text:span><text:span text:style-name="T8"><text:line-break/></text:span><text:span text:style-name="T10">in </text:span><text:span text:style-name="T10">po</text:span><text:span text:style-name="T10">st</text:span><text:span text:style-name="T10">or</text:span><text:span text:style-name="T10">de</text:span><text:span text:style-name="T10">r</text:span></text:p>
          </draw:text-box>
        </draw:frame>
        <draw:frame draw:style-name="gr3" draw:text-style-name="P20" draw:layer="layout" svg:width="3.274cm" svg:height="1.199cm" svg:x="8.936cm" svg:y="20.989cm">
          <draw:text-box>
            <text:p text:style-name="P19"><text:span text:style-name="T3">St</text:span><text:span text:style-name="T3">ep </text:span><text:span text:style-name="T3">2: </text:span><text:span text:style-name="T3">Vi</text:span><text:span text:style-name="T3">sit </text:span><text:span text:style-name="T8">T</text:span><text:span text:style-name="T9">2</text:span><text:span text:style-name="T8"><text:line-break/></text:span><text:span text:style-name="T10">in </text:span><text:span text:style-name="T10">po</text:span><text:span text:style-name="T10">st</text:span><text:span text:style-name="T10">or</text:span><text:span text:style-name="T10">de</text:span><text:span text:style-name="T10">r</text:span></text:p>
          </draw:text-box>
        </draw:frame>
        <draw:frame draw:style-name="gr3" draw:text-style-name="P20" draw:layer="layout" svg:width="3.274cm" svg:height="1.199cm" svg:x="12.736cm" svg:y="20.99cm">
          <draw:text-box>
            <text:p text:style-name="P19"><text:span text:style-name="T3">St</text:span><text:span text:style-name="T3">ep </text:span><text:span text:style-name="T3">n: </text:span><text:span text:style-name="T3">Vi</text:span><text:span text:style-name="T3">sit </text:span><text:span text:style-name="T8">T</text:span><text:span text:style-name="T9">n</text:span><text:span text:style-name="T8"><text:line-break/></text:span><text:span text:style-name="T10">in </text:span><text:span text:style-name="T10">po</text:span><text:span text:style-name="T10">st</text:span><text:span text:style-name="T10">or</text:span><text:span text:style-name="T10">de</text:span><text:span text:style-name="T10">r</text:span></text:p>
          </draw:text-box>
        </draw:frame>
      </draw:page>
      <draw:page draw:name="page5" draw:style-name="dp1" draw:master-page-name="Default">
        <draw:connector draw:style-name="gr2" draw:text-style-name="P2" draw:layer="layout" draw:type="line" svg:x1="6.322cm" svg:y1="8.718cm" svg:x2="10.139cm" svg:y2="7.895cm" draw:start-shape="id103" draw:start-glue-point="11" draw:end-shape="id104" draw:end-glue-point="7" svg:d="M6322 8718l3817-823" svg:viewBox="0 0 3818 824">
          <text:p/>
        </draw:connector>
        <draw:connector draw:style-name="gr2" draw:text-style-name="P2" draw:layer="layout" draw:type="line" svg:x1="10.229cm" svg:y1="7.932cm" svg:x2="10.23cm" svg:y2="8.679cm" draw:start-shape="id104" draw:start-glue-point="8" draw:end-shape="id105" draw:end-glue-point="4" svg:d="M10229 7932l1 747" svg:viewBox="0 0 2 748">
          <text:p/>
        </draw:connector>
        <draw:connector draw:style-name="gr2" draw:text-style-name="P2" draw:layer="layout" draw:type="line" svg:x1="10.319cm" svg:y1="7.895cm" svg:x2="14.141cm" svg:y2="8.717cm" draw:start-shape="id104" draw:start-glue-point="9" draw:end-shape="id106" draw:end-glue-point="5" svg:d="M10319 7895l3822 822" svg:viewBox="0 0 3823 823">
          <text:p/>
        </draw:connector>
        <draw:connector draw:style-name="gr2" draw:text-style-name="P2" draw:layer="layout" draw:type="line" svg:x1="6.232cm" svg:y1="8.935cm" svg:x2="6.233cm" svg:y2="9.682cm" draw:start-shape="id103" draw:start-glue-point="8" draw:end-shape="id107" draw:end-glue-point="4" svg:d="M6232 8935l1 747" svg:viewBox="0 0 2 748">
          <text:p/>
        </draw:connector>
        <draw:connector draw:style-name="gr2" draw:text-style-name="P2" draw:layer="layout" draw:type="line" svg:x1="6.143cm" svg:y1="9.899cm" svg:x2="5.325cm" svg:y2="10.721cm" draw:start-shape="id107" draw:start-glue-point="7" draw:end-shape="id108" draw:end-glue-point="11" svg:d="M6143 9899l-818 822" svg:viewBox="0 0 819 823">
          <text:p/>
        </draw:connector>
        <draw:connector draw:style-name="gr2" draw:text-style-name="P2" draw:layer="layout" draw:type="line" svg:x1="6.323cm" svg:y1="9.899cm" svg:x2="7.144cm" svg:y2="10.72cm" draw:start-shape="id107" draw:start-glue-point="9" draw:end-shape="id109" draw:end-glue-point="5" svg:d="M6323 9899l821 821" svg:viewBox="0 0 822 822">
          <text:p/>
        </draw:connector>
        <draw:connector draw:style-name="gr2" draw:text-style-name="P2" draw:layer="layout" draw:type="line" svg:x1="12.233cm" svg:y1="9.936cm" svg:x2="12.234cm" svg:y2="10.683cm" draw:start-shape="id110" draw:start-glue-point="8" draw:end-shape="id111" draw:end-glue-point="4" svg:d="M12233 9936l1 747" svg:viewBox="0 0 2 748">
          <text:p/>
        </draw:connector>
        <draw:connector draw:style-name="gr2" draw:text-style-name="P2" draw:layer="layout" draw:type="line" svg:x1="12.323cm" svg:y1="9.719cm" svg:x2="14.141cm" svg:y2="8.897cm" draw:start-shape="id110" draw:start-glue-point="11" draw:end-shape="id106" draw:end-glue-point="7" svg:d="M12323 9719l1818-822" svg:viewBox="0 0 1819 823">
          <text:p/>
        </draw:connector>
        <draw:connector draw:style-name="gr2" draw:text-style-name="P2" draw:layer="layout" draw:type="line" svg:x1="14.231cm" svg:y1="8.934cm" svg:x2="14.232cm" svg:y2="9.681cm" draw:start-shape="id106" draw:start-glue-point="8" draw:end-shape="id112" draw:end-glue-point="4" svg:d="M14231 8934l1 747" svg:viewBox="0 0 2 748">
          <text:p/>
        </draw:connector>
        <draw:connector draw:style-name="gr2" draw:text-style-name="P2" draw:layer="layout" draw:type="line" svg:x1="14.321cm" svg:y1="8.897cm" svg:x2="16.144cm" svg:y2="9.72cm" draw:start-shape="id106" draw:start-glue-point="9" draw:end-shape="id113" draw:end-glue-point="5" svg:d="M14321 8897l1823 823" svg:viewBox="0 0 1824 824">
          <text:p/>
        </draw:connector>
        <draw:connector draw:style-name="gr2" draw:text-style-name="P2" draw:layer="layout" draw:type="line" svg:x1="16.324cm" svg:y1="9.9cm" svg:x2="17.146cm" svg:y2="10.722cm" draw:start-shape="id113" draw:start-glue-point="9" draw:end-shape="id114" draw:end-glue-point="5" svg:d="M16324 9900l822 822" svg:viewBox="0 0 823 823">
          <text:p/>
        </draw:connector>
        <draw:connector draw:style-name="gr2" draw:text-style-name="P2" draw:layer="layout" draw:type="line" svg:x1="16.144cm" svg:y1="9.9cm" svg:x2="15.325cm" svg:y2="10.721cm" draw:start-shape="id113" draw:start-glue-point="7" draw:end-shape="id115" draw:end-glue-point="11" svg:d="M16144 9900l-819 821" svg:viewBox="0 0 820 822">
          <text:p/>
        </draw:connector>
        <draw:custom-shape draw:style-name="gr1" draw:text-style-name="P1" xml:id="id104" draw:id="id104" draw:layer="layout" svg:width="0.254cm" svg:height="0.254cm" svg:x="10.102cm" svg:y="7.6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5" draw:id="id105" draw:layer="layout" svg:width="0.254cm" svg:height="0.254cm" svg:x="10.103cm" svg:y="8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6" draw:id="id106" draw:layer="layout" svg:width="0.254cm" svg:height="0.254cm" svg:x="14.104cm" svg:y="8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3" draw:id="id103" draw:layer="layout" svg:width="0.254cm" svg:height="0.254cm" svg:x="6.105cm" svg:y="8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7" draw:id="id107" draw:layer="layout" svg:width="0.254cm" svg:height="0.254cm" svg:x="6.106cm" svg:y="9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9" draw:id="id109" draw:layer="layout" svg:width="0.254cm" svg:height="0.254cm" svg:x="7.107cm" svg:y="10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8" draw:id="id108" draw:layer="layout" svg:width="0.254cm" svg:height="0.254cm" svg:x="5.108cm" svg:y="10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2" draw:id="id112" draw:layer="layout" svg:width="0.254cm" svg:height="0.254cm" svg:x="14.105cm" svg:y="9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0" draw:id="id110" draw:layer="layout" svg:width="0.254cm" svg:height="0.254cm" svg:x="12.106cm" svg:y="9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3" draw:id="id113" draw:layer="layout" svg:width="0.254cm" svg:height="0.254cm" svg:x="16.107cm" svg:y="9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5" draw:id="id115" draw:layer="layout" svg:width="0.254cm" svg:height="0.254cm" svg:x="15.108cm" svg:y="10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4" draw:id="id114" draw:layer="layout" svg:width="0.254cm" svg:height="0.254cm" svg:x="17.109cm" svg:y="10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1" draw:id="id111" draw:layer="layout" svg:width="0.254cm" svg:height="0.254cm" svg:x="12.107cm" svg:y="10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77cm" svg:height="0.806cm" svg:x="9.839cm" svg:y="6.94cm">
          <draw:text-box>
            <text:p text:style-name="P15">a</text:p>
          </draw:text-box>
        </draw:frame>
        <draw:frame draw:style-name="gr3" draw:text-style-name="P3" draw:layer="layout" svg:width="0.752cm" svg:height="0.806cm" svg:x="9.44cm" svg:y="8.389cm">
          <draw:text-box>
            <text:p text:style-name="P15">c</text:p>
          </draw:text-box>
        </draw:frame>
        <draw:frame draw:style-name="gr3" draw:text-style-name="P3" draw:layer="layout" svg:width="0.777cm" svg:height="0.806cm" svg:x="5.44cm" svg:y="8.389cm">
          <draw:text-box>
            <text:p text:style-name="P15">b</text:p>
          </draw:text-box>
        </draw:frame>
        <draw:frame draw:style-name="gr3" draw:text-style-name="P3" draw:layer="layout" svg:width="0.777cm" svg:height="0.806cm" svg:x="5.441cm" svg:y="9.389cm">
          <draw:text-box>
            <text:p text:style-name="P15">e</text:p>
          </draw:text-box>
        </draw:frame>
        <draw:frame draw:style-name="gr3" draw:text-style-name="P3" draw:layer="layout" svg:width="0.612cm" svg:height="0.806cm" svg:x="4.442cm" svg:y="10.389cm">
          <draw:text-box>
            <text:p text:style-name="P15">i</text:p>
          </draw:text-box>
        </draw:frame>
        <draw:frame draw:style-name="gr3" draw:text-style-name="P3" draw:layer="layout" svg:width="0.612cm" svg:height="0.806cm" svg:x="7.442cm" svg:y="10.389cm">
          <draw:text-box>
            <text:p text:style-name="P15">j</text:p>
          </draw:text-box>
        </draw:frame>
        <draw:frame draw:style-name="gr3" draw:text-style-name="P3" draw:layer="layout" svg:width="0.752cm" svg:height="0.806cm" svg:x="11.442cm" svg:y="10.389cm">
          <draw:text-box>
            <text:p text:style-name="P15">k</text:p>
          </draw:text-box>
        </draw:frame>
        <draw:frame draw:style-name="gr3" draw:text-style-name="P3" draw:layer="layout" svg:width="0.642cm" svg:height="0.806cm" svg:x="11.442cm" svg:y="9.389cm">
          <draw:text-box>
            <text:p text:style-name="P15">f</text:p>
          </draw:text-box>
        </draw:frame>
        <draw:frame draw:style-name="gr3" draw:text-style-name="P3" draw:layer="layout" svg:width="0.777cm" svg:height="0.806cm" svg:x="13.442cm" svg:y="9.389cm">
          <draw:text-box>
            <text:p text:style-name="P15">g</text:p>
          </draw:text-box>
        </draw:frame>
        <draw:frame draw:style-name="gr3" draw:text-style-name="P3" draw:layer="layout" svg:width="0.612cm" svg:height="0.806cm" svg:x="14.443cm" svg:y="10.389cm">
          <draw:text-box>
            <text:p text:style-name="P15">l</text:p>
          </draw:text-box>
        </draw:frame>
        <draw:frame draw:style-name="gr3" draw:text-style-name="P3" draw:layer="layout" svg:width="0.913cm" svg:height="0.806cm" svg:x="17.443cm" svg:y="10.389cm">
          <draw:text-box>
            <text:p text:style-name="P15">m</text:p>
          </draw:text-box>
        </draw:frame>
        <draw:frame draw:style-name="gr3" draw:text-style-name="P3" draw:layer="layout" svg:width="0.777cm" svg:height="0.806cm" svg:x="16.444cm" svg:y="9.389cm">
          <draw:text-box>
            <text:p text:style-name="P15">h</text:p>
          </draw:text-box>
        </draw:frame>
        <draw:frame draw:style-name="gr3" draw:text-style-name="P3" draw:layer="layout" svg:width="0.777cm" svg:height="0.806cm" svg:x="14.445cm" svg:y="8.389cm">
          <draw:text-box>
            <text:p text:style-name="P15">d</text:p>
          </draw:text-box>
        </draw:frame>
        <draw:connector draw:style-name="gr2" draw:text-style-name="P2" draw:layer="layout" draw:type="line" svg:x1="8.232cm" svg:y1="13.936cm" svg:x2="8.233cm" svg:y2="14.683cm" draw:start-shape="id116" draw:start-glue-point="8" draw:end-shape="id117" draw:end-glue-point="4" svg:d="M8232 13936l1 747" svg:viewBox="0 0 2 748">
          <text:p/>
        </draw:connector>
        <draw:connector draw:style-name="gr2" draw:text-style-name="P2" draw:layer="layout" draw:type="line" svg:x1="8.143cm" svg:y1="14.9cm" svg:x2="7.325cm" svg:y2="15.722cm" draw:start-shape="id117" draw:start-glue-point="7" draw:end-shape="id118" draw:end-glue-point="11" svg:d="M8143 14900l-818 822" svg:viewBox="0 0 819 823">
          <text:p/>
        </draw:connector>
        <draw:connector draw:style-name="gr2" draw:text-style-name="P2" draw:layer="layout" draw:type="line" svg:x1="8.323cm" svg:y1="14.9cm" svg:x2="9.144cm" svg:y2="15.721cm" draw:start-shape="id117" draw:start-glue-point="9" draw:end-shape="id119" draw:end-glue-point="5" svg:d="M8323 14900l821 821" svg:viewBox="0 0 822 822">
          <text:p/>
        </draw:connector>
        <draw:connector draw:style-name="gr2" draw:text-style-name="P2" draw:layer="layout" draw:type="line" svg:x1="11.233cm" svg:y1="14.937cm" svg:x2="11.234cm" svg:y2="15.684cm" draw:start-shape="id120" draw:start-glue-point="8" draw:end-shape="id121" draw:end-glue-point="4" svg:d="M11233 14937l1 747" svg:viewBox="0 0 2 748">
          <text:p/>
        </draw:connector>
        <draw:connector draw:style-name="gr2" draw:text-style-name="P2" draw:layer="layout" draw:type="line" svg:x1="11.323cm" svg:y1="14.72cm" svg:x2="13.141cm" svg:y2="13.898cm" draw:start-shape="id120" draw:start-glue-point="11" draw:end-shape="id122" draw:end-glue-point="7" svg:d="M11323 14720l1818-822" svg:viewBox="0 0 1819 823">
          <text:p/>
        </draw:connector>
        <draw:connector draw:style-name="gr2" draw:text-style-name="P2" draw:layer="layout" draw:type="line" svg:x1="13.231cm" svg:y1="13.935cm" svg:x2="13.232cm" svg:y2="14.682cm" draw:start-shape="id122" draw:start-glue-point="8" draw:end-shape="id123" draw:end-glue-point="4" svg:d="M13231 13935l1 747" svg:viewBox="0 0 2 748">
          <text:p/>
        </draw:connector>
        <draw:connector draw:style-name="gr2" draw:text-style-name="P2" draw:layer="layout" draw:type="line" svg:x1="13.321cm" svg:y1="13.898cm" svg:x2="15.144cm" svg:y2="14.721cm" draw:start-shape="id122" draw:start-glue-point="9" draw:end-shape="id124" draw:end-glue-point="5" svg:d="M13321 13898l1823 823" svg:viewBox="0 0 1824 824">
          <text:p/>
        </draw:connector>
        <draw:connector draw:style-name="gr2" draw:text-style-name="P2" draw:layer="layout" draw:type="line" svg:x1="15.324cm" svg:y1="14.901cm" svg:x2="16.146cm" svg:y2="15.723cm" draw:start-shape="id124" draw:start-glue-point="9" draw:end-shape="id125" draw:end-glue-point="5" svg:d="M15324 14901l822 822" svg:viewBox="0 0 823 823">
          <text:p/>
        </draw:connector>
        <draw:connector draw:style-name="gr2" draw:text-style-name="P2" draw:layer="layout" draw:type="line" svg:x1="15.144cm" svg:y1="14.901cm" svg:x2="14.325cm" svg:y2="15.722cm" draw:start-shape="id124" draw:start-glue-point="7" draw:end-shape="id126" draw:end-glue-point="11" svg:d="M15144 14901l-819 821" svg:viewBox="0 0 820 822">
          <text:p/>
        </draw:connector>
        <draw:custom-shape draw:style-name="gr1" draw:text-style-name="P1" draw:layer="layout" svg:width="0.254cm" svg:height="0.254cm" svg:x="6.102cm" svg:y="13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0.103cm" svg:y="13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2" draw:id="id122" draw:layer="layout" svg:width="0.254cm" svg:height="0.254cm" svg:x="13.104cm" svg:y="13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6" draw:id="id116" draw:layer="layout" svg:width="0.254cm" svg:height="0.254cm" svg:x="8.105cm" svg:y="13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7" draw:id="id117" draw:layer="layout" svg:width="0.254cm" svg:height="0.254cm" svg:x="8.106cm" svg:y="1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9" draw:id="id119" draw:layer="layout" svg:width="0.254cm" svg:height="0.254cm" svg:x="9.107cm" svg:y="15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8" draw:id="id118" draw:layer="layout" svg:width="0.254cm" svg:height="0.254cm" svg:x="7.108cm" svg:y="15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3" draw:id="id123" draw:layer="layout" svg:width="0.254cm" svg:height="0.254cm" svg:x="13.105cm" svg:y="14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0" draw:id="id120" draw:layer="layout" svg:width="0.254cm" svg:height="0.254cm" svg:x="11.106cm" svg:y="1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4" draw:id="id124" draw:layer="layout" svg:width="0.254cm" svg:height="0.254cm" svg:x="15.107cm" svg:y="14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6" draw:id="id126" draw:layer="layout" svg:width="0.254cm" svg:height="0.254cm" svg:x="14.108cm" svg:y="15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5" draw:id="id125" draw:layer="layout" svg:width="0.254cm" svg:height="0.254cm" svg:x="16.109cm" svg:y="15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1" draw:id="id121" draw:layer="layout" svg:width="0.254cm" svg:height="0.254cm" svg:x="11.107cm" svg:y="15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77cm" svg:height="0.806cm" svg:x="5.839cm" svg:y="12.941cm">
          <draw:text-box>
            <text:p text:style-name="P15">a</text:p>
          </draw:text-box>
        </draw:frame>
        <draw:frame draw:style-name="gr3" draw:text-style-name="P3" draw:layer="layout" svg:width="0.752cm" svg:height="0.806cm" svg:x="9.84cm" svg:y="12.99cm">
          <draw:text-box>
            <text:p text:style-name="P15">c</text:p>
          </draw:text-box>
        </draw:frame>
        <draw:frame draw:style-name="gr3" draw:text-style-name="P3" draw:layer="layout" svg:width="0.777cm" svg:height="0.806cm" svg:x="7.84cm" svg:y="12.99cm">
          <draw:text-box>
            <text:p text:style-name="P15">b</text:p>
          </draw:text-box>
        </draw:frame>
        <draw:frame draw:style-name="gr3" draw:text-style-name="P3" draw:layer="layout" svg:width="0.777cm" svg:height="0.806cm" svg:x="7.441cm" svg:y="14.39cm">
          <draw:text-box>
            <text:p text:style-name="P15">e</text:p>
          </draw:text-box>
        </draw:frame>
        <draw:frame draw:style-name="gr3" draw:text-style-name="P3" draw:layer="layout" svg:width="0.612cm" svg:height="0.806cm" svg:x="6.442cm" svg:y="15.39cm">
          <draw:text-box>
            <text:p text:style-name="P15">i</text:p>
          </draw:text-box>
        </draw:frame>
        <draw:frame draw:style-name="gr3" draw:text-style-name="P3" draw:layer="layout" svg:width="0.612cm" svg:height="0.806cm" svg:x="9.442cm" svg:y="15.39cm">
          <draw:text-box>
            <text:p text:style-name="P15">j</text:p>
          </draw:text-box>
        </draw:frame>
        <draw:frame draw:style-name="gr3" draw:text-style-name="P3" draw:layer="layout" svg:width="0.752cm" svg:height="0.806cm" svg:x="10.442cm" svg:y="15.39cm">
          <draw:text-box>
            <text:p text:style-name="P15">k</text:p>
          </draw:text-box>
        </draw:frame>
        <draw:frame draw:style-name="gr3" draw:text-style-name="P3" draw:layer="layout" svg:width="0.642cm" svg:height="0.806cm" svg:x="10.442cm" svg:y="14.39cm">
          <draw:text-box>
            <text:p text:style-name="P15">f</text:p>
          </draw:text-box>
        </draw:frame>
        <draw:frame draw:style-name="gr3" draw:text-style-name="P3" draw:layer="layout" svg:width="0.777cm" svg:height="0.806cm" svg:x="12.442cm" svg:y="14.39cm">
          <draw:text-box>
            <text:p text:style-name="P15">g</text:p>
          </draw:text-box>
        </draw:frame>
        <draw:frame draw:style-name="gr3" draw:text-style-name="P3" draw:layer="layout" svg:width="0.612cm" svg:height="0.806cm" svg:x="13.443cm" svg:y="15.39cm">
          <draw:text-box>
            <text:p text:style-name="P15">l</text:p>
          </draw:text-box>
        </draw:frame>
        <draw:frame draw:style-name="gr3" draw:text-style-name="P3" draw:layer="layout" svg:width="0.913cm" svg:height="0.806cm" svg:x="16.443cm" svg:y="15.39cm">
          <draw:text-box>
            <text:p text:style-name="P15">m</text:p>
          </draw:text-box>
        </draw:frame>
        <draw:frame draw:style-name="gr3" draw:text-style-name="P3" draw:layer="layout" svg:width="0.777cm" svg:height="0.806cm" svg:x="15.444cm" svg:y="14.39cm">
          <draw:text-box>
            <text:p text:style-name="P15">h</text:p>
          </draw:text-box>
        </draw:frame>
        <draw:frame draw:style-name="gr3" draw:text-style-name="P3" draw:layer="layout" svg:width="0.777cm" svg:height="0.806cm" svg:x="12.845cm" svg:y="12.99cm">
          <draw:text-box>
            <text:p text:style-name="P15">d</text:p>
          </draw:text-box>
        </draw:frame>
        <draw:connector draw:style-name="gr2" draw:text-style-name="P2" draw:layer="layout" draw:type="line" svg:x1="24.544cm" svg:y1="10.901cm" svg:x2="24.226cm" svg:y2="11.723cm" draw:start-shape="id127" draw:start-glue-point="7" draw:end-shape="id128" draw:end-glue-point="11" svg:d="M24544 10901l-318 822" svg:viewBox="0 0 319 823">
          <text:p/>
        </draw:connector>
        <draw:connector draw:style-name="gr2" draw:text-style-name="P2" draw:layer="layout" draw:type="line" svg:x1="24.724cm" svg:y1="10.901cm" svg:x2="25.045cm" svg:y2="11.722cm" draw:start-shape="id127" draw:start-glue-point="9" draw:end-shape="id129" draw:end-glue-point="5" svg:d="M24724 10901l321 821" svg:viewBox="0 0 322 822">
          <text:p/>
        </draw:connector>
        <draw:connector draw:style-name="gr2" draw:text-style-name="P2" draw:layer="layout" draw:type="line" svg:x1="27.634cm" svg:y1="10.938cm" svg:x2="27.635cm" svg:y2="11.685cm" draw:start-shape="id130" draw:start-glue-point="8" draw:end-shape="id131" draw:end-glue-point="4" svg:d="M27634 10938l1 747" svg:viewBox="0 0 2 748">
          <text:p/>
        </draw:connector>
        <draw:connector draw:style-name="gr2" draw:text-style-name="P2" draw:layer="layout" draw:type="line" svg:x1="29.725cm" svg:y1="10.902cm" svg:x2="30.147cm" svg:y2="11.724cm" draw:start-shape="id132" draw:start-glue-point="9" draw:end-shape="id133" draw:end-glue-point="5" svg:d="M29725 10902l422 822" svg:viewBox="0 0 423 823">
          <text:p/>
        </draw:connector>
        <draw:connector draw:style-name="gr2" draw:text-style-name="P2" draw:layer="layout" draw:type="line" svg:x1="29.545cm" svg:y1="10.902cm" svg:x2="29.226cm" svg:y2="11.723cm" draw:start-shape="id132" draw:start-glue-point="7" draw:end-shape="id134" draw:end-glue-point="11" svg:d="M29545 10902l-319 821" svg:viewBox="0 0 320 822">
          <text:p/>
        </draw:connector>
        <draw:custom-shape draw:style-name="gr1" draw:text-style-name="P1" draw:layer="layout" svg:width="0.254cm" svg:height="0.254cm" svg:x="22.503cm" svg:y="10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5.504cm" svg:y="10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6.505cm" svg:y="10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3.506cm" svg:y="10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7" draw:id="id127" draw:layer="layout" svg:width="0.254cm" svg:height="0.254cm" svg:x="24.507cm" svg:y="10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9" draw:id="id129" draw:layer="layout" svg:width="0.254cm" svg:height="0.254cm" svg:x="25.008cm" svg:y="11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8" draw:id="id128" draw:layer="layout" svg:width="0.254cm" svg:height="0.254cm" svg:x="24.009cm" svg:y="11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8.506cm" svg:y="10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0" draw:id="id130" draw:layer="layout" svg:width="0.254cm" svg:height="0.254cm" svg:x="27.507cm" svg:y="10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2" draw:id="id132" draw:layer="layout" svg:width="0.254cm" svg:height="0.254cm" svg:x="29.508cm" svg:y="10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4" draw:id="id134" draw:layer="layout" svg:width="0.254cm" svg:height="0.254cm" svg:x="29.009cm" svg:y="11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3" draw:id="id133" draw:layer="layout" svg:width="0.254cm" svg:height="0.254cm" svg:x="30.11cm" svg:y="11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1" draw:id="id131" draw:layer="layout" svg:width="0.254cm" svg:height="0.254cm" svg:x="27.508cm" svg:y="11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77cm" svg:height="0.806cm" svg:x="22.24cm" svg:y="9.942cm">
          <draw:text-box>
            <text:p text:style-name="P15">a</text:p>
          </draw:text-box>
        </draw:frame>
        <draw:frame draw:style-name="gr3" draw:text-style-name="P3" draw:layer="layout" svg:width="0.752cm" svg:height="0.806cm" svg:x="25.241cm" svg:y="9.991cm">
          <draw:text-box>
            <text:p text:style-name="P15">c</text:p>
          </draw:text-box>
        </draw:frame>
        <draw:frame draw:style-name="gr3" draw:text-style-name="P3" draw:layer="layout" svg:width="0.777cm" svg:height="0.806cm" svg:x="23.241cm" svg:y="9.991cm">
          <draw:text-box>
            <text:p text:style-name="P15">b</text:p>
          </draw:text-box>
        </draw:frame>
        <draw:frame draw:style-name="gr3" draw:text-style-name="P3" draw:layer="layout" svg:width="0.777cm" svg:height="0.806cm" svg:x="24.242cm" svg:y="9.991cm">
          <draw:text-box>
            <text:p text:style-name="P15">e</text:p>
          </draw:text-box>
        </draw:frame>
        <draw:frame draw:style-name="gr3" draw:text-style-name="P3" draw:layer="layout" svg:width="0.612cm" svg:height="0.806cm" svg:x="23.343cm" svg:y="11.391cm">
          <draw:text-box>
            <text:p text:style-name="P15">i</text:p>
          </draw:text-box>
        </draw:frame>
        <draw:frame draw:style-name="gr3" draw:text-style-name="P3" draw:layer="layout" svg:width="0.612cm" svg:height="0.806cm" svg:x="25.343cm" svg:y="11.391cm">
          <draw:text-box>
            <text:p text:style-name="P15">j</text:p>
          </draw:text-box>
        </draw:frame>
        <draw:frame draw:style-name="gr3" draw:text-style-name="P3" draw:layer="layout" svg:width="0.752cm" svg:height="0.806cm" svg:x="26.843cm" svg:y="11.391cm">
          <draw:text-box>
            <text:p text:style-name="P15">k</text:p>
          </draw:text-box>
        </draw:frame>
        <draw:frame draw:style-name="gr3" draw:text-style-name="P3" draw:layer="layout" svg:width="0.642cm" svg:height="0.806cm" svg:x="27.343cm" svg:y="9.991cm">
          <draw:text-box>
            <text:p text:style-name="P15">f</text:p>
          </draw:text-box>
        </draw:frame>
        <draw:frame draw:style-name="gr3" draw:text-style-name="P3" draw:layer="layout" svg:width="0.777cm" svg:height="0.806cm" svg:x="28.243cm" svg:y="9.891cm">
          <draw:text-box>
            <text:p text:style-name="P15">g</text:p>
          </draw:text-box>
        </draw:frame>
        <draw:frame draw:style-name="gr3" draw:text-style-name="P3" draw:layer="layout" svg:width="0.612cm" svg:height="0.806cm" svg:x="28.344cm" svg:y="11.391cm">
          <draw:text-box>
            <text:p text:style-name="P15">l</text:p>
          </draw:text-box>
        </draw:frame>
        <draw:frame draw:style-name="gr3" draw:text-style-name="P3" draw:layer="layout" svg:width="0.913cm" svg:height="0.806cm" svg:x="30.444cm" svg:y="11.391cm">
          <draw:text-box>
            <text:p text:style-name="P15">m</text:p>
          </draw:text-box>
        </draw:frame>
        <draw:frame draw:style-name="gr3" draw:text-style-name="P3" draw:layer="layout" svg:width="0.777cm" svg:height="0.806cm" svg:x="29.245cm" svg:y="9.991cm">
          <draw:text-box>
            <text:p text:style-name="P15">h</text:p>
          </draw:text-box>
        </draw:frame>
        <draw:frame draw:style-name="gr3" draw:text-style-name="P3" draw:layer="layout" svg:width="0.777cm" svg:height="0.806cm" svg:x="26.246cm" svg:y="9.891cm">
          <draw:text-box>
            <text:p text:style-name="P15">d</text:p>
          </draw:text-box>
        </draw:frame>
        <draw:custom-shape draw:style-name="gr1" draw:text-style-name="P1" draw:layer="layout" svg:width="0.254cm" svg:height="0.254cm" svg:x="20.104cm" svg:y="14.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5.105cm" svg:y="14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6.106cm" svg:y="14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1.107cm" svg:y="1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2.108cm" svg:y="14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4.109cm" svg:y="14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3.11cm" svg:y="14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9.107cm" svg:y="1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7.108cm" svg:y="14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30.109cm" svg:y="14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31.11cm" svg:y="14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32.111cm" svg:y="14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8.109cm" svg:y="14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77cm" svg:height="0.806cm" svg:x="19.841cm" svg:y="13.942cm">
          <draw:text-box>
            <text:p text:style-name="P15">a</text:p>
          </draw:text-box>
        </draw:frame>
        <draw:frame draw:style-name="gr15" draw:text-style-name="P3" draw:layer="layout" svg:width="0.752cm" svg:height="0.806cm" svg:x="24.842cm" svg:y="13.991cm">
          <draw:text-box>
            <text:p text:style-name="P15">c</text:p>
          </draw:text-box>
        </draw:frame>
        <draw:frame draw:style-name="gr3" draw:text-style-name="P3" draw:layer="layout" svg:width="0.777cm" svg:height="0.806cm" svg:x="20.842cm" svg:y="13.991cm">
          <draw:text-box>
            <text:p text:style-name="P15">b</text:p>
          </draw:text-box>
        </draw:frame>
        <draw:frame draw:style-name="gr3" draw:text-style-name="P3" draw:layer="layout" svg:width="0.777cm" svg:height="0.806cm" svg:x="21.843cm" svg:y="13.991cm">
          <draw:text-box>
            <text:p text:style-name="P15">e</text:p>
          </draw:text-box>
        </draw:frame>
        <draw:frame draw:style-name="gr3" draw:text-style-name="P3" draw:layer="layout" svg:width="0.612cm" svg:height="0.806cm" svg:x="22.944cm" svg:y="13.991cm">
          <draw:text-box>
            <text:p text:style-name="P15">i</text:p>
          </draw:text-box>
        </draw:frame>
        <draw:frame draw:style-name="gr3" draw:text-style-name="P3" draw:layer="layout" svg:width="0.612cm" svg:height="0.806cm" svg:x="23.944cm" svg:y="13.891cm">
          <draw:text-box>
            <text:p text:style-name="P15">j</text:p>
          </draw:text-box>
        </draw:frame>
        <draw:frame draw:style-name="gr3" draw:text-style-name="P3" draw:layer="layout" svg:width="0.752cm" svg:height="0.806cm" svg:x="27.844cm" svg:y="13.991cm">
          <draw:text-box>
            <text:p text:style-name="P15">k</text:p>
          </draw:text-box>
        </draw:frame>
        <draw:frame draw:style-name="gr3" draw:text-style-name="P3" draw:layer="layout" svg:width="0.642cm" svg:height="0.806cm" svg:x="26.944cm" svg:y="13.991cm">
          <draw:text-box>
            <text:p text:style-name="P15">f</text:p>
          </draw:text-box>
        </draw:frame>
        <draw:frame draw:style-name="gr3" draw:text-style-name="P3" draw:layer="layout" svg:width="0.777cm" svg:height="0.806cm" svg:x="28.844cm" svg:y="13.891cm">
          <draw:text-box>
            <text:p text:style-name="P15">g</text:p>
          </draw:text-box>
        </draw:frame>
        <draw:frame draw:style-name="gr3" draw:text-style-name="P3" draw:layer="layout" svg:width="0.612cm" svg:height="0.806cm" svg:x="30.945cm" svg:y="13.991cm">
          <draw:text-box>
            <text:p text:style-name="P15">l</text:p>
          </draw:text-box>
        </draw:frame>
        <draw:frame draw:style-name="gr3" draw:text-style-name="P3" draw:layer="layout" svg:width="0.913cm" svg:height="0.806cm" svg:x="31.745cm" svg:y="13.991cm">
          <draw:text-box>
            <text:p text:style-name="P15">m</text:p>
          </draw:text-box>
        </draw:frame>
        <draw:frame draw:style-name="gr3" draw:text-style-name="P3" draw:layer="layout" svg:width="0.777cm" svg:height="0.806cm" svg:x="29.846cm" svg:y="13.991cm">
          <draw:text-box>
            <text:p text:style-name="P15">h</text:p>
          </draw:text-box>
        </draw:frame>
        <draw:frame draw:style-name="gr3" draw:text-style-name="P3" draw:layer="layout" svg:width="0.777cm" svg:height="0.806cm" svg:x="25.847cm" svg:y="13.891cm">
          <draw:text-box>
            <text:p text:style-name="P15">d</text:p>
          </draw:text-box>
        </draw:frame>
        <draw:line draw:style-name="gr16" draw:text-style-name="P2" draw:layer="layout" svg:x1="19.18cm" svg:y1="6.715cm" svg:x2="19.18cm" svg:y2="16.557cm">
          <text:p/>
        </draw:line>
      </draw:page>
      <draw:page draw:name="page6" draw:style-name="dp1" draw:master-page-name="Default">
        <draw:connector draw:style-name="gr2" draw:text-style-name="P2" draw:layer="layout" draw:type="line" svg:x1="6.323cm" svg:y1="8.733cm" svg:x2="10.14cm" svg:y2="7.91cm" draw:start-shape="id135" draw:start-glue-point="11" draw:end-shape="id136" draw:end-glue-point="7" svg:d="M6323 8733l3817-823" svg:viewBox="0 0 3818 824">
          <text:p/>
        </draw:connector>
        <draw:connector draw:style-name="gr2" draw:text-style-name="P2" draw:layer="layout" draw:type="line" svg:x1="10.23cm" svg:y1="7.947cm" svg:x2="10.231cm" svg:y2="8.694cm" draw:start-shape="id136" draw:start-glue-point="8" draw:end-shape="id137" draw:end-glue-point="4" svg:d="M10230 7947l1 747" svg:viewBox="0 0 2 748">
          <text:p/>
        </draw:connector>
        <draw:connector draw:style-name="gr2" draw:text-style-name="P2" draw:layer="layout" draw:type="line" svg:x1="10.32cm" svg:y1="7.91cm" svg:x2="14.142cm" svg:y2="8.732cm" draw:start-shape="id136" draw:start-glue-point="9" draw:end-shape="id138" draw:end-glue-point="5" svg:d="M10320 7910l3822 822" svg:viewBox="0 0 3823 823">
          <text:p/>
        </draw:connector>
        <draw:connector draw:style-name="gr2" draw:text-style-name="P2" draw:layer="layout" draw:type="line" svg:x1="6.233cm" svg:y1="8.95cm" svg:x2="6.234cm" svg:y2="9.697cm" draw:start-shape="id135" draw:start-glue-point="8" draw:end-shape="id139" draw:end-glue-point="4" svg:d="M6233 8950l1 747" svg:viewBox="0 0 2 748">
          <text:p/>
        </draw:connector>
        <draw:connector draw:style-name="gr2" draw:text-style-name="P2" draw:layer="layout" draw:type="line" svg:x1="6.144cm" svg:y1="9.914cm" svg:x2="5.326cm" svg:y2="10.736cm" draw:start-shape="id139" draw:start-glue-point="7" draw:end-shape="id140" draw:end-glue-point="11" svg:d="M6144 9914l-818 822" svg:viewBox="0 0 819 823">
          <text:p/>
        </draw:connector>
        <draw:connector draw:style-name="gr2" draw:text-style-name="P2" draw:layer="layout" draw:type="line" svg:x1="6.324cm" svg:y1="9.914cm" svg:x2="7.145cm" svg:y2="10.735cm" draw:start-shape="id139" draw:start-glue-point="9" draw:end-shape="id141" draw:end-glue-point="5" svg:d="M6324 9914l821 821" svg:viewBox="0 0 822 822">
          <text:p/>
        </draw:connector>
        <draw:connector draw:style-name="gr2" draw:text-style-name="P2" draw:layer="layout" draw:type="line" svg:x1="12.234cm" svg:y1="9.951cm" svg:x2="12.235cm" svg:y2="10.698cm" draw:start-shape="id142" draw:start-glue-point="8" draw:end-shape="id143" draw:end-glue-point="4" svg:d="M12234 9951l1 747" svg:viewBox="0 0 2 748">
          <text:p/>
        </draw:connector>
        <draw:connector draw:style-name="gr2" draw:text-style-name="P2" draw:layer="layout" draw:type="line" svg:x1="12.324cm" svg:y1="9.734cm" svg:x2="14.142cm" svg:y2="8.912cm" draw:start-shape="id142" draw:start-glue-point="11" draw:end-shape="id138" draw:end-glue-point="7" svg:d="M12324 9734l1818-822" svg:viewBox="0 0 1819 823">
          <text:p/>
        </draw:connector>
        <draw:connector draw:style-name="gr2" draw:text-style-name="P2" draw:layer="layout" draw:type="line" svg:x1="14.232cm" svg:y1="8.949cm" svg:x2="14.233cm" svg:y2="9.696cm" draw:start-shape="id138" draw:start-glue-point="8" draw:end-shape="id144" draw:end-glue-point="4" svg:d="M14232 8949l1 747" svg:viewBox="0 0 2 748">
          <text:p/>
        </draw:connector>
        <draw:connector draw:style-name="gr2" draw:text-style-name="P2" draw:layer="layout" draw:type="line" svg:x1="14.322cm" svg:y1="8.912cm" svg:x2="16.145cm" svg:y2="9.735cm" draw:start-shape="id138" draw:start-glue-point="9" draw:end-shape="id145" draw:end-glue-point="5" svg:d="M14322 8912l1823 823" svg:viewBox="0 0 1824 824">
          <text:p/>
        </draw:connector>
        <draw:connector draw:style-name="gr2" draw:text-style-name="P2" draw:layer="layout" draw:type="line" svg:x1="16.325cm" svg:y1="9.915cm" svg:x2="17.147cm" svg:y2="10.737cm" draw:start-shape="id145" draw:start-glue-point="9" draw:end-shape="id146" draw:end-glue-point="5" svg:d="M16325 9915l822 822" svg:viewBox="0 0 823 823">
          <text:p/>
        </draw:connector>
        <draw:connector draw:style-name="gr2" draw:text-style-name="P2" draw:layer="layout" draw:type="line" svg:x1="16.145cm" svg:y1="9.915cm" svg:x2="15.326cm" svg:y2="10.736cm" draw:start-shape="id145" draw:start-glue-point="7" draw:end-shape="id147" draw:end-glue-point="11" svg:d="M16145 9915l-819 821" svg:viewBox="0 0 820 822">
          <text:p/>
        </draw:connector>
        <draw:custom-shape draw:style-name="gr1" draw:text-style-name="P1" xml:id="id136" draw:id="id136" draw:layer="layout" svg:width="0.254cm" svg:height="0.254cm" svg:x="10.103cm" svg:y="7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7" draw:id="id137" draw:layer="layout" svg:width="0.254cm" svg:height="0.254cm" svg:x="10.104cm" svg:y="8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8" draw:id="id138" draw:layer="layout" svg:width="0.254cm" svg:height="0.254cm" svg:x="14.105cm" svg:y="8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5" draw:id="id135" draw:layer="layout" svg:width="0.254cm" svg:height="0.254cm" svg:x="6.106cm" svg:y="8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9" draw:id="id139" draw:layer="layout" svg:width="0.254cm" svg:height="0.254cm" svg:x="6.107cm" svg:y="9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1" draw:id="id141" draw:layer="layout" svg:width="0.254cm" svg:height="0.254cm" svg:x="7.108cm" svg:y="10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0" draw:id="id140" draw:layer="layout" svg:width="0.254cm" svg:height="0.254cm" svg:x="5.109cm" svg:y="10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4" draw:id="id144" draw:layer="layout" svg:width="0.254cm" svg:height="0.254cm" svg:x="14.106cm" svg:y="9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2" draw:id="id142" draw:layer="layout" svg:width="0.254cm" svg:height="0.254cm" svg:x="12.107cm" svg:y="9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5" draw:id="id145" draw:layer="layout" svg:width="0.254cm" svg:height="0.254cm" svg:x="16.108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7" draw:id="id147" draw:layer="layout" svg:width="0.254cm" svg:height="0.254cm" svg:x="15.109cm" svg:y="10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6" draw:id="id146" draw:layer="layout" svg:width="0.254cm" svg:height="0.254cm" svg:x="17.11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3" draw:id="id143" draw:layer="layout" svg:width="0.254cm" svg:height="0.254cm" svg:x="12.108cm" svg:y="10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77cm" svg:height="0.806cm" svg:x="9.84cm" svg:y="6.955cm">
          <draw:text-box>
            <text:p text:style-name="P15">a</text:p>
          </draw:text-box>
        </draw:frame>
        <draw:frame draw:style-name="gr3" draw:text-style-name="P3" draw:layer="layout" svg:width="0.752cm" svg:height="0.806cm" svg:x="9.441cm" svg:y="8.404cm">
          <draw:text-box>
            <text:p text:style-name="P15">c</text:p>
          </draw:text-box>
        </draw:frame>
        <draw:frame draw:style-name="gr3" draw:text-style-name="P3" draw:layer="layout" svg:width="0.777cm" svg:height="0.806cm" svg:x="5.441cm" svg:y="8.404cm">
          <draw:text-box>
            <text:p text:style-name="P15">b</text:p>
          </draw:text-box>
        </draw:frame>
        <draw:frame draw:style-name="gr3" draw:text-style-name="P3" draw:layer="layout" svg:width="0.777cm" svg:height="0.806cm" svg:x="5.442cm" svg:y="9.404cm">
          <draw:text-box>
            <text:p text:style-name="P15">e</text:p>
          </draw:text-box>
        </draw:frame>
        <draw:frame draw:style-name="gr3" draw:text-style-name="P3" draw:layer="layout" svg:width="0.612cm" svg:height="0.806cm" svg:x="4.443cm" svg:y="10.404cm">
          <draw:text-box>
            <text:p text:style-name="P15">i</text:p>
          </draw:text-box>
        </draw:frame>
        <draw:frame draw:style-name="gr3" draw:text-style-name="P3" draw:layer="layout" svg:width="0.612cm" svg:height="0.806cm" svg:x="7.443cm" svg:y="10.404cm">
          <draw:text-box>
            <text:p text:style-name="P15">j</text:p>
          </draw:text-box>
        </draw:frame>
        <draw:frame draw:style-name="gr3" draw:text-style-name="P3" draw:layer="layout" svg:width="0.752cm" svg:height="0.806cm" svg:x="11.443cm" svg:y="10.404cm">
          <draw:text-box>
            <text:p text:style-name="P15">k</text:p>
          </draw:text-box>
        </draw:frame>
        <draw:frame draw:style-name="gr3" draw:text-style-name="P3" draw:layer="layout" svg:width="0.642cm" svg:height="0.806cm" svg:x="11.443cm" svg:y="9.404cm">
          <draw:text-box>
            <text:p text:style-name="P15">f</text:p>
          </draw:text-box>
        </draw:frame>
        <draw:frame draw:style-name="gr3" draw:text-style-name="P3" draw:layer="layout" svg:width="0.777cm" svg:height="0.806cm" svg:x="13.443cm" svg:y="9.404cm">
          <draw:text-box>
            <text:p text:style-name="P15">g</text:p>
          </draw:text-box>
        </draw:frame>
        <draw:frame draw:style-name="gr3" draw:text-style-name="P3" draw:layer="layout" svg:width="0.612cm" svg:height="0.806cm" svg:x="14.444cm" svg:y="10.404cm">
          <draw:text-box>
            <text:p text:style-name="P15">l</text:p>
          </draw:text-box>
        </draw:frame>
        <draw:frame draw:style-name="gr3" draw:text-style-name="P3" draw:layer="layout" svg:width="0.913cm" svg:height="0.806cm" svg:x="17.444cm" svg:y="10.404cm">
          <draw:text-box>
            <text:p text:style-name="P15">m</text:p>
          </draw:text-box>
        </draw:frame>
        <draw:frame draw:style-name="gr3" draw:text-style-name="P3" draw:layer="layout" svg:width="0.777cm" svg:height="0.806cm" svg:x="16.445cm" svg:y="9.404cm">
          <draw:text-box>
            <text:p text:style-name="P15">h</text:p>
          </draw:text-box>
        </draw:frame>
        <draw:frame draw:style-name="gr3" draw:text-style-name="P3" draw:layer="layout" svg:width="0.777cm" svg:height="0.806cm" svg:x="14.446cm" svg:y="8.404cm">
          <draw:text-box>
            <text:p text:style-name="P15">d</text:p>
          </draw:text-box>
        </draw:frame>
        <draw:connector draw:style-name="gr2" draw:text-style-name="P2" draw:layer="layout" draw:type="line" svg:x1="6.233cm" svg:y1="13.951cm" svg:x2="6.234cm" svg:y2="14.698cm" draw:start-shape="id148" draw:start-glue-point="8" draw:end-shape="id149" draw:end-glue-point="4" svg:d="M6233 13951l1 747" svg:viewBox="0 0 2 748">
          <text:p/>
        </draw:connector>
        <draw:connector draw:style-name="gr2" draw:text-style-name="P2" draw:layer="layout" draw:type="line" svg:x1="6.144cm" svg:y1="14.915cm" svg:x2="5.326cm" svg:y2="15.737cm" draw:start-shape="id149" draw:start-glue-point="7" draw:end-shape="id150" draw:end-glue-point="11" svg:d="M6144 14915l-818 822" svg:viewBox="0 0 819 823">
          <text:p/>
        </draw:connector>
        <draw:connector draw:style-name="gr2" draw:text-style-name="P2" draw:layer="layout" draw:type="line" svg:x1="6.324cm" svg:y1="14.915cm" svg:x2="7.145cm" svg:y2="15.736cm" draw:start-shape="id149" draw:start-glue-point="9" draw:end-shape="id151" draw:end-glue-point="5" svg:d="M6324 14915l821 821" svg:viewBox="0 0 822 822">
          <text:p/>
        </draw:connector>
        <draw:connector draw:style-name="gr2" draw:text-style-name="P2" draw:layer="layout" draw:type="line" svg:x1="11.234cm" svg:y1="14.952cm" svg:x2="11.235cm" svg:y2="15.699cm" draw:start-shape="id152" draw:start-glue-point="8" draw:end-shape="id153" draw:end-glue-point="4" svg:d="M11234 14952l1 747" svg:viewBox="0 0 2 748">
          <text:p/>
        </draw:connector>
        <draw:connector draw:style-name="gr2" draw:text-style-name="P2" draw:layer="layout" draw:type="line" svg:x1="11.324cm" svg:y1="14.735cm" svg:x2="13.142cm" svg:y2="13.913cm" draw:start-shape="id152" draw:start-glue-point="11" draw:end-shape="id154" draw:end-glue-point="7" svg:d="M11324 14735l1818-822" svg:viewBox="0 0 1819 823">
          <text:p/>
        </draw:connector>
        <draw:connector draw:style-name="gr2" draw:text-style-name="P2" draw:layer="layout" draw:type="line" svg:x1="13.232cm" svg:y1="13.95cm" svg:x2="13.233cm" svg:y2="14.697cm" draw:start-shape="id154" draw:start-glue-point="8" draw:end-shape="id155" draw:end-glue-point="4" svg:d="M13232 13950l1 747" svg:viewBox="0 0 2 748">
          <text:p/>
        </draw:connector>
        <draw:connector draw:style-name="gr2" draw:text-style-name="P2" draw:layer="layout" draw:type="line" svg:x1="13.322cm" svg:y1="13.913cm" svg:x2="15.145cm" svg:y2="14.736cm" draw:start-shape="id154" draw:start-glue-point="9" draw:end-shape="id156" draw:end-glue-point="5" svg:d="M13322 13913l1823 823" svg:viewBox="0 0 1824 824">
          <text:p/>
        </draw:connector>
        <draw:connector draw:style-name="gr2" draw:text-style-name="P2" draw:layer="layout" draw:type="line" svg:x1="15.325cm" svg:y1="14.916cm" svg:x2="16.147cm" svg:y2="15.738cm" draw:start-shape="id156" draw:start-glue-point="9" draw:end-shape="id157" draw:end-glue-point="5" svg:d="M15325 14916l822 822" svg:viewBox="0 0 823 823">
          <text:p/>
        </draw:connector>
        <draw:connector draw:style-name="gr2" draw:text-style-name="P2" draw:layer="layout" draw:type="line" svg:x1="15.145cm" svg:y1="14.916cm" svg:x2="14.326cm" svg:y2="15.737cm" draw:start-shape="id156" draw:start-glue-point="7" draw:end-shape="id158" draw:end-glue-point="11" svg:d="M15145 14916l-819 821" svg:viewBox="0 0 820 822">
          <text:p/>
        </draw:connector>
        <draw:custom-shape draw:style-name="gr1" draw:text-style-name="P1" draw:layer="layout" svg:width="0.254cm" svg:height="0.254cm" svg:x="8.103cm" svg:y="13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10.104cm" svg:y="13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4" draw:id="id154" draw:layer="layout" svg:width="0.254cm" svg:height="0.254cm" svg:x="13.105cm" svg:y="13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8" draw:id="id148" draw:layer="layout" svg:width="0.254cm" svg:height="0.254cm" svg:x="6.106cm" svg:y="13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9" draw:id="id149" draw:layer="layout" svg:width="0.254cm" svg:height="0.254cm" svg:x="6.107cm" svg:y="14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1" draw:id="id151" draw:layer="layout" svg:width="0.254cm" svg:height="0.254cm" svg:x="7.108cm" svg:y="1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0" draw:id="id150" draw:layer="layout" svg:width="0.254cm" svg:height="0.254cm" svg:x="5.109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5" draw:id="id155" draw:layer="layout" svg:width="0.254cm" svg:height="0.254cm" svg:x="13.106cm" svg:y="14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2" draw:id="id152" draw:layer="layout" svg:width="0.254cm" svg:height="0.254cm" svg:x="11.107cm" svg:y="14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6" draw:id="id156" draw:layer="layout" svg:width="0.254cm" svg:height="0.254cm" svg:x="15.108cm" svg:y="14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8" draw:id="id158" draw:layer="layout" svg:width="0.254cm" svg:height="0.254cm" svg:x="14.109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7" draw:id="id157" draw:layer="layout" svg:width="0.254cm" svg:height="0.254cm" svg:x="16.11cm" svg:y="1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3" draw:id="id153" draw:layer="layout" svg:width="0.254cm" svg:height="0.254cm" svg:x="11.108cm" svg:y="1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77cm" svg:height="0.806cm" svg:x="7.84cm" svg:y="12.956cm">
          <draw:text-box>
            <text:p text:style-name="P15">a</text:p>
          </draw:text-box>
        </draw:frame>
        <draw:frame draw:style-name="gr3" draw:text-style-name="P3" draw:layer="layout" svg:width="0.752cm" svg:height="0.806cm" svg:x="9.841cm" svg:y="13.005cm">
          <draw:text-box>
            <text:p text:style-name="P15">c</text:p>
          </draw:text-box>
        </draw:frame>
        <draw:frame draw:style-name="gr3" draw:text-style-name="P3" draw:layer="layout" svg:width="0.777cm" svg:height="0.806cm" svg:x="5.841cm" svg:y="13.005cm">
          <draw:text-box>
            <text:p text:style-name="P15">b</text:p>
          </draw:text-box>
        </draw:frame>
        <draw:frame draw:style-name="gr3" draw:text-style-name="P3" draw:layer="layout" svg:width="0.777cm" svg:height="0.806cm" svg:x="5.442cm" svg:y="14.405cm">
          <draw:text-box>
            <text:p text:style-name="P15">e</text:p>
          </draw:text-box>
        </draw:frame>
        <draw:frame draw:style-name="gr3" draw:text-style-name="P3" draw:layer="layout" svg:width="0.612cm" svg:height="0.806cm" svg:x="4.443cm" svg:y="15.405cm">
          <draw:text-box>
            <text:p text:style-name="P15">i</text:p>
          </draw:text-box>
        </draw:frame>
        <draw:frame draw:style-name="gr3" draw:text-style-name="P3" draw:layer="layout" svg:width="0.612cm" svg:height="0.806cm" svg:x="7.443cm" svg:y="15.405cm">
          <draw:text-box>
            <text:p text:style-name="P15">j</text:p>
          </draw:text-box>
        </draw:frame>
        <draw:frame draw:style-name="gr3" draw:text-style-name="P3" draw:layer="layout" svg:width="0.752cm" svg:height="0.806cm" svg:x="10.443cm" svg:y="15.405cm">
          <draw:text-box>
            <text:p text:style-name="P15">k</text:p>
          </draw:text-box>
        </draw:frame>
        <draw:frame draw:style-name="gr3" draw:text-style-name="P3" draw:layer="layout" svg:width="0.642cm" svg:height="0.806cm" svg:x="10.443cm" svg:y="14.405cm">
          <draw:text-box>
            <text:p text:style-name="P15">f</text:p>
          </draw:text-box>
        </draw:frame>
        <draw:frame draw:style-name="gr3" draw:text-style-name="P3" draw:layer="layout" svg:width="0.777cm" svg:height="0.806cm" svg:x="12.443cm" svg:y="14.405cm">
          <draw:text-box>
            <text:p text:style-name="P15">g</text:p>
          </draw:text-box>
        </draw:frame>
        <draw:frame draw:style-name="gr3" draw:text-style-name="P3" draw:layer="layout" svg:width="0.612cm" svg:height="0.806cm" svg:x="13.444cm" svg:y="15.405cm">
          <draw:text-box>
            <text:p text:style-name="P15">l</text:p>
          </draw:text-box>
        </draw:frame>
        <draw:frame draw:style-name="gr3" draw:text-style-name="P3" draw:layer="layout" svg:width="0.913cm" svg:height="0.806cm" svg:x="16.444cm" svg:y="15.405cm">
          <draw:text-box>
            <text:p text:style-name="P15">m</text:p>
          </draw:text-box>
        </draw:frame>
        <draw:frame draw:style-name="gr3" draw:text-style-name="P3" draw:layer="layout" svg:width="0.777cm" svg:height="0.806cm" svg:x="15.445cm" svg:y="14.405cm">
          <draw:text-box>
            <text:p text:style-name="P15">h</text:p>
          </draw:text-box>
        </draw:frame>
        <draw:frame draw:style-name="gr3" draw:text-style-name="P3" draw:layer="layout" svg:width="0.777cm" svg:height="0.806cm" svg:x="12.846cm" svg:y="13.005cm">
          <draw:text-box>
            <text:p text:style-name="P15">d</text:p>
          </draw:text-box>
        </draw:frame>
        <draw:connector draw:style-name="gr2" draw:text-style-name="P2" draw:layer="layout" draw:type="line" svg:x1="22.645cm" svg:y1="10.916cm" svg:x2="22.327cm" svg:y2="11.738cm" draw:start-shape="id159" draw:start-glue-point="7" draw:end-shape="id160" draw:end-glue-point="11" svg:d="M22645 10916l-318 822" svg:viewBox="0 0 319 823">
          <text:p/>
        </draw:connector>
        <draw:connector draw:style-name="gr2" draw:text-style-name="P2" draw:layer="layout" draw:type="line" svg:x1="22.825cm" svg:y1="10.916cm" svg:x2="23.146cm" svg:y2="11.737cm" draw:start-shape="id159" draw:start-glue-point="9" draw:end-shape="id161" draw:end-glue-point="5" svg:d="M22825 10916l321 821" svg:viewBox="0 0 322 822">
          <text:p/>
        </draw:connector>
        <draw:connector draw:style-name="gr2" draw:text-style-name="P2" draw:layer="layout" draw:type="line" svg:x1="26.735cm" svg:y1="10.953cm" svg:x2="26.736cm" svg:y2="11.7cm" draw:start-shape="id162" draw:start-glue-point="8" draw:end-shape="id163" draw:end-glue-point="4" svg:d="M26735 10953l1 747" svg:viewBox="0 0 2 748">
          <text:p/>
        </draw:connector>
        <draw:connector draw:style-name="gr2" draw:text-style-name="P2" draw:layer="layout" draw:type="line" svg:x1="29.826cm" svg:y1="10.917cm" svg:x2="30.248cm" svg:y2="11.739cm" draw:start-shape="id164" draw:start-glue-point="9" draw:end-shape="id165" draw:end-glue-point="5" svg:d="M29826 10917l422 822" svg:viewBox="0 0 423 823">
          <text:p/>
        </draw:connector>
        <draw:connector draw:style-name="gr2" draw:text-style-name="P2" draw:layer="layout" draw:type="line" svg:x1="29.646cm" svg:y1="10.917cm" svg:x2="29.327cm" svg:y2="11.738cm" draw:start-shape="id164" draw:start-glue-point="7" draw:end-shape="id166" draw:end-glue-point="11" svg:d="M29646 10917l-319 821" svg:viewBox="0 0 320 822">
          <text:p/>
        </draw:connector>
        <draw:custom-shape draw:style-name="gr1" draw:text-style-name="P1" draw:layer="layout" svg:width="0.254cm" svg:height="0.254cm" svg:x="24.604cm" svg:y="10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5.605cm" svg:y="10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7.606cm" svg:y="10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3.607cm" svg:y="10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9" draw:id="id159" draw:layer="layout" svg:width="0.254cm" svg:height="0.254cm" svg:x="22.608cm" svg:y="10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1" draw:id="id161" draw:layer="layout" svg:width="0.254cm" svg:height="0.254cm" svg:x="23.109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0" draw:id="id160" draw:layer="layout" svg:width="0.254cm" svg:height="0.254cm" svg:x="22.11cm" svg:y="1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8.607cm" svg:y="10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2" draw:id="id162" draw:layer="layout" svg:width="0.254cm" svg:height="0.254cm" svg:x="26.608cm" svg:y="10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4" draw:id="id164" draw:layer="layout" svg:width="0.254cm" svg:height="0.254cm" svg:x="29.609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6" draw:id="id166" draw:layer="layout" svg:width="0.254cm" svg:height="0.254cm" svg:x="29.11cm" svg:y="1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5" draw:id="id165" draw:layer="layout" svg:width="0.254cm" svg:height="0.254cm" svg:x="30.211cm" svg:y="11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3" draw:id="id163" draw:layer="layout" svg:width="0.254cm" svg:height="0.254cm" svg:x="26.609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77cm" svg:height="0.806cm" svg:x="24.341cm" svg:y="9.957cm">
          <draw:text-box>
            <text:p text:style-name="P15">a</text:p>
          </draw:text-box>
        </draw:frame>
        <draw:frame draw:style-name="gr3" draw:text-style-name="P3" draw:layer="layout" svg:width="0.752cm" svg:height="0.806cm" svg:x="25.342cm" svg:y="10.006cm">
          <draw:text-box>
            <text:p text:style-name="P15">c</text:p>
          </draw:text-box>
        </draw:frame>
        <draw:frame draw:style-name="gr3" draw:text-style-name="P3" draw:layer="layout" svg:width="0.777cm" svg:height="0.806cm" svg:x="23.342cm" svg:y="10.006cm">
          <draw:text-box>
            <text:p text:style-name="P15">b</text:p>
          </draw:text-box>
        </draw:frame>
        <draw:frame draw:style-name="gr3" draw:text-style-name="P3" draw:layer="layout" svg:width="0.777cm" svg:height="0.806cm" svg:x="22.343cm" svg:y="10.006cm">
          <draw:text-box>
            <text:p text:style-name="P15">e</text:p>
          </draw:text-box>
        </draw:frame>
        <draw:frame draw:style-name="gr3" draw:text-style-name="P3" draw:layer="layout" svg:width="0.612cm" svg:height="0.806cm" svg:x="21.444cm" svg:y="11.406cm">
          <draw:text-box>
            <text:p text:style-name="P15">i</text:p>
          </draw:text-box>
        </draw:frame>
        <draw:frame draw:style-name="gr3" draw:text-style-name="P3" draw:layer="layout" svg:width="0.612cm" svg:height="0.806cm" svg:x="23.444cm" svg:y="11.406cm">
          <draw:text-box>
            <text:p text:style-name="P15">j</text:p>
          </draw:text-box>
        </draw:frame>
        <draw:frame draw:style-name="gr3" draw:text-style-name="P3" draw:layer="layout" svg:width="0.752cm" svg:height="0.806cm" svg:x="25.944cm" svg:y="11.406cm">
          <draw:text-box>
            <text:p text:style-name="P15">k</text:p>
          </draw:text-box>
        </draw:frame>
        <draw:frame draw:style-name="gr3" draw:text-style-name="P3" draw:layer="layout" svg:width="0.642cm" svg:height="0.806cm" svg:x="26.444cm" svg:y="10.006cm">
          <draw:text-box>
            <text:p text:style-name="P15">f</text:p>
          </draw:text-box>
        </draw:frame>
        <draw:frame draw:style-name="gr3" draw:text-style-name="P3" draw:layer="layout" svg:width="0.777cm" svg:height="0.806cm" svg:x="28.344cm" svg:y="9.906cm">
          <draw:text-box>
            <text:p text:style-name="P15">g</text:p>
          </draw:text-box>
        </draw:frame>
        <draw:frame draw:style-name="gr3" draw:text-style-name="P3" draw:layer="layout" svg:width="0.612cm" svg:height="0.806cm" svg:x="28.445cm" svg:y="11.406cm">
          <draw:text-box>
            <text:p text:style-name="P15">l</text:p>
          </draw:text-box>
        </draw:frame>
        <draw:frame draw:style-name="gr3" draw:text-style-name="P3" draw:layer="layout" svg:width="0.913cm" svg:height="0.806cm" svg:x="30.545cm" svg:y="11.406cm">
          <draw:text-box>
            <text:p text:style-name="P15">m</text:p>
          </draw:text-box>
        </draw:frame>
        <draw:frame draw:style-name="gr3" draw:text-style-name="P3" draw:layer="layout" svg:width="0.777cm" svg:height="0.806cm" svg:x="29.346cm" svg:y="10.006cm">
          <draw:text-box>
            <text:p text:style-name="P15">h</text:p>
          </draw:text-box>
        </draw:frame>
        <draw:frame draw:style-name="gr3" draw:text-style-name="P3" draw:layer="layout" svg:width="0.777cm" svg:height="0.806cm" svg:x="27.347cm" svg:y="9.906cm">
          <draw:text-box>
            <text:p text:style-name="P15">d</text:p>
          </draw:text-box>
        </draw:frame>
        <draw:custom-shape draw:style-name="gr1" draw:text-style-name="P1" draw:layer="layout" svg:width="0.254cm" svg:height="0.254cm" svg:x="24.105cm" svg:y="1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5.106cm" svg:y="14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8.107cm" svg:y="14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3.108cm" svg:y="14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1.109cm" svg:y="14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2.11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0.111cm" svg:y="1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9.108cm" svg:y="14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7.109cm" svg:y="14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31.11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30.111cm" svg:y="1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32.112cm" svg:y="1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6.11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77cm" svg:height="0.806cm" svg:x="23.842cm" svg:y="13.957cm">
          <draw:text-box>
            <text:p text:style-name="P15">a</text:p>
          </draw:text-box>
        </draw:frame>
        <draw:frame draw:style-name="gr15" draw:text-style-name="P3" draw:layer="layout" svg:width="0.752cm" svg:height="0.806cm" svg:x="24.843cm" svg:y="14.006cm">
          <draw:text-box>
            <text:p text:style-name="P15">c</text:p>
          </draw:text-box>
        </draw:frame>
        <draw:frame draw:style-name="gr3" draw:text-style-name="P3" draw:layer="layout" svg:width="0.777cm" svg:height="0.806cm" svg:x="22.843cm" svg:y="14.006cm">
          <draw:text-box>
            <text:p text:style-name="P15">b</text:p>
          </draw:text-box>
        </draw:frame>
        <draw:frame draw:style-name="gr3" draw:text-style-name="P3" draw:layer="layout" svg:width="0.777cm" svg:height="0.806cm" svg:x="20.844cm" svg:y="14.006cm">
          <draw:text-box>
            <text:p text:style-name="P15">e</text:p>
          </draw:text-box>
        </draw:frame>
        <draw:frame draw:style-name="gr3" draw:text-style-name="P3" draw:layer="layout" svg:width="0.612cm" svg:height="0.806cm" svg:x="19.945cm" svg:y="14.006cm">
          <draw:text-box>
            <text:p text:style-name="P15">i</text:p>
          </draw:text-box>
        </draw:frame>
        <draw:frame draw:style-name="gr3" draw:text-style-name="P3" draw:layer="layout" svg:width="0.612cm" svg:height="0.806cm" svg:x="21.945cm" svg:y="13.906cm">
          <draw:text-box>
            <text:p text:style-name="P15">j</text:p>
          </draw:text-box>
        </draw:frame>
        <draw:frame draw:style-name="gr3" draw:text-style-name="P3" draw:layer="layout" svg:width="0.752cm" svg:height="0.806cm" svg:x="25.845cm" svg:y="14.006cm">
          <draw:text-box>
            <text:p text:style-name="P15">k</text:p>
          </draw:text-box>
        </draw:frame>
        <draw:frame draw:style-name="gr3" draw:text-style-name="P3" draw:layer="layout" svg:width="0.642cm" svg:height="0.806cm" svg:x="26.945cm" svg:y="14.006cm">
          <draw:text-box>
            <text:p text:style-name="P15">f</text:p>
          </draw:text-box>
        </draw:frame>
        <draw:frame draw:style-name="gr3" draw:text-style-name="P3" draw:layer="layout" svg:width="0.777cm" svg:height="0.806cm" svg:x="28.845cm" svg:y="13.906cm">
          <draw:text-box>
            <text:p text:style-name="P15">g</text:p>
          </draw:text-box>
        </draw:frame>
        <draw:frame draw:style-name="gr3" draw:text-style-name="P3" draw:layer="layout" svg:width="0.612cm" svg:height="0.806cm" svg:x="29.946cm" svg:y="14.006cm">
          <draw:text-box>
            <text:p text:style-name="P15">l</text:p>
          </draw:text-box>
        </draw:frame>
        <draw:frame draw:style-name="gr3" draw:text-style-name="P3" draw:layer="layout" svg:width="0.913cm" svg:height="0.806cm" svg:x="31.746cm" svg:y="14.006cm">
          <draw:text-box>
            <text:p text:style-name="P15">m</text:p>
          </draw:text-box>
        </draw:frame>
        <draw:frame draw:style-name="gr3" draw:text-style-name="P3" draw:layer="layout" svg:width="0.777cm" svg:height="0.806cm" svg:x="30.847cm" svg:y="14.006cm">
          <draw:text-box>
            <text:p text:style-name="P15">h</text:p>
          </draw:text-box>
        </draw:frame>
        <draw:frame draw:style-name="gr3" draw:text-style-name="P3" draw:layer="layout" svg:width="0.777cm" svg:height="0.806cm" svg:x="27.848cm" svg:y="13.906cm">
          <draw:text-box>
            <text:p text:style-name="P15">d</text:p>
          </draw:text-box>
        </draw:frame>
        <draw:line draw:style-name="gr16" draw:text-style-name="P2" draw:layer="layout" svg:x1="19.18cm" svg:y1="6.715cm" svg:x2="19.18cm" svg:y2="16.557cm">
          <text:p/>
        </draw:line>
      </draw:page>
      <draw:page draw:name="page7" draw:style-name="dp1" draw:master-page-name="Default">
        <draw:connector draw:style-name="gr2" draw:text-style-name="P2" draw:layer="layout" draw:type="line" svg:x1="6.322cm" svg:y1="8.733cm" svg:x2="10.139cm" svg:y2="7.91cm" draw:start-shape="id167" draw:start-glue-point="11" draw:end-shape="id168" draw:end-glue-point="7" svg:d="M6322 8733l3817-823" svg:viewBox="0 0 3818 824">
          <text:p/>
        </draw:connector>
        <draw:connector draw:style-name="gr2" draw:text-style-name="P2" draw:layer="layout" draw:type="line" svg:x1="10.229cm" svg:y1="7.947cm" svg:x2="10.23cm" svg:y2="8.694cm" draw:start-shape="id168" draw:start-glue-point="8" draw:end-shape="id169" draw:end-glue-point="4" svg:d="M10229 7947l1 747" svg:viewBox="0 0 2 748">
          <text:p/>
        </draw:connector>
        <draw:connector draw:style-name="gr2" draw:text-style-name="P2" draw:layer="layout" draw:type="line" svg:x1="10.319cm" svg:y1="7.91cm" svg:x2="14.141cm" svg:y2="8.732cm" draw:start-shape="id168" draw:start-glue-point="9" draw:end-shape="id170" draw:end-glue-point="5" svg:d="M10319 7910l3822 822" svg:viewBox="0 0 3823 823">
          <text:p/>
        </draw:connector>
        <draw:connector draw:style-name="gr2" draw:text-style-name="P2" draw:layer="layout" draw:type="line" svg:x1="6.232cm" svg:y1="8.95cm" svg:x2="6.233cm" svg:y2="9.697cm" draw:start-shape="id167" draw:start-glue-point="8" draw:end-shape="id171" draw:end-glue-point="4" svg:d="M6232 8950l1 747" svg:viewBox="0 0 2 748">
          <text:p/>
        </draw:connector>
        <draw:connector draw:style-name="gr2" draw:text-style-name="P2" draw:layer="layout" draw:type="line" svg:x1="6.143cm" svg:y1="9.914cm" svg:x2="5.325cm" svg:y2="10.736cm" draw:start-shape="id171" draw:start-glue-point="7" draw:end-shape="id172" draw:end-glue-point="11" svg:d="M6143 9914l-818 822" svg:viewBox="0 0 819 823">
          <text:p/>
        </draw:connector>
        <draw:connector draw:style-name="gr2" draw:text-style-name="P2" draw:layer="layout" draw:type="line" svg:x1="6.323cm" svg:y1="9.914cm" svg:x2="7.144cm" svg:y2="10.735cm" draw:start-shape="id171" draw:start-glue-point="9" draw:end-shape="id173" draw:end-glue-point="5" svg:d="M6323 9914l821 821" svg:viewBox="0 0 822 822">
          <text:p/>
        </draw:connector>
        <draw:connector draw:style-name="gr2" draw:text-style-name="P2" draw:layer="layout" draw:type="line" svg:x1="12.233cm" svg:y1="9.951cm" svg:x2="12.234cm" svg:y2="10.698cm" draw:start-shape="id174" draw:start-glue-point="8" draw:end-shape="id175" draw:end-glue-point="4" svg:d="M12233 9951l1 747" svg:viewBox="0 0 2 748">
          <text:p/>
        </draw:connector>
        <draw:connector draw:style-name="gr2" draw:text-style-name="P2" draw:layer="layout" draw:type="line" svg:x1="12.323cm" svg:y1="9.734cm" svg:x2="14.141cm" svg:y2="8.912cm" draw:start-shape="id174" draw:start-glue-point="11" draw:end-shape="id170" draw:end-glue-point="7" svg:d="M12323 9734l1818-822" svg:viewBox="0 0 1819 823">
          <text:p/>
        </draw:connector>
        <draw:connector draw:style-name="gr2" draw:text-style-name="P2" draw:layer="layout" draw:type="line" svg:x1="14.231cm" svg:y1="8.949cm" svg:x2="14.232cm" svg:y2="9.696cm" draw:start-shape="id170" draw:start-glue-point="8" draw:end-shape="id176" draw:end-glue-point="4" svg:d="M14231 8949l1 747" svg:viewBox="0 0 2 748">
          <text:p/>
        </draw:connector>
        <draw:connector draw:style-name="gr2" draw:text-style-name="P2" draw:layer="layout" draw:type="line" svg:x1="14.321cm" svg:y1="8.912cm" svg:x2="16.144cm" svg:y2="9.735cm" draw:start-shape="id170" draw:start-glue-point="9" draw:end-shape="id177" draw:end-glue-point="5" svg:d="M14321 8912l1823 823" svg:viewBox="0 0 1824 824">
          <text:p/>
        </draw:connector>
        <draw:connector draw:style-name="gr2" draw:text-style-name="P2" draw:layer="layout" draw:type="line" svg:x1="16.324cm" svg:y1="9.915cm" svg:x2="17.146cm" svg:y2="10.737cm" draw:start-shape="id177" draw:start-glue-point="9" draw:end-shape="id178" draw:end-glue-point="5" svg:d="M16324 9915l822 822" svg:viewBox="0 0 823 823">
          <text:p/>
        </draw:connector>
        <draw:connector draw:style-name="gr2" draw:text-style-name="P2" draw:layer="layout" draw:type="line" svg:x1="16.144cm" svg:y1="9.915cm" svg:x2="15.325cm" svg:y2="10.736cm" draw:start-shape="id177" draw:start-glue-point="7" draw:end-shape="id179" draw:end-glue-point="11" svg:d="M16144 9915l-819 821" svg:viewBox="0 0 820 822">
          <text:p/>
        </draw:connector>
        <draw:custom-shape draw:style-name="gr1" draw:text-style-name="P1" xml:id="id168" draw:id="id168" draw:layer="layout" svg:width="0.254cm" svg:height="0.254cm" svg:x="10.102cm" svg:y="7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9" draw:id="id169" draw:layer="layout" svg:width="0.254cm" svg:height="0.254cm" svg:x="10.103cm" svg:y="8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0" draw:id="id170" draw:layer="layout" svg:width="0.254cm" svg:height="0.254cm" svg:x="14.104cm" svg:y="8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67" draw:id="id167" draw:layer="layout" svg:width="0.254cm" svg:height="0.254cm" svg:x="6.105cm" svg:y="8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1" draw:id="id171" draw:layer="layout" svg:width="0.254cm" svg:height="0.254cm" svg:x="6.106cm" svg:y="9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3" draw:id="id173" draw:layer="layout" svg:width="0.254cm" svg:height="0.254cm" svg:x="7.107cm" svg:y="10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2" draw:id="id172" draw:layer="layout" svg:width="0.254cm" svg:height="0.254cm" svg:x="5.108cm" svg:y="10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6" draw:id="id176" draw:layer="layout" svg:width="0.254cm" svg:height="0.254cm" svg:x="14.105cm" svg:y="9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4" draw:id="id174" draw:layer="layout" svg:width="0.254cm" svg:height="0.254cm" svg:x="12.106cm" svg:y="9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7" draw:id="id177" draw:layer="layout" svg:width="0.254cm" svg:height="0.254cm" svg:x="16.107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9" draw:id="id179" draw:layer="layout" svg:width="0.254cm" svg:height="0.254cm" svg:x="15.108cm" svg:y="10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8" draw:id="id178" draw:layer="layout" svg:width="0.254cm" svg:height="0.254cm" svg:x="17.109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5" draw:id="id175" draw:layer="layout" svg:width="0.254cm" svg:height="0.254cm" svg:x="12.107cm" svg:y="10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77cm" svg:height="0.806cm" svg:x="9.839cm" svg:y="6.955cm">
          <draw:text-box>
            <text:p text:style-name="P15">a</text:p>
          </draw:text-box>
        </draw:frame>
        <draw:frame draw:style-name="gr3" draw:text-style-name="P3" draw:layer="layout" svg:width="0.752cm" svg:height="0.806cm" svg:x="9.44cm" svg:y="8.404cm">
          <draw:text-box>
            <text:p text:style-name="P15">c</text:p>
          </draw:text-box>
        </draw:frame>
        <draw:frame draw:style-name="gr3" draw:text-style-name="P3" draw:layer="layout" svg:width="0.777cm" svg:height="0.806cm" svg:x="5.44cm" svg:y="8.404cm">
          <draw:text-box>
            <text:p text:style-name="P15">b</text:p>
          </draw:text-box>
        </draw:frame>
        <draw:frame draw:style-name="gr3" draw:text-style-name="P3" draw:layer="layout" svg:width="0.777cm" svg:height="0.806cm" svg:x="5.441cm" svg:y="9.404cm">
          <draw:text-box>
            <text:p text:style-name="P15">e</text:p>
          </draw:text-box>
        </draw:frame>
        <draw:frame draw:style-name="gr3" draw:text-style-name="P3" draw:layer="layout" svg:width="0.612cm" svg:height="0.806cm" svg:x="4.442cm" svg:y="10.404cm">
          <draw:text-box>
            <text:p text:style-name="P15">i</text:p>
          </draw:text-box>
        </draw:frame>
        <draw:frame draw:style-name="gr3" draw:text-style-name="P3" draw:layer="layout" svg:width="0.612cm" svg:height="0.806cm" svg:x="7.442cm" svg:y="10.404cm">
          <draw:text-box>
            <text:p text:style-name="P15">j</text:p>
          </draw:text-box>
        </draw:frame>
        <draw:frame draw:style-name="gr3" draw:text-style-name="P3" draw:layer="layout" svg:width="0.752cm" svg:height="0.806cm" svg:x="11.442cm" svg:y="10.404cm">
          <draw:text-box>
            <text:p text:style-name="P15">k</text:p>
          </draw:text-box>
        </draw:frame>
        <draw:frame draw:style-name="gr3" draw:text-style-name="P3" draw:layer="layout" svg:width="0.642cm" svg:height="0.806cm" svg:x="11.442cm" svg:y="9.404cm">
          <draw:text-box>
            <text:p text:style-name="P15">f</text:p>
          </draw:text-box>
        </draw:frame>
        <draw:frame draw:style-name="gr3" draw:text-style-name="P3" draw:layer="layout" svg:width="0.777cm" svg:height="0.806cm" svg:x="13.442cm" svg:y="9.404cm">
          <draw:text-box>
            <text:p text:style-name="P15">g</text:p>
          </draw:text-box>
        </draw:frame>
        <draw:frame draw:style-name="gr3" draw:text-style-name="P3" draw:layer="layout" svg:width="0.612cm" svg:height="0.806cm" svg:x="14.443cm" svg:y="10.404cm">
          <draw:text-box>
            <text:p text:style-name="P15">l</text:p>
          </draw:text-box>
        </draw:frame>
        <draw:frame draw:style-name="gr3" draw:text-style-name="P3" draw:layer="layout" svg:width="0.913cm" svg:height="0.806cm" svg:x="17.443cm" svg:y="10.404cm">
          <draw:text-box>
            <text:p text:style-name="P15">m</text:p>
          </draw:text-box>
        </draw:frame>
        <draw:frame draw:style-name="gr3" draw:text-style-name="P3" draw:layer="layout" svg:width="0.777cm" svg:height="0.806cm" svg:x="16.444cm" svg:y="9.404cm">
          <draw:text-box>
            <text:p text:style-name="P15">h</text:p>
          </draw:text-box>
        </draw:frame>
        <draw:frame draw:style-name="gr3" draw:text-style-name="P3" draw:layer="layout" svg:width="0.777cm" svg:height="0.806cm" svg:x="14.445cm" svg:y="8.404cm">
          <draw:text-box>
            <text:p text:style-name="P15">d</text:p>
          </draw:text-box>
        </draw:frame>
        <draw:connector draw:style-name="gr2" draw:text-style-name="P2" draw:layer="layout" draw:type="line" svg:x1="7.232cm" svg:y1="13.951cm" svg:x2="7.233cm" svg:y2="14.698cm" draw:start-shape="id180" draw:start-glue-point="8" draw:end-shape="id181" draw:end-glue-point="4" svg:d="M7232 13951l1 747" svg:viewBox="0 0 2 748">
          <text:p/>
        </draw:connector>
        <draw:connector draw:style-name="gr2" draw:text-style-name="P2" draw:layer="layout" draw:type="line" svg:x1="7.143cm" svg:y1="14.915cm" svg:x2="6.325cm" svg:y2="15.737cm" draw:start-shape="id181" draw:start-glue-point="7" draw:end-shape="id182" draw:end-glue-point="11" svg:d="M7143 14915l-818 822" svg:viewBox="0 0 819 823">
          <text:p/>
        </draw:connector>
        <draw:connector draw:style-name="gr2" draw:text-style-name="P2" draw:layer="layout" draw:type="line" svg:x1="7.323cm" svg:y1="14.915cm" svg:x2="8.144cm" svg:y2="15.736cm" draw:start-shape="id181" draw:start-glue-point="9" draw:end-shape="id183" draw:end-glue-point="5" svg:d="M7323 14915l821 821" svg:viewBox="0 0 822 822">
          <text:p/>
        </draw:connector>
        <draw:connector draw:style-name="gr2" draw:text-style-name="P2" draw:layer="layout" draw:type="line" svg:x1="10.233cm" svg:y1="14.952cm" svg:x2="10.234cm" svg:y2="15.699cm" draw:start-shape="id184" draw:start-glue-point="8" draw:end-shape="id185" draw:end-glue-point="4" svg:d="M10233 14952l1 747" svg:viewBox="0 0 2 748">
          <text:p/>
        </draw:connector>
        <draw:connector draw:style-name="gr2" draw:text-style-name="P2" draw:layer="layout" draw:type="line" svg:x1="10.323cm" svg:y1="14.735cm" svg:x2="12.141cm" svg:y2="13.913cm" draw:start-shape="id184" draw:start-glue-point="11" draw:end-shape="id186" draw:end-glue-point="7" svg:d="M10323 14735l1818-822" svg:viewBox="0 0 1819 823">
          <text:p/>
        </draw:connector>
        <draw:connector draw:style-name="gr2" draw:text-style-name="P2" draw:layer="layout" draw:type="line" svg:x1="12.231cm" svg:y1="13.95cm" svg:x2="12.232cm" svg:y2="14.697cm" draw:start-shape="id186" draw:start-glue-point="8" draw:end-shape="id187" draw:end-glue-point="4" svg:d="M12231 13950l1 747" svg:viewBox="0 0 2 748">
          <text:p/>
        </draw:connector>
        <draw:connector draw:style-name="gr2" draw:text-style-name="P2" draw:layer="layout" draw:type="line" svg:x1="12.321cm" svg:y1="13.913cm" svg:x2="14.144cm" svg:y2="14.736cm" draw:start-shape="id186" draw:start-glue-point="9" draw:end-shape="id188" draw:end-glue-point="5" svg:d="M12321 13913l1823 823" svg:viewBox="0 0 1824 824">
          <text:p/>
        </draw:connector>
        <draw:connector draw:style-name="gr2" draw:text-style-name="P2" draw:layer="layout" draw:type="line" svg:x1="14.324cm" svg:y1="14.916cm" svg:x2="15.146cm" svg:y2="15.738cm" draw:start-shape="id188" draw:start-glue-point="9" draw:end-shape="id189" draw:end-glue-point="5" svg:d="M14324 14916l822 822" svg:viewBox="0 0 823 823">
          <text:p/>
        </draw:connector>
        <draw:connector draw:style-name="gr2" draw:text-style-name="P2" draw:layer="layout" draw:type="line" svg:x1="14.144cm" svg:y1="14.916cm" svg:x2="13.325cm" svg:y2="15.737cm" draw:start-shape="id188" draw:start-glue-point="7" draw:end-shape="id190" draw:end-glue-point="11" svg:d="M14144 14916l-819 821" svg:viewBox="0 0 820 822">
          <text:p/>
        </draw:connector>
        <draw:custom-shape draw:style-name="gr1" draw:text-style-name="P1" draw:layer="layout" svg:width="0.254cm" svg:height="0.254cm" svg:x="15.102cm" svg:y="13.6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9.103cm" svg:y="13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6" draw:id="id186" draw:layer="layout" svg:width="0.254cm" svg:height="0.254cm" svg:x="12.104cm" svg:y="13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0" draw:id="id180" draw:layer="layout" svg:width="0.254cm" svg:height="0.254cm" svg:x="7.105cm" svg:y="13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1" draw:id="id181" draw:layer="layout" svg:width="0.254cm" svg:height="0.254cm" svg:x="7.106cm" svg:y="14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3" draw:id="id183" draw:layer="layout" svg:width="0.254cm" svg:height="0.254cm" svg:x="8.107cm" svg:y="1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2" draw:id="id182" draw:layer="layout" svg:width="0.254cm" svg:height="0.254cm" svg:x="6.108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7" draw:id="id187" draw:layer="layout" svg:width="0.254cm" svg:height="0.254cm" svg:x="12.105cm" svg:y="14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4" draw:id="id184" draw:layer="layout" svg:width="0.254cm" svg:height="0.254cm" svg:x="10.106cm" svg:y="14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8" draw:id="id188" draw:layer="layout" svg:width="0.254cm" svg:height="0.254cm" svg:x="14.107cm" svg:y="14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0" draw:id="id190" draw:layer="layout" svg:width="0.254cm" svg:height="0.254cm" svg:x="13.108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9" draw:id="id189" draw:layer="layout" svg:width="0.254cm" svg:height="0.254cm" svg:x="15.109cm" svg:y="15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5" draw:id="id185" draw:layer="layout" svg:width="0.254cm" svg:height="0.254cm" svg:x="10.107cm" svg:y="15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77cm" svg:height="0.806cm" svg:x="14.839cm" svg:y="12.956cm">
          <draw:text-box>
            <text:p text:style-name="P15">a</text:p>
          </draw:text-box>
        </draw:frame>
        <draw:frame draw:style-name="gr3" draw:text-style-name="P3" draw:layer="layout" svg:width="0.752cm" svg:height="0.806cm" svg:x="8.84cm" svg:y="13.005cm">
          <draw:text-box>
            <text:p text:style-name="P15">c</text:p>
          </draw:text-box>
        </draw:frame>
        <draw:frame draw:style-name="gr3" draw:text-style-name="P3" draw:layer="layout" svg:width="0.777cm" svg:height="0.806cm" svg:x="6.84cm" svg:y="13.005cm">
          <draw:text-box>
            <text:p text:style-name="P15">b</text:p>
          </draw:text-box>
        </draw:frame>
        <draw:frame draw:style-name="gr3" draw:text-style-name="P3" draw:layer="layout" svg:width="0.777cm" svg:height="0.806cm" svg:x="6.441cm" svg:y="14.405cm">
          <draw:text-box>
            <text:p text:style-name="P15">e</text:p>
          </draw:text-box>
        </draw:frame>
        <draw:frame draw:style-name="gr3" draw:text-style-name="P3" draw:layer="layout" svg:width="0.612cm" svg:height="0.806cm" svg:x="5.442cm" svg:y="15.405cm">
          <draw:text-box>
            <text:p text:style-name="P15">i</text:p>
          </draw:text-box>
        </draw:frame>
        <draw:frame draw:style-name="gr3" draw:text-style-name="P3" draw:layer="layout" svg:width="0.612cm" svg:height="0.806cm" svg:x="8.442cm" svg:y="15.405cm">
          <draw:text-box>
            <text:p text:style-name="P15">j</text:p>
          </draw:text-box>
        </draw:frame>
        <draw:frame draw:style-name="gr3" draw:text-style-name="P3" draw:layer="layout" svg:width="0.752cm" svg:height="0.806cm" svg:x="9.442cm" svg:y="15.405cm">
          <draw:text-box>
            <text:p text:style-name="P15">k</text:p>
          </draw:text-box>
        </draw:frame>
        <draw:frame draw:style-name="gr3" draw:text-style-name="P3" draw:layer="layout" svg:width="0.642cm" svg:height="0.806cm" svg:x="9.442cm" svg:y="14.405cm">
          <draw:text-box>
            <text:p text:style-name="P15">f</text:p>
          </draw:text-box>
        </draw:frame>
        <draw:frame draw:style-name="gr3" draw:text-style-name="P3" draw:layer="layout" svg:width="0.777cm" svg:height="0.806cm" svg:x="11.442cm" svg:y="14.405cm">
          <draw:text-box>
            <text:p text:style-name="P15">g</text:p>
          </draw:text-box>
        </draw:frame>
        <draw:frame draw:style-name="gr3" draw:text-style-name="P3" draw:layer="layout" svg:width="0.612cm" svg:height="0.806cm" svg:x="12.443cm" svg:y="15.405cm">
          <draw:text-box>
            <text:p text:style-name="P15">l</text:p>
          </draw:text-box>
        </draw:frame>
        <draw:frame draw:style-name="gr3" draw:text-style-name="P3" draw:layer="layout" svg:width="0.913cm" svg:height="0.806cm" svg:x="15.443cm" svg:y="15.405cm">
          <draw:text-box>
            <text:p text:style-name="P15">m</text:p>
          </draw:text-box>
        </draw:frame>
        <draw:frame draw:style-name="gr3" draw:text-style-name="P3" draw:layer="layout" svg:width="0.777cm" svg:height="0.806cm" svg:x="14.444cm" svg:y="14.405cm">
          <draw:text-box>
            <text:p text:style-name="P15">h</text:p>
          </draw:text-box>
        </draw:frame>
        <draw:frame draw:style-name="gr3" draw:text-style-name="P3" draw:layer="layout" svg:width="0.777cm" svg:height="0.806cm" svg:x="11.845cm" svg:y="13.005cm">
          <draw:text-box>
            <text:p text:style-name="P15">d</text:p>
          </draw:text-box>
        </draw:frame>
        <draw:connector draw:style-name="gr2" draw:text-style-name="P2" draw:layer="layout" draw:type="line" svg:x1="23.144cm" svg:y1="10.916cm" svg:x2="22.826cm" svg:y2="11.738cm" draw:start-shape="id191" draw:start-glue-point="7" draw:end-shape="id192" draw:end-glue-point="11" svg:d="M23144 10916l-318 822" svg:viewBox="0 0 319 823">
          <text:p/>
        </draw:connector>
        <draw:connector draw:style-name="gr2" draw:text-style-name="P2" draw:layer="layout" draw:type="line" svg:x1="23.324cm" svg:y1="10.916cm" svg:x2="23.645cm" svg:y2="11.737cm" draw:start-shape="id191" draw:start-glue-point="9" draw:end-shape="id193" draw:end-glue-point="5" svg:d="M23324 10916l321 821" svg:viewBox="0 0 322 822">
          <text:p/>
        </draw:connector>
        <draw:connector draw:style-name="gr2" draw:text-style-name="P2" draw:layer="layout" draw:type="line" svg:x1="26.234cm" svg:y1="10.953cm" svg:x2="26.235cm" svg:y2="11.7cm" draw:start-shape="id194" draw:start-glue-point="8" draw:end-shape="id195" draw:end-glue-point="4" svg:d="M26234 10953l1 747" svg:viewBox="0 0 2 748">
          <text:p/>
        </draw:connector>
        <draw:connector draw:style-name="gr2" draw:text-style-name="P2" draw:layer="layout" draw:type="line" svg:x1="28.325cm" svg:y1="10.917cm" svg:x2="28.747cm" svg:y2="11.739cm" draw:start-shape="id196" draw:start-glue-point="9" draw:end-shape="id197" draw:end-glue-point="5" svg:d="M28325 10917l422 822" svg:viewBox="0 0 423 823">
          <text:p/>
        </draw:connector>
        <draw:connector draw:style-name="gr2" draw:text-style-name="P2" draw:layer="layout" draw:type="line" svg:x1="28.145cm" svg:y1="10.917cm" svg:x2="27.826cm" svg:y2="11.738cm" draw:start-shape="id196" draw:start-glue-point="7" draw:end-shape="id198" draw:end-glue-point="11" svg:d="M28145 10917l-319 821" svg:viewBox="0 0 320 822">
          <text:p/>
        </draw:connector>
        <draw:custom-shape draw:style-name="gr1" draw:text-style-name="P1" draw:layer="layout" svg:width="0.254cm" svg:height="0.254cm" svg:x="30.103cm" svg:y="10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5.104cm" svg:y="10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9.105cm" svg:y="10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4.106cm" svg:y="10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1" draw:id="id191" draw:layer="layout" svg:width="0.254cm" svg:height="0.254cm" svg:x="23.107cm" svg:y="10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3" draw:id="id193" draw:layer="layout" svg:width="0.254cm" svg:height="0.254cm" svg:x="23.608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2" draw:id="id192" draw:layer="layout" svg:width="0.254cm" svg:height="0.254cm" svg:x="22.609cm" svg:y="1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7.106cm" svg:y="10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4" draw:id="id194" draw:layer="layout" svg:width="0.254cm" svg:height="0.254cm" svg:x="26.107cm" svg:y="10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6" draw:id="id196" draw:layer="layout" svg:width="0.254cm" svg:height="0.254cm" svg:x="28.108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8" draw:id="id198" draw:layer="layout" svg:width="0.254cm" svg:height="0.254cm" svg:x="27.609cm" svg:y="1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7" draw:id="id197" draw:layer="layout" svg:width="0.254cm" svg:height="0.254cm" svg:x="28.71cm" svg:y="11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5" draw:id="id195" draw:layer="layout" svg:width="0.254cm" svg:height="0.254cm" svg:x="26.108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77cm" svg:height="0.806cm" svg:x="29.84cm" svg:y="9.957cm">
          <draw:text-box>
            <text:p text:style-name="P15">a</text:p>
          </draw:text-box>
        </draw:frame>
        <draw:frame draw:style-name="gr3" draw:text-style-name="P3" draw:layer="layout" svg:width="0.752cm" svg:height="0.806cm" svg:x="24.841cm" svg:y="10.006cm">
          <draw:text-box>
            <text:p text:style-name="P15">c</text:p>
          </draw:text-box>
        </draw:frame>
        <draw:frame draw:style-name="gr3" draw:text-style-name="P3" draw:layer="layout" svg:width="0.777cm" svg:height="0.806cm" svg:x="23.841cm" svg:y="10.006cm">
          <draw:text-box>
            <text:p text:style-name="P15">b</text:p>
          </draw:text-box>
        </draw:frame>
        <draw:frame draw:style-name="gr3" draw:text-style-name="P3" draw:layer="layout" svg:width="0.777cm" svg:height="0.806cm" svg:x="22.842cm" svg:y="10.006cm">
          <draw:text-box>
            <text:p text:style-name="P15">e</text:p>
          </draw:text-box>
        </draw:frame>
        <draw:frame draw:style-name="gr3" draw:text-style-name="P3" draw:layer="layout" svg:width="0.612cm" svg:height="0.806cm" svg:x="21.943cm" svg:y="11.406cm">
          <draw:text-box>
            <text:p text:style-name="P15">i</text:p>
          </draw:text-box>
        </draw:frame>
        <draw:frame draw:style-name="gr3" draw:text-style-name="P3" draw:layer="layout" svg:width="0.612cm" svg:height="0.806cm" svg:x="23.943cm" svg:y="11.406cm">
          <draw:text-box>
            <text:p text:style-name="P15">j</text:p>
          </draw:text-box>
        </draw:frame>
        <draw:frame draw:style-name="gr3" draw:text-style-name="P3" draw:layer="layout" svg:width="0.752cm" svg:height="0.806cm" svg:x="25.443cm" svg:y="11.406cm">
          <draw:text-box>
            <text:p text:style-name="P15">k</text:p>
          </draw:text-box>
        </draw:frame>
        <draw:frame draw:style-name="gr3" draw:text-style-name="P3" draw:layer="layout" svg:width="0.642cm" svg:height="0.806cm" svg:x="25.943cm" svg:y="10.006cm">
          <draw:text-box>
            <text:p text:style-name="P15">f</text:p>
          </draw:text-box>
        </draw:frame>
        <draw:frame draw:style-name="gr3" draw:text-style-name="P3" draw:layer="layout" svg:width="0.777cm" svg:height="0.806cm" svg:x="26.843cm" svg:y="9.906cm">
          <draw:text-box>
            <text:p text:style-name="P15">g</text:p>
          </draw:text-box>
        </draw:frame>
        <draw:frame draw:style-name="gr3" draw:text-style-name="P3" draw:layer="layout" svg:width="0.612cm" svg:height="0.806cm" svg:x="26.944cm" svg:y="11.406cm">
          <draw:text-box>
            <text:p text:style-name="P15">l</text:p>
          </draw:text-box>
        </draw:frame>
        <draw:frame draw:style-name="gr3" draw:text-style-name="P3" draw:layer="layout" svg:width="0.913cm" svg:height="0.806cm" svg:x="29.044cm" svg:y="11.406cm">
          <draw:text-box>
            <text:p text:style-name="P15">m</text:p>
          </draw:text-box>
        </draw:frame>
        <draw:frame draw:style-name="gr3" draw:text-style-name="P3" draw:layer="layout" svg:width="0.777cm" svg:height="0.806cm" svg:x="27.845cm" svg:y="10.006cm">
          <draw:text-box>
            <text:p text:style-name="P15">h</text:p>
          </draw:text-box>
        </draw:frame>
        <draw:frame draw:style-name="gr3" draw:text-style-name="P3" draw:layer="layout" svg:width="0.777cm" svg:height="0.806cm" svg:x="28.846cm" svg:y="9.906cm">
          <draw:text-box>
            <text:p text:style-name="P15">d</text:p>
          </draw:text-box>
        </draw:frame>
        <draw:custom-shape draw:style-name="gr1" draw:text-style-name="P1" draw:layer="layout" svg:width="0.254cm" svg:height="0.254cm" svg:x="32.104cm" svg:y="14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4.105cm" svg:y="14.6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31.106cm" svg:y="14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3.107cm" svg:y="14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2.108cm" svg:y="14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1.109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0.11cm" svg:y="1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7.107cm" svg:y="14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6.108cm" svg:y="14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30.109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8.11cm" svg:y="1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9.111cm" svg:y="14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254cm" svg:height="0.254cm" svg:x="25.109cm" svg:y="1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77cm" svg:height="0.806cm" svg:x="31.841cm" svg:y="13.957cm">
          <draw:text-box>
            <text:p text:style-name="P15">a</text:p>
          </draw:text-box>
        </draw:frame>
        <draw:frame draw:style-name="gr15" draw:text-style-name="P3" draw:layer="layout" svg:width="0.752cm" svg:height="0.806cm" svg:x="23.842cm" svg:y="14.006cm">
          <draw:text-box>
            <text:p text:style-name="P15">c</text:p>
          </draw:text-box>
        </draw:frame>
        <draw:frame draw:style-name="gr3" draw:text-style-name="P3" draw:layer="layout" svg:width="0.777cm" svg:height="0.806cm" svg:x="22.842cm" svg:y="14.006cm">
          <draw:text-box>
            <text:p text:style-name="P15">b</text:p>
          </draw:text-box>
        </draw:frame>
        <draw:frame draw:style-name="gr3" draw:text-style-name="P3" draw:layer="layout" svg:width="0.777cm" svg:height="0.806cm" svg:x="21.843cm" svg:y="14.006cm">
          <draw:text-box>
            <text:p text:style-name="P15">e</text:p>
          </draw:text-box>
        </draw:frame>
        <draw:frame draw:style-name="gr3" draw:text-style-name="P3" draw:layer="layout" svg:width="0.612cm" svg:height="0.806cm" svg:x="19.944cm" svg:y="14.006cm">
          <draw:text-box>
            <text:p text:style-name="P15">i</text:p>
          </draw:text-box>
        </draw:frame>
        <draw:frame draw:style-name="gr3" draw:text-style-name="P3" draw:layer="layout" svg:width="0.612cm" svg:height="0.806cm" svg:x="20.944cm" svg:y="13.906cm">
          <draw:text-box>
            <text:p text:style-name="P15">j</text:p>
          </draw:text-box>
        </draw:frame>
        <draw:frame draw:style-name="gr3" draw:text-style-name="P3" draw:layer="layout" svg:width="0.752cm" svg:height="0.806cm" svg:x="24.844cm" svg:y="14.006cm">
          <draw:text-box>
            <text:p text:style-name="P15">k</text:p>
          </draw:text-box>
        </draw:frame>
        <draw:frame draw:style-name="gr3" draw:text-style-name="P3" draw:layer="layout" svg:width="0.642cm" svg:height="0.806cm" svg:x="25.944cm" svg:y="14.006cm">
          <draw:text-box>
            <text:p text:style-name="P15">f</text:p>
          </draw:text-box>
        </draw:frame>
        <draw:frame draw:style-name="gr3" draw:text-style-name="P3" draw:layer="layout" svg:width="0.777cm" svg:height="0.806cm" svg:x="26.844cm" svg:y="13.906cm">
          <draw:text-box>
            <text:p text:style-name="P15">g</text:p>
          </draw:text-box>
        </draw:frame>
        <draw:frame draw:style-name="gr3" draw:text-style-name="P3" draw:layer="layout" svg:width="0.612cm" svg:height="0.806cm" svg:x="27.945cm" svg:y="14.006cm">
          <draw:text-box>
            <text:p text:style-name="P15">l</text:p>
          </draw:text-box>
        </draw:frame>
        <draw:frame draw:style-name="gr3" draw:text-style-name="P3" draw:layer="layout" svg:width="0.913cm" svg:height="0.806cm" svg:x="28.745cm" svg:y="14.006cm">
          <draw:text-box>
            <text:p text:style-name="P15">m</text:p>
          </draw:text-box>
        </draw:frame>
        <draw:frame draw:style-name="gr3" draw:text-style-name="P3" draw:layer="layout" svg:width="0.777cm" svg:height="0.806cm" svg:x="29.846cm" svg:y="14.006cm">
          <draw:text-box>
            <text:p text:style-name="P15">h</text:p>
          </draw:text-box>
        </draw:frame>
        <draw:frame draw:style-name="gr3" draw:text-style-name="P3" draw:layer="layout" svg:width="0.777cm" svg:height="0.806cm" svg:x="30.847cm" svg:y="13.906cm">
          <draw:text-box>
            <text:p text:style-name="P15">d</text:p>
          </draw:text-box>
        </draw:frame>
        <draw:line draw:style-name="gr16" draw:text-style-name="P2" draw:layer="layout" svg:x1="19.18cm" svg:y1="6.715cm" svg:x2="19.18cm" svg:y2="16.557cm">
          <text:p/>
        </draw:line>
      </draw:page>
      <draw:page draw:name="page8" draw:style-name="dp1" draw:master-page-name="Default">
        <draw:custom-shape draw:style-name="gr1" draw:text-style-name="P1" draw:layer="layout" svg:width="0.254cm" svg:height="0.254cm" svg:x="4.069cm" svg:y="3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13cm" svg:height="0.806cm" svg:x="2.54cm" svg:y="2.854cm">
          <draw:text-box>
            <text:p text:style-name="P15">mathematics</text:p>
          </draw:text-box>
        </draw:frame>
        <draw:line draw:style-name="gr16" draw:text-style-name="P2" draw:layer="layout" svg:x1="10.18cm" svg:y1="2.715cm" svg:x2="10.18cm" svg:y2="21.637cm">
          <text:p/>
        </draw:line>
        <draw:custom-shape draw:style-name="gr1" draw:text-style-name="P1" xml:id="id199" draw:id="id199" draw:layer="layout" svg:width="0.254cm" svg:height="0.254cm" svg:x="14.07cm" svg:y="3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13cm" svg:height="0.806cm" svg:x="12.541cm" svg:y="2.868cm">
          <draw:text-box>
            <text:p text:style-name="P15">mathematics</text:p>
          </draw:text-box>
        </draw:frame>
        <draw:custom-shape draw:style-name="gr1" draw:text-style-name="P1" xml:id="id200" draw:id="id200" draw:layer="layout" svg:width="0.254cm" svg:height="0.254cm" svg:x="16.071cm" svg:y="5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" draw:layer="layout" draw:type="line" svg:x1="14.287cm" svg:y1="3.923cm" svg:x2="16.108cm" svg:y2="5.744cm" draw:start-shape="id199" draw:start-glue-point="9" draw:end-shape="id200" draw:end-glue-point="5" svg:d="M14287 3923l1821 1821" svg:viewBox="0 0 1822 1822">
          <text:p/>
        </draw:connector>
        <draw:frame draw:style-name="gr3" draw:text-style-name="P11" draw:layer="layout" svg:width="2.161cm" svg:height="0.806cm" svg:x="15.065cm" svg:y="5.968cm">
          <draw:text-box>
            <text:p text:style-name="P10">physics</text:p>
          </draw:text-box>
        </draw:frame>
        <draw:line draw:style-name="gr16" draw:text-style-name="P2" draw:layer="layout" svg:x1="20.16cm" svg:y1="2.715cm" svg:x2="20.16cm" svg:y2="21.637cm">
          <text:p/>
        </draw:line>
        <draw:custom-shape draw:style-name="gr1" draw:text-style-name="P1" xml:id="id201" draw:id="id201" draw:layer="layout" svg:width="0.254cm" svg:height="0.254cm" svg:x="24.05cm" svg:y="3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13cm" svg:height="0.806cm" svg:x="22.521cm" svg:y="2.868cm">
          <draw:text-box>
            <text:p text:style-name="P15">mathematics</text:p>
          </draw:text-box>
        </draw:frame>
        <draw:custom-shape draw:style-name="gr1" draw:text-style-name="P1" xml:id="id202" draw:id="id202" draw:layer="layout" svg:width="0.254cm" svg:height="0.254cm" svg:x="26.051cm" svg:y="5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" draw:layer="layout" draw:type="line" svg:x1="24.267cm" svg:y1="3.923cm" svg:x2="26.088cm" svg:y2="5.744cm" draw:start-shape="id201" draw:start-glue-point="9" draw:end-shape="id202" draw:end-glue-point="5" svg:d="M24267 3923l1821 1821" svg:viewBox="0 0 1822 1822">
          <text:p/>
        </draw:connector>
        <draw:frame draw:style-name="gr3" draw:text-style-name="P11" draw:layer="layout" svg:width="2.161cm" svg:height="0.806cm" svg:x="25.045cm" svg:y="5.968cm">
          <draw:text-box>
            <text:p text:style-name="P10">physics</text:p>
          </draw:text-box>
        </draw:frame>
        <draw:custom-shape draw:style-name="gr1" draw:text-style-name="P1" xml:id="id205" draw:id="id205" draw:layer="layout" svg:width="0.254cm" svg:height="0.254cm" svg:x="22.052cm" svg:y="5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1" draw:layer="layout" svg:width="2.843cm" svg:height="0.806cm" svg:x="20.76cm" svg:y="5.968cm">
          <draw:text-box>
            <text:p text:style-name="P10">geography</text:p>
          </draw:text-box>
        </draw:frame>
        <draw:line draw:style-name="gr16" draw:text-style-name="P2" draw:layer="layout" svg:x1="30.14cm" svg:y1="2.715cm" svg:x2="30.14cm" svg:y2="21.637cm">
          <text:p/>
        </draw:line>
        <draw:custom-shape draw:style-name="gr1" draw:text-style-name="P1" xml:id="id203" draw:id="id203" draw:layer="layout" svg:width="0.254cm" svg:height="0.254cm" svg:x="34.03cm" svg:y="3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13cm" svg:height="0.806cm" svg:x="32.501cm" svg:y="2.868cm">
          <draw:text-box>
            <text:p text:style-name="P15">mathematics</text:p>
          </draw:text-box>
        </draw:frame>
        <draw:custom-shape draw:style-name="gr1" draw:text-style-name="P1" xml:id="id204" draw:id="id204" draw:layer="layout" svg:width="0.254cm" svg:height="0.254cm" svg:x="36.031cm" svg:y="5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" draw:layer="layout" draw:type="line" svg:x1="34.247cm" svg:y1="3.923cm" svg:x2="36.068cm" svg:y2="5.744cm" draw:start-shape="id203" draw:start-glue-point="9" draw:end-shape="id204" draw:end-glue-point="5" svg:d="M34247 3923l1821 1821" svg:viewBox="0 0 1822 1822">
          <text:p/>
        </draw:connector>
        <draw:frame draw:style-name="gr3" draw:text-style-name="P11" draw:layer="layout" svg:width="2.161cm" svg:height="0.806cm" svg:x="36.425cm" svg:y="5.42cm">
          <draw:text-box>
            <text:p text:style-name="P10">physics</text:p>
          </draw:text-box>
        </draw:frame>
        <draw:custom-shape draw:style-name="gr1" draw:text-style-name="P1" xml:id="id206" draw:id="id206" draw:layer="layout" svg:width="0.254cm" svg:height="0.254cm" svg:x="32.032cm" svg:y="5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1" draw:layer="layout" svg:width="2.843cm" svg:height="0.806cm" svg:x="30.74cm" svg:y="5.968cm">
          <draw:text-box>
            <text:p text:style-name="P10">geography</text:p>
          </draw:text-box>
        </draw:frame>
        <draw:connector draw:style-name="gr17" draw:text-style-name="P2" draw:layer="layout" draw:type="line" svg:x1="22.269cm" svg:y1="5.745cm" svg:x2="24.087cm" svg:y2="3.923cm" draw:start-shape="id205" draw:start-glue-point="11" draw:end-shape="id201" draw:end-glue-point="7" svg:d="M22269 5745l1818-1822" svg:viewBox="0 0 1819 1823">
          <text:p/>
        </draw:connector>
        <draw:connector draw:style-name="gr17" draw:text-style-name="P2" draw:layer="layout" draw:type="line" svg:x1="32.249cm" svg:y1="5.745cm" svg:x2="34.067cm" svg:y2="3.923cm" draw:start-shape="id206" draw:start-glue-point="11" draw:end-shape="id203" draw:end-glue-point="7" svg:d="M32249 5745l1818-1822" svg:viewBox="0 0 1819 1823">
          <text:p/>
        </draw:connector>
        <draw:custom-shape draw:style-name="gr1" draw:text-style-name="P1" xml:id="id207" draw:id="id207" draw:layer="layout" svg:width="0.254cm" svg:height="0.254cm" svg:x="37.332cm" svg:y="7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" draw:layer="layout" draw:type="line" svg:x1="36.248cm" svg:y1="5.924cm" svg:x2="37.369cm" svg:y2="7.745cm" draw:start-shape="id204" draw:start-glue-point="9" draw:end-shape="id207" draw:end-glue-point="5" svg:d="M36248 5924l1121 1821" svg:viewBox="0 0 1122 1822">
          <text:p/>
        </draw:connector>
        <draw:frame draw:style-name="gr3" draw:text-style-name="P11" draw:layer="layout" svg:width="2.212cm" svg:height="0.806cm" svg:x="36.362cm" svg:y="8.02cm">
          <draw:text-box>
            <text:p text:style-name="P10">zoology</text:p>
          </draw:text-box>
        </draw:frame>
        <draw:custom-shape draw:style-name="gr1" draw:text-style-name="P1" xml:id="id208" draw:id="id208" draw:layer="layout" svg:width="0.254cm" svg:height="0.254cm" svg:x="4.03cm" svg:y="12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13cm" svg:height="0.806cm" svg:x="2.501cm" svg:y="11.568cm">
          <draw:text-box>
            <text:p text:style-name="P15">mathematics</text:p>
          </draw:text-box>
        </draw:frame>
        <draw:custom-shape draw:style-name="gr1" draw:text-style-name="P1" xml:id="id209" draw:id="id209" draw:layer="layout" svg:width="0.254cm" svg:height="0.254cm" svg:x="6.031cm" svg:y="14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" draw:layer="layout" draw:type="line" svg:x1="4.247cm" svg:y1="12.623cm" svg:x2="6.068cm" svg:y2="14.444cm" draw:start-shape="id208" draw:start-glue-point="9" draw:end-shape="id209" draw:end-glue-point="5" svg:d="M4247 12623l1821 1821" svg:viewBox="0 0 1822 1822">
          <text:p/>
        </draw:connector>
        <draw:frame draw:style-name="gr3" draw:text-style-name="P11" draw:layer="layout" svg:width="2.161cm" svg:height="0.806cm" svg:x="6.425cm" svg:y="14.12cm">
          <draw:text-box>
            <text:p text:style-name="P10">physics</text:p>
          </draw:text-box>
        </draw:frame>
        <draw:custom-shape draw:style-name="gr1" draw:text-style-name="P1" xml:id="id210" draw:id="id210" draw:layer="layout" svg:width="0.254cm" svg:height="0.254cm" svg:x="2.032cm" svg:y="14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1" draw:layer="layout" svg:width="2.843cm" svg:height="0.806cm" svg:x="0.74cm" svg:y="14.668cm">
          <draw:text-box>
            <text:p text:style-name="P10">geography</text:p>
          </draw:text-box>
        </draw:frame>
        <draw:connector draw:style-name="gr17" draw:text-style-name="P2" draw:layer="layout" draw:type="line" svg:x1="2.249cm" svg:y1="14.445cm" svg:x2="4.067cm" svg:y2="12.623cm" draw:start-shape="id210" draw:start-glue-point="11" draw:end-shape="id208" draw:end-glue-point="7" svg:d="M2249 14445l1818-1822" svg:viewBox="0 0 1819 1823">
          <text:p/>
        </draw:connector>
        <draw:custom-shape draw:style-name="gr1" draw:text-style-name="P1" xml:id="id211" draw:id="id211" draw:layer="layout" svg:width="0.254cm" svg:height="0.254cm" svg:x="7.332cm" svg:y="1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" draw:layer="layout" draw:type="line" svg:x1="6.248cm" svg:y1="14.624cm" svg:x2="7.369cm" svg:y2="16.445cm" draw:start-shape="id209" draw:start-glue-point="9" draw:end-shape="id211" draw:end-glue-point="5" svg:d="M6248 14624l1121 1821" svg:viewBox="0 0 1122 1822">
          <text:p/>
        </draw:connector>
        <draw:frame draw:style-name="gr3" draw:text-style-name="P11" draw:layer="layout" svg:width="2.212cm" svg:height="0.806cm" svg:x="6.362cm" svg:y="16.72cm">
          <draw:text-box>
            <text:p text:style-name="P10">zoology</text:p>
          </draw:text-box>
        </draw:frame>
        <draw:custom-shape draw:style-name="gr1" draw:text-style-name="P1" xml:id="id212" draw:id="id212" draw:layer="layout" svg:width="0.254cm" svg:height="0.254cm" svg:x="4.933cm" svg:y="1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1" draw:layer="layout" svg:width="3.228cm" svg:height="0.806cm" svg:x="3.362cm" svg:y="16.72cm">
          <draw:text-box>
            <text:p text:style-name="P10">meteorology</text:p>
          </draw:text-box>
        </draw:frame>
        <draw:connector draw:style-name="gr17" draw:text-style-name="P2" draw:layer="layout" draw:type="line" svg:x1="5.15cm" svg:y1="16.446cm" svg:x2="6.068cm" svg:y2="14.624cm" draw:start-shape="id212" draw:start-glue-point="11" draw:end-shape="id209" draw:end-glue-point="7" svg:d="M5150 16446l918-1822" svg:viewBox="0 0 919 1823">
          <text:p/>
        </draw:connector>
        <draw:custom-shape draw:style-name="gr1" draw:text-style-name="P1" xml:id="id213" draw:id="id213" draw:layer="layout" svg:width="0.254cm" svg:height="0.254cm" svg:x="14.03cm" svg:y="12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13cm" svg:height="0.806cm" svg:x="12.501cm" svg:y="11.568cm">
          <draw:text-box>
            <text:p text:style-name="P15">mathematics</text:p>
          </draw:text-box>
        </draw:frame>
        <draw:custom-shape draw:style-name="gr1" draw:text-style-name="P1" xml:id="id214" draw:id="id214" draw:layer="layout" svg:width="0.254cm" svg:height="0.254cm" svg:x="16.031cm" svg:y="14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" draw:layer="layout" draw:type="line" svg:x1="14.247cm" svg:y1="12.623cm" svg:x2="16.068cm" svg:y2="14.444cm" draw:start-shape="id213" draw:start-glue-point="9" draw:end-shape="id214" draw:end-glue-point="5" svg:d="M14247 12623l1821 1821" svg:viewBox="0 0 1822 1822">
          <text:p/>
        </draw:connector>
        <draw:frame draw:style-name="gr3" draw:text-style-name="P11" draw:layer="layout" svg:width="2.161cm" svg:height="0.806cm" svg:x="16.425cm" svg:y="14.12cm">
          <draw:text-box>
            <text:p text:style-name="P10">physics</text:p>
          </draw:text-box>
        </draw:frame>
        <draw:custom-shape draw:style-name="gr1" draw:text-style-name="P1" xml:id="id215" draw:id="id215" draw:layer="layout" svg:width="0.254cm" svg:height="0.254cm" svg:x="12.032cm" svg:y="14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1" draw:layer="layout" svg:width="2.843cm" svg:height="0.806cm" svg:x="10.04cm" svg:y="13.068cm">
          <draw:text-box>
            <text:p text:style-name="P10">geography</text:p>
          </draw:text-box>
        </draw:frame>
        <draw:connector draw:style-name="gr17" draw:text-style-name="P2" draw:layer="layout" draw:type="line" svg:x1="12.249cm" svg:y1="14.445cm" svg:x2="14.067cm" svg:y2="12.623cm" draw:start-shape="id215" draw:start-glue-point="11" draw:end-shape="id213" draw:end-glue-point="7" svg:d="M12249 14445l1818-1822" svg:viewBox="0 0 1819 1823">
          <text:p/>
        </draw:connector>
        <draw:custom-shape draw:style-name="gr1" draw:text-style-name="P1" xml:id="id216" draw:id="id216" draw:layer="layout" svg:width="0.254cm" svg:height="0.254cm" svg:x="17.332cm" svg:y="1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" draw:layer="layout" draw:type="line" svg:x1="16.248cm" svg:y1="14.624cm" svg:x2="17.369cm" svg:y2="16.445cm" draw:start-shape="id214" draw:start-glue-point="9" draw:end-shape="id216" draw:end-glue-point="5" svg:d="M16248 14624l1121 1821" svg:viewBox="0 0 1122 1822">
          <text:p/>
        </draw:connector>
        <draw:frame draw:style-name="gr3" draw:text-style-name="P11" draw:layer="layout" svg:width="2.212cm" svg:height="0.806cm" svg:x="16.362cm" svg:y="16.72cm">
          <draw:text-box>
            <text:p text:style-name="P10">zoology</text:p>
          </draw:text-box>
        </draw:frame>
        <draw:custom-shape draw:style-name="gr1" draw:text-style-name="P1" xml:id="id217" draw:id="id217" draw:layer="layout" svg:width="0.254cm" svg:height="0.254cm" svg:x="14.933cm" svg:y="1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1" draw:layer="layout" svg:width="3.228cm" svg:height="0.806cm" svg:x="13.362cm" svg:y="16.72cm">
          <draw:text-box>
            <text:p text:style-name="P10">meteorology</text:p>
          </draw:text-box>
        </draw:frame>
        <draw:connector draw:style-name="gr17" draw:text-style-name="P2" draw:layer="layout" draw:type="line" svg:x1="15.15cm" svg:y1="16.446cm" svg:x2="16.068cm" svg:y2="14.624cm" draw:start-shape="id217" draw:start-glue-point="11" draw:end-shape="id214" draw:end-glue-point="7" svg:d="M15150 16446l918-1822" svg:viewBox="0 0 919 1823">
          <text:p/>
        </draw:connector>
        <draw:custom-shape draw:style-name="gr1" draw:text-style-name="P1" xml:id="id218" draw:id="id218" draw:layer="layout" svg:width="0.254cm" svg:height="0.254cm" svg:x="12.833cm" svg:y="1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" draw:layer="layout" draw:type="line" svg:x1="12.249cm" svg:y1="14.625cm" svg:x2="12.87cm" svg:y2="16.446cm" draw:start-shape="id215" draw:start-glue-point="9" draw:end-shape="id218" draw:end-glue-point="5" svg:d="M12249 14625l621 1821" svg:viewBox="0 0 622 1822">
          <text:p/>
        </draw:connector>
        <draw:frame draw:style-name="gr3" draw:text-style-name="P11" draw:layer="layout" svg:width="2.238cm" svg:height="0.806cm" svg:x="10.641cm" svg:y="16.168cm">
          <draw:text-box>
            <text:p text:style-name="P10">geology</text:p>
          </draw:text-box>
        </draw:frame>
        <draw:custom-shape draw:style-name="gr1" draw:text-style-name="P1" xml:id="id219" draw:id="id219" draw:layer="layout" svg:width="0.254cm" svg:height="0.254cm" svg:x="24.03cm" svg:y="12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13cm" svg:height="0.806cm" svg:x="22.501cm" svg:y="11.568cm">
          <draw:text-box>
            <text:p text:style-name="P15">mathematics</text:p>
          </draw:text-box>
        </draw:frame>
        <draw:custom-shape draw:style-name="gr1" draw:text-style-name="P1" xml:id="id220" draw:id="id220" draw:layer="layout" svg:width="0.254cm" svg:height="0.254cm" svg:x="26.031cm" svg:y="14.4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7" draw:text-style-name="P2" draw:layer="layout" draw:type="line" svg:x1="24.247cm" svg:y1="12.623cm" svg:x2="26.068cm" svg:y2="14.444cm" draw:start-shape="id219" draw:start-glue-point="9" draw:end-shape="id220" draw:end-glue-point="5" svg:d="M24247 12623l1821 1821" svg:viewBox="0 0 1822 1822">
          <text:p/>
        </draw:connector>
        <draw:frame draw:style-name="gr3" draw:text-style-name="P11" draw:layer="layout" svg:width="2.161cm" svg:height="0.806cm" svg:x="26.425cm" svg:y="14.12cm">
          <draw:text-box>
            <text:p text:style-name="P10">physics</text:p>
          </draw:text-box>
        </draw:frame>
        <draw:custom-shape draw:style-name="gr1" draw:text-style-name="P1" xml:id="id221" draw:id="id221" draw:layer="layout" svg:width="0.254cm" svg:height="0.254cm" svg:x="22.032cm" svg:y="14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1" draw:layer="layout" svg:width="2.843cm" svg:height="0.806cm" svg:x="20.04cm" svg:y="13.068cm">
          <draw:text-box>
            <text:p text:style-name="P10">geography</text:p>
          </draw:text-box>
        </draw:frame>
        <draw:connector draw:style-name="gr17" draw:text-style-name="P2" draw:layer="layout" draw:type="line" svg:x1="22.249cm" svg:y1="14.445cm" svg:x2="24.067cm" svg:y2="12.623cm" draw:start-shape="id221" draw:start-glue-point="11" draw:end-shape="id219" draw:end-glue-point="7" svg:d="M22249 14445l1818-1822" svg:viewBox="0 0 1819 1823">
          <text:p/>
        </draw:connector>
        <draw:custom-shape draw:style-name="gr1" draw:text-style-name="P1" xml:id="id222" draw:id="id222" draw:layer="layout" svg:width="0.254cm" svg:height="0.254cm" svg:x="27.332cm" svg:y="1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" draw:layer="layout" draw:type="line" svg:x1="26.248cm" svg:y1="14.624cm" svg:x2="27.369cm" svg:y2="16.445cm" draw:start-shape="id220" draw:start-glue-point="9" draw:end-shape="id222" draw:end-glue-point="5" svg:d="M26248 14624l1121 1821" svg:viewBox="0 0 1122 1822">
          <text:p/>
        </draw:connector>
        <draw:frame draw:style-name="gr3" draw:text-style-name="P11" draw:layer="layout" svg:width="2.212cm" svg:height="0.806cm" svg:x="27.362cm" svg:y="16.72cm">
          <draw:text-box>
            <text:p text:style-name="P10">zoology</text:p>
          </draw:text-box>
        </draw:frame>
        <draw:custom-shape draw:style-name="gr1" draw:text-style-name="P1" xml:id="id223" draw:id="id223" draw:layer="layout" svg:width="0.254cm" svg:height="0.254cm" svg:x="24.933cm" svg:y="1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1" draw:layer="layout" svg:width="3.228cm" svg:height="0.806cm" svg:x="23.362cm" svg:y="16.72cm">
          <draw:text-box>
            <text:p text:style-name="P10">meteorology</text:p>
          </draw:text-box>
        </draw:frame>
        <draw:connector draw:style-name="gr17" draw:text-style-name="P2" draw:layer="layout" draw:type="line" svg:x1="25.15cm" svg:y1="16.446cm" svg:x2="26.068cm" svg:y2="14.624cm" draw:start-shape="id223" draw:start-glue-point="11" draw:end-shape="id220" draw:end-glue-point="7" svg:d="M25150 16446l918-1822" svg:viewBox="0 0 919 1823">
          <text:p/>
        </draw:connector>
        <draw:custom-shape draw:style-name="gr1" draw:text-style-name="P1" xml:id="id224" draw:id="id224" draw:layer="layout" svg:width="0.254cm" svg:height="0.254cm" svg:x="22.833cm" svg:y="1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" draw:layer="layout" draw:type="line" svg:x1="22.249cm" svg:y1="14.625cm" svg:x2="22.87cm" svg:y2="16.446cm" draw:start-shape="id221" draw:start-glue-point="9" draw:end-shape="id224" draw:end-glue-point="5" svg:d="M22249 14625l621 1821" svg:viewBox="0 0 622 1822">
          <text:p/>
        </draw:connector>
        <draw:frame draw:style-name="gr3" draw:text-style-name="P11" draw:layer="layout" svg:width="2.238cm" svg:height="0.806cm" svg:x="20.641cm" svg:y="16.168cm">
          <draw:text-box>
            <text:p text:style-name="P10">geology</text:p>
          </draw:text-box>
        </draw:frame>
        <draw:custom-shape draw:style-name="gr1" draw:text-style-name="P1" xml:id="id225" draw:id="id225" draw:layer="layout" svg:width="0.254cm" svg:height="0.254cm" svg:x="26.032cm" svg:y="18.4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7" draw:text-style-name="P2" draw:layer="layout" draw:type="line" svg:x1="27.369cm" svg:y1="16.625cm" svg:x2="26.249cm" svg:y2="18.445cm" draw:start-shape="id222" draw:start-glue-point="7" draw:end-shape="id225" draw:end-glue-point="11" svg:d="M27369 16625l-1120 1820" svg:viewBox="0 0 1121 1821">
          <text:p/>
        </draw:connector>
        <draw:frame draw:style-name="gr3" draw:text-style-name="P11" draw:layer="layout" svg:width="2.987cm" svg:height="0.806cm" svg:x="24.662cm" svg:y="18.72cm">
          <draw:text-box>
            <text:p text:style-name="P10">psychology</text:p>
          </draw:text-box>
        </draw:frame>
        <draw:custom-shape draw:style-name="gr1" draw:text-style-name="P1" xml:id="id226" draw:id="id226" draw:layer="layout" svg:width="0.254cm" svg:height="0.254cm" svg:x="34.03cm" svg:y="12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13cm" svg:height="0.806cm" svg:x="32.501cm" svg:y="11.568cm">
          <draw:text-box>
            <text:p text:style-name="P15">mathematics</text:p>
          </draw:text-box>
        </draw:frame>
        <draw:custom-shape draw:style-name="gr1" draw:text-style-name="P1" xml:id="id227" draw:id="id227" draw:layer="layout" svg:width="0.254cm" svg:height="0.254cm" svg:x="36.031cm" svg:y="14.4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7" draw:text-style-name="P2" draw:layer="layout" draw:type="line" svg:x1="34.247cm" svg:y1="12.623cm" svg:x2="36.068cm" svg:y2="14.444cm" draw:start-shape="id226" draw:start-glue-point="9" draw:end-shape="id227" draw:end-glue-point="5" svg:d="M34247 12623l1821 1821" svg:viewBox="0 0 1822 1822">
          <text:p/>
        </draw:connector>
        <draw:frame draw:style-name="gr3" draw:text-style-name="P11" draw:layer="layout" svg:width="2.161cm" svg:height="0.806cm" svg:x="36.425cm" svg:y="14.12cm">
          <draw:text-box>
            <text:p text:style-name="P10">physics</text:p>
          </draw:text-box>
        </draw:frame>
        <draw:custom-shape draw:style-name="gr1" draw:text-style-name="P1" xml:id="id228" draw:id="id228" draw:layer="layout" svg:width="0.254cm" svg:height="0.254cm" svg:x="32.032cm" svg:y="14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1" draw:layer="layout" svg:width="2.843cm" svg:height="0.806cm" svg:x="30.04cm" svg:y="13.068cm">
          <draw:text-box>
            <text:p text:style-name="P10">geography</text:p>
          </draw:text-box>
        </draw:frame>
        <draw:connector draw:style-name="gr17" draw:text-style-name="P2" draw:layer="layout" draw:type="line" svg:x1="32.249cm" svg:y1="14.445cm" svg:x2="34.067cm" svg:y2="12.623cm" draw:start-shape="id228" draw:start-glue-point="11" draw:end-shape="id226" draw:end-glue-point="7" svg:d="M32249 14445l1818-1822" svg:viewBox="0 0 1819 1823">
          <text:p/>
        </draw:connector>
        <draw:custom-shape draw:style-name="gr1" draw:text-style-name="P1" xml:id="id229" draw:id="id229" draw:layer="layout" svg:width="0.254cm" svg:height="0.254cm" svg:x="37.332cm" svg:y="1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" draw:layer="layout" draw:type="line" svg:x1="36.248cm" svg:y1="14.624cm" svg:x2="37.369cm" svg:y2="16.445cm" draw:start-shape="id227" draw:start-glue-point="9" draw:end-shape="id229" draw:end-glue-point="5" svg:d="M36248 14624l1121 1821" svg:viewBox="0 0 1122 1822">
          <text:p/>
        </draw:connector>
        <draw:frame draw:style-name="gr3" draw:text-style-name="P11" draw:layer="layout" svg:width="2.212cm" svg:height="0.806cm" svg:x="37.362cm" svg:y="16.72cm">
          <draw:text-box>
            <text:p text:style-name="P10">zoology</text:p>
          </draw:text-box>
        </draw:frame>
        <draw:custom-shape draw:style-name="gr1" draw:text-style-name="P1" xml:id="id230" draw:id="id230" draw:layer="layout" svg:width="0.254cm" svg:height="0.254cm" svg:x="34.933cm" svg:y="1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1" draw:layer="layout" svg:width="3.228cm" svg:height="0.806cm" svg:x="33.362cm" svg:y="16.72cm">
          <draw:text-box>
            <text:p text:style-name="P10">meteorology</text:p>
          </draw:text-box>
        </draw:frame>
        <draw:connector draw:style-name="gr17" draw:text-style-name="P2" draw:layer="layout" draw:type="line" svg:x1="35.15cm" svg:y1="16.446cm" svg:x2="36.068cm" svg:y2="14.624cm" draw:start-shape="id230" draw:start-glue-point="11" draw:end-shape="id227" draw:end-glue-point="7" svg:d="M35150 16446l918-1822" svg:viewBox="0 0 919 1823">
          <text:p/>
        </draw:connector>
        <draw:custom-shape draw:style-name="gr1" draw:text-style-name="P1" xml:id="id231" draw:id="id231" draw:layer="layout" svg:width="0.254cm" svg:height="0.254cm" svg:x="32.833cm" svg:y="16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" draw:layer="layout" draw:type="line" svg:x1="32.249cm" svg:y1="14.625cm" svg:x2="32.87cm" svg:y2="16.446cm" draw:start-shape="id228" draw:start-glue-point="9" draw:end-shape="id231" draw:end-glue-point="5" svg:d="M32249 14625l621 1821" svg:viewBox="0 0 622 1822">
          <text:p/>
        </draw:connector>
        <draw:frame draw:style-name="gr3" draw:text-style-name="P11" draw:layer="layout" svg:width="2.238cm" svg:height="0.806cm" svg:x="32.641cm" svg:y="15.368cm">
          <draw:text-box>
            <text:p text:style-name="P10">geology</text:p>
          </draw:text-box>
        </draw:frame>
        <draw:custom-shape draw:style-name="gr1" draw:text-style-name="P1" xml:id="id232" draw:id="id232" draw:layer="layout" svg:width="0.254cm" svg:height="0.254cm" svg:x="36.032cm" svg:y="18.40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7" draw:text-style-name="P2" draw:layer="layout" draw:type="line" svg:x1="37.369cm" svg:y1="16.625cm" svg:x2="36.249cm" svg:y2="18.445cm" draw:start-shape="id229" draw:start-glue-point="7" draw:end-shape="id232" draw:end-glue-point="11" svg:d="M37369 16625l-1120 1820" svg:viewBox="0 0 1121 1821">
          <text:p/>
        </draw:connector>
        <draw:frame draw:style-name="gr3" draw:text-style-name="P11" draw:layer="layout" svg:width="2.987cm" svg:height="0.806cm" svg:x="34.662cm" svg:y="18.72cm">
          <draw:text-box>
            <text:p text:style-name="P10">psychology</text:p>
          </draw:text-box>
        </draw:frame>
        <draw:custom-shape draw:style-name="gr1" draw:text-style-name="P1" xml:id="id233" draw:id="id233" draw:layer="layout" svg:width="0.254cm" svg:height="0.254cm" svg:x="31.234cm" svg:y="16.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2" draw:layer="layout" draw:type="line" svg:x1="31.451cm" svg:y1="16.447cm" svg:x2="32.069cm" svg:y2="14.625cm" draw:start-shape="id233" draw:start-glue-point="11" draw:end-shape="id228" draw:end-glue-point="7" svg:d="M31451 16447l618-1822" svg:viewBox="0 0 619 1823">
          <text:p/>
        </draw:connector>
        <draw:frame draw:style-name="gr3" draw:text-style-name="P11" draw:layer="layout" svg:width="2.627cm" svg:height="0.806cm" svg:x="30.041cm" svg:y="16.668cm">
          <draw:text-box>
            <text:p text:style-name="P10">chemistry</text:p>
          </draw:text-box>
        </draw:frame>
        <draw:line draw:style-name="gr16" draw:text-style-name="P2" draw:layer="layout" svg:x1="-0.392cm" svg:y1="10.988cm" svg:x2="41.005cm" svg:y2="10.988cm">
          <text:p/>
        </draw:line>
        <draw:frame draw:style-name="gr18" draw:text-style-name="P21" draw:layer="layout" svg:width="9.708cm" svg:height="0.806cm" svg:x="10.342cm" svg:y="10.007cm">
          <draw:text-box>
            <text:p><text:span text:style-name="T11">p</text:span><text:span text:style-name="T11">h</text:span><text:span text:style-name="T11">ys</text:span><text:span text:style-name="T11">ic</text:span><text:span text:style-name="T11">s </text:span><text:span text:style-name="T11">&gt; </text:span><text:span text:style-name="T11">m</text:span><text:span text:style-name="T11">at</text:span><text:span text:style-name="T11">h</text:span><text:span text:style-name="T11">e</text:span><text:span text:style-name="T11">m</text:span><text:span text:style-name="T11">ati</text:span><text:span text:style-name="T11">cs</text:span></text:p>
          </draw:text-box>
        </draw:frame>
        <draw:frame draw:style-name="gr18" draw:text-style-name="P21" draw:layer="layout" svg:width="9.708cm" svg:height="0.806cm" svg:x="20.342cm" svg:y="10.007cm">
          <draw:text-box>
            <text:p><text:span text:style-name="T11">g</text:span><text:span text:style-name="T11">e</text:span><text:span text:style-name="T11">o</text:span><text:span text:style-name="T11">gr</text:span><text:span text:style-name="T11">a</text:span><text:span text:style-name="T11">p</text:span><text:span text:style-name="T11">h</text:span><text:span text:style-name="T11">y </text:span><text:span text:style-name="T11">&lt; </text:span><text:span text:style-name="T11">m</text:span><text:span text:style-name="T11">at</text:span><text:span text:style-name="T11">h</text:span><text:span text:style-name="T11">e</text:span><text:span text:style-name="T11">m</text:span><text:span text:style-name="T11">ati</text:span><text:span text:style-name="T11">cs</text:span></text:p>
          </draw:text-box>
        </draw:frame>
        <draw:frame draw:style-name="gr18" draw:text-style-name="P21" draw:layer="layout" svg:width="9.708cm" svg:height="1.361cm" svg:x="30.342cm" svg:y="9.407cm">
          <draw:text-box>
            <text:p><text:span text:style-name="T11">z</text:span><text:span text:style-name="T11">o</text:span><text:span text:style-name="T11">ol</text:span><text:span text:style-name="T11">o</text:span><text:span text:style-name="T11">g</text:span><text:span text:style-name="T11">y </text:span><text:span text:style-name="T11">&gt; </text:span><text:span text:style-name="T11">m</text:span><text:span text:style-name="T11">at</text:span><text:span text:style-name="T11">h</text:span><text:span text:style-name="T11">e</text:span><text:span text:style-name="T11">m</text:span><text:span text:style-name="T11">ati</text:span><text:span text:style-name="T11">cs</text:span><text:span text:style-name="T11"><text:line-break/></text:span><text:span text:style-name="T11">z</text:span><text:span text:style-name="T11">o</text:span><text:span text:style-name="T11">ol</text:span><text:span text:style-name="T11">o</text:span><text:span text:style-name="T11">g</text:span><text:span text:style-name="T11">y </text:span><text:span text:style-name="T11">&gt; </text:span><text:span text:style-name="T11">p</text:span><text:span text:style-name="T11">h</text:span><text:span text:style-name="T11">ys</text:span><text:span text:style-name="T11">ic</text:span><text:span text:style-name="T11">s</text:span></text:p>
          </draw:text-box>
        </draw:frame>
        <draw:frame draw:style-name="gr18" draw:text-style-name="P21" draw:layer="layout" svg:width="9.708cm" svg:height="1.361cm" svg:x="30.342cm" svg:y="19.962cm">
          <draw:text-box>
            <text:p><text:span text:style-name="T11">c</text:span><text:span text:style-name="T11">h</text:span><text:span text:style-name="T11">e</text:span><text:span text:style-name="T11">mi</text:span><text:span text:style-name="T11">st</text:span><text:span text:style-name="T11">ry </text:span><text:span text:style-name="T11">&lt; </text:span><text:span text:style-name="T11">m</text:span><text:span text:style-name="T11">at</text:span><text:span text:style-name="T11">h</text:span><text:span text:style-name="T11">e</text:span><text:span text:style-name="T11">m</text:span><text:span text:style-name="T11">ati</text:span><text:span text:style-name="T11">cs</text:span><text:span text:style-name="T11"><text:line-break/></text:span><text:span text:style-name="T11">c</text:span><text:span text:style-name="T11">h</text:span><text:span text:style-name="T11">e</text:span><text:span text:style-name="T11">mi</text:span><text:span text:style-name="T11">st</text:span><text:span text:style-name="T11">ry </text:span><text:span text:style-name="T11">&lt; </text:span><text:span text:style-name="T11">g</text:span><text:span text:style-name="T11">e</text:span><text:span text:style-name="T11">ol</text:span><text:span text:style-name="T11">o</text:span><text:span text:style-name="T11">g</text:span><text:span text:style-name="T11">y</text:span></text:p>
          </draw:text-box>
        </draw:frame>
        <draw:frame draw:style-name="gr18" draw:text-style-name="P21" draw:layer="layout" svg:width="9.708cm" svg:height="1.916cm" svg:x="20.342cm" svg:y="19.407cm">
          <draw:text-box>
            <text:p><text:span text:style-name="T11">p</text:span><text:span text:style-name="T11">sy</text:span><text:span text:style-name="T11">c</text:span><text:span text:style-name="T11">h</text:span><text:span text:style-name="T11">ol</text:span><text:span text:style-name="T11">o</text:span><text:span text:style-name="T11">g</text:span><text:span text:style-name="T11">y </text:span><text:span text:style-name="T11">&gt; </text:span><text:span text:style-name="T11">m</text:span><text:span text:style-name="T11">at</text:span><text:span text:style-name="T11">h</text:span><text:span text:style-name="T11">e</text:span><text:span text:style-name="T11">m</text:span><text:span text:style-name="T11">ati</text:span><text:span text:style-name="T11">cs</text:span><text:span text:style-name="T11"><text:line-break/></text:span><text:span text:style-name="T11">p</text:span><text:span text:style-name="T11">sy</text:span><text:span text:style-name="T11">c</text:span><text:span text:style-name="T11">h</text:span><text:span text:style-name="T11">ol</text:span><text:span text:style-name="T11">o</text:span><text:span text:style-name="T11">g</text:span><text:span text:style-name="T11">y </text:span><text:span text:style-name="T11">&gt; </text:span><text:span text:style-name="T11">p</text:span><text:span text:style-name="T11">h</text:span><text:span text:style-name="T11">ys</text:span><text:span text:style-name="T11">ic</text:span><text:span text:style-name="T11">s</text:span><text:span text:style-name="T11"><text:line-break/></text:span><text:span text:style-name="T11">p</text:span><text:span text:style-name="T11">sy</text:span><text:span text:style-name="T11">c</text:span><text:span text:style-name="T11">h</text:span><text:span text:style-name="T11">ol</text:span><text:span text:style-name="T11">o</text:span><text:span text:style-name="T11">g</text:span><text:span text:style-name="T11">y </text:span><text:span text:style-name="T11">&lt; </text:span><text:span text:style-name="T11">z</text:span><text:span text:style-name="T11">o</text:span><text:span text:style-name="T11">ol</text:span><text:span text:style-name="T11">o</text:span><text:span text:style-name="T11">g</text:span><text:span text:style-name="T11">y</text:span></text:p>
          </draw:text-box>
        </draw:frame>
        <draw:frame draw:style-name="gr18" draw:text-style-name="P21" draw:layer="layout" svg:width="9.708cm" svg:height="1.361cm" svg:x="10.342cm" svg:y="19.962cm">
          <draw:text-box>
            <text:p><text:span text:style-name="T11">g</text:span><text:span text:style-name="T11">e</text:span><text:span text:style-name="T11">ol</text:span><text:span text:style-name="T11">o</text:span><text:span text:style-name="T11">g</text:span><text:span text:style-name="T11">y </text:span><text:span text:style-name="T11">&lt; </text:span><text:span text:style-name="T11">m</text:span><text:span text:style-name="T11">at</text:span><text:span text:style-name="T11">h</text:span><text:span text:style-name="T11">e</text:span><text:span text:style-name="T11">m</text:span><text:span text:style-name="T11">ati</text:span><text:span text:style-name="T11">cs</text:span></text:p>
            <text:p><text:span text:style-name="T11">g</text:span><text:span text:style-name="T11">e</text:span><text:span text:style-name="T11">ol</text:span><text:span text:style-name="T11">o</text:span><text:span text:style-name="T11">g</text:span><text:span text:style-name="T11">y </text:span><text:span text:style-name="T11">&gt; </text:span><text:span text:style-name="T11">g</text:span><text:span text:style-name="T11">e</text:span><text:span text:style-name="T11">o</text:span><text:span text:style-name="T11">gr</text:span><text:span text:style-name="T11">a</text:span><text:span text:style-name="T11">p</text:span><text:span text:style-name="T11">h</text:span><text:span text:style-name="T11">y</text:span></text:p>
          </draw:text-box>
        </draw:frame>
        <draw:frame draw:style-name="gr18" draw:text-style-name="P21" draw:layer="layout" svg:width="9.708cm" svg:height="1.361cm" svg:x="0.342cm" svg:y="19.962cm">
          <draw:text-box>
            <text:p><text:span text:style-name="T11">M</text:span><text:span text:style-name="T11">et</text:span><text:span text:style-name="T11">e</text:span><text:span text:style-name="T11">or</text:span><text:span text:style-name="T11">ol</text:span><text:span text:style-name="T11">o</text:span><text:span text:style-name="T11">g</text:span><text:span text:style-name="T11">y </text:span><text:span text:style-name="T11">&gt; </text:span><text:span text:style-name="T11">m</text:span><text:span text:style-name="T11">at</text:span><text:span text:style-name="T11">h</text:span><text:span text:style-name="T11">e</text:span><text:span text:style-name="T11">m</text:span><text:span text:style-name="T11">ati</text:span><text:span text:style-name="T11">cs</text:span></text:p>
            <text:p><text:span text:style-name="T11">M</text:span><text:span text:style-name="T11">et</text:span><text:span text:style-name="T11">e</text:span><text:span text:style-name="T11">or</text:span><text:span text:style-name="T11">ol</text:span><text:span text:style-name="T11">o</text:span><text:span text:style-name="T11">g</text:span><text:span text:style-name="T11">y </text:span><text:span text:style-name="T11">&lt; </text:span><text:span text:style-name="T11">p</text:span><text:span text:style-name="T11">h</text:span><text:span text:style-name="T11">ys</text:span><text:span text:style-name="T11">ic</text:span><text:span text:style-name="T11">s</text:span></text:p>
          </draw:text-box>
        </draw:frame>
      </draw:page>
      <draw:page draw:name="page9" draw:style-name="dp1" draw:master-page-name="Default">
        <draw:connector draw:style-name="gr19" draw:text-style-name="P2" draw:layer="layout" draw:type="line" svg:x1="19.237cm" svg:y1="17.007cm" svg:x2="19.238cm" svg:y2="18.754cm" draw:start-shape="id234" draw:start-glue-point="8" draw:end-shape="id235" draw:end-glue-point="4" svg:d="M19237 17007l1 1747" svg:viewBox="0 0 2 1748">
          <text:p/>
        </draw:connector>
        <draw:connector draw:style-name="gr19" draw:text-style-name="P2" draw:layer="layout" draw:type="line" svg:x1="22.237cm" svg:y1="17.007cm" svg:x2="22.238cm" svg:y2="18.754cm" draw:start-shape="id236" draw:start-glue-point="8" draw:end-shape="id237" draw:end-glue-point="4" svg:d="M22237 17007l1 1747" svg:viewBox="0 0 2 1748">
          <text:p/>
        </draw:connector>
        <draw:connector draw:style-name="gr20" draw:text-style-name="P2" draw:layer="layout" draw:type="line" svg:x1="16.238cm" svg:y1="15.008cm" svg:x2="15.24cm" svg:y2="16.756cm" draw:start-shape="id238" draw:start-glue-point="8" draw:end-shape="id239" draw:end-glue-point="4" svg:d="M16238 15008l-998 1748" svg:viewBox="0 0 999 1749">
          <text:p/>
        </draw:connector>
        <draw:connector draw:style-name="gr20" draw:text-style-name="P2" draw:layer="layout" draw:type="line" svg:x1="16.238cm" svg:y1="15.008cm" svg:x2="17.239cm" svg:y2="16.755cm" draw:start-shape="id238" draw:start-glue-point="8" draw:end-shape="id240" draw:end-glue-point="4" svg:d="M16238 15008l1001 1747" svg:viewBox="0 0 1002 1748">
          <text:p/>
        </draw:connector>
        <draw:connector draw:style-name="gr20" draw:text-style-name="P2" draw:layer="layout" draw:type="line" svg:x1="18.237cm" svg:y1="15.007cm" svg:x2="18.238cm" svg:y2="16.754cm" draw:start-shape="id241" draw:start-glue-point="8" draw:end-shape="id242" draw:end-glue-point="4" svg:d="M18237 15007l1 1747" svg:viewBox="0 0 2 1748">
          <text:p/>
        </draw:connector>
        <draw:connector draw:style-name="gr20" draw:text-style-name="P2" draw:layer="layout" draw:type="line" svg:x1="20.235cm" svg:y1="15.005cm" svg:x2="19.237cm" svg:y2="16.753cm" draw:start-shape="id243" draw:start-glue-point="8" draw:end-shape="id234" draw:end-glue-point="4" svg:d="M20235 15005l-998 1748" svg:viewBox="0 0 999 1749">
          <text:p/>
        </draw:connector>
        <draw:connector draw:style-name="gr20" draw:text-style-name="P2" draw:layer="layout" draw:type="line" svg:x1="20.235cm" svg:y1="15.005cm" svg:x2="21.236cm" svg:y2="16.752cm" draw:start-shape="id243" draw:start-glue-point="8" draw:end-shape="id244" draw:end-glue-point="4" svg:d="M20235 15005l1001 1747" svg:viewBox="0 0 1002 1748">
          <text:p/>
        </draw:connector>
        <draw:connector draw:style-name="gr20" draw:text-style-name="P2" draw:layer="layout" draw:type="line" svg:x1="22.236cm" svg:y1="15.006cm" svg:x2="22.237cm" svg:y2="16.753cm" draw:start-shape="id245" draw:start-glue-point="8" draw:end-shape="id236" draw:end-glue-point="4" svg:d="M22236 15006l1 1747" svg:viewBox="0 0 2 1748">
          <text:p/>
        </draw:connector>
        <draw:connector draw:style-name="gr16" draw:text-style-name="P2" draw:layer="layout" draw:type="line" svg:x1="19.234cm" svg:y1="13.004cm" svg:x2="18.237cm" svg:y2="14.753cm" draw:start-shape="id246" draw:start-glue-point="8" draw:end-shape="id241" draw:end-glue-point="4" svg:d="M19234 13004l-997 1749" svg:viewBox="0 0 998 1750">
          <text:p/>
        </draw:connector>
        <draw:connector draw:style-name="gr16" draw:text-style-name="P2" draw:layer="layout" draw:type="line" svg:x1="19.144cm" svg:y1="12.967cm" svg:x2="16.328cm" svg:y2="14.791cm" draw:start-shape="id246" draw:start-glue-point="7" draw:end-shape="id238" draw:end-glue-point="11" svg:d="M19144 12967l-2816 1824" svg:viewBox="0 0 2817 1825">
          <text:p/>
        </draw:connector>
        <draw:connector draw:style-name="gr16" draw:text-style-name="P2" draw:layer="layout" draw:type="line" svg:x1="19.234cm" svg:y1="13.004cm" svg:x2="20.235cm" svg:y2="14.751cm" draw:start-shape="id246" draw:start-glue-point="8" draw:end-shape="id243" draw:end-glue-point="4" svg:d="M19234 13004l1001 1747" svg:viewBox="0 0 1002 1748">
          <text:p/>
        </draw:connector>
        <draw:connector draw:style-name="gr16" draw:text-style-name="P2" draw:layer="layout" draw:type="line" svg:x1="19.324cm" svg:y1="12.967cm" svg:x2="22.146cm" svg:y2="14.789cm" draw:start-shape="id246" draw:start-glue-point="9" draw:end-shape="id245" draw:end-glue-point="5" svg:d="M19324 12967l2822 1822" svg:viewBox="0 0 2823 1823">
          <text:p/>
        </draw:connector>
        <draw:connector draw:style-name="gr17" draw:text-style-name="P2" draw:layer="layout" draw:type="line" svg:x1="5.366cm" svg:y1="7.96cm" svg:x2="7.113cm" svg:y2="7.974cm" draw:start-shape="id247" draw:start-glue-point="10" draw:end-shape="id248" draw:end-glue-point="6" svg:d="M5366 7960l1747 14" svg:viewBox="0 0 1748 15">
          <text:p/>
        </draw:connector>
        <draw:connector draw:style-name="gr17" draw:text-style-name="P2" draw:layer="layout" draw:type="line" svg:x1="3.23cm" svg:y1="3.961cm" svg:x2="3.237cm" svg:y2="5.805cm" draw:start-shape="id249" draw:start-glue-point="8" draw:end-shape="id250" draw:end-glue-point="0" svg:d="M3230 3961l7 1844" svg:viewBox="0 0 8 1845">
          <text:p/>
        </draw:connector>
        <draw:connector draw:style-name="gr17" draw:text-style-name="P2" draw:layer="layout" draw:type="line" svg:x1="3.237cm" svg:y1="6.059cm" svg:x2="3.238cm" svg:y2="7.819cm" draw:start-shape="id250" draw:start-glue-point="8" draw:end-shape="id251" draw:end-glue-point="4" svg:d="M3237 6059l1 1760" svg:viewBox="0 0 2 1761">
          <text:p/>
        </draw:connector>
        <draw:connector draw:style-name="gr17" draw:text-style-name="P2" draw:layer="layout" draw:type="line" svg:x1="3.328cm" svg:y1="8.036cm" svg:x2="5.151cm" svg:y2="9.898cm" draw:start-shape="id251" draw:start-glue-point="9" draw:end-shape="id252" draw:end-glue-point="5" svg:d="M3328 8036l1823 1862" svg:viewBox="0 0 1824 1863">
          <text:p/>
        </draw:connector>
        <draw:connector draw:style-name="gr17" draw:text-style-name="P2" draw:layer="layout" draw:type="line" svg:x1="5.114cm" svg:y1="9.988cm" svg:x2="3.369cm" svg:y2="10.002cm" draw:start-shape="id252" draw:start-glue-point="6" draw:end-shape="id253" draw:end-glue-point="10" svg:d="M5114 9988l-1745 14" svg:viewBox="0 0 1746 15">
          <text:p/>
        </draw:connector>
        <draw:connector draw:style-name="gr17" draw:text-style-name="P2" draw:layer="layout" draw:type="line" svg:x1="5.241cm" svg:y1="9.861cm" svg:x2="5.239cm" svg:y2="8.087cm" draw:start-shape="id252" draw:start-glue-point="4" draw:end-shape="id247" draw:end-glue-point="8" svg:d="M5241 9861l-2-1774" svg:viewBox="0 0 3 1775">
          <text:p/>
        </draw:connector>
        <draw:connector draw:style-name="gr17" draw:text-style-name="P2" draw:layer="layout" draw:type="line" svg:x1="3.365cm" svg:y1="7.946cm" svg:x2="5.112cm" svg:y2="7.96cm" draw:start-shape="id251" draw:start-glue-point="10" draw:end-shape="id247" svg:d="M3365 7946l1747 14" svg:viewBox="0 0 1748 15">
          <text:p/>
        </draw:connector>
        <draw:connector draw:style-name="gr17" draw:text-style-name="P2" draw:layer="layout" draw:type="line" svg:x1="7.33cm" svg:y1="7.884cm" svg:x2="9.144cm" svg:y2="5.98cm" draw:start-shape="id248" draw:start-glue-point="11" draw:end-shape="id254" draw:end-glue-point="7" svg:d="M7330 7884l1814-1904" svg:viewBox="0 0 1815 1905">
          <text:p/>
        </draw:connector>
        <draw:connector draw:style-name="gr17" draw:text-style-name="P2" draw:layer="layout" draw:type="line" svg:x1="9.107cm" svg:y1="5.89cm" svg:x2="7.362cm" svg:y2="5.904cm" draw:start-shape="id254" draw:start-glue-point="6" draw:end-shape="id255" draw:end-glue-point="10" svg:d="M9107 5890l-1745 14" svg:viewBox="0 0 1746 15">
          <text:p/>
        </draw:connector>
        <draw:connector draw:style-name="gr17" draw:text-style-name="P2" draw:layer="layout" draw:type="line" svg:x1="7.108cm" svg:y1="5.904cm" svg:x2="5.363cm" svg:y2="5.918cm" draw:start-shape="id255" draw:start-glue-point="6" draw:end-shape="id256" draw:end-glue-point="10" svg:d="M7108 5904l-1745 14" svg:viewBox="0 0 1746 15">
          <text:p/>
        </draw:connector>
        <draw:connector draw:style-name="gr17" draw:text-style-name="P2" draw:layer="layout" draw:type="line" svg:x1="5.109cm" svg:y1="5.918cm" svg:x2="3.364cm" svg:y2="5.932cm" draw:start-shape="id256" draw:start-glue-point="6" draw:end-shape="id250" draw:end-glue-point="10" svg:d="M5109 5918l-1745 14" svg:viewBox="0 0 1746 15">
          <text:p/>
        </draw:connector>
        <draw:connector draw:style-name="gr17" draw:text-style-name="P2" draw:layer="layout" draw:type="line" svg:x1="5.236cm" svg:y1="6.045cm" svg:x2="5.239cm" svg:y2="7.833cm" draw:start-shape="id256" draw:start-glue-point="8" draw:end-shape="id247" draw:end-glue-point="4" svg:d="M5236 6045l3 1788" svg:viewBox="0 0 4 1789">
          <text:p/>
        </draw:connector>
        <draw:connector draw:style-name="gr17" draw:text-style-name="P2" draw:layer="layout" draw:type="line" svg:x1="7.235cm" svg:y1="6.031cm" svg:x2="7.24cm" svg:y2="7.847cm" draw:start-shape="id255" draw:start-glue-point="8" draw:end-shape="id248" draw:end-glue-point="4" svg:d="M7235 6031l5 1816" svg:viewBox="0 0 6 1817">
          <text:p/>
        </draw:connector>
        <draw:connector draw:style-name="gr17" draw:text-style-name="P2" draw:layer="layout" draw:type="line" svg:x1="7.232cm" svg:y1="3.989cm" svg:x2="7.235cm" svg:y2="5.777cm" draw:start-shape="id257" draw:start-glue-point="8" draw:end-shape="id255" draw:end-glue-point="4" svg:d="M7232 3989l3 1788" svg:viewBox="0 0 4 1789">
          <text:p/>
        </draw:connector>
        <draw:connector draw:style-name="gr17" draw:text-style-name="P2" draw:layer="layout" draw:type="line" svg:x1="9.233cm" svg:y1="4.003cm" svg:x2="9.234cm" svg:y2="5.763cm" draw:start-shape="id258" draw:start-glue-point="8" draw:end-shape="id254" draw:end-glue-point="4" svg:d="M9233 4003l1 1760" svg:viewBox="0 0 2 1761">
          <text:p/>
        </draw:connector>
        <draw:connector draw:style-name="gr17" draw:text-style-name="P2" draw:layer="layout" draw:type="line" svg:x1="5.358cm" svg:y1="3.848cm" svg:x2="7.105cm" svg:y2="3.862cm" draw:start-shape="id259" draw:start-glue-point="10" draw:end-shape="id257" draw:end-glue-point="6" svg:d="M5358 3848l1747 14" svg:viewBox="0 0 1748 15">
          <text:p/>
        </draw:connector>
        <draw:connector draw:style-name="gr17" draw:text-style-name="P2" draw:layer="layout" draw:type="line" svg:x1="5.231cm" svg:y1="3.975cm" svg:x2="5.236cm" svg:y2="5.791cm" draw:start-shape="id259" draw:start-glue-point="8" draw:end-shape="id256" draw:end-glue-point="4" svg:d="M5231 3975l5 1816" svg:viewBox="0 0 6 1817">
          <text:p/>
        </draw:connector>
        <draw:connector draw:style-name="gr17" draw:text-style-name="P2" draw:layer="layout" draw:type="line" svg:x1="5.104cm" svg:y1="3.848cm" svg:x2="3.357cm" svg:y2="3.834cm" draw:start-shape="id259" draw:start-glue-point="6" draw:end-shape="id249" draw:end-glue-point="10" svg:d="M5104 3848l-1747-14" svg:viewBox="0 0 1748 15">
          <text:p/>
        </draw:connector>
        <draw:custom-shape draw:style-name="gr1" draw:text-style-name="P1" xml:id="id249" draw:id="id249" draw:layer="layout" svg:width="0.254cm" svg:height="0.254cm" svg:x="3.103cm" svg:y="3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77cm" svg:height="0.806cm" svg:x="2.84cm" svg:y="2.969cm">
          <draw:text-box>
            <text:p text:style-name="P15">a</text:p>
          </draw:text-box>
        </draw:frame>
        <draw:custom-shape draw:style-name="gr1" draw:text-style-name="P1" xml:id="id259" draw:id="id259" draw:layer="layout" svg:width="0.254cm" svg:height="0.254cm" svg:x="5.104cm" svg:y="3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77cm" svg:height="0.806cm" svg:x="4.841cm" svg:y="2.983cm">
          <draw:text-box>
            <text:p text:style-name="P15">b</text:p>
          </draw:text-box>
        </draw:frame>
        <draw:custom-shape draw:style-name="gr1" draw:text-style-name="P1" xml:id="id257" draw:id="id257" draw:layer="layout" svg:width="0.254cm" svg:height="0.254cm" svg:x="7.105cm" svg:y="3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52cm" svg:height="0.806cm" svg:x="6.842cm" svg:y="2.997cm">
          <draw:text-box>
            <text:p text:style-name="P15">c</text:p>
          </draw:text-box>
        </draw:frame>
        <draw:custom-shape draw:style-name="gr1" draw:text-style-name="P1" xml:id="id258" draw:id="id258" draw:layer="layout" svg:width="0.254cm" svg:height="0.254cm" svg:x="9.106cm" svg:y="3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612cm" svg:height="0.806cm" svg:x="8.843cm" svg:y="3.011cm">
          <draw:text-box>
            <text:p text:style-name="P15">l</text:p>
          </draw:text-box>
        </draw:frame>
        <draw:custom-shape draw:style-name="gr1" draw:text-style-name="P1" xml:id="id254" draw:id="id254" draw:layer="layout" svg:width="0.254cm" svg:height="0.254cm" svg:x="9.107cm" svg:y="5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55" draw:id="id255" draw:layer="layout" svg:width="0.254cm" svg:height="0.254cm" svg:x="7.108cm" svg:y="5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642cm" svg:height="0.806cm" svg:x="6.445cm" svg:y="5.039cm">
          <draw:text-box>
            <text:p text:style-name="P15">f</text:p>
          </draw:text-box>
        </draw:frame>
        <draw:custom-shape draw:style-name="gr21" draw:text-style-name="P22" xml:id="id256" draw:id="id256" draw:layer="layout" svg:width="0.254cm" svg:height="0.254cm" svg:x="5.109cm" svg:y="5.79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3" draw:text-style-name="P3" draw:layer="layout" svg:width="0.612cm" svg:height="0.806cm" svg:x="4.446cm" svg:y="7.053cm">
          <draw:text-box>
            <text:p text:style-name="P15">i</text:p>
          </draw:text-box>
        </draw:frame>
        <draw:custom-shape draw:style-name="gr1" draw:text-style-name="P1" xml:id="id250" draw:id="id250" draw:layer="layout" svg:width="0.254cm" svg:height="0.254cm" svg:x="3.11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77cm" svg:height="0.806cm" svg:x="2.447cm" svg:y="5.467cm">
          <draw:text-box>
            <text:p text:style-name="P15">d</text:p>
          </draw:text-box>
        </draw:frame>
        <draw:custom-shape draw:style-name="gr1" draw:text-style-name="P1" xml:id="id251" draw:id="id251" draw:layer="layout" svg:width="0.254cm" svg:height="0.254cm" svg:x="3.111cm" svg:y="7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7" draw:id="id247" draw:layer="layout" svg:width="0.254cm" svg:height="0.254cm" svg:x="5.112cm" svg:y="7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8" draw:id="id248" draw:layer="layout" svg:width="0.254cm" svg:height="0.254cm" svg:x="7.113cm" svg:y="7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612cm" svg:height="0.806cm" svg:x="6.85cm" svg:y="8.109cm">
          <draw:text-box>
            <text:p text:style-name="P15">j</text:p>
          </draw:text-box>
        </draw:frame>
        <draw:custom-shape draw:style-name="gr1" draw:text-style-name="P1" xml:id="id252" draw:id="id252" draw:layer="layout" svg:width="0.254cm" svg:height="0.254cm" svg:x="5.114cm" svg:y="9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52cm" svg:height="0.806cm" svg:x="4.851cm" svg:y="10.123cm">
          <draw:text-box>
            <text:p text:style-name="P15">k</text:p>
          </draw:text-box>
        </draw:frame>
        <draw:custom-shape draw:style-name="gr1" draw:text-style-name="P1" xml:id="id253" draw:id="id253" draw:layer="layout" svg:width="0.254cm" svg:height="0.254cm" svg:x="3.115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913cm" svg:height="0.806cm" svg:x="2.852cm" svg:y="10.137cm">
          <draw:text-box>
            <text:p text:style-name="P15">m</text:p>
          </draw:text-box>
        </draw:frame>
        <draw:frame draw:style-name="gr3" draw:text-style-name="P3" draw:layer="layout" svg:width="0.777cm" svg:height="0.806cm" svg:x="2.448cm" svg:y="7.467cm">
          <draw:text-box>
            <text:p text:style-name="P15">h</text:p>
          </draw:text-box>
        </draw:frame>
        <draw:frame draw:style-name="gr3" draw:text-style-name="P3" draw:layer="layout" svg:width="0.777cm" svg:height="0.806cm" svg:x="9.248cm" svg:y="5.467cm">
          <draw:text-box>
            <text:p text:style-name="P15">g</text:p>
          </draw:text-box>
        </draw:frame>
        <draw:frame draw:style-name="gr3" draw:text-style-name="P3" draw:layer="layout" svg:width="0.777cm" svg:height="0.806cm" svg:x="4.445cm" svg:y="5.039cm">
          <draw:text-box>
            <text:p text:style-name="P15">e</text:p>
          </draw:text-box>
        </draw:frame>
        <draw:connector draw:style-name="gr17" draw:text-style-name="P2" draw:layer="layout" draw:type="line" svg:x1="13.366cm" svg:y1="7.96cm" svg:x2="15.113cm" svg:y2="7.974cm" draw:start-shape="id260" draw:start-glue-point="10" draw:end-shape="id261" draw:end-glue-point="6" svg:d="M13366 7960l1747 14" svg:viewBox="0 0 1748 15">
          <text:p/>
        </draw:connector>
        <draw:connector draw:style-name="gr17" draw:text-style-name="P2" draw:layer="layout" draw:type="line" svg:x1="11.23cm" svg:y1="3.961cm" svg:x2="11.237cm" svg:y2="5.805cm" draw:start-shape="id262" draw:start-glue-point="8" draw:end-shape="id263" draw:end-glue-point="0" svg:d="M11230 3961l7 1844" svg:viewBox="0 0 8 1845">
          <text:p/>
        </draw:connector>
        <draw:connector draw:style-name="gr17" draw:text-style-name="P2" draw:layer="layout" draw:type="line" svg:x1="11.237cm" svg:y1="6.059cm" svg:x2="11.238cm" svg:y2="7.819cm" draw:start-shape="id263" draw:start-glue-point="8" draw:end-shape="id264" draw:end-glue-point="4" svg:d="M11237 6059l1 1760" svg:viewBox="0 0 2 1761">
          <text:p/>
        </draw:connector>
        <draw:connector draw:style-name="gr17" draw:text-style-name="P2" draw:layer="layout" draw:type="line" svg:x1="11.328cm" svg:y1="8.036cm" svg:x2="13.151cm" svg:y2="9.898cm" draw:start-shape="id264" draw:start-glue-point="9" draw:end-shape="id265" draw:end-glue-point="5" svg:d="M11328 8036l1823 1862" svg:viewBox="0 0 1824 1863">
          <text:p/>
        </draw:connector>
        <draw:connector draw:style-name="gr17" draw:text-style-name="P2" draw:layer="layout" draw:type="line" svg:x1="13.114cm" svg:y1="9.988cm" svg:x2="11.369cm" svg:y2="10.002cm" draw:start-shape="id265" draw:start-glue-point="6" draw:end-shape="id266" draw:end-glue-point="10" svg:d="M13114 9988l-1745 14" svg:viewBox="0 0 1746 15">
          <text:p/>
        </draw:connector>
        <draw:connector draw:style-name="gr17" draw:text-style-name="P2" draw:layer="layout" draw:type="line" svg:x1="13.241cm" svg:y1="9.861cm" svg:x2="13.239cm" svg:y2="8.087cm" draw:start-shape="id265" draw:start-glue-point="4" draw:end-shape="id260" draw:end-glue-point="8" svg:d="M13241 9861l-2-1774" svg:viewBox="0 0 3 1775">
          <text:p/>
        </draw:connector>
        <draw:connector draw:style-name="gr17" draw:text-style-name="P2" draw:layer="layout" draw:type="line" svg:x1="11.365cm" svg:y1="7.946cm" svg:x2="13.112cm" svg:y2="7.96cm" draw:start-shape="id264" draw:start-glue-point="10" draw:end-shape="id260" svg:d="M11365 7946l1747 14" svg:viewBox="0 0 1748 15">
          <text:p/>
        </draw:connector>
        <draw:connector draw:style-name="gr17" draw:text-style-name="P2" draw:layer="layout" draw:type="line" svg:x1="15.33cm" svg:y1="7.884cm" svg:x2="17.144cm" svg:y2="5.98cm" draw:start-shape="id261" draw:start-glue-point="11" draw:end-shape="id267" draw:end-glue-point="7" svg:d="M15330 7884l1814-1904" svg:viewBox="0 0 1815 1905">
          <text:p/>
        </draw:connector>
        <draw:connector draw:style-name="gr17" draw:text-style-name="P2" draw:layer="layout" draw:type="line" svg:x1="17.107cm" svg:y1="5.89cm" svg:x2="15.362cm" svg:y2="5.904cm" draw:start-shape="id267" draw:start-glue-point="6" draw:end-shape="id268" draw:end-glue-point="10" svg:d="M17107 5890l-1745 14" svg:viewBox="0 0 1746 15">
          <text:p/>
        </draw:connector>
        <draw:connector draw:style-name="gr16" draw:text-style-name="P2" draw:layer="layout" draw:type="line" svg:x1="15.108cm" svg:y1="5.904cm" svg:x2="13.363cm" svg:y2="5.918cm" draw:start-shape="id268" draw:start-glue-point="6" draw:end-shape="id269" draw:end-glue-point="10" svg:d="M15108 5904l-1745 14" svg:viewBox="0 0 1746 15">
          <text:p/>
        </draw:connector>
        <draw:connector draw:style-name="gr16" draw:text-style-name="P2" draw:layer="layout" draw:type="line" svg:x1="13.109cm" svg:y1="5.918cm" svg:x2="11.364cm" svg:y2="5.932cm" draw:start-shape="id269" draw:start-glue-point="6" draw:end-shape="id263" draw:end-glue-point="10" svg:d="M13109 5918l-1745 14" svg:viewBox="0 0 1746 15">
          <text:p/>
        </draw:connector>
        <draw:connector draw:style-name="gr16" draw:text-style-name="P2" draw:layer="layout" draw:type="line" svg:x1="13.236cm" svg:y1="6.045cm" svg:x2="13.239cm" svg:y2="7.833cm" draw:start-shape="id269" draw:start-glue-point="8" draw:end-shape="id260" draw:end-glue-point="4" svg:d="M13236 6045l3 1788" svg:viewBox="0 0 4 1789">
          <text:p/>
        </draw:connector>
        <draw:connector draw:style-name="gr17" draw:text-style-name="P2" draw:layer="layout" draw:type="line" svg:x1="15.235cm" svg:y1="6.031cm" svg:x2="15.24cm" svg:y2="7.847cm" draw:start-shape="id268" draw:start-glue-point="8" draw:end-shape="id261" draw:end-glue-point="4" svg:d="M15235 6031l5 1816" svg:viewBox="0 0 6 1817">
          <text:p/>
        </draw:connector>
        <draw:connector draw:style-name="gr17" draw:text-style-name="P2" draw:layer="layout" draw:type="line" svg:x1="15.232cm" svg:y1="3.989cm" svg:x2="15.235cm" svg:y2="5.777cm" draw:start-shape="id270" draw:start-glue-point="8" draw:end-shape="id268" draw:end-glue-point="4" svg:d="M15232 3989l3 1788" svg:viewBox="0 0 4 1789">
          <text:p/>
        </draw:connector>
        <draw:connector draw:style-name="gr17" draw:text-style-name="P2" draw:layer="layout" draw:type="line" svg:x1="17.233cm" svg:y1="4.003cm" svg:x2="17.234cm" svg:y2="5.763cm" draw:start-shape="id271" draw:start-glue-point="8" draw:end-shape="id267" draw:end-glue-point="4" svg:d="M17233 4003l1 1760" svg:viewBox="0 0 2 1761">
          <text:p/>
        </draw:connector>
        <draw:connector draw:style-name="gr17" draw:text-style-name="P2" draw:layer="layout" draw:type="line" svg:x1="13.358cm" svg:y1="3.848cm" svg:x2="15.105cm" svg:y2="3.862cm" draw:start-shape="id272" draw:start-glue-point="10" draw:end-shape="id270" draw:end-glue-point="6" svg:d="M13358 3848l1747 14" svg:viewBox="0 0 1748 15">
          <text:p/>
        </draw:connector>
        <draw:connector draw:style-name="gr16" draw:text-style-name="P2" draw:layer="layout" draw:type="line" svg:x1="13.231cm" svg:y1="3.975cm" svg:x2="13.236cm" svg:y2="5.791cm" draw:start-shape="id272" draw:start-glue-point="8" draw:end-shape="id269" draw:end-glue-point="4" svg:d="M13231 3975l5 1816" svg:viewBox="0 0 6 1817">
          <text:p/>
        </draw:connector>
        <draw:connector draw:style-name="gr17" draw:text-style-name="P2" draw:layer="layout" draw:type="line" svg:x1="13.104cm" svg:y1="3.848cm" svg:x2="11.357cm" svg:y2="3.834cm" draw:start-shape="id272" draw:start-glue-point="6" draw:end-shape="id262" draw:end-glue-point="10" svg:d="M13104 3848l-1747-14" svg:viewBox="0 0 1748 15">
          <text:p/>
        </draw:connector>
        <draw:custom-shape draw:style-name="gr1" draw:text-style-name="P1" xml:id="id262" draw:id="id262" draw:layer="layout" svg:width="0.254cm" svg:height="0.254cm" svg:x="11.103cm" svg:y="3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77cm" svg:height="0.806cm" svg:x="10.84cm" svg:y="2.969cm">
          <draw:text-box>
            <text:p text:style-name="P15">a</text:p>
          </draw:text-box>
        </draw:frame>
        <draw:custom-shape draw:style-name="gr1" draw:text-style-name="P1" xml:id="id272" draw:id="id272" draw:layer="layout" svg:width="0.254cm" svg:height="0.254cm" svg:x="13.104cm" svg:y="3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77cm" svg:height="0.806cm" svg:x="12.841cm" svg:y="2.983cm">
          <draw:text-box>
            <text:p text:style-name="P15">b</text:p>
          </draw:text-box>
        </draw:frame>
        <draw:custom-shape draw:style-name="gr1" draw:text-style-name="P1" xml:id="id270" draw:id="id270" draw:layer="layout" svg:width="0.254cm" svg:height="0.254cm" svg:x="15.105cm" svg:y="3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52cm" svg:height="0.806cm" svg:x="14.842cm" svg:y="2.997cm">
          <draw:text-box>
            <text:p text:style-name="P15">c</text:p>
          </draw:text-box>
        </draw:frame>
        <draw:custom-shape draw:style-name="gr1" draw:text-style-name="P1" xml:id="id271" draw:id="id271" draw:layer="layout" svg:width="0.254cm" svg:height="0.254cm" svg:x="17.106cm" svg:y="3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612cm" svg:height="0.806cm" svg:x="16.843cm" svg:y="3.011cm">
          <draw:text-box>
            <text:p text:style-name="P15">l</text:p>
          </draw:text-box>
        </draw:frame>
        <draw:custom-shape draw:style-name="gr1" draw:text-style-name="P1" xml:id="id267" draw:id="id267" draw:layer="layout" svg:width="0.254cm" svg:height="0.254cm" svg:x="17.107cm" svg:y="5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8" draw:id="id268" draw:layer="layout" svg:width="0.254cm" svg:height="0.254cm" svg:x="15.108cm" svg:y="5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642cm" svg:height="0.806cm" svg:x="14.445cm" svg:y="5.039cm">
          <draw:text-box>
            <text:p text:style-name="P15">f</text:p>
          </draw:text-box>
        </draw:frame>
        <draw:custom-shape draw:style-name="gr21" draw:text-style-name="P22" xml:id="id269" draw:id="id269" draw:layer="layout" svg:width="0.254cm" svg:height="0.254cm" svg:x="13.109cm" svg:y="5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612cm" svg:height="0.806cm" svg:x="12.446cm" svg:y="7.053cm">
          <draw:text-box>
            <text:p text:style-name="P15">i</text:p>
          </draw:text-box>
        </draw:frame>
        <draw:custom-shape draw:style-name="gr1" draw:text-style-name="P1" xml:id="id263" draw:id="id263" draw:layer="layout" svg:width="0.254cm" svg:height="0.254cm" svg:x="11.11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77cm" svg:height="0.806cm" svg:x="10.447cm" svg:y="5.467cm">
          <draw:text-box>
            <text:p text:style-name="P15">d</text:p>
          </draw:text-box>
        </draw:frame>
        <draw:custom-shape draw:style-name="gr1" draw:text-style-name="P1" xml:id="id264" draw:id="id264" draw:layer="layout" svg:width="0.254cm" svg:height="0.254cm" svg:x="11.111cm" svg:y="7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0" draw:id="id260" draw:layer="layout" svg:width="0.254cm" svg:height="0.254cm" svg:x="13.112cm" svg:y="7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61" draw:id="id261" draw:layer="layout" svg:width="0.254cm" svg:height="0.254cm" svg:x="15.113cm" svg:y="7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612cm" svg:height="0.806cm" svg:x="14.85cm" svg:y="8.109cm">
          <draw:text-box>
            <text:p text:style-name="P15">j</text:p>
          </draw:text-box>
        </draw:frame>
        <draw:custom-shape draw:style-name="gr1" draw:text-style-name="P1" xml:id="id265" draw:id="id265" draw:layer="layout" svg:width="0.254cm" svg:height="0.254cm" svg:x="13.114cm" svg:y="9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52cm" svg:height="0.806cm" svg:x="12.851cm" svg:y="10.123cm">
          <draw:text-box>
            <text:p text:style-name="P15">k</text:p>
          </draw:text-box>
        </draw:frame>
        <draw:custom-shape draw:style-name="gr1" draw:text-style-name="P1" xml:id="id266" draw:id="id266" draw:layer="layout" svg:width="0.254cm" svg:height="0.254cm" svg:x="11.115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913cm" svg:height="0.806cm" svg:x="10.852cm" svg:y="10.137cm">
          <draw:text-box>
            <text:p text:style-name="P15">m</text:p>
          </draw:text-box>
        </draw:frame>
        <draw:frame draw:style-name="gr3" draw:text-style-name="P3" draw:layer="layout" svg:width="0.777cm" svg:height="0.806cm" svg:x="10.448cm" svg:y="7.467cm">
          <draw:text-box>
            <text:p text:style-name="P15">h</text:p>
          </draw:text-box>
        </draw:frame>
        <draw:frame draw:style-name="gr3" draw:text-style-name="P3" draw:layer="layout" svg:width="0.777cm" svg:height="0.806cm" svg:x="17.248cm" svg:y="5.467cm">
          <draw:text-box>
            <text:p text:style-name="P15">g</text:p>
          </draw:text-box>
        </draw:frame>
        <draw:frame draw:style-name="gr3" draw:text-style-name="P3" draw:layer="layout" svg:width="0.777cm" svg:height="0.806cm" svg:x="12.445cm" svg:y="5.039cm">
          <draw:text-box>
            <text:p text:style-name="P15">e</text:p>
          </draw:text-box>
        </draw:frame>
        <draw:connector draw:style-name="gr17" draw:text-style-name="P2" draw:layer="layout" draw:type="line" svg:x1="21.366cm" svg:y1="7.96cm" svg:x2="23.113cm" svg:y2="7.974cm" draw:start-shape="id273" draw:start-glue-point="10" draw:end-shape="id274" draw:end-glue-point="6" svg:d="M21366 7960l1747 14" svg:viewBox="0 0 1748 15">
          <text:p/>
        </draw:connector>
        <draw:connector draw:style-name="gr17" draw:text-style-name="P2" draw:layer="layout" draw:type="line" svg:x1="19.23cm" svg:y1="3.961cm" svg:x2="19.237cm" svg:y2="5.805cm" draw:start-shape="id275" draw:start-glue-point="8" draw:end-shape="id276" draw:end-glue-point="0" svg:d="M19230 3961l7 1844" svg:viewBox="0 0 8 1845">
          <text:p/>
        </draw:connector>
        <draw:connector draw:style-name="gr20" draw:text-style-name="P2" draw:layer="layout" draw:type="line" svg:x1="19.237cm" svg:y1="6.059cm" svg:x2="19.238cm" svg:y2="7.819cm" draw:start-shape="id276" draw:start-glue-point="8" draw:end-shape="id277" draw:end-glue-point="4" svg:d="M19237 6059l1 1760" svg:viewBox="0 0 2 1761">
          <text:p/>
        </draw:connector>
        <draw:connector draw:style-name="gr17" draw:text-style-name="P2" draw:layer="layout" draw:type="line" svg:x1="19.328cm" svg:y1="8.036cm" svg:x2="21.151cm" svg:y2="9.898cm" draw:start-shape="id277" draw:start-glue-point="9" draw:end-shape="id278" draw:end-glue-point="5" svg:d="M19328 8036l1823 1862" svg:viewBox="0 0 1824 1863">
          <text:p/>
        </draw:connector>
        <draw:connector draw:style-name="gr17" draw:text-style-name="P2" draw:layer="layout" draw:type="line" svg:x1="21.114cm" svg:y1="9.988cm" svg:x2="19.369cm" svg:y2="10.002cm" draw:start-shape="id278" draw:start-glue-point="6" draw:end-shape="id279" draw:end-glue-point="10" svg:d="M21114 9988l-1745 14" svg:viewBox="0 0 1746 15">
          <text:p/>
        </draw:connector>
        <draw:connector draw:style-name="gr20" draw:text-style-name="P2" draw:layer="layout" draw:type="line" svg:x1="21.241cm" svg:y1="9.861cm" svg:x2="21.239cm" svg:y2="8.087cm" draw:start-shape="id278" draw:start-glue-point="4" draw:end-shape="id273" draw:end-glue-point="8" svg:d="M21241 9861l-2-1774" svg:viewBox="0 0 3 1775">
          <text:p/>
        </draw:connector>
        <draw:connector draw:style-name="gr17" draw:text-style-name="P2" draw:layer="layout" draw:type="line" svg:x1="19.365cm" svg:y1="7.946cm" svg:x2="21.112cm" svg:y2="7.96cm" draw:start-shape="id277" draw:start-glue-point="10" draw:end-shape="id273" svg:d="M19365 7946l1747 14" svg:viewBox="0 0 1748 15">
          <text:p/>
        </draw:connector>
        <draw:connector draw:style-name="gr17" draw:text-style-name="P2" draw:layer="layout" draw:type="line" svg:x1="23.33cm" svg:y1="7.884cm" svg:x2="25.144cm" svg:y2="5.98cm" draw:start-shape="id274" draw:start-glue-point="11" draw:end-shape="id280" draw:end-glue-point="7" svg:d="M23330 7884l1814-1904" svg:viewBox="0 0 1815 1905">
          <text:p/>
        </draw:connector>
        <draw:connector draw:style-name="gr20" draw:text-style-name="P2" draw:layer="layout" draw:type="line" svg:x1="25.107cm" svg:y1="5.89cm" svg:x2="23.362cm" svg:y2="5.904cm" draw:start-shape="id280" draw:start-glue-point="6" draw:end-shape="id281" draw:end-glue-point="10" svg:d="M25107 5890l-1745 14" svg:viewBox="0 0 1746 15">
          <text:p/>
        </draw:connector>
        <draw:connector draw:style-name="gr16" draw:text-style-name="P2" draw:layer="layout" draw:type="line" svg:x1="23.108cm" svg:y1="5.904cm" svg:x2="21.363cm" svg:y2="5.918cm" draw:start-shape="id281" draw:start-glue-point="6" draw:end-shape="id282" draw:end-glue-point="10" svg:d="M23108 5904l-1745 14" svg:viewBox="0 0 1746 15">
          <text:p/>
        </draw:connector>
        <draw:connector draw:style-name="gr16" draw:text-style-name="P2" draw:layer="layout" draw:type="line" svg:x1="21.109cm" svg:y1="5.918cm" svg:x2="19.364cm" svg:y2="5.932cm" draw:start-shape="id282" draw:start-glue-point="6" draw:end-shape="id276" draw:end-glue-point="10" svg:d="M21109 5918l-1745 14" svg:viewBox="0 0 1746 15">
          <text:p/>
        </draw:connector>
        <draw:connector draw:style-name="gr16" draw:text-style-name="P2" draw:layer="layout" draw:type="line" svg:x1="21.236cm" svg:y1="6.045cm" svg:x2="21.239cm" svg:y2="7.833cm" draw:start-shape="id282" draw:start-glue-point="8" draw:end-shape="id273" draw:end-glue-point="4" svg:d="M21236 6045l3 1788" svg:viewBox="0 0 4 1789">
          <text:p/>
        </draw:connector>
        <draw:connector draw:style-name="gr20" draw:text-style-name="P2" draw:layer="layout" draw:type="line" svg:x1="23.235cm" svg:y1="6.031cm" svg:x2="23.24cm" svg:y2="7.847cm" draw:start-shape="id281" draw:start-glue-point="8" draw:end-shape="id274" draw:end-glue-point="4" svg:d="M23235 6031l5 1816" svg:viewBox="0 0 6 1817">
          <text:p/>
        </draw:connector>
        <draw:connector draw:style-name="gr17" draw:text-style-name="P2" draw:layer="layout" draw:type="line" svg:x1="23.232cm" svg:y1="3.989cm" svg:x2="23.235cm" svg:y2="5.777cm" draw:start-shape="id283" draw:start-glue-point="8" draw:end-shape="id281" draw:end-glue-point="4" svg:d="M23232 3989l3 1788" svg:viewBox="0 0 4 1789">
          <text:p/>
        </draw:connector>
        <draw:connector draw:style-name="gr17" draw:text-style-name="P2" draw:layer="layout" draw:type="line" svg:x1="25.233cm" svg:y1="4.003cm" svg:x2="25.234cm" svg:y2="5.763cm" draw:start-shape="id284" draw:start-glue-point="8" draw:end-shape="id280" draw:end-glue-point="4" svg:d="M25233 4003l1 1760" svg:viewBox="0 0 2 1761">
          <text:p/>
        </draw:connector>
        <draw:connector draw:style-name="gr20" draw:text-style-name="P2" draw:layer="layout" draw:type="line" svg:x1="21.358cm" svg:y1="3.848cm" svg:x2="23.105cm" svg:y2="3.862cm" draw:start-shape="id285" draw:start-glue-point="10" draw:end-shape="id283" draw:end-glue-point="6" svg:d="M21358 3848l1747 14" svg:viewBox="0 0 1748 15">
          <text:p/>
        </draw:connector>
        <draw:connector draw:style-name="gr16" draw:text-style-name="P2" draw:layer="layout" draw:type="line" svg:x1="21.231cm" svg:y1="3.975cm" svg:x2="21.236cm" svg:y2="5.791cm" draw:start-shape="id285" draw:start-glue-point="8" draw:end-shape="id282" draw:end-glue-point="4" svg:d="M21231 3975l5 1816" svg:viewBox="0 0 6 1817">
          <text:p/>
        </draw:connector>
        <draw:connector draw:style-name="gr20" draw:text-style-name="P2" draw:layer="layout" draw:type="line" svg:x1="21.104cm" svg:y1="3.848cm" svg:x2="19.357cm" svg:y2="3.834cm" draw:start-shape="id285" draw:start-glue-point="6" draw:end-shape="id275" draw:end-glue-point="10" svg:d="M21104 3848l-1747-14" svg:viewBox="0 0 1748 15">
          <text:p/>
        </draw:connector>
        <draw:custom-shape draw:style-name="gr1" draw:text-style-name="P1" xml:id="id275" draw:id="id275" draw:layer="layout" svg:width="0.254cm" svg:height="0.254cm" svg:x="19.103cm" svg:y="3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77cm" svg:height="0.806cm" svg:x="18.84cm" svg:y="2.969cm">
          <draw:text-box>
            <text:p text:style-name="P15">a</text:p>
          </draw:text-box>
        </draw:frame>
        <draw:custom-shape draw:style-name="gr1" draw:text-style-name="P1" xml:id="id285" draw:id="id285" draw:layer="layout" svg:width="0.254cm" svg:height="0.254cm" svg:x="21.104cm" svg:y="3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77cm" svg:height="0.806cm" svg:x="20.841cm" svg:y="2.983cm">
          <draw:text-box>
            <text:p text:style-name="P15">b</text:p>
          </draw:text-box>
        </draw:frame>
        <draw:custom-shape draw:style-name="gr1" draw:text-style-name="P1" xml:id="id283" draw:id="id283" draw:layer="layout" svg:width="0.254cm" svg:height="0.254cm" svg:x="23.105cm" svg:y="3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52cm" svg:height="0.806cm" svg:x="22.842cm" svg:y="2.997cm">
          <draw:text-box>
            <text:p text:style-name="P15">c</text:p>
          </draw:text-box>
        </draw:frame>
        <draw:custom-shape draw:style-name="gr1" draw:text-style-name="P1" xml:id="id284" draw:id="id284" draw:layer="layout" svg:width="0.254cm" svg:height="0.254cm" svg:x="25.106cm" svg:y="3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612cm" svg:height="0.806cm" svg:x="24.843cm" svg:y="3.011cm">
          <draw:text-box>
            <text:p text:style-name="P15">l</text:p>
          </draw:text-box>
        </draw:frame>
        <draw:custom-shape draw:style-name="gr1" draw:text-style-name="P1" xml:id="id280" draw:id="id280" draw:layer="layout" svg:width="0.254cm" svg:height="0.254cm" svg:x="25.107cm" svg:y="5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81" draw:id="id281" draw:layer="layout" svg:width="0.254cm" svg:height="0.254cm" svg:x="23.108cm" svg:y="5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642cm" svg:height="0.806cm" svg:x="22.445cm" svg:y="5.039cm">
          <draw:text-box>
            <text:p text:style-name="P15">f</text:p>
          </draw:text-box>
        </draw:frame>
        <draw:custom-shape draw:style-name="gr21" draw:text-style-name="P22" xml:id="id282" draw:id="id282" draw:layer="layout" svg:width="0.254cm" svg:height="0.254cm" svg:x="21.109cm" svg:y="5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612cm" svg:height="0.806cm" svg:x="20.446cm" svg:y="7.053cm">
          <draw:text-box>
            <text:p text:style-name="P15">i</text:p>
          </draw:text-box>
        </draw:frame>
        <draw:custom-shape draw:style-name="gr1" draw:text-style-name="P1" xml:id="id276" draw:id="id276" draw:layer="layout" svg:width="0.254cm" svg:height="0.254cm" svg:x="19.11cm" svg:y="5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77cm" svg:height="0.806cm" svg:x="18.447cm" svg:y="5.467cm">
          <draw:text-box>
            <text:p text:style-name="P15">d</text:p>
          </draw:text-box>
        </draw:frame>
        <draw:custom-shape draw:style-name="gr1" draw:text-style-name="P1" xml:id="id277" draw:id="id277" draw:layer="layout" svg:width="0.254cm" svg:height="0.254cm" svg:x="19.111cm" svg:y="7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73" draw:id="id273" draw:layer="layout" svg:width="0.254cm" svg:height="0.254cm" svg:x="21.112cm" svg:y="7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74" draw:id="id274" draw:layer="layout" svg:width="0.254cm" svg:height="0.254cm" svg:x="23.113cm" svg:y="7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612cm" svg:height="0.806cm" svg:x="22.85cm" svg:y="8.109cm">
          <draw:text-box>
            <text:p text:style-name="P15">j</text:p>
          </draw:text-box>
        </draw:frame>
        <draw:custom-shape draw:style-name="gr1" draw:text-style-name="P1" xml:id="id278" draw:id="id278" draw:layer="layout" svg:width="0.254cm" svg:height="0.254cm" svg:x="21.114cm" svg:y="9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52cm" svg:height="0.806cm" svg:x="20.851cm" svg:y="10.123cm">
          <draw:text-box>
            <text:p text:style-name="P15">k</text:p>
          </draw:text-box>
        </draw:frame>
        <draw:custom-shape draw:style-name="gr1" draw:text-style-name="P1" xml:id="id279" draw:id="id279" draw:layer="layout" svg:width="0.254cm" svg:height="0.254cm" svg:x="19.115cm" svg:y="9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913cm" svg:height="0.806cm" svg:x="18.852cm" svg:y="10.137cm">
          <draw:text-box>
            <text:p text:style-name="P15">m</text:p>
          </draw:text-box>
        </draw:frame>
        <draw:frame draw:style-name="gr3" draw:text-style-name="P3" draw:layer="layout" svg:width="0.777cm" svg:height="0.806cm" svg:x="18.448cm" svg:y="7.467cm">
          <draw:text-box>
            <text:p text:style-name="P15">h</text:p>
          </draw:text-box>
        </draw:frame>
        <draw:frame draw:style-name="gr3" draw:text-style-name="P3" draw:layer="layout" svg:width="0.777cm" svg:height="0.806cm" svg:x="25.248cm" svg:y="5.467cm">
          <draw:text-box>
            <text:p text:style-name="P15">g</text:p>
          </draw:text-box>
        </draw:frame>
        <draw:frame draw:style-name="gr3" draw:text-style-name="P3" draw:layer="layout" svg:width="0.777cm" svg:height="0.806cm" svg:x="20.445cm" svg:y="5.039cm">
          <draw:text-box>
            <text:p text:style-name="P15">e</text:p>
          </draw:text-box>
        </draw:frame>
        <draw:connector draw:style-name="gr17" draw:text-style-name="P2" draw:layer="layout" draw:type="line" svg:x1="9.366cm" svg:y1="16.96cm" svg:x2="11.113cm" svg:y2="16.974cm" draw:start-shape="id286" draw:start-glue-point="10" draw:end-shape="id287" draw:end-glue-point="6" svg:d="M9366 16960l1747 14" svg:viewBox="0 0 1748 15">
          <text:p/>
        </draw:connector>
        <draw:connector draw:style-name="gr17" draw:text-style-name="P2" draw:layer="layout" draw:type="line" svg:x1="7.23cm" svg:y1="12.961cm" svg:x2="7.237cm" svg:y2="14.805cm" draw:start-shape="id288" draw:start-glue-point="8" draw:end-shape="id289" draw:end-glue-point="0" svg:d="M7230 12961l7 1844" svg:viewBox="0 0 8 1845">
          <text:p/>
        </draw:connector>
        <draw:connector draw:style-name="gr20" draw:text-style-name="P2" draw:layer="layout" draw:type="line" svg:x1="7.237cm" svg:y1="15.059cm" svg:x2="7.238cm" svg:y2="16.819cm" draw:start-shape="id289" draw:start-glue-point="8" draw:end-shape="id290" draw:end-glue-point="4" svg:d="M7237 15059l1 1760" svg:viewBox="0 0 2 1761">
          <text:p/>
        </draw:connector>
        <draw:connector draw:style-name="gr17" draw:text-style-name="P2" draw:layer="layout" draw:type="line" svg:x1="7.328cm" svg:y1="17.036cm" svg:x2="9.151cm" svg:y2="18.898cm" draw:start-shape="id290" draw:start-glue-point="9" draw:end-shape="id291" draw:end-glue-point="5" svg:d="M7328 17036l1823 1862" svg:viewBox="0 0 1824 1863">
          <text:p/>
        </draw:connector>
        <draw:connector draw:style-name="gr19" draw:text-style-name="P2" draw:layer="layout" draw:type="line" svg:x1="9.114cm" svg:y1="18.988cm" svg:x2="7.369cm" svg:y2="19.002cm" draw:start-shape="id291" draw:start-glue-point="6" draw:end-shape="id292" draw:end-glue-point="10" svg:d="M9114 18988l-1745 14" svg:viewBox="0 0 1746 15">
          <text:p/>
        </draw:connector>
        <draw:connector draw:style-name="gr20" draw:text-style-name="P2" draw:layer="layout" draw:type="line" svg:x1="9.241cm" svg:y1="18.861cm" svg:x2="9.239cm" svg:y2="17.087cm" draw:start-shape="id291" draw:start-glue-point="4" draw:end-shape="id286" draw:end-glue-point="8" svg:d="M9241 18861l-2-1774" svg:viewBox="0 0 3 1775">
          <text:p/>
        </draw:connector>
        <draw:connector draw:style-name="gr17" draw:text-style-name="P2" draw:layer="layout" draw:type="line" svg:x1="7.365cm" svg:y1="16.946cm" svg:x2="9.112cm" svg:y2="16.96cm" draw:start-shape="id290" draw:start-glue-point="10" draw:end-shape="id286" svg:d="M7365 16946l1747 14" svg:viewBox="0 0 1748 15">
          <text:p/>
        </draw:connector>
        <draw:connector draw:style-name="gr17" draw:text-style-name="P2" draw:layer="layout" draw:type="line" svg:x1="11.33cm" svg:y1="16.884cm" svg:x2="13.144cm" svg:y2="14.98cm" draw:start-shape="id287" draw:start-glue-point="11" draw:end-shape="id293" draw:end-glue-point="7" svg:d="M11330 16884l1814-1904" svg:viewBox="0 0 1815 1905">
          <text:p/>
        </draw:connector>
        <draw:connector draw:style-name="gr20" draw:text-style-name="P2" draw:layer="layout" draw:type="line" svg:x1="13.107cm" svg:y1="14.89cm" svg:x2="11.362cm" svg:y2="14.904cm" draw:start-shape="id293" draw:start-glue-point="6" draw:end-shape="id294" draw:end-glue-point="10" svg:d="M13107 14890l-1745 14" svg:viewBox="0 0 1746 15">
          <text:p/>
        </draw:connector>
        <draw:connector draw:style-name="gr16" draw:text-style-name="P2" draw:layer="layout" draw:type="line" svg:x1="11.108cm" svg:y1="14.904cm" svg:x2="9.363cm" svg:y2="14.918cm" draw:start-shape="id294" draw:start-glue-point="6" draw:end-shape="id295" draw:end-glue-point="10" svg:d="M11108 14904l-1745 14" svg:viewBox="0 0 1746 15">
          <text:p/>
        </draw:connector>
        <draw:connector draw:style-name="gr16" draw:text-style-name="P2" draw:layer="layout" draw:type="line" svg:x1="9.109cm" svg:y1="14.918cm" svg:x2="7.364cm" svg:y2="14.932cm" draw:start-shape="id295" draw:start-glue-point="6" draw:end-shape="id289" draw:end-glue-point="10" svg:d="M9109 14918l-1745 14" svg:viewBox="0 0 1746 15">
          <text:p/>
        </draw:connector>
        <draw:connector draw:style-name="gr16" draw:text-style-name="P2" draw:layer="layout" draw:type="line" svg:x1="9.236cm" svg:y1="15.045cm" svg:x2="9.239cm" svg:y2="16.833cm" draw:start-shape="id295" draw:start-glue-point="8" draw:end-shape="id286" draw:end-glue-point="4" svg:d="M9236 15045l3 1788" svg:viewBox="0 0 4 1789">
          <text:p/>
        </draw:connector>
        <draw:connector draw:style-name="gr20" draw:text-style-name="P2" draw:layer="layout" draw:type="line" svg:x1="11.235cm" svg:y1="15.031cm" svg:x2="11.24cm" svg:y2="16.847cm" draw:start-shape="id294" draw:start-glue-point="8" draw:end-shape="id287" draw:end-glue-point="4" svg:d="M11235 15031l5 1816" svg:viewBox="0 0 6 1817">
          <text:p/>
        </draw:connector>
        <draw:connector draw:style-name="gr17" draw:text-style-name="P2" draw:layer="layout" draw:type="line" svg:x1="11.232cm" svg:y1="12.989cm" svg:x2="11.235cm" svg:y2="14.777cm" draw:start-shape="id296" draw:start-glue-point="8" draw:end-shape="id294" draw:end-glue-point="4" svg:d="M11232 12989l3 1788" svg:viewBox="0 0 4 1789">
          <text:p/>
        </draw:connector>
        <draw:connector draw:style-name="gr19" draw:text-style-name="P2" draw:layer="layout" draw:type="line" svg:x1="13.233cm" svg:y1="13.003cm" svg:x2="13.234cm" svg:y2="14.763cm" draw:start-shape="id297" draw:start-glue-point="8" draw:end-shape="id293" draw:end-glue-point="4" svg:d="M13233 13003l1 1760" svg:viewBox="0 0 2 1761">
          <text:p/>
        </draw:connector>
        <draw:connector draw:style-name="gr20" draw:text-style-name="P2" draw:layer="layout" draw:type="line" svg:x1="9.358cm" svg:y1="12.848cm" svg:x2="11.105cm" svg:y2="12.862cm" draw:start-shape="id298" draw:start-glue-point="10" draw:end-shape="id296" draw:end-glue-point="6" svg:d="M9358 12848l1747 14" svg:viewBox="0 0 1748 15">
          <text:p/>
        </draw:connector>
        <draw:connector draw:style-name="gr16" draw:text-style-name="P2" draw:layer="layout" draw:type="line" svg:x1="9.231cm" svg:y1="12.975cm" svg:x2="9.236cm" svg:y2="14.791cm" draw:start-shape="id298" draw:start-glue-point="8" draw:end-shape="id295" draw:end-glue-point="4" svg:d="M9231 12975l5 1816" svg:viewBox="0 0 6 1817">
          <text:p/>
        </draw:connector>
        <draw:connector draw:style-name="gr20" draw:text-style-name="P2" draw:layer="layout" draw:type="line" svg:x1="9.104cm" svg:y1="12.848cm" svg:x2="7.357cm" svg:y2="12.834cm" draw:start-shape="id298" draw:start-glue-point="6" draw:end-shape="id288" draw:end-glue-point="10" svg:d="M9104 12848l-1747-14" svg:viewBox="0 0 1748 15">
          <text:p/>
        </draw:connector>
        <draw:custom-shape draw:style-name="gr1" draw:text-style-name="P1" xml:id="id288" draw:id="id288" draw:layer="layout" svg:width="0.254cm" svg:height="0.254cm" svg:x="7.103cm" svg:y="12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77cm" svg:height="0.806cm" svg:x="6.84cm" svg:y="11.969cm">
          <draw:text-box>
            <text:p text:style-name="P15">a</text:p>
          </draw:text-box>
        </draw:frame>
        <draw:custom-shape draw:style-name="gr1" draw:text-style-name="P1" xml:id="id298" draw:id="id298" draw:layer="layout" svg:width="0.254cm" svg:height="0.254cm" svg:x="9.104cm" svg:y="12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77cm" svg:height="0.806cm" svg:x="8.841cm" svg:y="11.983cm">
          <draw:text-box>
            <text:p text:style-name="P15">b</text:p>
          </draw:text-box>
        </draw:frame>
        <draw:custom-shape draw:style-name="gr1" draw:text-style-name="P1" xml:id="id296" draw:id="id296" draw:layer="layout" svg:width="0.254cm" svg:height="0.254cm" svg:x="11.105cm" svg:y="12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52cm" svg:height="0.806cm" svg:x="10.842cm" svg:y="11.997cm">
          <draw:text-box>
            <text:p text:style-name="P15">c</text:p>
          </draw:text-box>
        </draw:frame>
        <draw:custom-shape draw:style-name="gr1" draw:text-style-name="P1" xml:id="id297" draw:id="id297" draw:layer="layout" svg:width="0.254cm" svg:height="0.254cm" svg:x="13.106cm" svg:y="12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612cm" svg:height="0.806cm" svg:x="12.843cm" svg:y="12.011cm">
          <draw:text-box>
            <text:p text:style-name="P15">l</text:p>
          </draw:text-box>
        </draw:frame>
        <draw:custom-shape draw:style-name="gr1" draw:text-style-name="P1" xml:id="id293" draw:id="id293" draw:layer="layout" svg:width="0.254cm" svg:height="0.254cm" svg:x="13.107cm" svg:y="14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94" draw:id="id294" draw:layer="layout" svg:width="0.254cm" svg:height="0.254cm" svg:x="11.108cm" svg:y="14.7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642cm" svg:height="0.806cm" svg:x="10.445cm" svg:y="14.039cm">
          <draw:text-box>
            <text:p text:style-name="P15">f</text:p>
          </draw:text-box>
        </draw:frame>
        <draw:custom-shape draw:style-name="gr21" draw:text-style-name="P22" xml:id="id295" draw:id="id295" draw:layer="layout" svg:width="0.254cm" svg:height="0.254cm" svg:x="9.109cm" svg:y="14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612cm" svg:height="0.806cm" svg:x="8.446cm" svg:y="16.053cm">
          <draw:text-box>
            <text:p text:style-name="P15">i</text:p>
          </draw:text-box>
        </draw:frame>
        <draw:custom-shape draw:style-name="gr1" draw:text-style-name="P1" xml:id="id289" draw:id="id289" draw:layer="layout" svg:width="0.254cm" svg:height="0.254cm" svg:x="7.11cm" svg:y="14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77cm" svg:height="0.806cm" svg:x="6.447cm" svg:y="14.467cm">
          <draw:text-box>
            <text:p text:style-name="P15">d</text:p>
          </draw:text-box>
        </draw:frame>
        <draw:custom-shape draw:style-name="gr1" draw:text-style-name="P1" xml:id="id290" draw:id="id290" draw:layer="layout" svg:width="0.254cm" svg:height="0.254cm" svg:x="7.111cm" svg:y="16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86" draw:id="id286" draw:layer="layout" svg:width="0.254cm" svg:height="0.254cm" svg:x="9.112cm" svg:y="16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87" draw:id="id287" draw:layer="layout" svg:width="0.254cm" svg:height="0.254cm" svg:x="11.113cm" svg:y="16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612cm" svg:height="0.806cm" svg:x="10.85cm" svg:y="17.109cm">
          <draw:text-box>
            <text:p text:style-name="P15">j</text:p>
          </draw:text-box>
        </draw:frame>
        <draw:custom-shape draw:style-name="gr1" draw:text-style-name="P1" xml:id="id291" draw:id="id291" draw:layer="layout" svg:width="0.254cm" svg:height="0.254cm" svg:x="9.114cm" svg:y="18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52cm" svg:height="0.806cm" svg:x="8.851cm" svg:y="19.123cm">
          <draw:text-box>
            <text:p text:style-name="P15">k</text:p>
          </draw:text-box>
        </draw:frame>
        <draw:custom-shape draw:style-name="gr1" draw:text-style-name="P1" xml:id="id292" draw:id="id292" draw:layer="layout" svg:width="0.254cm" svg:height="0.254cm" svg:x="7.115cm" svg:y="18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913cm" svg:height="0.806cm" svg:x="6.852cm" svg:y="19.137cm">
          <draw:text-box>
            <text:p text:style-name="P15">m</text:p>
          </draw:text-box>
        </draw:frame>
        <draw:frame draw:style-name="gr3" draw:text-style-name="P3" draw:layer="layout" svg:width="0.777cm" svg:height="0.806cm" svg:x="6.448cm" svg:y="16.467cm">
          <draw:text-box>
            <text:p text:style-name="P15">h</text:p>
          </draw:text-box>
        </draw:frame>
        <draw:frame draw:style-name="gr3" draw:text-style-name="P3" draw:layer="layout" svg:width="0.777cm" svg:height="0.806cm" svg:x="13.248cm" svg:y="14.467cm">
          <draw:text-box>
            <text:p text:style-name="P15">g</text:p>
          </draw:text-box>
        </draw:frame>
        <draw:frame draw:style-name="gr3" draw:text-style-name="P3" draw:layer="layout" svg:width="0.777cm" svg:height="0.806cm" svg:x="8.445cm" svg:y="14.039cm">
          <draw:text-box>
            <text:p text:style-name="P15">e</text:p>
          </draw:text-box>
        </draw:frame>
        <draw:custom-shape draw:style-name="gr1" draw:text-style-name="P1" xml:id="id246" draw:id="id246" draw:layer="layout" svg:width="0.254cm" svg:height="0.254cm" svg:x="19.107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3" draw:id="id243" draw:layer="layout" svg:width="0.254cm" svg:height="0.254cm" svg:x="20.108cm" svg:y="14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5" draw:id="id245" draw:layer="layout" svg:width="0.254cm" svg:height="0.254cm" svg:x="22.109cm" svg:y="14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1" draw:id="id241" draw:layer="layout" svg:width="0.254cm" svg:height="0.254cm" svg:x="18.11cm" svg:y="14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8" draw:id="id238" draw:layer="layout" svg:width="0.254cm" svg:height="0.254cm" svg:x="16.111cm" svg:y="14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2" draw:id="id242" draw:layer="layout" svg:width="0.254cm" svg:height="0.254cm" svg:x="18.111cm" svg:y="16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6" draw:id="id236" draw:layer="layout" svg:width="0.254cm" svg:height="0.254cm" svg:x="22.11cm" svg:y="16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7" draw:id="id237" draw:layer="layout" svg:width="0.254cm" svg:height="0.254cm" svg:x="22.111cm" svg:y="18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4" draw:id="id244" draw:layer="layout" svg:width="0.254cm" svg:height="0.254cm" svg:x="21.109cm" svg:y="16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4" draw:id="id234" draw:layer="layout" svg:width="0.254cm" svg:height="0.254cm" svg:x="19.11cm" svg:y="16.7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5" draw:id="id235" draw:layer="layout" svg:width="0.254cm" svg:height="0.254cm" svg:x="19.111cm" svg:y="18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40" draw:id="id240" draw:layer="layout" svg:width="0.254cm" svg:height="0.254cm" svg:x="17.112cm" svg:y="16.7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39" draw:id="id239" draw:layer="layout" svg:width="0.254cm" svg:height="0.254cm" svg:x="15.113cm" svg:y="16.7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77cm" svg:height="0.806cm" svg:x="18.841cm" svg:y="11.969cm">
          <draw:text-box>
            <text:p text:style-name="P15">e</text:p>
          </draw:text-box>
        </draw:frame>
        <draw:frame draw:style-name="gr3" draw:text-style-name="P3" draw:layer="layout" svg:width="0.612cm" svg:height="0.806cm" svg:x="18.942cm" svg:y="18.969cm">
          <draw:text-box>
            <text:p text:style-name="P15">l</text:p>
          </draw:text-box>
        </draw:frame>
        <draw:frame draw:style-name="gr3" draw:text-style-name="P3" draw:layer="layout" svg:width="0.913cm" svg:height="0.806cm" svg:x="21.843cm" svg:y="18.969cm">
          <draw:text-box>
            <text:p text:style-name="P15">m</text:p>
          </draw:text-box>
        </draw:frame>
        <draw:frame draw:style-name="gr3" draw:text-style-name="P3" draw:layer="layout" svg:width="0.612cm" svg:height="0.806cm" svg:x="20.844cm" svg:y="16.969cm">
          <draw:text-box>
            <text:p text:style-name="P15">j</text:p>
          </draw:text-box>
        </draw:frame>
        <draw:frame draw:style-name="gr3" draw:text-style-name="P3" draw:layer="layout" svg:width="0.777cm" svg:height="0.806cm" svg:x="17.845cm" svg:y="16.969cm">
          <draw:text-box>
            <text:p text:style-name="P15">h</text:p>
          </draw:text-box>
        </draw:frame>
        <draw:frame draw:style-name="gr3" draw:text-style-name="P3" draw:layer="layout" svg:width="0.752cm" svg:height="0.806cm" svg:x="16.846cm" svg:y="16.969cm">
          <draw:text-box>
            <text:p text:style-name="P15">c</text:p>
          </draw:text-box>
        </draw:frame>
        <draw:frame draw:style-name="gr3" draw:text-style-name="P3" draw:layer="layout" svg:width="0.777cm" svg:height="0.806cm" svg:x="14.847cm" svg:y="16.969cm">
          <draw:text-box>
            <text:p text:style-name="P15">a</text:p>
          </draw:text-box>
        </draw:frame>
        <draw:frame draw:style-name="gr3" draw:text-style-name="P3" draw:layer="layout" svg:width="0.777cm" svg:height="0.806cm" svg:x="15.449cm" svg:y="14.467cm">
          <draw:text-box>
            <text:p text:style-name="P15">b</text:p>
          </draw:text-box>
        </draw:frame>
        <draw:frame draw:style-name="gr3" draw:text-style-name="P3" draw:layer="layout" svg:width="0.777cm" svg:height="0.806cm" svg:x="17.45cm" svg:y="14.467cm">
          <draw:text-box>
            <text:p text:style-name="P15">d</text:p>
          </draw:text-box>
        </draw:frame>
        <draw:frame draw:style-name="gr3" draw:text-style-name="P3" draw:layer="layout" svg:width="0.642cm" svg:height="0.806cm" svg:x="20.251cm" svg:y="14.467cm">
          <draw:text-box>
            <text:p text:style-name="P15">f</text:p>
          </draw:text-box>
        </draw:frame>
        <draw:frame draw:style-name="gr3" draw:text-style-name="P3" draw:layer="layout" svg:width="0.612cm" svg:height="0.806cm" svg:x="22.252cm" svg:y="14.467cm">
          <draw:text-box>
            <text:p text:style-name="P15">i</text:p>
          </draw:text-box>
        </draw:frame>
        <draw:frame draw:style-name="gr3" draw:text-style-name="P3" draw:layer="layout" svg:width="0.777cm" svg:height="0.806cm" svg:x="19.251cm" svg:y="16.467cm">
          <draw:text-box>
            <text:p text:style-name="P15">g</text:p>
          </draw:text-box>
        </draw:frame>
        <draw:frame draw:style-name="gr3" draw:text-style-name="P3" draw:layer="layout" svg:width="0.752cm" svg:height="0.806cm" svg:x="22.252cm" svg:y="16.467cm">
          <draw:text-box>
            <text:p text:style-name="P15">k</text:p>
          </draw:text-box>
        </draw:frame>
      </draw:page>
      <draw:page draw:name="page10" draw:style-name="dp1" draw:master-page-name="Default">
        <draw:connector draw:style-name="gr16" draw:text-style-name="P2" draw:layer="layout" draw:type="line" svg:x1="31.442cm" svg:y1="10.952cm" svg:x2="30.623cm" svg:y2="11.773cm" draw:start-shape="id299" draw:start-glue-point="7" draw:end-shape="id300" draw:end-glue-point="11" svg:d="M31442 10952l-819 821" svg:viewBox="0 0 820 822">
          <text:p/>
        </draw:connector>
        <draw:connector draw:style-name="gr16" draw:text-style-name="P2" draw:layer="layout" draw:type="line" svg:x1="30.443cm" svg:y1="11.953cm" svg:x2="29.624cm" svg:y2="12.774cm" draw:start-shape="id300" draw:start-glue-point="7" draw:end-shape="id301" draw:end-glue-point="11" svg:d="M30443 11953l-819 821" svg:viewBox="0 0 820 822">
          <text:p/>
        </draw:connector>
        <draw:connector draw:style-name="gr16" draw:text-style-name="P2" draw:layer="layout" draw:type="line" svg:x1="29.444cm" svg:y1="12.954cm" svg:x2="28.625cm" svg:y2="13.775cm" draw:start-shape="id301" draw:start-glue-point="7" draw:end-shape="id302" draw:end-glue-point="11" svg:d="M29444 12954l-819 821" svg:viewBox="0 0 820 822">
          <text:p/>
        </draw:connector>
        <draw:connector draw:style-name="gr16" draw:text-style-name="P2" draw:layer="layout" draw:type="line" svg:x1="28.445cm" svg:y1="13.955cm" svg:x2="27.626cm" svg:y2="14.776cm" draw:start-shape="id302" draw:start-glue-point="7" draw:end-shape="id303" draw:end-glue-point="11" svg:d="M28445 13955l-819 821" svg:viewBox="0 0 820 822">
          <text:p/>
        </draw:connector>
        <draw:connector draw:style-name="gr22" draw:text-style-name="P2" draw:layer="layout" draw:type="line" svg:x1="29.624cm" svg:y1="12.954cm" svg:x2="30.445cm" svg:y2="13.775cm" draw:start-shape="id301" draw:start-glue-point="9" draw:end-shape="id304" draw:end-glue-point="5" svg:d="M29624 12954l821 821" svg:viewBox="0 0 822 822">
          <text:p/>
        </draw:connector>
        <draw:connector draw:style-name="gr19" draw:text-style-name="P2" draw:layer="layout" draw:type="line" svg:x1="31.622cm" svg:y1="10.952cm" svg:x2="32.444cm" svg:y2="11.774cm" draw:start-shape="id299" draw:start-glue-point="9" draw:end-shape="id305" draw:end-glue-point="5" svg:d="M31622 10952l822 822" svg:viewBox="0 0 823 823">
          <text:p/>
        </draw:connector>
        <draw:connector draw:style-name="gr19" draw:text-style-name="P2" draw:layer="layout" draw:type="line" svg:x1="32.624cm" svg:y1="11.954cm" svg:x2="33.445cm" svg:y2="12.775cm" draw:start-shape="id305" draw:start-glue-point="9" draw:end-shape="id306" draw:end-glue-point="5" svg:d="M32624 11954l821 821" svg:viewBox="0 0 822 822">
          <text:p/>
        </draw:connector>
        <draw:connector draw:style-name="gr19" draw:text-style-name="P2" draw:layer="layout" draw:type="line" svg:x1="33.625cm" svg:y1="12.955cm" svg:x2="34.446cm" svg:y2="13.776cm" draw:start-shape="id306" draw:start-glue-point="9" draw:end-shape="id307" draw:end-glue-point="5" svg:d="M33625 12955l821 821" svg:viewBox="0 0 822 822">
          <text:p/>
        </draw:connector>
        <draw:connector draw:style-name="gr20" draw:text-style-name="P2" draw:layer="layout" draw:type="line" svg:x1="34.446cm" svg:y1="13.956cm" svg:x2="33.628cm" svg:y2="14.778cm" draw:start-shape="id307" draw:start-glue-point="7" draw:end-shape="id308" draw:end-glue-point="11" svg:d="M34446 13956l-818 822" svg:viewBox="0 0 819 823">
          <text:p/>
        </draw:connector>
        <draw:connector draw:style-name="gr19" draw:text-style-name="P2" draw:layer="layout" draw:type="line" svg:x1="34.626cm" svg:y1="13.956cm" svg:x2="35.447cm" svg:y2="14.777cm" draw:start-shape="id307" draw:start-glue-point="9" draw:end-shape="id309" draw:end-glue-point="5" svg:d="M34626 13956l821 821" svg:viewBox="0 0 822 822">
          <text:p/>
        </draw:connector>
        <draw:connector draw:style-name="gr17" draw:text-style-name="P2" draw:layer="layout" draw:type="line" svg:x1="1.623cm" svg:y1="7.76cm" svg:x2="3.442cm" svg:y2="5.939cm" draw:start-shape="id310" draw:start-glue-point="11" draw:end-shape="id311" draw:end-glue-point="7" svg:d="M1623 7760l1819-1821" svg:viewBox="0 0 1820 1822">
          <text:p/>
        </draw:connector>
        <draw:connector draw:style-name="gr17" draw:text-style-name="P2" draw:layer="layout" draw:type="line" svg:x1="1.621cm" svg:y1="3.938cm" svg:x2="3.442cm" svg:y2="5.759cm" draw:start-shape="id312" draw:start-glue-point="9" draw:end-shape="id311" draw:end-glue-point="5" svg:d="M1621 3938l1821 1821" svg:viewBox="0 0 1822 1822">
          <text:p/>
        </draw:connector>
        <draw:connector draw:style-name="gr17" draw:text-style-name="P2" draw:layer="layout" draw:type="line" svg:x1="3.659cm" svg:y1="5.849cm" svg:x2="5.406cm" svg:y2="5.85cm" draw:start-shape="id311" draw:start-glue-point="10" draw:end-shape="id313" draw:end-glue-point="6" svg:d="M3659 5849l1747 1" svg:viewBox="0 0 1748 2">
          <text:p/>
        </draw:connector>
        <draw:connector draw:style-name="gr17" draw:text-style-name="P2" draw:layer="layout" draw:type="line" svg:x1="5.533cm" svg:y1="5.723cm" svg:x2="5.534cm" svg:y2="3.978cm" draw:start-shape="id313" draw:start-glue-point="4" draw:end-shape="id314" draw:end-glue-point="8" svg:d="M5533 5723l1-1745" svg:viewBox="0 0 2 1746">
          <text:p/>
        </draw:connector>
        <draw:connector draw:style-name="gr17" draw:text-style-name="P2" draw:layer="layout" draw:type="line" svg:x1="5.624cm" svg:y1="3.941cm" svg:x2="7.445cm" svg:y2="5.762cm" draw:start-shape="id314" draw:start-glue-point="9" draw:end-shape="id315" draw:end-glue-point="5" svg:d="M5624 3941l1821 1821" svg:viewBox="0 0 1822 1822">
          <text:p/>
        </draw:connector>
        <draw:connector draw:style-name="gr17" draw:text-style-name="P2" draw:layer="layout" draw:type="line" svg:x1="5.66cm" svg:y1="5.85cm" svg:x2="7.408cm" svg:y2="5.852cm" draw:start-shape="id313" draw:start-glue-point="10" draw:end-shape="id315" draw:end-glue-point="6" svg:d="M5660 5850l1748 2" svg:viewBox="0 0 1749 3">
          <text:p/>
        </draw:connector>
        <draw:connector draw:style-name="gr17" draw:text-style-name="P2" draw:layer="layout" draw:type="line" svg:x1="7.535cm" svg:y1="5.979cm" svg:x2="7.536cm" svg:y2="7.726cm" draw:start-shape="id315" draw:start-glue-point="8" draw:end-shape="id316" draw:end-glue-point="4" svg:d="M7535 5979l1 1747" svg:viewBox="0 0 2 1748">
          <text:p/>
        </draw:connector>
        <draw:connector draw:style-name="gr17" draw:text-style-name="P2" draw:layer="layout" draw:type="line" svg:x1="7.626cm" svg:y1="7.763cm" svg:x2="9.447cm" svg:y2="5.944cm" draw:start-shape="id316" draw:start-glue-point="11" draw:end-shape="id317" draw:end-glue-point="7" svg:d="M7626 7763l1821-1819" svg:viewBox="0 0 1822 1820">
          <text:p/>
        </draw:connector>
        <draw:connector draw:style-name="gr17" draw:text-style-name="P2" draw:layer="layout" draw:type="line" svg:x1="7.662cm" svg:y1="5.852cm" svg:x2="9.41cm" svg:y2="5.854cm" draw:start-shape="id315" draw:start-glue-point="10" draw:end-shape="id317" draw:end-glue-point="6" svg:d="M7662 5852l1748 2" svg:viewBox="0 0 1749 3">
          <text:p/>
        </draw:connector>
        <draw:connector draw:style-name="gr17" draw:text-style-name="P2" draw:layer="layout" draw:type="line" svg:x1="9.664cm" svg:y1="5.854cm" svg:x2="11.413cm" svg:y2="5.857cm" draw:start-shape="id317" draw:start-glue-point="10" draw:end-shape="id318" draw:end-glue-point="6" svg:d="M9664 5854l1749 3" svg:viewBox="0 0 1750 4">
          <text:p/>
        </draw:connector>
        <draw:connector draw:style-name="gr17" draw:text-style-name="P2" draw:layer="layout" draw:type="line" svg:x1="9.537cm" svg:y1="5.727cm" svg:x2="9.538cm" svg:y2="3.982cm" draw:start-shape="id317" draw:start-glue-point="4" draw:end-shape="id319" draw:end-glue-point="8" svg:d="M9537 5727l1-1745" svg:viewBox="0 0 2 1746">
          <text:p/>
        </draw:connector>
        <draw:connector draw:style-name="gr17" draw:text-style-name="P2" draw:layer="layout" draw:type="line" svg:x1="11.54cm" svg:y1="5.73cm" svg:x2="11.539cm" svg:y2="3.983cm" draw:start-shape="id318" draw:start-glue-point="4" draw:end-shape="id320" draw:end-glue-point="8" svg:d="M11540 5730l-1-1747" svg:viewBox="0 0 2 1748">
          <text:p/>
        </draw:connector>
        <draw:custom-shape draw:style-name="gr1" draw:text-style-name="P1" xml:id="id312" draw:id="id312" draw:layer="layout" svg:width="0.254cm" svg:height="0.254cm" svg:x="1.404cm" svg:y="3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77cm" svg:height="0.806cm" svg:x="1.141cm" svg:y="2.983cm">
          <draw:text-box>
            <text:p text:style-name="P15">a</text:p>
          </draw:text-box>
        </draw:frame>
        <draw:custom-shape draw:style-name="gr1" draw:text-style-name="P1" xml:id="id311" draw:id="id311" draw:layer="layout" svg:width="0.254cm" svg:height="0.254cm" svg:x="3.405cm" svg:y="5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10" draw:id="id310" draw:layer="layout" svg:width="0.254cm" svg:height="0.254cm" svg:x="1.406cm" svg:y="7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13" draw:id="id313" draw:layer="layout" svg:width="0.254cm" svg:height="0.254cm" svg:x="5.406cm" svg:y="5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14" draw:id="id314" draw:layer="layout" svg:width="0.254cm" svg:height="0.254cm" svg:x="5.407cm" svg:y="3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315" draw:id="id315" draw:layer="layout" svg:width="0.254cm" svg:height="0.254cm" svg:x="7.408cm" svg:y="5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16" draw:id="id316" draw:layer="layout" svg:width="0.254cm" svg:height="0.254cm" svg:x="7.409cm" svg:y="7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17" draw:id="id317" draw:layer="layout" svg:width="0.254cm" svg:height="0.254cm" svg:x="9.41cm" svg:y="5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19" draw:id="id319" draw:layer="layout" svg:width="0.254cm" svg:height="0.254cm" svg:x="9.411cm" svg:y="3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0" draw:id="id320" draw:layer="layout" svg:width="0.254cm" svg:height="0.254cm" svg:x="11.412cm" svg:y="3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18" draw:id="id318" draw:layer="layout" svg:width="0.254cm" svg:height="0.254cm" svg:x="11.413cm" svg:y="5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52cm" svg:height="0.806cm" svg:x="2.742cm" svg:y="5.383cm">
          <draw:text-box>
            <text:p text:style-name="P15">c</text:p>
          </draw:text-box>
        </draw:frame>
        <draw:frame draw:style-name="gr3" draw:text-style-name="P3" draw:layer="layout" svg:width="0.777cm" svg:height="0.806cm" svg:x="5.143cm" svg:y="2.983cm">
          <draw:text-box>
            <text:p text:style-name="P15">d</text:p>
          </draw:text-box>
        </draw:frame>
        <draw:frame draw:style-name="gr3" draw:text-style-name="P3" draw:layer="layout" svg:width="0.642cm" svg:height="0.806cm" svg:x="7.144cm" svg:y="4.983cm">
          <draw:text-box>
            <text:p text:style-name="P15">f</text:p>
          </draw:text-box>
        </draw:frame>
        <draw:frame draw:style-name="gr3" draw:text-style-name="P3" draw:layer="layout" svg:width="0.612cm" svg:height="0.806cm" svg:x="9.245cm" svg:y="2.983cm">
          <draw:text-box>
            <text:p text:style-name="P15">i</text:p>
          </draw:text-box>
        </draw:frame>
        <draw:frame draw:style-name="gr3" draw:text-style-name="P3" draw:layer="layout" svg:width="0.612cm" svg:height="0.806cm" svg:x="11.246cm" svg:y="2.983cm">
          <draw:text-box>
            <text:p text:style-name="P15">j</text:p>
          </draw:text-box>
        </draw:frame>
        <draw:frame draw:style-name="gr3" draw:text-style-name="P3" draw:layer="layout" svg:width="0.752cm" svg:height="0.806cm" svg:x="11.147cm" svg:y="5.883cm">
          <draw:text-box>
            <text:p text:style-name="P15">k</text:p>
          </draw:text-box>
        </draw:frame>
        <draw:frame draw:style-name="gr3" draw:text-style-name="P3" draw:layer="layout" svg:width="0.777cm" svg:height="0.806cm" svg:x="9.148cm" svg:y="5.883cm">
          <draw:text-box>
            <text:p text:style-name="P15">h</text:p>
          </draw:text-box>
        </draw:frame>
        <draw:frame draw:style-name="gr3" draw:text-style-name="P3" draw:layer="layout" svg:width="0.777cm" svg:height="0.806cm" svg:x="7.149cm" svg:y="7.883cm">
          <draw:text-box>
            <text:p text:style-name="P15">g</text:p>
          </draw:text-box>
        </draw:frame>
        <draw:frame draw:style-name="gr3" draw:text-style-name="P3" draw:layer="layout" svg:width="0.777cm" svg:height="0.806cm" svg:x="5.15cm" svg:y="5.883cm">
          <draw:text-box>
            <text:p text:style-name="P15">e</text:p>
          </draw:text-box>
        </draw:frame>
        <draw:frame draw:style-name="gr3" draw:text-style-name="P3" draw:layer="layout" svg:width="0.777cm" svg:height="0.806cm" svg:x="1.151cm" svg:y="7.883cm">
          <draw:text-box>
            <text:p text:style-name="P15">b</text:p>
          </draw:text-box>
        </draw:frame>
        <draw:connector draw:style-name="gr17" draw:text-style-name="P2" draw:layer="layout" draw:type="line" svg:x1="13.623cm" svg:y1="7.76cm" svg:x2="15.442cm" svg:y2="5.939cm" draw:start-shape="id321" draw:start-glue-point="11" draw:end-shape="id322" draw:end-glue-point="7" svg:d="M13623 7760l1819-1821" svg:viewBox="0 0 1820 1822">
          <text:p/>
        </draw:connector>
        <draw:connector draw:style-name="gr17" draw:text-style-name="P2" draw:layer="layout" draw:type="line" svg:x1="13.621cm" svg:y1="3.938cm" svg:x2="15.442cm" svg:y2="5.759cm" draw:start-shape="id323" draw:start-glue-point="9" draw:end-shape="id322" draw:end-glue-point="5" svg:d="M13621 3938l1821 1821" svg:viewBox="0 0 1822 1822">
          <text:p/>
        </draw:connector>
        <draw:connector draw:style-name="gr17" draw:text-style-name="P2" draw:layer="layout" draw:type="line" svg:x1="15.659cm" svg:y1="5.849cm" svg:x2="17.406cm" svg:y2="5.85cm" draw:start-shape="id322" draw:start-glue-point="10" draw:end-shape="id324" draw:end-glue-point="6" svg:d="M15659 5849l1747 1" svg:viewBox="0 0 1748 2">
          <text:p/>
        </draw:connector>
        <draw:connector draw:style-name="gr17" draw:text-style-name="P2" draw:layer="layout" draw:type="line" svg:x1="17.533cm" svg:y1="5.723cm" svg:x2="17.534cm" svg:y2="3.978cm" draw:start-shape="id324" draw:start-glue-point="4" draw:end-shape="id325" draw:end-glue-point="8" svg:d="M17533 5723l1-1745" svg:viewBox="0 0 2 1746">
          <text:p/>
        </draw:connector>
        <draw:connector draw:style-name="gr17" draw:text-style-name="P2" draw:layer="layout" draw:type="line" svg:x1="17.624cm" svg:y1="3.941cm" svg:x2="19.445cm" svg:y2="5.762cm" draw:start-shape="id325" draw:start-glue-point="9" draw:end-shape="id326" draw:end-glue-point="5" svg:d="M17624 3941l1821 1821" svg:viewBox="0 0 1822 1822">
          <text:p/>
        </draw:connector>
        <draw:connector draw:style-name="gr17" draw:text-style-name="P2" draw:layer="layout" draw:type="line" svg:x1="17.66cm" svg:y1="5.85cm" svg:x2="19.408cm" svg:y2="5.852cm" draw:start-shape="id324" draw:start-glue-point="10" draw:end-shape="id326" draw:end-glue-point="6" svg:d="M17660 5850l1748 2" svg:viewBox="0 0 1749 3">
          <text:p/>
        </draw:connector>
        <draw:connector draw:style-name="gr16" draw:text-style-name="P2" draw:layer="layout" draw:type="line" svg:x1="19.535cm" svg:y1="5.979cm" svg:x2="19.536cm" svg:y2="7.726cm" draw:start-shape="id326" draw:start-glue-point="8" draw:end-shape="id327" draw:end-glue-point="4" svg:d="M19535 5979l1 1747" svg:viewBox="0 0 2 1748">
          <text:p/>
        </draw:connector>
        <draw:connector draw:style-name="gr16" draw:text-style-name="P2" draw:layer="layout" draw:type="line" svg:x1="19.626cm" svg:y1="7.763cm" svg:x2="21.447cm" svg:y2="5.944cm" draw:start-shape="id327" draw:start-glue-point="11" draw:end-shape="id328" draw:end-glue-point="7" svg:d="M19626 7763l1821-1819" svg:viewBox="0 0 1822 1820">
          <text:p/>
        </draw:connector>
        <draw:connector draw:style-name="gr17" draw:text-style-name="P2" draw:layer="layout" draw:type="line" svg:x1="19.662cm" svg:y1="5.852cm" svg:x2="21.41cm" svg:y2="5.854cm" draw:start-shape="id326" draw:start-glue-point="10" draw:end-shape="id328" draw:end-glue-point="6" svg:d="M19662 5852l1748 2" svg:viewBox="0 0 1749 3">
          <text:p/>
        </draw:connector>
        <draw:connector draw:style-name="gr16" draw:text-style-name="P2" draw:layer="layout" draw:type="line" svg:x1="21.664cm" svg:y1="5.854cm" svg:x2="23.413cm" svg:y2="5.857cm" draw:start-shape="id328" draw:start-glue-point="10" draw:end-shape="id329" draw:end-glue-point="6" svg:d="M21664 5854l1749 3" svg:viewBox="0 0 1750 4">
          <text:p/>
        </draw:connector>
        <draw:connector draw:style-name="gr17" draw:text-style-name="P2" draw:layer="layout" draw:type="line" svg:x1="21.537cm" svg:y1="5.727cm" svg:x2="21.538cm" svg:y2="3.982cm" draw:start-shape="id328" draw:start-glue-point="4" draw:end-shape="id330" draw:end-glue-point="8" svg:d="M21537 5727l1-1745" svg:viewBox="0 0 2 1746">
          <text:p/>
        </draw:connector>
        <draw:connector draw:style-name="gr16" draw:text-style-name="P2" draw:layer="layout" draw:type="line" svg:x1="23.54cm" svg:y1="5.73cm" svg:x2="23.539cm" svg:y2="3.983cm" draw:start-shape="id329" draw:start-glue-point="4" draw:end-shape="id331" draw:end-glue-point="8" svg:d="M23540 5730l-1-1747" svg:viewBox="0 0 2 1748">
          <text:p/>
        </draw:connector>
        <draw:custom-shape draw:style-name="gr1" draw:text-style-name="P1" xml:id="id323" draw:id="id323" draw:layer="layout" svg:width="0.254cm" svg:height="0.254cm" svg:x="13.404cm" svg:y="3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77cm" svg:height="0.806cm" svg:x="13.141cm" svg:y="2.983cm">
          <draw:text-box>
            <text:p text:style-name="P15">a</text:p>
          </draw:text-box>
        </draw:frame>
        <draw:custom-shape draw:style-name="gr1" draw:text-style-name="P1" xml:id="id322" draw:id="id322" draw:layer="layout" svg:width="0.254cm" svg:height="0.254cm" svg:x="15.405cm" svg:y="5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1" draw:id="id321" draw:layer="layout" svg:width="0.254cm" svg:height="0.254cm" svg:x="13.406cm" svg:y="7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4" draw:id="id324" draw:layer="layout" svg:width="0.254cm" svg:height="0.254cm" svg:x="17.406cm" svg:y="5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5" draw:id="id325" draw:layer="layout" svg:width="0.254cm" svg:height="0.254cm" svg:x="17.407cm" svg:y="3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326" draw:id="id326" draw:layer="layout" svg:width="0.254cm" svg:height="0.254cm" svg:x="19.408cm" svg:y="5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7" draw:id="id327" draw:layer="layout" svg:width="0.254cm" svg:height="0.254cm" svg:x="19.409cm" svg:y="7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8" draw:id="id328" draw:layer="layout" svg:width="0.254cm" svg:height="0.254cm" svg:x="21.41cm" svg:y="5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30" draw:id="id330" draw:layer="layout" svg:width="0.254cm" svg:height="0.254cm" svg:x="21.411cm" svg:y="3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31" draw:id="id331" draw:layer="layout" svg:width="0.254cm" svg:height="0.254cm" svg:x="23.412cm" svg:y="3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29" draw:id="id329" draw:layer="layout" svg:width="0.254cm" svg:height="0.254cm" svg:x="23.413cm" svg:y="5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52cm" svg:height="0.806cm" svg:x="14.742cm" svg:y="5.383cm">
          <draw:text-box>
            <text:p text:style-name="P15">c</text:p>
          </draw:text-box>
        </draw:frame>
        <draw:frame draw:style-name="gr3" draw:text-style-name="P3" draw:layer="layout" svg:width="0.777cm" svg:height="0.806cm" svg:x="17.143cm" svg:y="2.983cm">
          <draw:text-box>
            <text:p text:style-name="P15">d</text:p>
          </draw:text-box>
        </draw:frame>
        <draw:frame draw:style-name="gr3" draw:text-style-name="P3" draw:layer="layout" svg:width="0.642cm" svg:height="0.806cm" svg:x="19.144cm" svg:y="4.983cm">
          <draw:text-box>
            <text:p text:style-name="P15">f</text:p>
          </draw:text-box>
        </draw:frame>
        <draw:frame draw:style-name="gr3" draw:text-style-name="P3" draw:layer="layout" svg:width="0.612cm" svg:height="0.806cm" svg:x="21.245cm" svg:y="2.983cm">
          <draw:text-box>
            <text:p text:style-name="P15">i</text:p>
          </draw:text-box>
        </draw:frame>
        <draw:frame draw:style-name="gr3" draw:text-style-name="P3" draw:layer="layout" svg:width="0.612cm" svg:height="0.806cm" svg:x="23.246cm" svg:y="2.983cm">
          <draw:text-box>
            <text:p text:style-name="P15">j</text:p>
          </draw:text-box>
        </draw:frame>
        <draw:frame draw:style-name="gr3" draw:text-style-name="P3" draw:layer="layout" svg:width="0.752cm" svg:height="0.806cm" svg:x="23.147cm" svg:y="5.883cm">
          <draw:text-box>
            <text:p text:style-name="P15">k</text:p>
          </draw:text-box>
        </draw:frame>
        <draw:frame draw:style-name="gr3" draw:text-style-name="P3" draw:layer="layout" svg:width="0.777cm" svg:height="0.806cm" svg:x="21.148cm" svg:y="5.883cm">
          <draw:text-box>
            <text:p text:style-name="P15">h</text:p>
          </draw:text-box>
        </draw:frame>
        <draw:frame draw:style-name="gr3" draw:text-style-name="P3" draw:layer="layout" svg:width="0.777cm" svg:height="0.806cm" svg:x="19.149cm" svg:y="7.883cm">
          <draw:text-box>
            <text:p text:style-name="P15">g</text:p>
          </draw:text-box>
        </draw:frame>
        <draw:frame draw:style-name="gr3" draw:text-style-name="P3" draw:layer="layout" svg:width="0.777cm" svg:height="0.806cm" svg:x="17.15cm" svg:y="5.883cm">
          <draw:text-box>
            <text:p text:style-name="P15">e</text:p>
          </draw:text-box>
        </draw:frame>
        <draw:frame draw:style-name="gr3" draw:text-style-name="P3" draw:layer="layout" svg:width="0.777cm" svg:height="0.806cm" svg:x="13.151cm" svg:y="7.883cm">
          <draw:text-box>
            <text:p text:style-name="P15">b</text:p>
          </draw:text-box>
        </draw:frame>
        <draw:connector draw:style-name="gr17" draw:text-style-name="P2" draw:layer="layout" draw:type="line" svg:x1="25.623cm" svg:y1="7.76cm" svg:x2="27.442cm" svg:y2="5.939cm" draw:start-shape="id332" draw:start-glue-point="11" draw:end-shape="id333" draw:end-glue-point="7" svg:d="M25623 7760l1819-1821" svg:viewBox="0 0 1820 1822">
          <text:p/>
        </draw:connector>
        <draw:connector draw:style-name="gr17" draw:text-style-name="P2" draw:layer="layout" draw:type="line" svg:x1="25.621cm" svg:y1="3.938cm" svg:x2="27.442cm" svg:y2="5.759cm" draw:start-shape="id334" draw:start-glue-point="9" draw:end-shape="id333" draw:end-glue-point="5" svg:d="M25621 3938l1821 1821" svg:viewBox="0 0 1822 1822">
          <text:p/>
        </draw:connector>
        <draw:connector draw:style-name="gr17" draw:text-style-name="P2" draw:layer="layout" draw:type="line" svg:x1="27.659cm" svg:y1="5.849cm" svg:x2="29.406cm" svg:y2="5.85cm" draw:start-shape="id333" draw:start-glue-point="10" draw:end-shape="id335" draw:end-glue-point="6" svg:d="M27659 5849l1747 1" svg:viewBox="0 0 1748 2">
          <text:p/>
        </draw:connector>
        <draw:connector draw:style-name="gr17" draw:text-style-name="P2" draw:layer="layout" draw:type="line" svg:x1="29.533cm" svg:y1="5.723cm" svg:x2="29.534cm" svg:y2="3.978cm" draw:start-shape="id335" draw:start-glue-point="4" draw:end-shape="id336" draw:end-glue-point="8" svg:d="M29533 5723l1-1745" svg:viewBox="0 0 2 1746">
          <text:p/>
        </draw:connector>
        <draw:connector draw:style-name="gr17" draw:text-style-name="P2" draw:layer="layout" draw:type="line" svg:x1="29.624cm" svg:y1="3.941cm" svg:x2="31.445cm" svg:y2="5.762cm" draw:start-shape="id336" draw:start-glue-point="9" draw:end-shape="id337" draw:end-glue-point="5" svg:d="M29624 3941l1821 1821" svg:viewBox="0 0 1822 1822">
          <text:p/>
        </draw:connector>
        <draw:connector draw:style-name="gr17" draw:text-style-name="P2" draw:layer="layout" draw:type="line" svg:x1="29.66cm" svg:y1="5.85cm" svg:x2="31.408cm" svg:y2="5.852cm" draw:start-shape="id335" draw:start-glue-point="10" draw:end-shape="id337" draw:end-glue-point="6" svg:d="M29660 5850l1748 2" svg:viewBox="0 0 1749 3">
          <text:p/>
        </draw:connector>
        <draw:connector draw:style-name="gr16" draw:text-style-name="P2" draw:layer="layout" draw:type="line" svg:x1="31.535cm" svg:y1="5.979cm" svg:x2="31.536cm" svg:y2="7.726cm" draw:start-shape="id337" draw:start-glue-point="8" draw:end-shape="id338" draw:end-glue-point="4" svg:d="M31535 5979l1 1747" svg:viewBox="0 0 2 1748">
          <text:p/>
        </draw:connector>
        <draw:connector draw:style-name="gr16" draw:text-style-name="P2" draw:layer="layout" draw:type="line" svg:x1="31.626cm" svg:y1="7.763cm" svg:x2="33.447cm" svg:y2="5.944cm" draw:start-shape="id338" draw:start-glue-point="11" draw:end-shape="id339" draw:end-glue-point="7" svg:d="M31626 7763l1821-1819" svg:viewBox="0 0 1822 1820">
          <text:p/>
        </draw:connector>
        <draw:connector draw:style-name="gr17" draw:text-style-name="P2" draw:layer="layout" draw:type="line" svg:x1="31.662cm" svg:y1="5.852cm" svg:x2="33.41cm" svg:y2="5.854cm" draw:start-shape="id337" draw:start-glue-point="10" draw:end-shape="id339" draw:end-glue-point="6" svg:d="M31662 5852l1748 2" svg:viewBox="0 0 1749 3">
          <text:p/>
        </draw:connector>
        <draw:connector draw:style-name="gr16" draw:text-style-name="P2" draw:layer="layout" draw:type="line" svg:x1="33.664cm" svg:y1="5.854cm" svg:x2="35.413cm" svg:y2="5.857cm" draw:start-shape="id339" draw:start-glue-point="10" draw:end-shape="id340" draw:end-glue-point="6" svg:d="M33664 5854l1749 3" svg:viewBox="0 0 1750 4">
          <text:p/>
        </draw:connector>
        <draw:connector draw:style-name="gr22" draw:text-style-name="P2" draw:layer="layout" draw:type="line" svg:x1="33.537cm" svg:y1="5.727cm" svg:x2="33.538cm" svg:y2="3.982cm" draw:start-shape="id339" draw:start-glue-point="4" draw:end-shape="id341" draw:end-glue-point="8" svg:d="M33537 5727l1-1745" svg:viewBox="0 0 2 1746">
          <text:p/>
        </draw:connector>
        <draw:connector draw:style-name="gr16" draw:text-style-name="P2" draw:layer="layout" draw:type="line" svg:x1="35.54cm" svg:y1="5.73cm" svg:x2="35.539cm" svg:y2="3.983cm" draw:start-shape="id340" draw:start-glue-point="4" draw:end-shape="id342" draw:end-glue-point="8" svg:d="M35540 5730l-1-1747" svg:viewBox="0 0 2 1748">
          <text:p/>
        </draw:connector>
        <draw:custom-shape draw:style-name="gr1" draw:text-style-name="P1" xml:id="id334" draw:id="id334" draw:layer="layout" svg:width="0.254cm" svg:height="0.254cm" svg:x="25.404cm" svg:y="3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77cm" svg:height="0.806cm" svg:x="25.141cm" svg:y="2.983cm">
          <draw:text-box>
            <text:p text:style-name="P15">a</text:p>
          </draw:text-box>
        </draw:frame>
        <draw:custom-shape draw:style-name="gr1" draw:text-style-name="P1" xml:id="id333" draw:id="id333" draw:layer="layout" svg:width="0.254cm" svg:height="0.254cm" svg:x="27.405cm" svg:y="5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32" draw:id="id332" draw:layer="layout" svg:width="0.254cm" svg:height="0.254cm" svg:x="25.406cm" svg:y="7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35" draw:id="id335" draw:layer="layout" svg:width="0.254cm" svg:height="0.254cm" svg:x="29.406cm" svg:y="5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36" draw:id="id336" draw:layer="layout" svg:width="0.254cm" svg:height="0.254cm" svg:x="29.407cm" svg:y="3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337" draw:id="id337" draw:layer="layout" svg:width="0.254cm" svg:height="0.254cm" svg:x="31.408cm" svg:y="5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38" draw:id="id338" draw:layer="layout" svg:width="0.254cm" svg:height="0.254cm" svg:x="31.409cm" svg:y="7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39" draw:id="id339" draw:layer="layout" svg:width="0.254cm" svg:height="0.254cm" svg:x="33.41cm" svg:y="5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41" draw:id="id341" draw:layer="layout" svg:width="0.254cm" svg:height="0.254cm" svg:x="33.411cm" svg:y="3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42" draw:id="id342" draw:layer="layout" svg:width="0.254cm" svg:height="0.254cm" svg:x="35.412cm" svg:y="3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40" draw:id="id340" draw:layer="layout" svg:width="0.254cm" svg:height="0.254cm" svg:x="35.413cm" svg:y="5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52cm" svg:height="0.806cm" svg:x="26.742cm" svg:y="5.383cm">
          <draw:text-box>
            <text:p text:style-name="P15">c</text:p>
          </draw:text-box>
        </draw:frame>
        <draw:frame draw:style-name="gr3" draw:text-style-name="P3" draw:layer="layout" svg:width="0.777cm" svg:height="0.806cm" svg:x="29.143cm" svg:y="2.983cm">
          <draw:text-box>
            <text:p text:style-name="P15">d</text:p>
          </draw:text-box>
        </draw:frame>
        <draw:frame draw:style-name="gr3" draw:text-style-name="P3" draw:layer="layout" svg:width="0.642cm" svg:height="0.806cm" svg:x="31.144cm" svg:y="4.983cm">
          <draw:text-box>
            <text:p text:style-name="P15">f</text:p>
          </draw:text-box>
        </draw:frame>
        <draw:frame draw:style-name="gr3" draw:text-style-name="P3" draw:layer="layout" svg:width="0.612cm" svg:height="0.806cm" svg:x="33.245cm" svg:y="2.983cm">
          <draw:text-box>
            <text:p text:style-name="P15">i</text:p>
          </draw:text-box>
        </draw:frame>
        <draw:frame draw:style-name="gr3" draw:text-style-name="P3" draw:layer="layout" svg:width="0.612cm" svg:height="0.806cm" svg:x="35.246cm" svg:y="2.983cm">
          <draw:text-box>
            <text:p text:style-name="P15">j</text:p>
          </draw:text-box>
        </draw:frame>
        <draw:frame draw:style-name="gr3" draw:text-style-name="P3" draw:layer="layout" svg:width="0.752cm" svg:height="0.806cm" svg:x="35.147cm" svg:y="5.883cm">
          <draw:text-box>
            <text:p text:style-name="P15">k</text:p>
          </draw:text-box>
        </draw:frame>
        <draw:frame draw:style-name="gr3" draw:text-style-name="P3" draw:layer="layout" svg:width="0.777cm" svg:height="0.806cm" svg:x="33.148cm" svg:y="5.883cm">
          <draw:text-box>
            <text:p text:style-name="P15">h</text:p>
          </draw:text-box>
        </draw:frame>
        <draw:frame draw:style-name="gr3" draw:text-style-name="P3" draw:layer="layout" svg:width="0.777cm" svg:height="0.806cm" svg:x="31.149cm" svg:y="7.883cm">
          <draw:text-box>
            <text:p text:style-name="P15">g</text:p>
          </draw:text-box>
        </draw:frame>
        <draw:frame draw:style-name="gr3" draw:text-style-name="P3" draw:layer="layout" svg:width="0.777cm" svg:height="0.806cm" svg:x="29.15cm" svg:y="5.883cm">
          <draw:text-box>
            <text:p text:style-name="P15">e</text:p>
          </draw:text-box>
        </draw:frame>
        <draw:frame draw:style-name="gr3" draw:text-style-name="P3" draw:layer="layout" svg:width="0.777cm" svg:height="0.806cm" svg:x="25.151cm" svg:y="7.883cm">
          <draw:text-box>
            <text:p text:style-name="P15">b</text:p>
          </draw:text-box>
        </draw:frame>
        <draw:connector draw:style-name="gr17" draw:text-style-name="P2" draw:layer="layout" draw:type="line" svg:x1="1.623cm" svg:y1="14.76cm" svg:x2="3.442cm" svg:y2="12.939cm" draw:start-shape="id343" draw:start-glue-point="11" draw:end-shape="id344" draw:end-glue-point="7" svg:d="M1623 14760l1819-1821" svg:viewBox="0 0 1820 1822">
          <text:p/>
        </draw:connector>
        <draw:connector draw:style-name="gr19" draw:text-style-name="P2" draw:layer="layout" draw:type="line" svg:x1="1.621cm" svg:y1="10.938cm" svg:x2="3.442cm" svg:y2="12.759cm" draw:start-shape="id345" draw:start-glue-point="9" draw:end-shape="id344" draw:end-glue-point="5" svg:d="M1621 10938l1821 1821" svg:viewBox="0 0 1822 1822">
          <text:p/>
        </draw:connector>
        <draw:connector draw:style-name="gr19" draw:text-style-name="P2" draw:layer="layout" draw:type="line" svg:x1="3.659cm" svg:y1="12.849cm" svg:x2="5.406cm" svg:y2="12.85cm" draw:start-shape="id344" draw:start-glue-point="10" draw:end-shape="id346" draw:end-glue-point="6" svg:d="M3659 12849l1747 1" svg:viewBox="0 0 1748 2">
          <text:p/>
        </draw:connector>
        <draw:connector draw:style-name="gr19" draw:text-style-name="P2" draw:layer="layout" draw:type="line" svg:x1="5.533cm" svg:y1="12.723cm" svg:x2="5.534cm" svg:y2="10.978cm" draw:start-shape="id346" draw:start-glue-point="4" draw:end-shape="id347" draw:end-glue-point="8" svg:d="M5533 12723l1-1745" svg:viewBox="0 0 2 1746">
          <text:p/>
        </draw:connector>
        <draw:connector draw:style-name="gr19" draw:text-style-name="P2" draw:layer="layout" draw:type="line" svg:x1="5.624cm" svg:y1="10.941cm" svg:x2="7.445cm" svg:y2="12.762cm" draw:start-shape="id347" draw:start-glue-point="9" draw:end-shape="id348" draw:end-glue-point="5" svg:d="M5624 10941l1821 1821" svg:viewBox="0 0 1822 1822">
          <text:p/>
        </draw:connector>
        <draw:connector draw:style-name="gr17" draw:text-style-name="P2" draw:layer="layout" draw:type="line" svg:x1="5.66cm" svg:y1="12.85cm" svg:x2="7.408cm" svg:y2="12.852cm" draw:start-shape="id346" draw:start-glue-point="10" draw:end-shape="id348" draw:end-glue-point="6" svg:d="M5660 12850l1748 2" svg:viewBox="0 0 1749 3">
          <text:p/>
        </draw:connector>
        <draw:connector draw:style-name="gr16" draw:text-style-name="P2" draw:layer="layout" draw:type="line" svg:x1="7.535cm" svg:y1="12.979cm" svg:x2="7.536cm" svg:y2="14.726cm" draw:start-shape="id348" draw:start-glue-point="8" draw:end-shape="id349" draw:end-glue-point="4" svg:d="M7535 12979l1 1747" svg:viewBox="0 0 2 1748">
          <text:p/>
        </draw:connector>
        <draw:connector draw:style-name="gr16" draw:text-style-name="P2" draw:layer="layout" draw:type="line" svg:x1="7.626cm" svg:y1="14.763cm" svg:x2="9.447cm" svg:y2="12.944cm" draw:start-shape="id349" draw:start-glue-point="11" draw:end-shape="id350" draw:end-glue-point="7" svg:d="M7626 14763l1821-1819" svg:viewBox="0 0 1822 1820">
          <text:p/>
        </draw:connector>
        <draw:connector draw:style-name="gr17" draw:text-style-name="P2" draw:layer="layout" draw:type="line" svg:x1="7.662cm" svg:y1="12.852cm" svg:x2="9.41cm" svg:y2="12.854cm" draw:start-shape="id348" draw:start-glue-point="10" draw:end-shape="id350" draw:end-glue-point="6" svg:d="M7662 12852l1748 2" svg:viewBox="0 0 1749 3">
          <text:p/>
        </draw:connector>
        <draw:connector draw:style-name="gr16" draw:text-style-name="P2" draw:layer="layout" draw:type="line" svg:x1="9.664cm" svg:y1="12.854cm" svg:x2="11.413cm" svg:y2="12.857cm" draw:start-shape="id350" draw:start-glue-point="10" draw:end-shape="id351" draw:end-glue-point="6" svg:d="M9664 12854l1749 3" svg:viewBox="0 0 1750 4">
          <text:p/>
        </draw:connector>
        <draw:connector draw:style-name="gr22" draw:text-style-name="P2" draw:layer="layout" draw:type="line" svg:x1="9.537cm" svg:y1="12.727cm" svg:x2="9.538cm" svg:y2="10.982cm" draw:start-shape="id350" draw:start-glue-point="4" draw:end-shape="id352" draw:end-glue-point="8" svg:d="M9537 12727l1-1745" svg:viewBox="0 0 2 1746">
          <text:p/>
        </draw:connector>
        <draw:connector draw:style-name="gr16" draw:text-style-name="P2" draw:layer="layout" draw:type="line" svg:x1="11.54cm" svg:y1="12.73cm" svg:x2="11.539cm" svg:y2="10.983cm" draw:start-shape="id351" draw:start-glue-point="4" draw:end-shape="id353" draw:end-glue-point="8" svg:d="M11540 12730l-1-1747" svg:viewBox="0 0 2 1748">
          <text:p/>
        </draw:connector>
        <draw:custom-shape draw:style-name="gr1" draw:text-style-name="P1" xml:id="id345" draw:id="id345" draw:layer="layout" svg:width="0.254cm" svg:height="0.254cm" svg:x="1.404cm" svg:y="10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77cm" svg:height="0.806cm" svg:x="1.141cm" svg:y="9.983cm">
          <draw:text-box>
            <text:p text:style-name="P15">a</text:p>
          </draw:text-box>
        </draw:frame>
        <draw:custom-shape draw:style-name="gr1" draw:text-style-name="P1" xml:id="id344" draw:id="id344" draw:layer="layout" svg:width="0.254cm" svg:height="0.254cm" svg:x="3.405cm" svg:y="12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43" draw:id="id343" draw:layer="layout" svg:width="0.254cm" svg:height="0.254cm" svg:x="1.406cm" svg:y="14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46" draw:id="id346" draw:layer="layout" svg:width="0.254cm" svg:height="0.254cm" svg:x="5.406cm" svg:y="12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47" draw:id="id347" draw:layer="layout" svg:width="0.254cm" svg:height="0.254cm" svg:x="5.407cm" svg:y="10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348" draw:id="id348" draw:layer="layout" svg:width="0.254cm" svg:height="0.254cm" svg:x="7.408cm" svg:y="12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49" draw:id="id349" draw:layer="layout" svg:width="0.254cm" svg:height="0.254cm" svg:x="7.409cm" svg:y="1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50" draw:id="id350" draw:layer="layout" svg:width="0.254cm" svg:height="0.254cm" svg:x="9.41cm" svg:y="12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52" draw:id="id352" draw:layer="layout" svg:width="0.254cm" svg:height="0.254cm" svg:x="9.411cm" svg:y="10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53" draw:id="id353" draw:layer="layout" svg:width="0.254cm" svg:height="0.254cm" svg:x="11.412cm" svg:y="10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51" draw:id="id351" draw:layer="layout" svg:width="0.254cm" svg:height="0.254cm" svg:x="11.413cm" svg:y="12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52cm" svg:height="0.806cm" svg:x="2.742cm" svg:y="12.383cm">
          <draw:text-box>
            <text:p text:style-name="P15">c</text:p>
          </draw:text-box>
        </draw:frame>
        <draw:frame draw:style-name="gr3" draw:text-style-name="P3" draw:layer="layout" svg:width="0.777cm" svg:height="0.806cm" svg:x="5.143cm" svg:y="9.983cm">
          <draw:text-box>
            <text:p text:style-name="P15">d</text:p>
          </draw:text-box>
        </draw:frame>
        <draw:frame draw:style-name="gr3" draw:text-style-name="P3" draw:layer="layout" svg:width="0.642cm" svg:height="0.806cm" svg:x="7.144cm" svg:y="11.983cm">
          <draw:text-box>
            <text:p text:style-name="P15">f</text:p>
          </draw:text-box>
        </draw:frame>
        <draw:frame draw:style-name="gr3" draw:text-style-name="P3" draw:layer="layout" svg:width="0.612cm" svg:height="0.806cm" svg:x="9.245cm" svg:y="9.983cm">
          <draw:text-box>
            <text:p text:style-name="P15">i</text:p>
          </draw:text-box>
        </draw:frame>
        <draw:frame draw:style-name="gr3" draw:text-style-name="P3" draw:layer="layout" svg:width="0.612cm" svg:height="0.806cm" svg:x="11.246cm" svg:y="9.983cm">
          <draw:text-box>
            <text:p text:style-name="P15">j</text:p>
          </draw:text-box>
        </draw:frame>
        <draw:frame draw:style-name="gr3" draw:text-style-name="P3" draw:layer="layout" svg:width="0.752cm" svg:height="0.806cm" svg:x="11.147cm" svg:y="12.883cm">
          <draw:text-box>
            <text:p text:style-name="P15">k</text:p>
          </draw:text-box>
        </draw:frame>
        <draw:frame draw:style-name="gr3" draw:text-style-name="P3" draw:layer="layout" svg:width="0.777cm" svg:height="0.806cm" svg:x="9.148cm" svg:y="12.883cm">
          <draw:text-box>
            <text:p text:style-name="P15">h</text:p>
          </draw:text-box>
        </draw:frame>
        <draw:frame draw:style-name="gr3" draw:text-style-name="P3" draw:layer="layout" svg:width="0.777cm" svg:height="0.806cm" svg:x="7.149cm" svg:y="14.883cm">
          <draw:text-box>
            <text:p text:style-name="P15">g</text:p>
          </draw:text-box>
        </draw:frame>
        <draw:frame draw:style-name="gr3" draw:text-style-name="P3" draw:layer="layout" svg:width="0.777cm" svg:height="0.806cm" svg:x="5.15cm" svg:y="12.883cm">
          <draw:text-box>
            <text:p text:style-name="P15">e</text:p>
          </draw:text-box>
        </draw:frame>
        <draw:frame draw:style-name="gr3" draw:text-style-name="P3" draw:layer="layout" svg:width="0.777cm" svg:height="0.806cm" svg:x="1.151cm" svg:y="14.883cm">
          <draw:text-box>
            <text:p text:style-name="P15">b</text:p>
          </draw:text-box>
        </draw:frame>
        <draw:connector draw:style-name="gr20" draw:text-style-name="P2" draw:layer="layout" draw:type="line" svg:x1="13.623cm" svg:y1="14.76cm" svg:x2="15.442cm" svg:y2="12.939cm" draw:start-shape="id354" draw:start-glue-point="11" draw:end-shape="id355" draw:end-glue-point="7" svg:d="M13623 14760l1819-1821" svg:viewBox="0 0 1820 1822">
          <text:p/>
        </draw:connector>
        <draw:connector draw:style-name="gr19" draw:text-style-name="P2" draw:layer="layout" draw:type="line" svg:x1="13.621cm" svg:y1="10.938cm" svg:x2="15.442cm" svg:y2="12.759cm" draw:start-shape="id356" draw:start-glue-point="9" draw:end-shape="id355" draw:end-glue-point="5" svg:d="M13621 10938l1821 1821" svg:viewBox="0 0 1822 1822">
          <text:p/>
        </draw:connector>
        <draw:connector draw:style-name="gr19" draw:text-style-name="P2" draw:layer="layout" draw:type="line" svg:x1="15.659cm" svg:y1="12.849cm" svg:x2="17.406cm" svg:y2="12.85cm" draw:start-shape="id355" draw:start-glue-point="10" draw:end-shape="id357" draw:end-glue-point="6" svg:d="M15659 12849l1747 1" svg:viewBox="0 0 1748 2">
          <text:p/>
        </draw:connector>
        <draw:connector draw:style-name="gr19" draw:text-style-name="P2" draw:layer="layout" draw:type="line" svg:x1="17.533cm" svg:y1="12.723cm" svg:x2="17.534cm" svg:y2="10.978cm" draw:start-shape="id357" draw:start-glue-point="4" draw:end-shape="id358" draw:end-glue-point="8" svg:d="M17533 12723l1-1745" svg:viewBox="0 0 2 1746">
          <text:p/>
        </draw:connector>
        <draw:connector draw:style-name="gr19" draw:text-style-name="P2" draw:layer="layout" draw:type="line" svg:x1="17.624cm" svg:y1="10.941cm" svg:x2="19.445cm" svg:y2="12.762cm" draw:start-shape="id358" draw:start-glue-point="9" draw:end-shape="id359" draw:end-glue-point="5" svg:d="M17624 10941l1821 1821" svg:viewBox="0 0 1822 1822">
          <text:p/>
        </draw:connector>
        <draw:connector draw:style-name="gr17" draw:text-style-name="P2" draw:layer="layout" draw:type="line" svg:x1="17.66cm" svg:y1="12.85cm" svg:x2="19.408cm" svg:y2="12.852cm" draw:start-shape="id357" draw:start-glue-point="10" draw:end-shape="id359" draw:end-glue-point="6" svg:d="M17660 12850l1748 2" svg:viewBox="0 0 1749 3">
          <text:p/>
        </draw:connector>
        <draw:connector draw:style-name="gr16" draw:text-style-name="P2" draw:layer="layout" draw:type="line" svg:x1="19.535cm" svg:y1="12.979cm" svg:x2="19.536cm" svg:y2="14.726cm" draw:start-shape="id359" draw:start-glue-point="8" draw:end-shape="id360" draw:end-glue-point="4" svg:d="M19535 12979l1 1747" svg:viewBox="0 0 2 1748">
          <text:p/>
        </draw:connector>
        <draw:connector draw:style-name="gr16" draw:text-style-name="P2" draw:layer="layout" draw:type="line" svg:x1="19.626cm" svg:y1="14.763cm" svg:x2="21.447cm" svg:y2="12.944cm" draw:start-shape="id360" draw:start-glue-point="11" draw:end-shape="id361" draw:end-glue-point="7" svg:d="M19626 14763l1821-1819" svg:viewBox="0 0 1822 1820">
          <text:p/>
        </draw:connector>
        <draw:connector draw:style-name="gr17" draw:text-style-name="P2" draw:layer="layout" draw:type="line" svg:x1="19.662cm" svg:y1="12.852cm" svg:x2="21.41cm" svg:y2="12.854cm" draw:start-shape="id359" draw:start-glue-point="10" draw:end-shape="id361" draw:end-glue-point="6" svg:d="M19662 12852l1748 2" svg:viewBox="0 0 1749 3">
          <text:p/>
        </draw:connector>
        <draw:connector draw:style-name="gr16" draw:text-style-name="P2" draw:layer="layout" draw:type="line" svg:x1="21.664cm" svg:y1="12.854cm" svg:x2="23.413cm" svg:y2="12.857cm" draw:start-shape="id361" draw:start-glue-point="10" draw:end-shape="id362" draw:end-glue-point="6" svg:d="M21664 12854l1749 3" svg:viewBox="0 0 1750 4">
          <text:p/>
        </draw:connector>
        <draw:connector draw:style-name="gr22" draw:text-style-name="P2" draw:layer="layout" draw:type="line" svg:x1="21.537cm" svg:y1="12.727cm" svg:x2="21.538cm" svg:y2="10.982cm" draw:start-shape="id361" draw:start-glue-point="4" draw:end-shape="id363" draw:end-glue-point="8" svg:d="M21537 12727l1-1745" svg:viewBox="0 0 2 1746">
          <text:p/>
        </draw:connector>
        <draw:connector draw:style-name="gr16" draw:text-style-name="P2" draw:layer="layout" draw:type="line" svg:x1="23.54cm" svg:y1="12.73cm" svg:x2="23.539cm" svg:y2="10.983cm" draw:start-shape="id362" draw:start-glue-point="4" draw:end-shape="id364" draw:end-glue-point="8" svg:d="M23540 12730l-1-1747" svg:viewBox="0 0 2 1748">
          <text:p/>
        </draw:connector>
        <draw:custom-shape draw:style-name="gr1" draw:text-style-name="P1" xml:id="id356" draw:id="id356" draw:layer="layout" svg:width="0.254cm" svg:height="0.254cm" svg:x="13.404cm" svg:y="10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77cm" svg:height="0.806cm" svg:x="13.141cm" svg:y="9.983cm">
          <draw:text-box>
            <text:p text:style-name="P15">a</text:p>
          </draw:text-box>
        </draw:frame>
        <draw:custom-shape draw:style-name="gr1" draw:text-style-name="P1" xml:id="id355" draw:id="id355" draw:layer="layout" svg:width="0.254cm" svg:height="0.254cm" svg:x="15.405cm" svg:y="12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54" draw:id="id354" draw:layer="layout" svg:width="0.254cm" svg:height="0.254cm" svg:x="13.406cm" svg:y="14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57" draw:id="id357" draw:layer="layout" svg:width="0.254cm" svg:height="0.254cm" svg:x="17.406cm" svg:y="12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58" draw:id="id358" draw:layer="layout" svg:width="0.254cm" svg:height="0.254cm" svg:x="17.407cm" svg:y="10.7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2" xml:id="id359" draw:id="id359" draw:layer="layout" svg:width="0.254cm" svg:height="0.254cm" svg:x="19.408cm" svg:y="12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60" draw:id="id360" draw:layer="layout" svg:width="0.254cm" svg:height="0.254cm" svg:x="19.409cm" svg:y="1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61" draw:id="id361" draw:layer="layout" svg:width="0.254cm" svg:height="0.254cm" svg:x="21.41cm" svg:y="12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63" draw:id="id363" draw:layer="layout" svg:width="0.254cm" svg:height="0.254cm" svg:x="21.411cm" svg:y="10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64" draw:id="id364" draw:layer="layout" svg:width="0.254cm" svg:height="0.254cm" svg:x="23.412cm" svg:y="10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62" draw:id="id362" draw:layer="layout" svg:width="0.254cm" svg:height="0.254cm" svg:x="23.413cm" svg:y="12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52cm" svg:height="0.806cm" svg:x="14.742cm" svg:y="12.383cm">
          <draw:text-box>
            <text:p text:style-name="P15">c</text:p>
          </draw:text-box>
        </draw:frame>
        <draw:frame draw:style-name="gr3" draw:text-style-name="P3" draw:layer="layout" svg:width="0.777cm" svg:height="0.806cm" svg:x="17.143cm" svg:y="9.983cm">
          <draw:text-box>
            <text:p text:style-name="P15">d</text:p>
          </draw:text-box>
        </draw:frame>
        <draw:frame draw:style-name="gr3" draw:text-style-name="P3" draw:layer="layout" svg:width="0.642cm" svg:height="0.806cm" svg:x="19.144cm" svg:y="11.983cm">
          <draw:text-box>
            <text:p text:style-name="P15">f</text:p>
          </draw:text-box>
        </draw:frame>
        <draw:frame draw:style-name="gr3" draw:text-style-name="P3" draw:layer="layout" svg:width="0.612cm" svg:height="0.806cm" svg:x="21.245cm" svg:y="9.983cm">
          <draw:text-box>
            <text:p text:style-name="P15">i</text:p>
          </draw:text-box>
        </draw:frame>
        <draw:frame draw:style-name="gr3" draw:text-style-name="P3" draw:layer="layout" svg:width="0.612cm" svg:height="0.806cm" svg:x="23.246cm" svg:y="9.983cm">
          <draw:text-box>
            <text:p text:style-name="P15">j</text:p>
          </draw:text-box>
        </draw:frame>
        <draw:frame draw:style-name="gr3" draw:text-style-name="P3" draw:layer="layout" svg:width="0.752cm" svg:height="0.806cm" svg:x="23.147cm" svg:y="12.883cm">
          <draw:text-box>
            <text:p text:style-name="P15">k</text:p>
          </draw:text-box>
        </draw:frame>
        <draw:frame draw:style-name="gr3" draw:text-style-name="P3" draw:layer="layout" svg:width="0.777cm" svg:height="0.806cm" svg:x="21.148cm" svg:y="12.883cm">
          <draw:text-box>
            <text:p text:style-name="P15">h</text:p>
          </draw:text-box>
        </draw:frame>
        <draw:frame draw:style-name="gr3" draw:text-style-name="P3" draw:layer="layout" svg:width="0.777cm" svg:height="0.806cm" svg:x="19.149cm" svg:y="14.883cm">
          <draw:text-box>
            <text:p text:style-name="P15">g</text:p>
          </draw:text-box>
        </draw:frame>
        <draw:frame draw:style-name="gr3" draw:text-style-name="P3" draw:layer="layout" svg:width="0.777cm" svg:height="0.806cm" svg:x="17.15cm" svg:y="12.883cm">
          <draw:text-box>
            <text:p text:style-name="P15">e</text:p>
          </draw:text-box>
        </draw:frame>
        <draw:frame draw:style-name="gr3" draw:text-style-name="P3" draw:layer="layout" svg:width="0.777cm" svg:height="0.806cm" svg:x="13.151cm" svg:y="14.883cm">
          <draw:text-box>
            <text:p text:style-name="P15">b</text:p>
          </draw:text-box>
        </draw:frame>
        <draw:custom-shape draw:style-name="gr1" draw:text-style-name="P1" xml:id="id299" draw:id="id299" draw:layer="layout" svg:width="0.254cm" svg:height="0.254cm" svg:x="31.405cm" svg:y="10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642cm" svg:height="0.806cm" svg:x="31.242cm" svg:y="9.997cm">
          <draw:text-box>
            <text:p text:style-name="P15">f</text:p>
          </draw:text-box>
        </draw:frame>
        <draw:custom-shape draw:style-name="gr1" draw:text-style-name="P1" xml:id="id300" draw:id="id300" draw:layer="layout" svg:width="0.254cm" svg:height="0.254cm" svg:x="30.406cm" svg:y="11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1" draw:id="id301" draw:layer="layout" svg:width="0.254cm" svg:height="0.254cm" svg:x="29.407cm" svg:y="12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2" draw:id="id302" draw:layer="layout" svg:width="0.254cm" svg:height="0.254cm" svg:x="28.408cm" svg:y="13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3" draw:id="id303" draw:layer="layout" svg:width="0.254cm" svg:height="0.254cm" svg:x="27.409cm" svg:y="14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4" draw:id="id304" draw:layer="layout" svg:width="0.254cm" svg:height="0.254cm" svg:x="30.408cm" svg:y="13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5" draw:id="id305" draw:layer="layout" svg:width="0.254cm" svg:height="0.254cm" svg:x="32.407cm" svg:y="11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6" draw:id="id306" draw:layer="layout" svg:width="0.254cm" svg:height="0.254cm" svg:x="33.408cm" svg:y="12.7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7" draw:id="id307" draw:layer="layout" svg:width="0.254cm" svg:height="0.254cm" svg:x="34.409cm" svg:y="13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9" draw:id="id309" draw:layer="layout" svg:width="0.254cm" svg:height="0.254cm" svg:x="35.41cm" svg:y="14.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08" draw:id="id308" draw:layer="layout" svg:width="0.254cm" svg:height="0.254cm" svg:x="33.411cm" svg:y="14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777cm" svg:height="0.806cm" svg:x="29.743cm" svg:y="11.397cm">
          <draw:text-box>
            <text:p text:style-name="P15">g</text:p>
          </draw:text-box>
        </draw:frame>
        <draw:frame draw:style-name="gr3" draw:text-style-name="P3" draw:layer="layout" svg:width="0.777cm" svg:height="0.806cm" svg:x="28.744cm" svg:y="12.397cm">
          <draw:text-box>
            <text:p text:style-name="P15">h</text:p>
          </draw:text-box>
        </draw:frame>
        <draw:frame draw:style-name="gr3" draw:text-style-name="P3" draw:layer="layout" svg:width="0.752cm" svg:height="0.806cm" svg:x="27.745cm" svg:y="13.397cm">
          <draw:text-box>
            <text:p text:style-name="P15">k</text:p>
          </draw:text-box>
        </draw:frame>
        <draw:frame draw:style-name="gr3" draw:text-style-name="P3" draw:layer="layout" svg:width="0.612cm" svg:height="0.806cm" svg:x="27.246cm" svg:y="14.897cm">
          <draw:text-box>
            <text:p text:style-name="P15">j</text:p>
          </draw:text-box>
        </draw:frame>
        <draw:frame draw:style-name="gr3" draw:text-style-name="P3" draw:layer="layout" svg:width="0.777cm" svg:height="0.806cm" svg:x="33.147cm" svg:y="14.897cm">
          <draw:text-box>
            <text:p text:style-name="P15">b</text:p>
          </draw:text-box>
        </draw:frame>
        <draw:frame draw:style-name="gr3" draw:text-style-name="P3" draw:layer="layout" svg:width="0.777cm" svg:height="0.806cm" svg:x="35.148cm" svg:y="14.897cm">
          <draw:text-box>
            <text:p text:style-name="P15">a</text:p>
          </draw:text-box>
        </draw:frame>
        <draw:frame draw:style-name="gr3" draw:text-style-name="P3" draw:layer="layout" svg:width="0.612cm" svg:height="0.806cm" svg:x="30.249cm" svg:y="13.897cm">
          <draw:text-box>
            <text:p text:style-name="P15">i</text:p>
          </draw:text-box>
        </draw:frame>
        <draw:frame draw:style-name="gr3" draw:text-style-name="P3" draw:layer="layout" svg:width="0.777cm" svg:height="0.806cm" svg:x="33.588cm" svg:y="12.405cm">
          <draw:text-box>
            <text:p text:style-name="P15">e</text:p>
          </draw:text-box>
        </draw:frame>
        <draw:frame draw:style-name="gr3" draw:text-style-name="P3" draw:layer="layout" svg:width="0.777cm" svg:height="0.806cm" svg:x="32.589cm" svg:y="11.405cm">
          <draw:text-box>
            <text:p text:style-name="P15">d</text:p>
          </draw:text-box>
        </draw:frame>
        <draw:frame draw:style-name="gr3" draw:text-style-name="P3" draw:layer="layout" svg:width="0.752cm" svg:height="0.806cm" svg:x="34.59cm" svg:y="13.405cm">
          <draw:text-box>
            <text:p text:style-name="P15">c</text:p>
          </draw:text-box>
        </draw:frame>
      </draw:page>
      <draw:page draw:name="page11" draw:style-name="dp1" draw:master-page-name="Default">
        <draw:connector draw:style-name="gr2" draw:text-style-name="P2" draw:layer="layout" draw:type="line" svg:x1="6.395cm" svg:y1="3.061cm" svg:x2="4.666cm" svg:y2="4.79cm" draw:start-shape="id365" draw:start-glue-point="7" draw:end-shape="id366" draw:end-glue-point="11" svg:d="M6395 3061l-1729 1729" svg:viewBox="0 0 1730 1730">
          <text:p/>
        </draw:connector>
        <draw:connector draw:style-name="gr2" draw:text-style-name="P2" draw:layer="layout" draw:type="line" svg:x1="6.666cm" svg:y1="3.061cm" svg:x2="8.395cm" svg:y2="4.79cm" draw:start-shape="id365" draw:start-glue-point="9" draw:end-shape="id367" draw:end-glue-point="5" svg:d="M6666 3061l1729 1729" svg:viewBox="0 0 1730 1730">
          <text:p/>
        </draw:connector>
        <draw:connector draw:style-name="gr2" draw:text-style-name="P2" draw:layer="layout" draw:type="line" svg:x1="6.531cm" svg:y1="3.116cm" svg:x2="6.531cm" svg:y2="4.735cm" draw:start-shape="id365" draw:start-glue-point="8" draw:end-shape="id368" draw:end-glue-point="4" svg:d="M6531 3116v1619" svg:viewBox="0 0 1 1620">
          <text:p/>
        </draw:connector>
        <draw:connector draw:style-name="gr2" draw:text-style-name="P2" draw:layer="layout" draw:type="line" svg:x1="4.531cm" svg:y1="5.116cm" svg:x2="4.531cm" svg:y2="6.735cm" draw:start-shape="id366" draw:start-glue-point="8" draw:end-shape="id369" draw:end-glue-point="4" svg:d="M4531 5116v1619" svg:viewBox="0 0 1 1620">
          <text:p/>
        </draw:connector>
        <draw:connector draw:style-name="gr2" draw:text-style-name="P2" draw:layer="layout" draw:type="line" svg:x1="4.395cm" svg:y1="7.061cm" svg:x2="3.531cm" svg:y2="8.735cm" draw:start-shape="id369" draw:start-glue-point="7" draw:end-shape="id370" draw:end-glue-point="4" svg:d="M4395 7061l-864 1674" svg:viewBox="0 0 865 1675">
          <text:p/>
        </draw:connector>
        <draw:connector draw:style-name="gr2" draw:text-style-name="P2" draw:layer="layout" draw:type="line" svg:x1="4.666cm" svg:y1="7.061cm" svg:x2="5.531cm" svg:y2="8.735cm" draw:start-shape="id369" draw:start-glue-point="9" draw:end-shape="id371" draw:end-glue-point="4" svg:d="M4666 7061l865 1674" svg:viewBox="0 0 866 1675">
          <text:p/>
        </draw:connector>
        <draw:connector draw:style-name="gr2" draw:text-style-name="P2" draw:layer="layout" draw:type="line" svg:x1="8.531cm" svg:y1="5.116cm" svg:x2="8.531cm" svg:y2="6.735cm" draw:start-shape="id367" draw:start-glue-point="8" draw:end-shape="id372" draw:end-glue-point="4" svg:d="M8531 5116v1619" svg:viewBox="0 0 1 1620">
          <text:p/>
        </draw:connector>
        <draw:connector draw:style-name="gr2" draw:text-style-name="P2" draw:layer="layout" draw:type="line" svg:x1="8.395cm" svg:y1="5.061cm" svg:x2="6.666cm" svg:y2="6.79cm" draw:start-shape="id367" draw:start-glue-point="7" draw:end-shape="id373" draw:end-glue-point="11" svg:d="M8395 5061l-1729 1729" svg:viewBox="0 0 1730 1730">
          <text:p/>
        </draw:connector>
        <draw:connector draw:style-name="gr2" draw:text-style-name="P2" draw:layer="layout" draw:type="line" svg:x1="8.666cm" svg:y1="5.061cm" svg:x2="10.395cm" svg:y2="6.79cm" draw:start-shape="id367" draw:start-glue-point="9" draw:end-shape="id374" draw:end-glue-point="5" svg:d="M8666 5061l1729 1729" svg:viewBox="0 0 1730 1730">
          <text:p/>
        </draw:connector>
        <draw:connector draw:style-name="gr2" draw:text-style-name="P2" draw:layer="layout" draw:type="line" svg:x1="10.395cm" svg:y1="7.061cm" svg:x2="9.531cm" svg:y2="8.735cm" draw:start-shape="id374" draw:start-glue-point="7" draw:end-shape="id375" draw:end-glue-point="4" svg:d="M10395 7061l-864 1674" svg:viewBox="0 0 865 1675">
          <text:p/>
        </draw:connector>
        <draw:connector draw:style-name="gr2" draw:text-style-name="P2" draw:layer="layout" draw:type="line" svg:x1="10.666cm" svg:y1="7.061cm" svg:x2="11.531cm" svg:y2="8.735cm" draw:start-shape="id374" draw:start-glue-point="9" draw:end-shape="id376" draw:end-glue-point="4" svg:d="M10666 7061l865 1674" svg:viewBox="0 0 866 1675">
          <text:p/>
        </draw:connector>
        <draw:frame draw:style-name="gr3" draw:text-style-name="P7" draw:layer="layout" svg:width="1.963cm" svg:height="0.725cm" svg:x="4.89cm" svg:y="5.525cm">
          <draw:text-box>
            <text:p text:style-name="P23"><text:span text:style-name="T12">ve</text:span><text:span text:style-name="T12">rti</text:span><text:span text:style-name="T12">ce</text:span><text:span text:style-name="T12">s</text:span></text:p>
          </draw:text-box>
        </draw:frame>
        <draw:line draw:style-name="gr23" draw:text-style-name="P2" draw:layer="layout" svg:x1="5.085cm" svg:y1="6.085cm" svg:x2="4.767cm" svg:y2="6.72cm">
          <text:p/>
        </draw:line>
        <draw:line draw:style-name="gr24" draw:text-style-name="P2" draw:layer="layout" svg:x1="5.938cm" svg:y1="6.085cm" svg:x2="6.255cm" svg:y2="6.72cm">
          <text:p/>
        </draw:line>
        <draw:line draw:style-name="gr25" draw:text-style-name="P2" draw:layer="layout" svg:x1="5.62cm" svg:y1="5.667cm" svg:x2="6.255cm" svg:y2="3.445cm">
          <text:p/>
        </draw:line>
        <draw:line draw:style-name="gr26" draw:text-style-name="P2" draw:layer="layout" svg:x1="6.255cm" svg:y1="5.667cm" svg:x2="8.16cm" svg:y2="5.032cm">
          <text:p/>
        </draw:line>
        <draw:frame draw:style-name="gr3" draw:text-style-name="P7" xml:id="id377" draw:id="id377" draw:layer="layout" svg:width="1.188cm" svg:height="0.725cm" svg:x="6.89cm" svg:y="8.526cm">
          <draw:text-box>
            <text:p text:style-name="P23"><text:span text:style-name="T12">le</text:span><text:span text:style-name="T12">af</text:span></text:p>
          </draw:text-box>
        </draw:frame>
        <draw:connector draw:style-name="gr27" draw:text-style-name="P2" draw:layer="layout" draw:type="line" svg:x1="7.484cm" svg:y1="8.526cm" svg:x2="6.606cm" svg:y2="7.216cm" draw:start-shape="id377" draw:start-glue-point="0" svg:d="M7484 8526l-878-1310" svg:viewBox="0 0 879 1311">
          <text:p/>
        </draw:connector>
        <draw:connector draw:style-name="gr28" draw:text-style-name="P2" draw:layer="layout" draw:type="line" svg:x1="7.484cm" svg:y1="8.526cm" svg:x2="8.414cm" svg:y2="7.175cm" draw:start-shape="id377" draw:start-glue-point="0" svg:d="M7484 8526l930-1351" svg:viewBox="0 0 931 1352">
          <text:p/>
        </draw:connector>
        <draw:connector draw:style-name="gr29" draw:text-style-name="P2" draw:layer="layout" draw:type="line" svg:x1="8.078cm" svg:y1="8.888cm" svg:x2="9.155cm" svg:y2="8.905cm" draw:start-shape="id377" draw:start-glue-point="1" svg:d="M8078 8888l1077 17" svg:viewBox="0 0 1078 18">
          <text:p/>
        </draw:connector>
        <draw:connector draw:style-name="gr30" draw:text-style-name="P2" draw:layer="layout" draw:type="line" svg:x1="6.89cm" svg:y1="8.888cm" svg:x2="5.866cm" svg:y2="8.905cm" draw:start-shape="id377" draw:start-glue-point="3" svg:d="M6890 8888l-1024 17" svg:viewBox="0 0 1025 18">
          <text:p/>
        </draw:connector>
        <draw:frame draw:style-name="gr3" draw:text-style-name="P7" xml:id="id378" draw:id="id378" draw:layer="layout" svg:width="1.802cm" svg:height="0.725cm" svg:x="8.89cm" svg:y="3.526cm">
          <draw:text-box>
            <text:p text:style-name="P23"><text:span text:style-name="T12">branc</text:span><text:span text:style-name="T12">h</text:span></text:p>
          </draw:text-box>
        </draw:frame>
        <draw:connector draw:style-name="gr31" draw:text-style-name="P2" draw:layer="layout" draw:type="line" svg:x1="9.791cm" svg:y1="4.251cm" svg:x2="9.459cm" svg:y2="5.706cm" draw:start-shape="id378" draw:start-glue-point="2" svg:d="M9791 4251l-332 1455" svg:viewBox="0 0 333 1456">
          <text:p/>
        </draw:connector>
        <draw:connector draw:style-name="gr32" draw:text-style-name="P2" draw:layer="layout" draw:type="line" svg:x1="8.89cm" svg:y1="3.888cm" svg:x2="7.627cm" svg:y2="3.849cm" draw:start-shape="id378" draw:start-glue-point="3" svg:d="M8890 3888l-1263-39" svg:viewBox="0 0 1264 40">
          <text:p/>
        </draw:connector>
        <draw:frame draw:style-name="gr3" draw:text-style-name="P7" xml:id="id379" draw:id="id379" draw:layer="layout" svg:width="1.916cm" svg:height="0.725cm" svg:x="3.59cm" svg:y="10.327cm">
          <draw:text-box>
            <text:p text:style-name="P23"><text:span text:style-name="T12">siblin</text:span><text:span text:style-name="T12">gs</text:span></text:p>
          </draw:text-box>
        </draw:frame>
        <draw:connector draw:style-name="gr33" draw:text-style-name="P2" draw:layer="layout" draw:type="line" svg:x1="4.548cm" svg:y1="10.327cm" svg:x2="3.591cm" svg:y2="9.223cm" draw:start-shape="id379" draw:start-glue-point="0" svg:d="M4548 10327l-957-1104" svg:viewBox="0 0 958 1105">
          <text:p/>
        </draw:connector>
        <draw:connector draw:style-name="gr34" draw:text-style-name="P2" draw:layer="layout" draw:type="line" svg:x1="4.548cm" svg:y1="10.327cm" svg:x2="5.419cm" svg:y2="9.208cm" draw:start-shape="id379" draw:start-glue-point="0" svg:d="M4548 10327l871-1119" svg:viewBox="0 0 872 1120">
          <text:p/>
        </draw:connector>
        <draw:frame draw:style-name="gr3" draw:text-style-name="P7" draw:layer="layout" svg:width="1.188cm" svg:height="0.725cm" svg:x="6.89cm" svg:y="8.527cm">
          <draw:text-box>
            <text:p text:style-name="P23"><text:span text:style-name="T12">l</text:span><text:span text:style-name="T12">e</text:span><text:span text:style-name="T12">a</text:span><text:span text:style-name="T12">f</text:span></text:p>
          </draw:text-box>
        </draw:frame>
        <draw:frame draw:style-name="gr3" draw:text-style-name="P7" xml:id="id380" draw:id="id380" draw:layer="layout" svg:width="1.234cm" svg:height="0.725cm" svg:x="8.19cm" svg:y="2.527cm">
          <draw:text-box>
            <text:p text:style-name="P23"><text:span text:style-name="T12">r</text:span><text:span text:style-name="T12">o</text:span><text:span text:style-name="T12">o</text:span><text:span text:style-name="T12">t</text:span></text:p>
          </draw:text-box>
        </draw:frame>
        <draw:connector draw:style-name="gr35" draw:text-style-name="P2" draw:layer="layout" draw:type="line" svg:x1="8.19cm" svg:y1="2.889cm" svg:x2="6.804cm" svg:y2="2.898cm" draw:start-shape="id380" draw:start-glue-point="3" svg:d="M8190 2889l-1386 9" svg:viewBox="0 0 1387 10">
          <text:p/>
        </draw:connector>
        <draw:frame draw:style-name="gr3" draw:text-style-name="P7" xml:id="id381" draw:id="id381" draw:layer="layout" svg:width="1.963cm" svg:height="1.199cm" svg:x="1.49cm" svg:y="5.226cm">
          <draw:text-box>
            <text:p text:style-name="P23"><text:span text:style-name="T12">i</text:span><text:span text:style-name="T12">n</text:span><text:span text:style-name="T12">t</text:span><text:span text:style-name="T12">e</text:span><text:span text:style-name="T12">r</text:span><text:span text:style-name="T12">n</text:span><text:span text:style-name="T12">a</text:span><text:span text:style-name="T12">l</text:span><text:span text:style-name="T12"><text:line-break/></text:span><text:span text:style-name="T12">v</text:span><text:span text:style-name="T12">e</text:span><text:span text:style-name="T12">rt</text:span><text:span text:style-name="T12">i</text:span><text:span text:style-name="T12">c</text:span><text:span text:style-name="T12">e</text:span><text:span text:style-name="T12">s</text:span></text:p>
          </draw:text-box>
        </draw:frame>
        <draw:connector draw:style-name="gr36" draw:text-style-name="P2" draw:layer="layout" draw:type="line" svg:x1="3.453cm" svg:y1="5.825cm" svg:x2="4.239cm" svg:y2="5.017cm" draw:start-shape="id381" draw:start-glue-point="1" svg:d="M3453 5825l786-808" svg:viewBox="0 0 787 809">
          <text:p/>
        </draw:connector>
        <draw:connector draw:style-name="gr37" draw:text-style-name="P2" draw:layer="layout" draw:type="line" svg:x1="3.453cm" svg:y1="5.825cm" svg:x2="4.154cm" svg:y2="6.752cm" draw:start-shape="id381" draw:start-glue-point="1" svg:d="M3453 5825l701 927" svg:viewBox="0 0 702 928">
          <text:p/>
        </draw:connector>
        <draw:custom-shape draw:style-name="gr38" draw:text-style-name="P24" xml:id="id365" draw:id="id365" draw:layer="layout" svg:width="0.381cm" svg:height="0.381cm" svg:x="6.34cm" svg:y="2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xml:id="id368" draw:id="id368" draw:layer="layout" svg:width="0.381cm" svg:height="0.381cm" svg:x="6.34cm" svg:y="4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xml:id="id366" draw:id="id366" draw:layer="layout" svg:width="0.381cm" svg:height="0.381cm" svg:x="4.34cm" svg:y="4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xml:id="id367" draw:id="id367" draw:layer="layout" svg:width="0.381cm" svg:height="0.381cm" svg:x="8.34cm" svg:y="4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xml:id="id372" draw:id="id372" draw:layer="layout" svg:width="0.381cm" svg:height="0.381cm" svg:x="8.34cm" svg:y="6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xml:id="id373" draw:id="id373" draw:layer="layout" svg:width="0.381cm" svg:height="0.381cm" svg:x="6.34cm" svg:y="6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xml:id="id374" draw:id="id374" draw:layer="layout" svg:width="0.381cm" svg:height="0.381cm" svg:x="10.34cm" svg:y="6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xml:id="id375" draw:id="id375" draw:layer="layout" svg:width="0.381cm" svg:height="0.381cm" svg:x="9.34cm" svg:y="8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xml:id="id376" draw:id="id376" draw:layer="layout" svg:width="0.381cm" svg:height="0.381cm" svg:x="11.34cm" svg:y="8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xml:id="id369" draw:id="id369" draw:layer="layout" svg:width="0.381cm" svg:height="0.381cm" svg:x="4.34cm" svg:y="6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xml:id="id371" draw:id="id371" draw:layer="layout" svg:width="0.381cm" svg:height="0.381cm" svg:x="5.34cm" svg:y="8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xml:id="id370" draw:id="id370" draw:layer="layout" svg:width="0.381cm" svg:height="0.381cm" svg:x="3.34cm" svg:y="8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6.395cm" svg:y1="14.061cm" svg:x2="4.666cm" svg:y2="15.79cm" draw:start-shape="id382" draw:start-glue-point="7" draw:end-shape="id383" draw:end-glue-point="11" svg:d="M6395 14061l-1729 1729" svg:viewBox="0 0 1730 1730">
          <text:p/>
        </draw:connector>
        <draw:connector draw:style-name="gr2" draw:text-style-name="P2" draw:layer="layout" draw:type="line" svg:x1="6.666cm" svg:y1="14.061cm" svg:x2="8.395cm" svg:y2="15.79cm" draw:start-shape="id382" draw:start-glue-point="9" draw:end-shape="id384" draw:end-glue-point="5" svg:d="M6666 14061l1729 1729" svg:viewBox="0 0 1730 1730">
          <text:p/>
        </draw:connector>
        <draw:connector draw:style-name="gr2" draw:text-style-name="P2" draw:layer="layout" draw:type="line" svg:x1="4.531cm" svg:y1="16.116cm" svg:x2="4.531cm" svg:y2="17.735cm" draw:start-shape="id383" draw:start-glue-point="8" draw:end-shape="id385" draw:end-glue-point="4" svg:d="M4531 16116v1619" svg:viewBox="0 0 1 1620">
          <text:p/>
        </draw:connector>
        <draw:connector draw:style-name="gr2" draw:text-style-name="P2" draw:layer="layout" draw:type="line" svg:x1="4.395cm" svg:y1="18.061cm" svg:x2="3.531cm" svg:y2="19.735cm" draw:start-shape="id385" draw:start-glue-point="7" draw:end-shape="id386" draw:end-glue-point="4" svg:d="M4395 18061l-864 1674" svg:viewBox="0 0 865 1675">
          <text:p/>
        </draw:connector>
        <draw:connector draw:style-name="gr2" draw:text-style-name="P2" draw:layer="layout" draw:type="line" svg:x1="4.666cm" svg:y1="18.061cm" svg:x2="5.531cm" svg:y2="19.735cm" draw:start-shape="id385" draw:start-glue-point="9" draw:end-shape="id387" draw:end-glue-point="4" svg:d="M4666 18061l865 1674" svg:viewBox="0 0 866 1675">
          <text:p/>
        </draw:connector>
        <draw:connector draw:style-name="gr2" draw:text-style-name="P2" draw:layer="layout" draw:type="line" svg:x1="8.395cm" svg:y1="16.061cm" svg:x2="7.666cm" svg:y2="17.79cm" draw:start-shape="id384" draw:start-glue-point="7" draw:end-shape="id388" draw:end-glue-point="11" svg:d="M8395 16061l-729 1729" svg:viewBox="0 0 730 1730">
          <text:p/>
        </draw:connector>
        <draw:connector draw:style-name="gr2" draw:text-style-name="P2" draw:layer="layout" draw:type="line" svg:x1="8.666cm" svg:y1="16.061cm" svg:x2="9.395cm" svg:y2="17.79cm" draw:start-shape="id384" draw:start-glue-point="9" draw:end-shape="id389" draw:end-glue-point="5" svg:d="M8666 16061l729 1729" svg:viewBox="0 0 730 1730">
          <text:p/>
        </draw:connector>
        <draw:connector draw:style-name="gr2" draw:text-style-name="P2" draw:layer="layout" draw:type="line" svg:x1="9.395cm" svg:y1="18.061cm" svg:x2="8.531cm" svg:y2="19.735cm" draw:start-shape="id389" draw:start-glue-point="7" draw:end-shape="id390" draw:end-glue-point="4" svg:d="M9395 18061l-864 1674" svg:viewBox="0 0 865 1675">
          <text:p/>
        </draw:connector>
        <draw:connector draw:style-name="gr2" draw:text-style-name="P2" draw:layer="layout" draw:type="line" svg:x1="9.666cm" svg:y1="18.061cm" svg:x2="10.531cm" svg:y2="19.735cm" draw:start-shape="id389" draw:start-glue-point="9" draw:end-shape="id391" draw:end-glue-point="4" svg:d="M9666 18061l865 1674" svg:viewBox="0 0 866 1675">
          <text:p/>
        </draw:connector>
        <draw:custom-shape draw:style-name="gr38" draw:text-style-name="P24" xml:id="id382" draw:id="id382" draw:layer="layout" svg:width="0.381cm" svg:height="0.381cm" svg:x="6.34cm" svg:y="13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xml:id="id383" draw:id="id383" draw:layer="layout" svg:width="0.381cm" svg:height="0.381cm" svg:x="4.34cm" svg:y="15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xml:id="id384" draw:id="id384" draw:layer="layout" svg:width="0.381cm" svg:height="0.381cm" svg:x="8.34cm" svg:y="15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xml:id="id388" draw:id="id388" draw:layer="layout" svg:width="0.381cm" svg:height="0.381cm" svg:x="7.34cm" svg:y="17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22" xml:id="id389" draw:id="id389" draw:layer="layout" svg:width="0.381cm" svg:height="0.381cm" svg:x="9.34cm" svg:y="17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xml:id="id390" draw:id="id390" draw:layer="layout" svg:width="0.381cm" svg:height="0.381cm" svg:x="8.34cm" svg:y="19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xml:id="id391" draw:id="id391" draw:layer="layout" svg:width="0.381cm" svg:height="0.381cm" svg:x="10.34cm" svg:y="19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xml:id="id385" draw:id="id385" draw:layer="layout" svg:width="0.381cm" svg:height="0.381cm" svg:x="4.34cm" svg:y="17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xml:id="id387" draw:id="id387" draw:layer="layout" svg:width="0.381cm" svg:height="0.381cm" svg:x="5.34cm" svg:y="19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xml:id="id386" draw:id="id386" draw:layer="layout" svg:width="0.381cm" svg:height="0.381cm" svg:x="3.34cm" svg:y="19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2" draw:layer="layout" svg:width="4.127cm" svg:height="5.715cm" svg:x="2.27cm" svg:y="15.37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2.606cm" svg:height="0.725cm" svg:x="2.14cm" svg:y="20.42cm">
          <draw:text-box>
            <text:p text:style-name="P25"><text:span text:style-name="T12">l</text:span><text:span text:style-name="T12">e</text:span><text:span text:style-name="T12">ft </text:span><text:span text:style-name="T12">s</text:span><text:span text:style-name="T12">u</text:span><text:span text:style-name="T12">b</text:span><text:span text:style-name="T12">tr</text:span><text:span text:style-name="T12">e</text:span><text:span text:style-name="T12">e</text:span></text:p>
          </draw:text-box>
        </draw:frame>
        <draw:custom-shape draw:style-name="gr41" draw:text-style-name="P2" draw:layer="layout" svg:width="4.127cm" svg:height="5.715cm" svg:x="6.684cm" svg:y="15.356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2.864cm" svg:height="0.725cm" svg:x="6.554cm" svg:y="20.406cm">
          <draw:text-box>
            <text:p text:style-name="P25"><text:span text:style-name="T12">ri</text:span><text:span text:style-name="T12">g</text:span><text:span text:style-name="T12">h</text:span><text:span text:style-name="T12">t </text:span><text:span text:style-name="T12">s</text:span><text:span text:style-name="T12">u</text:span><text:span text:style-name="T12">b</text:span><text:span text:style-name="T12">tr</text:span><text:span text:style-name="T12">e</text:span><text:span text:style-name="T12">e</text:span></text:p>
          </draw:text-box>
        </draw:frame>
        <draw:frame draw:style-name="gr3" draw:text-style-name="P3" draw:layer="layout" svg:width="0.752cm" svg:height="0.806cm" svg:x="9.695cm" svg:y="17.51cm">
          <draw:text-box>
            <text:p text:style-name="P15">v</text:p>
          </draw:text-box>
        </draw:frame>
        <draw:frame draw:style-name="gr3" draw:text-style-name="P7" xml:id="id392" draw:id="id392" draw:layer="layout" svg:width="3.148cm" svg:height="0.725cm" svg:x="8.44cm" svg:y="14.021cm">
          <draw:text-box>
            <text:p text:style-name="P25"><text:span text:style-name="T12">a</text:span><text:span text:style-name="T12">n</text:span><text:span text:style-name="T12">c</text:span><text:span text:style-name="T12">e</text:span><text:span text:style-name="T12">s</text:span><text:span text:style-name="T12">t</text:span><text:span text:style-name="T12">o</text:span><text:span text:style-name="T12">r</text:span><text:span text:style-name="T12">s </text:span><text:span text:style-name="T12">o</text:span><text:span text:style-name="T12">f </text:span><text:span text:style-name="T12">v</text:span></text:p>
          </draw:text-box>
        </draw:frame>
        <draw:connector draw:style-name="gr42" draw:text-style-name="P2" draw:layer="layout" draw:type="line" svg:x1="8.44cm" svg:y1="14.383cm" svg:x2="6.845cm" svg:y2="13.92cm" draw:start-shape="id392" draw:start-glue-point="3" svg:d="M8440 14383l-1595-463" svg:viewBox="0 0 1596 464">
          <text:p/>
        </draw:connector>
        <draw:connector draw:style-name="gr43" draw:text-style-name="P2" draw:layer="layout" draw:type="line" svg:x1="8.44cm" svg:y1="14.383cm" svg:x2="8.569cm" svg:y2="15.585cm" draw:start-shape="id392" draw:start-glue-point="3" svg:d="M8440 14383l129 1202" svg:viewBox="0 0 130 1203">
          <text:p/>
        </draw:connector>
        <draw:frame draw:style-name="gr3" draw:text-style-name="P7" xml:id="id393" draw:id="id393" draw:layer="layout" svg:width="3.719cm" svg:height="1.199cm" svg:x="8.94cm" svg:y="21.622cm">
          <draw:text-box>
            <text:p text:style-name="P25"><text:span text:style-name="T12">d</text:span><text:span text:style-name="T12">e</text:span><text:span text:style-name="T12">s</text:span><text:span text:style-name="T12">c</text:span><text:span text:style-name="T12">e</text:span><text:span text:style-name="T12">n</text:span><text:span text:style-name="T12">d</text:span><text:span text:style-name="T12">a</text:span><text:span text:style-name="T12">n</text:span><text:span text:style-name="T12">t</text:span><text:span text:style-name="T12">s </text:span><text:span text:style-name="T12">o</text:span><text:span text:style-name="T12">f </text:span><text:span text:style-name="T12">v</text:span><text:span text:style-name="T12"><text:line-break/></text:span><text:span text:style-name="T12">a</text:span><text:span text:style-name="T12">l</text:span><text:span text:style-name="T12">s</text:span><text:span text:style-name="T12">o </text:span><text:span text:style-name="T12">c</text:span><text:span text:style-name="T12">h</text:span><text:span text:style-name="T12">il</text:span><text:span text:style-name="T12">d</text:span><text:span text:style-name="T12">r</text:span><text:span text:style-name="T12">e</text:span><text:span text:style-name="T12">n </text:span><text:span text:style-name="T12">o</text:span><text:span text:style-name="T12">f </text:span><text:span text:style-name="T12">v</text:span></text:p>
          </draw:text-box>
        </draw:frame>
        <draw:connector draw:style-name="gr44" draw:text-style-name="P2" draw:layer="layout" draw:type="line" svg:x1="10.799cm" svg:y1="21.622cm" svg:x2="8.919cm" svg:y2="20.117cm" draw:start-shape="id393" draw:start-glue-point="0" svg:d="M10799 21622l-1880-1505" svg:viewBox="0 0 1881 1506">
          <text:p/>
        </draw:connector>
        <draw:connector draw:style-name="gr45" draw:text-style-name="P2" draw:layer="layout" draw:type="line" svg:x1="10.799cm" svg:y1="21.622cm" svg:x2="10.558cm" svg:y2="20.296cm" draw:start-shape="id393" draw:start-glue-point="0" svg:d="M10799 21622l-241-1326" svg:viewBox="0 0 242 1327">
          <text:p/>
        </draw:connector>
        <draw:frame draw:style-name="gr3" draw:text-style-name="P7" xml:id="id394" draw:id="id394" draw:layer="layout" svg:width="2.513cm" svg:height="0.725cm" svg:x="11.44cm" svg:y="16.022cm">
          <draw:text-box>
            <text:p text:style-name="P25"><text:span text:style-name="T12">p</text:span><text:span text:style-name="T12">a</text:span><text:span text:style-name="T12">r</text:span><text:span text:style-name="T12">e</text:span><text:span text:style-name="T12">n</text:span><text:span text:style-name="T12">t </text:span><text:span text:style-name="T12">o</text:span><text:span text:style-name="T12">f </text:span><text:span text:style-name="T12">v</text:span></text:p>
          </draw:text-box>
        </draw:frame>
        <draw:connector draw:style-name="gr46" draw:text-style-name="P2" draw:layer="layout" draw:type="line" svg:x1="11.44cm" svg:y1="16.384cm" svg:x2="8.808cm" svg:y2="15.9cm" draw:start-shape="id394" draw:start-glue-point="3" svg:d="M11440 16384l-2632-484" svg:viewBox="0 0 2633 485">
          <text:p/>
        </draw:connector>
        <draw:frame draw:style-name="gr3" draw:text-style-name="P7" draw:layer="layout" svg:width="3.148cm" svg:height="0.725cm" svg:x="8.44cm" svg:y="14.022cm">
          <draw:text-box>
            <text:p text:style-name="P25"><text:span text:style-name="T12">ances</text:span><text:span text:style-name="T12">tors of </text:span><text:span text:style-name="T12">v</text:span></text:p>
          </draw:text-box>
        </draw:frame>
        <draw:frame draw:style-name="gr3" draw:text-style-name="P7" xml:id="id395" draw:id="id395" draw:layer="layout" svg:width="2.06cm" svg:height="0.725cm" svg:x="8.34cm" svg:y="10.422cm">
          <draw:text-box>
            <text:p text:style-name="P25"><text:span text:style-name="T12">left </text:span><text:span text:style-name="T12">child</text:span></text:p>
          </draw:text-box>
        </draw:frame>
        <draw:connector draw:style-name="gr44" draw:text-style-name="P2" draw:layer="layout" draw:type="line" svg:x1="9.37cm" svg:y1="10.422cm" svg:x2="9.419cm" svg:y2="9.217cm" draw:start-shape="id395" draw:start-glue-point="0" svg:d="M9370 10422l49-1205" svg:viewBox="0 0 50 1206">
          <text:p/>
        </draw:connector>
        <draw:frame draw:style-name="gr3" draw:text-style-name="P7" xml:id="id396" draw:id="id396" draw:layer="layout" svg:width="2.318cm" svg:height="0.725cm" svg:x="10.541cm" svg:y="10.422cm">
          <draw:text-box>
            <text:p text:style-name="P25"><text:span text:style-name="T12">right </text:span><text:span text:style-name="T12">child</text:span></text:p>
          </draw:text-box>
        </draw:frame>
        <draw:connector draw:style-name="gr44" draw:text-style-name="P2" draw:layer="layout" draw:type="line" svg:x1="11.7cm" svg:y1="10.422cm" svg:x2="11.62cm" svg:y2="9.217cm" draw:start-shape="id396" draw:start-glue-point="0" svg:d="M11700 10422l-80-1205" svg:viewBox="0 0 81 1206">
          <text:p/>
        </draw:connector>
      </draw:page>
      <draw:page draw:name="page12" draw:style-name="dp1" draw:master-page-name="Default">
        <draw:connector draw:style-name="gr2" draw:text-style-name="P2" draw:layer="layout" draw:type="line" svg:x1="11.395cm" svg:y1="5.061cm" svg:x2="8.666cm" svg:y2="6.79cm" draw:start-shape="id397" draw:start-glue-point="7" draw:end-shape="id398" draw:end-glue-point="11" svg:d="M11395 5061l-2729 1729" svg:viewBox="0 0 2730 1730">
          <text:p/>
        </draw:connector>
        <draw:connector draw:style-name="gr2" draw:text-style-name="P2" draw:layer="layout" draw:type="line" svg:x1="8.395cm" svg:y1="7.061cm" svg:x2="6.666cm" svg:y2="8.79cm" draw:start-shape="id398" draw:start-glue-point="7" draw:end-shape="id399" draw:end-glue-point="11" svg:d="M8395 7061l-1729 1729" svg:viewBox="0 0 1730 1730">
          <text:p/>
        </draw:connector>
        <draw:connector draw:style-name="gr2" draw:text-style-name="P2" draw:layer="layout" draw:type="line" svg:x1="6.395cm" svg:y1="9.061cm" svg:x2="5.531cm" svg:y2="10.735cm" draw:start-shape="id399" draw:start-glue-point="7" draw:end-shape="id400" draw:end-glue-point="4" svg:d="M6395 9061l-864 1674" svg:viewBox="0 0 865 1675">
          <text:p/>
        </draw:connector>
        <draw:connector draw:style-name="gr2" draw:text-style-name="P2" draw:layer="layout" draw:type="line" svg:x1="6.666cm" svg:y1="9.061cm" svg:x2="7.531cm" svg:y2="10.735cm" draw:start-shape="id399" draw:start-glue-point="9" draw:end-shape="id401" draw:end-glue-point="4" svg:d="M6666 9061l865 1674" svg:viewBox="0 0 866 1675">
          <text:p/>
        </draw:connector>
        <draw:connector draw:style-name="gr2" draw:text-style-name="P2" draw:layer="layout" draw:type="line" svg:x1="10.395cm" svg:y1="9.061cm" svg:x2="9.531cm" svg:y2="10.735cm" draw:start-shape="id402" draw:start-glue-point="7" draw:end-shape="id403" draw:end-glue-point="4" svg:d="M10395 9061l-864 1674" svg:viewBox="0 0 865 1675">
          <text:p/>
        </draw:connector>
        <draw:connector draw:style-name="gr2" draw:text-style-name="P2" draw:layer="layout" draw:type="line" svg:x1="10.666cm" svg:y1="9.061cm" svg:x2="11.531cm" svg:y2="10.735cm" draw:start-shape="id402" draw:start-glue-point="9" draw:end-shape="id404" draw:end-glue-point="4" svg:d="M10666 9061l865 1674" svg:viewBox="0 0 866 1675">
          <text:p/>
        </draw:connector>
        <draw:connector draw:style-name="gr2" draw:text-style-name="P2" draw:layer="layout" draw:type="line" svg:x1="8.666cm" svg:y1="7.061cm" svg:x2="10.531cm" svg:y2="8.735cm" draw:start-shape="id398" draw:start-glue-point="9" draw:end-shape="id402" draw:end-glue-point="4" svg:d="M8666 7061l1865 1674" svg:viewBox="0 0 1866 1675">
          <text:p/>
        </draw:connector>
        <draw:connector draw:style-name="gr2" draw:text-style-name="P2" draw:layer="layout" draw:type="line" svg:x1="14.395cm" svg:y1="7.061cm" svg:x2="13.531cm" svg:y2="8.735cm" draw:start-shape="id405" draw:start-glue-point="7" draw:end-shape="id406" draw:end-glue-point="4" svg:d="M14395 7061l-864 1674" svg:viewBox="0 0 865 1675">
          <text:p/>
        </draw:connector>
        <draw:connector draw:style-name="gr2" draw:text-style-name="P2" draw:layer="layout" draw:type="line" svg:x1="14.666cm" svg:y1="7.061cm" svg:x2="15.531cm" svg:y2="8.735cm" draw:start-shape="id405" draw:start-glue-point="9" draw:end-shape="id407" draw:end-glue-point="4" svg:d="M14666 7061l865 1674" svg:viewBox="0 0 866 1675">
          <text:p/>
        </draw:connector>
        <draw:connector draw:style-name="gr2" draw:text-style-name="P2" draw:layer="layout" draw:type="line" svg:x1="15.395cm" svg:y1="9.061cm" svg:x2="14.531cm" svg:y2="10.735cm" draw:start-shape="id407" draw:start-glue-point="7" draw:end-shape="id408" draw:end-glue-point="4" svg:d="M15395 9061l-864 1674" svg:viewBox="0 0 865 1675">
          <text:p/>
        </draw:connector>
        <draw:connector draw:style-name="gr2" draw:text-style-name="P2" draw:layer="layout" draw:type="line" svg:x1="15.666cm" svg:y1="9.061cm" svg:x2="16.531cm" svg:y2="10.735cm" draw:start-shape="id407" draw:start-glue-point="9" draw:end-shape="id409" draw:end-glue-point="4" svg:d="M15666 9061l865 1674" svg:viewBox="0 0 866 1675">
          <text:p/>
        </draw:connector>
        <draw:connector draw:style-name="gr2" draw:text-style-name="P2" draw:layer="layout" draw:type="line" svg:x1="11.666cm" svg:y1="5.061cm" svg:x2="14.531cm" svg:y2="6.735cm" draw:start-shape="id397" draw:start-glue-point="9" draw:end-shape="id405" draw:end-glue-point="4" svg:d="M11666 5061l2865 1674" svg:viewBox="0 0 2866 1675">
          <text:p/>
        </draw:connector>
        <draw:custom-shape draw:style-name="gr38" draw:text-style-name="P24" xml:id="id397" draw:id="id397" draw:layer="layout" svg:width="0.381cm" svg:height="0.381cm" svg:x="11.34cm" svg:y="4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xml:id="id398" draw:id="id398" draw:layer="layout" svg:width="0.381cm" svg:height="0.381cm" svg:x="8.34cm" svg:y="6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xml:id="id405" draw:id="id405" draw:layer="layout" svg:width="0.381cm" svg:height="0.381cm" svg:x="14.34cm" svg:y="6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xml:id="id407" draw:id="id407" draw:layer="layout" svg:width="0.381cm" svg:height="0.381cm" svg:x="15.34cm" svg:y="8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xml:id="id406" draw:id="id406" draw:layer="layout" svg:width="0.381cm" svg:height="0.381cm" svg:x="13.34cm" svg:y="8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xml:id="id408" draw:id="id408" draw:layer="layout" svg:width="0.381cm" svg:height="0.381cm" svg:x="14.34cm" svg:y="10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xml:id="id409" draw:id="id409" draw:layer="layout" svg:width="0.381cm" svg:height="0.381cm" svg:x="16.34cm" svg:y="10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xml:id="id399" draw:id="id399" draw:layer="layout" svg:width="0.381cm" svg:height="0.381cm" svg:x="6.34cm" svg:y="8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xml:id="id402" draw:id="id402" draw:layer="layout" svg:width="0.381cm" svg:height="0.381cm" svg:x="10.34cm" svg:y="8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xml:id="id404" draw:id="id404" draw:layer="layout" svg:width="0.381cm" svg:height="0.381cm" svg:x="11.34cm" svg:y="10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xml:id="id403" draw:id="id403" draw:layer="layout" svg:width="0.381cm" svg:height="0.381cm" svg:x="9.34cm" svg:y="10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xml:id="id401" draw:id="id401" draw:layer="layout" svg:width="0.381cm" svg:height="0.381cm" svg:x="7.34cm" svg:y="10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4" xml:id="id400" draw:id="id400" draw:layer="layout" svg:width="0.381cm" svg:height="0.381cm" svg:x="5.34cm" svg:y="10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4T16:50:51.743924406</meta:creation-date>
    <dc:date>2022-04-25T06:07:32.365083344</dc:date>
    <meta:editing-duration>PT3M46S</meta:editing-duration>
    <meta:editing-cycles>5</meta:editing-cycles>
    <meta:generator>LibreOffice/7.2.5.2$Linux_X86_64 LibreOffice_project/20$Build-2</meta:generator>
    <meta:document-statistic meta:object-count="1422"/>
  </office:meta>
</office:document-meta>
</file>